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styles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6.47mm" svg:y="5.51mm">
            <loext:p draw:notify-on-update-of-ranges="Sheet1.A3:Sheet1.A21 Sheet1.B2:Sheet1.B2 Sheet1.B3:Sheet1.B21 Sheet1.C2:Sheet1.C2 Sheet1.C3:Sheet1.C21 Sheet1.D2:Sheet1.D2 Sheet1.D3:Sheet1.D21 Sheet1.E2:Sheet1.E2 Sheet1.E3:Sheet1.E21 Sheet1.F2:Sheet1.F2 Sheet1.F3:Sheet1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8.95mm" svg:y="109.51mm">
            <loext:p draw:notify-on-update-of-ranges="Sheet1.A26:Sheet1.A39 Sheet1.B25:Sheet1.B25 Sheet1.B26:Sheet1.B39 Sheet1.C25:Sheet1.C25 Sheet1.C26:Sheet1.C39 Sheet1.D25:Sheet1.D25 Sheet1.D26:Sheet1.D39 Sheet1.E25:Sheet1.E25 Sheet1.E26:Sheet1.E39 Sheet1.F25:Sheet1.F25 Sheet1.F26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7.23mm" svg:height="70.54mm" svg:x="122.79mm" svg:y="211.81mm">
            <loext:p draw:notify-on-update-of-ranges="Sheet1.A43:Sheet1.A53 Sheet1.B42:Sheet1.B42 Sheet1.B43:Sheet1.B53 Sheet1.C42:Sheet1.C42 Sheet1.C43:Sheet1.C53 Sheet1.D42:Sheet1.D42 Sheet1.D43:Sheet1.D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3.51mm" svg:height="89.78mm" svg:x="136.38mm" svg:y="306.22mm">
            <loext:p draw:notify-on-update-of-ranges="Sheet1.A62:Sheet1.A80 Sheet1.B61:Sheet1.B61 Sheet1.B62:Sheet1.B80 Sheet1.C61:Sheet1.C61 Sheet1.C62:Sheet1.C80 Sheet1.D61:Sheet1.D61 Sheet1.D62:Sheet1.D80 Sheet1.E61:Sheet1.E61 Sheet1.E62:Sheet1.E80 Sheet1.F61:Sheet1.F61 Sheet1.F62:Sheet1.F80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4" draw:style-name="gr1" draw:text-style-name="P1" svg:width="197.1mm" svg:height="90.07mm" svg:x="136.38mm" svg:y="424.64mm">
            <loext:p draw:notify-on-update-of-ranges="Sheet1.A85:Sheet1.A98 Sheet1.B84:Sheet1.B84 Sheet1.B85:Sheet1.B98 Sheet1.C84:Sheet1.C84 Sheet1.C85:Sheet1.C98 Sheet1.D84:Sheet1.D84 Sheet1.D85:Sheet1.D98 Sheet1.E84:Sheet1.E84 Sheet1.E85:Sheet1.E98 Sheet1.F84:Sheet1.F84 Sheet1.F85:Sheet1.F98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23.34mm" svg:height="90.07mm" svg:x="91.23mm" svg:y="512.34mm">
            <loext:p draw:notify-on-update-of-ranges="Sheet1.A102:Sheet1.A112 Sheet1.B101:Sheet1.B101 Sheet1.B102:Sheet1.B112 Sheet1.C101:Sheet1.C101 Sheet1.C102:Sheet1.C112 Sheet1.D101:Sheet1.D101 Sheet1.D102:Sheet1.D112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159.99mm" svg:height="89.99mm" svg:x="164.84mm" svg:y="618.8mm">
            <loext:p draw:notify-on-update-of-ranges="Sheet1.A124:Sheet1.A142 Sheet1.B123:Sheet1.B123 Sheet1.B124:Sheet1.B142 Sheet1.C123:Sheet1.C123 Sheet1.C124:Sheet1.C142 Sheet1.D123:Sheet1.D123 Sheet1.D124:Sheet1.D142 Sheet1.E123:Sheet1.E123 Sheet1.E124:Sheet1.E142 Sheet1.F123:Sheet1.F123 Sheet1.F124:Sheet1.F142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7" draw:style-name="gr1" draw:text-style-name="P1" svg:width="159.99mm" svg:height="89.99mm" svg:x="163.97mm" svg:y="737.67mm">
            <loext:p draw:notify-on-update-of-ranges="Sheet1.A147:Sheet1.A160 Sheet1.B146:Sheet1.B146 Sheet1.B147:Sheet1.B160 Sheet1.C146:Sheet1.C146 Sheet1.C147:Sheet1.C160 Sheet1.D146:Sheet1.D146 Sheet1.D147:Sheet1.D160 Sheet1.E146:Sheet1.E146 Sheet1.E147:Sheet1.E160 Sheet1.F146:Sheet1.F146 Sheet1.F147:Sheet1.F160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Geolife-100 |Q|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287" calcext:value-type="float">
            <text:p>75287</text:p>
          </table:table-cell>
          <table:table-cell office:value-type="float" office:value="75143" calcext:value-type="float">
            <text:p>75143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5376" calcext:value-type="float">
            <text:p>75376</text:p>
          </table:table-cell>
          <table:table-cell office:value-type="float" office:value="75254" calcext:value-type="float">
            <text:p>75254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897" calcext:value-type="float">
            <text:p>48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5824" calcext:value-type="float">
            <text:p>75824</text:p>
          </table:table-cell>
          <table:table-cell office:value-type="float" office:value="75693" calcext:value-type="float">
            <text:p>75693</text:p>
          </table:table-cell>
          <table:table-cell office:value-type="float" office:value="9991" calcext:value-type="float">
            <text:p>9991</text:p>
          </table:table-cell>
          <table:table-cell office:value-type="float" office:value="9989" calcext:value-type="float">
            <text:p>9989</text:p>
          </table:table-cell>
          <table:table-cell office:value-type="float" office:value="9998" calcext:value-type="float">
            <text:p>99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938" calcext:value-type="float">
            <text:p>75938</text:p>
          </table:table-cell>
          <table:table-cell office:value-type="float" office:value="75812" calcext:value-type="float">
            <text:p>75812</text:p>
          </table:table-cell>
          <table:table-cell office:value-type="float" office:value="30798" calcext:value-type="float">
            <text:p>30798</text:p>
          </table:table-cell>
          <table:table-cell office:value-type="float" office:value="30764" calcext:value-type="float">
            <text:p>30764</text:p>
          </table:table-cell>
          <table:table-cell office:value-type="float" office:value="30807" calcext:value-type="float">
            <text:p>308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4959" calcext:value-type="float">
            <text:p>124959</text:p>
          </table:table-cell>
          <table:table-cell office:value-type="float" office:value="124338" calcext:value-type="float">
            <text:p>124338</text:p>
          </table:table-cell>
          <table:table-cell office:value-type="float" office:value="38393" calcext:value-type="float">
            <text:p>38393</text:p>
          </table:table-cell>
          <table:table-cell office:value-type="float" office:value="38356" calcext:value-type="float">
            <text:p>38356</text:p>
          </table:table-cell>
          <table:table-cell office:value-type="float" office:value="38402" calcext:value-type="float">
            <text:p>384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6768" calcext:value-type="float">
            <text:p>126768</text:p>
          </table:table-cell>
          <table:table-cell office:value-type="float" office:value="40803" calcext:value-type="float">
            <text:p>40803</text:p>
          </table:table-cell>
          <table:table-cell office:value-type="float" office:value="40761" calcext:value-type="float">
            <text:p>40761</text:p>
          </table:table-cell>
          <table:table-cell office:value-type="float" office:value="40812" calcext:value-type="float">
            <text:p>408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468" calcext:value-type="float">
            <text:p>127468</text:p>
          </table:table-cell>
          <table:table-cell office:value-type="float" office:value="127242" calcext:value-type="float">
            <text:p>127242</text:p>
          </table:table-cell>
          <table:table-cell office:value-type="float" office:value="43878" calcext:value-type="float">
            <text:p>43878</text:p>
          </table:table-cell>
          <table:table-cell office:value-type="float" office:value="43833" calcext:value-type="float">
            <text:p>43833</text:p>
          </table:table-cell>
          <table:table-cell office:value-type="float" office:value="43887" calcext:value-type="float">
            <text:p>438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9324" calcext:value-type="float">
            <text:p>129324</text:p>
          </table:table-cell>
          <table:table-cell office:value-type="float" office:value="129099" calcext:value-type="float">
            <text:p>129099</text:p>
          </table:table-cell>
          <table:table-cell office:value-type="float" office:value="44215" calcext:value-type="float">
            <text:p>44215</text:p>
          </table:table-cell>
          <table:table-cell office:value-type="float" office:value="44170" calcext:value-type="float">
            <text:p>44170</text:p>
          </table:table-cell>
          <table:table-cell office:value-type="float" office:value="44224" calcext:value-type="float">
            <text:p>442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44540" calcext:value-type="float">
            <text:p>44540</text:p>
          </table:table-cell>
          <table:table-cell office:value-type="float" office:value="44495" calcext:value-type="float">
            <text:p>44495</text:p>
          </table:table-cell>
          <table:table-cell office:value-type="float" office:value="44549" calcext:value-type="float">
            <text:p>44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0664" calcext:value-type="float">
            <text:p>180664</text:p>
          </table:table-cell>
          <table:table-cell office:value-type="float" office:value="180338" calcext:value-type="float">
            <text:p>180338</text:p>
          </table:table-cell>
          <table:table-cell office:value-type="float" office:value="44606" calcext:value-type="float">
            <text:p>44606</text:p>
          </table:table-cell>
          <table:table-cell office:value-type="float" office:value="44561" calcext:value-type="float">
            <text:p>44561</text:p>
          </table:table-cell>
          <table:table-cell office:value-type="float" office:value="44615" calcext:value-type="float">
            <text:p>446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4669" calcext:value-type="float">
            <text:p>254669</text:p>
          </table:table-cell>
          <table:table-cell office:value-type="float" office:value="254153" calcext:value-type="float">
            <text:p>254153</text:p>
          </table:table-cell>
          <table:table-cell office:value-type="float" office:value="46551" calcext:value-type="float">
            <text:p>46551</text:p>
          </table:table-cell>
          <table:table-cell office:value-type="float" office:value="46506" calcext:value-type="float">
            <text:p>46506</text:p>
          </table:table-cell>
          <table:table-cell office:value-type="float" office:value="46560" calcext:value-type="float">
            <text:p>465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8688" calcext:value-type="float">
            <text:p>278688</text:p>
          </table:table-cell>
          <table:table-cell office:value-type="float" office:value="278158" calcext:value-type="float">
            <text:p>278158</text:p>
          </table:table-cell>
          <table:table-cell office:value-type="float" office:value="61823" calcext:value-type="float">
            <text:p>61823</text:p>
          </table:table-cell>
          <table:table-cell office:value-type="float" office:value="61768" calcext:value-type="float">
            <text:p>61768</text:p>
          </table:table-cell>
          <table:table-cell office:value-type="float" office:value="61832" calcext:value-type="float">
            <text:p>6183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2642" calcext:value-type="float">
            <text:p>322642</text:p>
          </table:table-cell>
          <table:table-cell office:value-type="float" office:value="322054" calcext:value-type="float">
            <text:p>322054</text:p>
          </table:table-cell>
          <table:table-cell office:value-type="float" office:value="63626" calcext:value-type="float">
            <text:p>63626</text:p>
          </table:table-cell>
          <table:table-cell office:value-type="float" office:value="63571" calcext:value-type="float">
            <text:p>63571</text:p>
          </table:table-cell>
          <table:table-cell office:value-type="float" office:value="63635" calcext:value-type="float">
            <text:p>6363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8924" calcext:value-type="float">
            <text:p>338924</text:p>
          </table:table-cell>
          <table:table-cell office:value-type="float" office:value="337998" calcext:value-type="float">
            <text:p>337998</text:p>
          </table:table-cell>
          <table:table-cell office:value-type="float" office:value="65225" calcext:value-type="float">
            <text:p>65225</text:p>
          </table:table-cell>
          <table:table-cell office:value-type="float" office:value="65167" calcext:value-type="float">
            <text:p>65167</text:p>
          </table:table-cell>
          <table:table-cell office:value-type="float" office:value="65234" calcext:value-type="float">
            <text:p>652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61284" calcext:value-type="float">
            <text:p>361284</text:p>
          </table:table-cell>
          <table:table-cell office:value-type="float" office:value="360413" calcext:value-type="float">
            <text:p>360413</text:p>
          </table:table-cell>
          <table:table-cell office:value-type="float" office:value="67782" calcext:value-type="float">
            <text:p>67782</text:p>
          </table:table-cell>
          <table:table-cell office:value-type="float" office:value="67723" calcext:value-type="float">
            <text:p>67723</text:p>
          </table:table-cell>
          <table:table-cell office:value-type="float" office:value="67791" calcext:value-type="float">
            <text:p>6779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8868" calcext:value-type="float">
            <text:p>368868</text:p>
          </table:table-cell>
          <table:table-cell office:value-type="float" office:value="368186" calcext:value-type="float">
            <text:p>368186</text:p>
          </table:table-cell>
          <table:table-cell office:value-type="float" office:value="68383" calcext:value-type="float">
            <text:p>68383</text:p>
          </table:table-cell>
          <table:table-cell office:value-type="float" office:value="68323" calcext:value-type="float">
            <text:p>68323</text:p>
          </table:table-cell>
          <table:table-cell office:value-type="float" office:value="68392" calcext:value-type="float">
            <text:p>6839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6984" calcext:value-type="float">
            <text:p>376984</text:p>
          </table:table-cell>
          <table:table-cell office:value-type="float" office:value="376327" calcext:value-type="float">
            <text:p>376327</text:p>
          </table:table-cell>
          <table:table-cell office:value-type="float" office:value="70443" calcext:value-type="float">
            <text:p>70443</text:p>
          </table:table-cell>
          <table:table-cell office:value-type="float" office:value="70379" calcext:value-type="float">
            <text:p>70379</text:p>
          </table:table-cell>
          <table:table-cell office:value-type="float" office:value="70452" calcext:value-type="float">
            <text:p>704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0672" calcext:value-type="float">
            <text:p>380672</text:p>
          </table:table-cell>
          <table:table-cell office:value-type="float" office:value="379966" calcext:value-type="float">
            <text:p>379966</text:p>
          </table:table-cell>
          <table:table-cell office:value-type="float" office:value="72319" calcext:value-type="float">
            <text:p>72319</text:p>
          </table:table-cell>
          <table:table-cell office:value-type="float" office:value="72254" calcext:value-type="float">
            <text:p>72254</text:p>
          </table:table-cell>
          <table:table-cell office:value-type="float" office:value="72328" calcext:value-type="float">
            <text:p>723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3027" calcext:value-type="float">
            <text:p>383027</text:p>
          </table:table-cell>
          <table:table-cell office:value-type="float" office:value="382302" calcext:value-type="float">
            <text:p>382302</text:p>
          </table:table-cell>
          <table:table-cell office:value-type="float" office:value="73358" calcext:value-type="float">
            <text:p>73358</text:p>
          </table:table-cell>
          <table:table-cell office:value-type="float" office:value="73293" calcext:value-type="float">
            <text:p>73293</text:p>
          </table:table-cell>
          <table:table-cell office:value-type="float" office:value="73367" calcext:value-type="float">
            <text:p>73367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Geolife-100 k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61" calcext:value-type="float">
            <text:p>11061</text:p>
          </table:table-cell>
          <table:table-cell office:value-type="float" office:value="11051" calcext:value-type="float">
            <text:p>11051</text:p>
          </table:table-cell>
          <table:table-cell office:value-type="float" office:value="11060" calcext:value-type="float">
            <text:p>11060</text:p>
          </table:table-cell>
          <table:table-cell office:value-type="float" office:value="7813" calcext:value-type="float">
            <text:p>7813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607" calcext:value-type="float">
            <text:p>17607</text:p>
          </table:table-cell>
          <table:table-cell office:value-type="float" office:value="17586" calcext:value-type="float">
            <text:p>17586</text:p>
          </table:table-cell>
          <table:table-cell office:value-type="float" office:value="17605" calcext:value-type="float">
            <text:p>17605</text:p>
          </table:table-cell>
          <table:table-cell office:value-type="float" office:value="12704" calcext:value-type="float">
            <text:p>12704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68" calcext:value-type="float">
            <text:p>23368</text:p>
          </table:table-cell>
          <table:table-cell office:value-type="float" office:value="23336" calcext:value-type="float">
            <text:p>23336</text:p>
          </table:table-cell>
          <table:table-cell office:value-type="float" office:value="23365" calcext:value-type="float">
            <text:p>23365</text:p>
          </table:table-cell>
          <table:table-cell office:value-type="float" office:value="16613" calcext:value-type="float">
            <text:p>16613</text:p>
          </table:table-cell>
          <table:table-cell office:value-type="float" office:value="23368" calcext:value-type="float">
            <text:p>233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393" calcext:value-type="float">
            <text:p>29393</text:p>
          </table:table-cell>
          <table:table-cell office:value-type="float" office:value="29349" calcext:value-type="float">
            <text:p>29349</text:p>
          </table:table-cell>
          <table:table-cell office:value-type="float" office:value="29389" calcext:value-type="float">
            <text:p>29389</text:p>
          </table:table-cell>
          <table:table-cell office:value-type="float" office:value="21898" calcext:value-type="float">
            <text:p>21898</text:p>
          </table:table-cell>
          <table:table-cell office:value-type="float" office:value="29393" calcext:value-type="float">
            <text:p>293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650" calcext:value-type="float">
            <text:p>34650</text:p>
          </table:table-cell>
          <table:table-cell office:value-type="float" office:value="34594" calcext:value-type="float">
            <text:p>34594</text:p>
          </table:table-cell>
          <table:table-cell office:value-type="float" office:value="34645" calcext:value-type="float">
            <text:p>34645</text:p>
          </table:table-cell>
          <table:table-cell office:value-type="float" office:value="25074" calcext:value-type="float">
            <text:p>25074</text:p>
          </table:table-cell>
          <table:table-cell office:value-type="float" office:value="34650" calcext:value-type="float">
            <text:p>346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431" calcext:value-type="float">
            <text:p>55431</text:p>
          </table:table-cell>
          <table:table-cell office:value-type="float" office:value="55358" calcext:value-type="float">
            <text:p>55358</text:p>
          </table:table-cell>
          <table:table-cell office:value-type="float" office:value="42165" calcext:value-type="float">
            <text:p>42165</text:p>
          </table:table-cell>
          <table:table-cell office:value-type="float" office:value="38315" calcext:value-type="float">
            <text:p>38315</text:p>
          </table:table-cell>
          <table:table-cell office:value-type="float" office:value="42171" calcext:value-type="float">
            <text:p>421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269" calcext:value-type="float">
            <text:p>89269</text:p>
          </table:table-cell>
          <table:table-cell office:value-type="float" office:value="89123" calcext:value-type="float">
            <text:p>89123</text:p>
          </table:table-cell>
          <table:table-cell office:value-type="float" office:value="43209" calcext:value-type="float">
            <text:p>43209</text:p>
          </table:table-cell>
          <table:table-cell office:value-type="float" office:value="43164" calcext:value-type="float">
            <text:p>43164</text:p>
          </table:table-cell>
          <table:table-cell office:value-type="float" office:value="43216" calcext:value-type="float">
            <text:p>432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011" calcext:value-type="float">
            <text:p>170011</text:p>
          </table:table-cell>
          <table:table-cell office:value-type="float" office:value="169712" calcext:value-type="float">
            <text:p>169712</text:p>
          </table:table-cell>
          <table:table-cell office:value-type="float" office:value="43740" calcext:value-type="float">
            <text:p>43740</text:p>
          </table:table-cell>
          <table:table-cell office:value-type="float" office:value="43695" calcext:value-type="float">
            <text:p>43695</text:p>
          </table:table-cell>
          <table:table-cell office:value-type="float" office:value="43748" calcext:value-type="float">
            <text:p>437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44540" calcext:value-type="float">
            <text:p>44540</text:p>
          </table:table-cell>
          <table:table-cell office:value-type="float" office:value="44495" calcext:value-type="float">
            <text:p>44495</text:p>
          </table:table-cell>
          <table:table-cell office:value-type="float" office:value="44549" calcext:value-type="float">
            <text:p>44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9453" calcext:value-type="float">
            <text:p>189453</text:p>
          </table:table-cell>
          <table:table-cell office:value-type="float" office:value="189105" calcext:value-type="float">
            <text:p>189105</text:p>
          </table:table-cell>
          <table:table-cell office:value-type="float" office:value="45023" calcext:value-type="float">
            <text:p>45023</text:p>
          </table:table-cell>
          <table:table-cell office:value-type="float" office:value="44978" calcext:value-type="float">
            <text:p>44978</text:p>
          </table:table-cell>
          <table:table-cell office:value-type="float" office:value="45033" calcext:value-type="float">
            <text:p>450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8587" calcext:value-type="float">
            <text:p>278587</text:p>
          </table:table-cell>
          <table:table-cell office:value-type="float" office:value="278041" calcext:value-type="float">
            <text:p>278041</text:p>
          </table:table-cell>
          <table:table-cell office:value-type="float" office:value="45271" calcext:value-type="float">
            <text:p>45271</text:p>
          </table:table-cell>
          <table:table-cell office:value-type="float" office:value="45226" calcext:value-type="float">
            <text:p>45226</text:p>
          </table:table-cell>
          <table:table-cell office:value-type="float" office:value="45282" calcext:value-type="float">
            <text:p>452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5007" calcext:value-type="float">
            <text:p>315007</text:p>
          </table:table-cell>
          <table:table-cell office:value-type="float" office:value="314411" calcext:value-type="float">
            <text:p>314411</text:p>
          </table:table-cell>
          <table:table-cell office:value-type="float" office:value="45354" calcext:value-type="float">
            <text:p>45354</text:p>
          </table:table-cell>
          <table:table-cell office:value-type="float" office:value="45309" calcext:value-type="float">
            <text:p>45309</text:p>
          </table:table-cell>
          <table:table-cell office:value-type="float" office:value="45366" calcext:value-type="float">
            <text:p>4536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64023" calcext:value-type="float">
            <text:p>364023</text:p>
          </table:table-cell>
          <table:table-cell office:value-type="float" office:value="363349" calcext:value-type="float">
            <text:p>363349</text:p>
          </table:table-cell>
          <table:table-cell office:value-type="float" office:value="45354" calcext:value-type="float">
            <text:p>45354</text:p>
          </table:table-cell>
          <table:table-cell office:value-type="float" office:value="45309" calcext:value-type="float">
            <text:p>45309</text:p>
          </table:table-cell>
          <table:table-cell office:value-type="float" office:value="45366" calcext:value-type="float">
            <text:p>453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9194" calcext:value-type="float">
            <text:p>369194</text:p>
          </table:table-cell>
          <table:table-cell office:value-type="float" office:value="368509" calcext:value-type="float">
            <text:p>368509</text:p>
          </table:table-cell>
          <table:table-cell office:value-type="float" office:value="45382" calcext:value-type="float">
            <text:p>45382</text:p>
          </table:table-cell>
          <table:table-cell office:value-type="float" office:value="45337" calcext:value-type="float">
            <text:p>45337</text:p>
          </table:table-cell>
          <table:table-cell office:value-type="float" office:value="45395" calcext:value-type="float">
            <text:p>45395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Geolife-100 |Q|=10 k=10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175937" calcext:value-type="float">
            <text:p>175937</text:p>
          </table:table-cell>
          <table:table-cell table:style-name="Default"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75928" calcext:value-type="float">
            <text:p>175928</text:p>
          </table:table-cell>
          <table:table-cell office:value-type="float" office:value="75825" calcext:value-type="float">
            <text:p>75825</text:p>
          </table:table-cell>
          <table:table-cell office:value-type="float" office:value="175837" calcext:value-type="float">
            <text:p>175837</text:p>
          </table:table-cell>
          <table:table-cell table:style-name="Default"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64995" calcext:value-type="float">
            <text:p>64995</text:p>
          </table:table-cell>
          <table:table-cell office:value-type="float" office:value="64924" calcext:value-type="float">
            <text:p>64924</text:p>
          </table:table-cell>
          <table:table-cell office:value-type="float" office:value="65004" calcext:value-type="float">
            <text:p>65004</text:p>
          </table:table-cell>
          <table:table-cell table:style-name="Default"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44508" calcext:value-type="float">
            <text:p>44508</text:p>
          </table:table-cell>
          <table:table-cell office:value-type="float" office:value="44463" calcext:value-type="float">
            <text:p>44463</text:p>
          </table:table-cell>
          <table:table-cell office:value-type="float" office:value="44517" calcext:value-type="float">
            <text:p>44517</text:p>
          </table:table-cell>
          <table:table-cell table:style-name="Default"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42685" calcext:value-type="float">
            <text:p>42685</text:p>
          </table:table-cell>
          <table:table-cell office:value-type="float" office:value="42652" calcext:value-type="float">
            <text:p>42652</text:p>
          </table:table-cell>
          <table:table-cell office:value-type="float" office:value="42694" calcext:value-type="float">
            <text:p>42694</text:p>
          </table:table-cell>
          <table:table-cell table:style-name="Default"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40481" calcext:value-type="float">
            <text:p>40481</text:p>
          </table:table-cell>
          <table:table-cell office:value-type="float" office:value="40456" calcext:value-type="float">
            <text:p>40456</text:p>
          </table:table-cell>
          <table:table-cell office:value-type="float" office:value="40490" calcext:value-type="float">
            <text:p>40490</text:p>
          </table:table-cell>
          <table:table-cell table:style-name="Default"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37367" calcext:value-type="float">
            <text:p>37367</text:p>
          </table:table-cell>
          <table:table-cell office:value-type="float" office:value="37352" calcext:value-type="float">
            <text:p>37352</text:p>
          </table:table-cell>
          <table:table-cell office:value-type="float" office:value="37376" calcext:value-type="float">
            <text:p>37376</text:p>
          </table:table-cell>
          <table:table-cell table:style-name="Default"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0823" calcext:value-type="float">
            <text:p>20823</text:p>
          </table:table-cell>
          <table:table-cell office:value-type="float" office:value="20817" calcext:value-type="float">
            <text:p>20817</text:p>
          </table:table-cell>
          <table:table-cell office:value-type="float" office:value="20832" calcext:value-type="float">
            <text:p>20832</text:p>
          </table:table-cell>
          <table:table-cell table:style-name="Default"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6148" calcext:value-type="float">
            <text:p>16148</text:p>
          </table:table-cell>
          <table:table-cell office:value-type="float" office:value="16147" calcext:value-type="float">
            <text:p>16147</text:p>
          </table:table-cell>
          <table:table-cell office:value-type="float" office:value="16157" calcext:value-type="float">
            <text:p>16157</text:p>
          </table:table-cell>
          <table:table-cell table:style-name="Default"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table:number-columns-repeated="2" office:value-type="float" office:value="9991" calcext:value-type="float">
            <text:p>9991</text:p>
          </table:table-cell>
          <table:table-cell office:value-type="float" office:value="9998" calcext:value-type="float">
            <text:p>9998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9450" calcext:value-type="float">
            <text:p>9450</text:p>
          </table:table-cell>
          <table:table-cell office:value-type="float" office:value="9457" calcext:value-type="float">
            <text:p>9457</text:p>
          </table:table-cell>
          <table:table-cell table:style-name="Default" table:number-columns-repeated="2"/>
        </table:table-row>
        <table:table-row table:style-name="ro1" table:number-rows-repeated="6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Geolife-100 |Q|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287" calcext:value-type="float">
            <text:p>75287</text:p>
          </table:table-cell>
          <table:table-cell office:value-type="float" office:value="75143" calcext:value-type="float">
            <text:p>75143</text:p>
          </table:table-cell>
          <table:table-cell office:value-type="float" office:value="20637" calcext:value-type="float">
            <text:p>20637</text:p>
          </table:table-cell>
          <table:table-cell office:value-type="float" office:value="3069" calcext:value-type="float">
            <text:p>3069</text:p>
          </table:table-cell>
          <table:table-cell office:value-type="float" office:value="20606" calcext:value-type="float">
            <text:p>206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5376" calcext:value-type="float">
            <text:p>75376</text:p>
          </table:table-cell>
          <table:table-cell office:value-type="float" office:value="75254" calcext:value-type="float">
            <text:p>75254</text:p>
          </table:table-cell>
          <table:table-cell office:value-type="float" office:value="20666" calcext:value-type="float">
            <text:p>20666</text:p>
          </table:table-cell>
          <table:table-cell office:value-type="float" office:value="4890" calcext:value-type="float">
            <text:p>4890</text:p>
          </table:table-cell>
          <table:table-cell office:value-type="float" office:value="20635" calcext:value-type="float">
            <text:p>206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5824" calcext:value-type="float">
            <text:p>75824</text:p>
          </table:table-cell>
          <table:table-cell office:value-type="float" office:value="75693" calcext:value-type="float">
            <text:p>75693</text:p>
          </table:table-cell>
          <table:table-cell office:value-type="float" office:value="20882" calcext:value-type="float">
            <text:p>20882</text:p>
          </table:table-cell>
          <table:table-cell office:value-type="float" office:value="9987" calcext:value-type="float">
            <text:p>9987</text:p>
          </table:table-cell>
          <table:table-cell office:value-type="float" office:value="20851" calcext:value-type="float">
            <text:p>208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938" calcext:value-type="float">
            <text:p>75938</text:p>
          </table:table-cell>
          <table:table-cell office:value-type="float" office:value="75812" calcext:value-type="float">
            <text:p>75812</text:p>
          </table:table-cell>
          <table:table-cell office:value-type="float" office:value="30843" calcext:value-type="float">
            <text:p>30843</text:p>
          </table:table-cell>
          <table:table-cell office:value-type="float" office:value="30761" calcext:value-type="float">
            <text:p>30761</text:p>
          </table:table-cell>
          <table:table-cell office:value-type="float" office:value="30802" calcext:value-type="float">
            <text:p>308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4959" calcext:value-type="float">
            <text:p>124959</text:p>
          </table:table-cell>
          <table:table-cell office:value-type="float" office:value="124338" calcext:value-type="float">
            <text:p>124338</text:p>
          </table:table-cell>
          <table:table-cell office:value-type="float" office:value="38441" calcext:value-type="float">
            <text:p>38441</text:p>
          </table:table-cell>
          <table:table-cell office:value-type="float" office:value="38352" calcext:value-type="float">
            <text:p>38352</text:p>
          </table:table-cell>
          <table:table-cell office:value-type="float" office:value="38390" calcext:value-type="float">
            <text:p>3839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6768" calcext:value-type="float">
            <text:p>126768</text:p>
          </table:table-cell>
          <table:table-cell office:value-type="float" office:value="40855" calcext:value-type="float">
            <text:p>40855</text:p>
          </table:table-cell>
          <table:table-cell office:value-type="float" office:value="40756" calcext:value-type="float">
            <text:p>40756</text:p>
          </table:table-cell>
          <table:table-cell office:value-type="float" office:value="40794" calcext:value-type="float">
            <text:p>407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468" calcext:value-type="float">
            <text:p>127468</text:p>
          </table:table-cell>
          <table:table-cell office:value-type="float" office:value="127242" calcext:value-type="float">
            <text:p>127242</text:p>
          </table:table-cell>
          <table:table-cell office:value-type="float" office:value="43933" calcext:value-type="float">
            <text:p>43933</text:p>
          </table:table-cell>
          <table:table-cell office:value-type="float" office:value="43821" calcext:value-type="float">
            <text:p>43821</text:p>
          </table:table-cell>
          <table:table-cell office:value-type="float" office:value="43862" calcext:value-type="float">
            <text:p>438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9324" calcext:value-type="float">
            <text:p>129324</text:p>
          </table:table-cell>
          <table:table-cell office:value-type="float" office:value="129099" calcext:value-type="float">
            <text:p>129099</text:p>
          </table:table-cell>
          <table:table-cell office:value-type="float" office:value="44273" calcext:value-type="float">
            <text:p>44273</text:p>
          </table:table-cell>
          <table:table-cell office:value-type="float" office:value="44157" calcext:value-type="float">
            <text:p>44157</text:p>
          </table:table-cell>
          <table:table-cell office:value-type="float" office:value="44192" calcext:value-type="float">
            <text:p>44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44601" calcext:value-type="float">
            <text:p>44601</text:p>
          </table:table-cell>
          <table:table-cell office:value-type="float" office:value="44481" calcext:value-type="float">
            <text:p>44481</text:p>
          </table:table-cell>
          <table:table-cell office:value-type="float" office:value="44510" calcext:value-type="float">
            <text:p>445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0664" calcext:value-type="float">
            <text:p>180664</text:p>
          </table:table-cell>
          <table:table-cell office:value-type="float" office:value="180338" calcext:value-type="float">
            <text:p>180338</text:p>
          </table:table-cell>
          <table:table-cell office:value-type="float" office:value="44672" calcext:value-type="float">
            <text:p>44672</text:p>
          </table:table-cell>
          <table:table-cell office:value-type="float" office:value="44546" calcext:value-type="float">
            <text:p>44546</text:p>
          </table:table-cell>
          <table:table-cell office:value-type="float" office:value="44571" calcext:value-type="float">
            <text:p>4457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4669" calcext:value-type="float">
            <text:p>254669</text:p>
          </table:table-cell>
          <table:table-cell office:value-type="float" office:value="254153" calcext:value-type="float">
            <text:p>254153</text:p>
          </table:table-cell>
          <table:table-cell office:value-type="float" office:value="64401" calcext:value-type="float">
            <text:p>64401</text:p>
          </table:table-cell>
          <table:table-cell office:value-type="float" office:value="46490" calcext:value-type="float">
            <text:p>46490</text:p>
          </table:table-cell>
          <table:table-cell office:value-type="float" office:value="64270" calcext:value-type="float">
            <text:p>642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8688" calcext:value-type="float">
            <text:p>278688</text:p>
          </table:table-cell>
          <table:table-cell office:value-type="float" office:value="278158" calcext:value-type="float">
            <text:p>278158</text:p>
          </table:table-cell>
          <table:table-cell office:value-type="float" office:value="71377" calcext:value-type="float">
            <text:p>71377</text:p>
          </table:table-cell>
          <table:table-cell office:value-type="float" office:value="61751" calcext:value-type="float">
            <text:p>61751</text:p>
          </table:table-cell>
          <table:table-cell office:value-type="float" office:value="71206" calcext:value-type="float">
            <text:p>7120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2642" calcext:value-type="float">
            <text:p>322642</text:p>
          </table:table-cell>
          <table:table-cell office:value-type="float" office:value="322054" calcext:value-type="float">
            <text:p>322054</text:p>
          </table:table-cell>
          <table:table-cell office:value-type="float" office:value="101373" calcext:value-type="float">
            <text:p>101373</text:p>
          </table:table-cell>
          <table:table-cell office:value-type="float" office:value="63547" calcext:value-type="float">
            <text:p>63547</text:p>
          </table:table-cell>
          <table:table-cell office:value-type="float" office:value="101112" calcext:value-type="float">
            <text:p>1011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8924" calcext:value-type="float">
            <text:p>338924</text:p>
          </table:table-cell>
          <table:table-cell office:value-type="float" office:value="337998" calcext:value-type="float">
            <text:p>337998</text:p>
          </table:table-cell>
          <table:table-cell office:value-type="float" office:value="120638" calcext:value-type="float">
            <text:p>120638</text:p>
          </table:table-cell>
          <table:table-cell office:value-type="float" office:value="65136" calcext:value-type="float">
            <text:p>65136</text:p>
          </table:table-cell>
          <table:table-cell office:value-type="float" office:value="120377" calcext:value-type="float">
            <text:p>12037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61284" calcext:value-type="float">
            <text:p>361284</text:p>
          </table:table-cell>
          <table:table-cell office:value-type="float" office:value="360413" calcext:value-type="float">
            <text:p>360413</text:p>
          </table:table-cell>
          <table:table-cell office:value-type="float" office:value="135177" calcext:value-type="float">
            <text:p>135177</text:p>
          </table:table-cell>
          <table:table-cell office:value-type="float" office:value="67691" calcext:value-type="float">
            <text:p>67691</text:p>
          </table:table-cell>
          <table:table-cell office:value-type="float" office:value="134916" calcext:value-type="float">
            <text:p>1349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8868" calcext:value-type="float">
            <text:p>368868</text:p>
          </table:table-cell>
          <table:table-cell office:value-type="float" office:value="368186" calcext:value-type="float">
            <text:p>368186</text:p>
          </table:table-cell>
          <table:table-cell office:value-type="float" office:value="145018" calcext:value-type="float">
            <text:p>145018</text:p>
          </table:table-cell>
          <table:table-cell office:value-type="float" office:value="68290" calcext:value-type="float">
            <text:p>68290</text:p>
          </table:table-cell>
          <table:table-cell office:value-type="float" office:value="144757" calcext:value-type="float">
            <text:p>14475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6984" calcext:value-type="float">
            <text:p>376984</text:p>
          </table:table-cell>
          <table:table-cell office:value-type="float" office:value="376327" calcext:value-type="float">
            <text:p>376327</text:p>
          </table:table-cell>
          <table:table-cell office:value-type="float" office:value="151047" calcext:value-type="float">
            <text:p>151047</text:p>
          </table:table-cell>
          <table:table-cell office:value-type="float" office:value="70340" calcext:value-type="float">
            <text:p>70340</text:p>
          </table:table-cell>
          <table:table-cell office:value-type="float" office:value="150786" calcext:value-type="float">
            <text:p>15078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0672" calcext:value-type="float">
            <text:p>380672</text:p>
          </table:table-cell>
          <table:table-cell office:value-type="float" office:value="379966" calcext:value-type="float">
            <text:p>379966</text:p>
          </table:table-cell>
          <table:table-cell office:value-type="float" office:value="155069" calcext:value-type="float">
            <text:p>155069</text:p>
          </table:table-cell>
          <table:table-cell office:value-type="float" office:value="72214" calcext:value-type="float">
            <text:p>72214</text:p>
          </table:table-cell>
          <table:table-cell office:value-type="float" office:value="154808" calcext:value-type="float">
            <text:p>1548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3027" calcext:value-type="float">
            <text:p>383027</text:p>
          </table:table-cell>
          <table:table-cell office:value-type="float" office:value="382302" calcext:value-type="float">
            <text:p>382302</text:p>
          </table:table-cell>
          <table:table-cell office:value-type="float" office:value="159735" calcext:value-type="float">
            <text:p>159735</text:p>
          </table:table-cell>
          <table:table-cell office:value-type="float" office:value="73252" calcext:value-type="float">
            <text:p>73252</text:p>
          </table:table-cell>
          <table:table-cell office:value-type="float" office:value="159474" calcext:value-type="float">
            <text:p>159474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Geolife-100 k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61" calcext:value-type="float">
            <text:p>11061</text:p>
          </table:table-cell>
          <table:table-cell office:value-type="float" office:value="11051" calcext:value-type="float">
            <text:p>11051</text:p>
          </table:table-cell>
          <table:table-cell office:value-type="float" office:value="11064" calcext:value-type="float">
            <text:p>11064</text:p>
          </table:table-cell>
          <table:table-cell office:value-type="float" office:value="7810" calcext:value-type="float">
            <text:p>7810</text:p>
          </table:table-cell>
          <table:table-cell office:value-type="float" office:value="11057" calcext:value-type="float">
            <text:p>110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607" calcext:value-type="float">
            <text:p>17607</text:p>
          </table:table-cell>
          <table:table-cell office:value-type="float" office:value="17586" calcext:value-type="float">
            <text:p>17586</text:p>
          </table:table-cell>
          <table:table-cell office:value-type="float" office:value="17613" calcext:value-type="float">
            <text:p>17613</text:p>
          </table:table-cell>
          <table:table-cell office:value-type="float" office:value="12701" calcext:value-type="float">
            <text:p>12701</text:p>
          </table:table-cell>
          <table:table-cell office:value-type="float" office:value="17603" calcext:value-type="float">
            <text:p>176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68" calcext:value-type="float">
            <text:p>23368</text:p>
          </table:table-cell>
          <table:table-cell office:value-type="float" office:value="23336" calcext:value-type="float">
            <text:p>23336</text:p>
          </table:table-cell>
          <table:table-cell office:value-type="float" office:value="23377" calcext:value-type="float">
            <text:p>23377</text:p>
          </table:table-cell>
          <table:table-cell office:value-type="float" office:value="16610" calcext:value-type="float">
            <text:p>16610</text:p>
          </table:table-cell>
          <table:table-cell office:value-type="float" office:value="23364" calcext:value-type="float">
            <text:p>233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393" calcext:value-type="float">
            <text:p>29393</text:p>
          </table:table-cell>
          <table:table-cell office:value-type="float" office:value="29349" calcext:value-type="float">
            <text:p>29349</text:p>
          </table:table-cell>
          <table:table-cell office:value-type="float" office:value="29404" calcext:value-type="float">
            <text:p>29404</text:p>
          </table:table-cell>
          <table:table-cell office:value-type="float" office:value="21895" calcext:value-type="float">
            <text:p>21895</text:p>
          </table:table-cell>
          <table:table-cell office:value-type="float" office:value="29388" calcext:value-type="float">
            <text:p>293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650" calcext:value-type="float">
            <text:p>34650</text:p>
          </table:table-cell>
          <table:table-cell office:value-type="float" office:value="34594" calcext:value-type="float">
            <text:p>34594</text:p>
          </table:table-cell>
          <table:table-cell office:value-type="float" office:value="34664" calcext:value-type="float">
            <text:p>34664</text:p>
          </table:table-cell>
          <table:table-cell office:value-type="float" office:value="25071" calcext:value-type="float">
            <text:p>25071</text:p>
          </table:table-cell>
          <table:table-cell office:value-type="float" office:value="34645" calcext:value-type="float">
            <text:p>346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431" calcext:value-type="float">
            <text:p>55431</text:p>
          </table:table-cell>
          <table:table-cell office:value-type="float" office:value="55358" calcext:value-type="float">
            <text:p>55358</text:p>
          </table:table-cell>
          <table:table-cell office:value-type="float" office:value="42196" calcext:value-type="float">
            <text:p>42196</text:p>
          </table:table-cell>
          <table:table-cell office:value-type="float" office:value="38312" calcext:value-type="float">
            <text:p>38312</text:p>
          </table:table-cell>
          <table:table-cell office:value-type="float" office:value="42160" calcext:value-type="float">
            <text:p>421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269" calcext:value-type="float">
            <text:p>89269</text:p>
          </table:table-cell>
          <table:table-cell office:value-type="float" office:value="89123" calcext:value-type="float">
            <text:p>89123</text:p>
          </table:table-cell>
          <table:table-cell office:value-type="float" office:value="43250" calcext:value-type="float">
            <text:p>43250</text:p>
          </table:table-cell>
          <table:table-cell office:value-type="float" office:value="43150" calcext:value-type="float">
            <text:p>43150</text:p>
          </table:table-cell>
          <table:table-cell office:value-type="float" office:value="43177" calcext:value-type="float">
            <text:p>4317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011" calcext:value-type="float">
            <text:p>170011</text:p>
          </table:table-cell>
          <table:table-cell office:value-type="float" office:value="169712" calcext:value-type="float">
            <text:p>169712</text:p>
          </table:table-cell>
          <table:table-cell office:value-type="float" office:value="43791" calcext:value-type="float">
            <text:p>43791</text:p>
          </table:table-cell>
          <table:table-cell office:value-type="float" office:value="43681" calcext:value-type="float">
            <text:p>43681</text:p>
          </table:table-cell>
          <table:table-cell office:value-type="float" office:value="43709" calcext:value-type="float">
            <text:p>437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44601" calcext:value-type="float">
            <text:p>44601</text:p>
          </table:table-cell>
          <table:table-cell office:value-type="float" office:value="44481" calcext:value-type="float">
            <text:p>44481</text:p>
          </table:table-cell>
          <table:table-cell office:value-type="float" office:value="44510" calcext:value-type="float">
            <text:p>445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9453" calcext:value-type="float">
            <text:p>189453</text:p>
          </table:table-cell>
          <table:table-cell office:value-type="float" office:value="189105" calcext:value-type="float">
            <text:p>189105</text:p>
          </table:table-cell>
          <table:table-cell office:value-type="float" office:value="55386" calcext:value-type="float">
            <text:p>55386</text:p>
          </table:table-cell>
          <table:table-cell office:value-type="float" office:value="44964" calcext:value-type="float">
            <text:p>44964</text:p>
          </table:table-cell>
          <table:table-cell office:value-type="float" office:value="55264" calcext:value-type="float">
            <text:p>5526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8587" calcext:value-type="float">
            <text:p>278587</text:p>
          </table:table-cell>
          <table:table-cell office:value-type="float" office:value="278041" calcext:value-type="float">
            <text:p>278041</text:p>
          </table:table-cell>
          <table:table-cell office:value-type="float" office:value="60727" calcext:value-type="float">
            <text:p>60727</text:p>
          </table:table-cell>
          <table:table-cell office:value-type="float" office:value="45212" calcext:value-type="float">
            <text:p>45212</text:p>
          </table:table-cell>
          <table:table-cell office:value-type="float" office:value="60594" calcext:value-type="float">
            <text:p>605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5007" calcext:value-type="float">
            <text:p>315007</text:p>
          </table:table-cell>
          <table:table-cell office:value-type="float" office:value="314411" calcext:value-type="float">
            <text:p>314411</text:p>
          </table:table-cell>
          <table:table-cell office:value-type="float" office:value="65465" calcext:value-type="float">
            <text:p>65465</text:p>
          </table:table-cell>
          <table:table-cell office:value-type="float" office:value="45295" calcext:value-type="float">
            <text:p>45295</text:p>
          </table:table-cell>
          <table:table-cell office:value-type="float" office:value="65295" calcext:value-type="float">
            <text:p>6529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64023" calcext:value-type="float">
            <text:p>364023</text:p>
          </table:table-cell>
          <table:table-cell office:value-type="float" office:value="363349" calcext:value-type="float">
            <text:p>363349</text:p>
          </table:table-cell>
          <table:table-cell office:value-type="float" office:value="71060" calcext:value-type="float">
            <text:p>71060</text:p>
          </table:table-cell>
          <table:table-cell office:value-type="float" office:value="45295" calcext:value-type="float">
            <text:p>45295</text:p>
          </table:table-cell>
          <table:table-cell office:value-type="float" office:value="70835" calcext:value-type="float">
            <text:p>7083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9194" calcext:value-type="float">
            <text:p>369194</text:p>
          </table:table-cell>
          <table:table-cell office:value-type="float" office:value="368509" calcext:value-type="float">
            <text:p>368509</text:p>
          </table:table-cell>
          <table:table-cell office:value-type="float" office:value="78973" calcext:value-type="float">
            <text:p>78973</text:p>
          </table:table-cell>
          <table:table-cell office:value-type="float" office:value="45323" calcext:value-type="float">
            <text:p>45323</text:p>
          </table:table-cell>
          <table:table-cell office:value-type="float" office:value="78657" calcext:value-type="float">
            <text:p>78657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Geolife-100 |Q|=10 k=10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5937" calcext:value-type="float">
            <text:p>175937</text:p>
          </table:table-cell>
          <table:table-cell office:value-type="float" office:value="175627" calcext:value-type="float">
            <text:p>175627</text:p>
          </table:table-cell>
          <table:table-cell office:value-type="float" office:value="175937" calcext:value-type="float">
            <text:p>175937</text:p>
          </table:table-cell>
          <table:table-cell table:style-name="Default"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75958" calcext:value-type="float">
            <text:p>175958</text:p>
          </table:table-cell>
          <table:table-cell office:value-type="float" office:value="75813" calcext:value-type="float">
            <text:p>75813</text:p>
          </table:table-cell>
          <table:table-cell office:value-type="float" office:value="175877" calcext:value-type="float">
            <text:p>175877</text:p>
          </table:table-cell>
          <table:table-cell table:style-name="Default"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65049" calcext:value-type="float">
            <text:p>65049</text:p>
          </table:table-cell>
          <table:table-cell office:value-type="float" office:value="64910" calcext:value-type="float">
            <text:p>64910</text:p>
          </table:table-cell>
          <table:table-cell office:value-type="float" office:value="64958" calcext:value-type="float">
            <text:p>64958</text:p>
          </table:table-cell>
          <table:table-cell table:style-name="Default"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44569" calcext:value-type="float">
            <text:p>44569</text:p>
          </table:table-cell>
          <table:table-cell office:value-type="float" office:value="44449" calcext:value-type="float">
            <text:p>44449</text:p>
          </table:table-cell>
          <table:table-cell office:value-type="float" office:value="44478" calcext:value-type="float">
            <text:p>44478</text:p>
          </table:table-cell>
          <table:table-cell table:style-name="Default"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43352" calcext:value-type="float">
            <text:p>43352</text:p>
          </table:table-cell>
          <table:table-cell office:value-type="float" office:value="42644" calcext:value-type="float">
            <text:p>42644</text:p>
          </table:table-cell>
          <table:table-cell office:value-type="float" office:value="43261" calcext:value-type="float">
            <text:p>43261</text:p>
          </table:table-cell>
          <table:table-cell table:style-name="Default"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43370" calcext:value-type="float">
            <text:p>43370</text:p>
          </table:table-cell>
          <table:table-cell office:value-type="float" office:value="40448" calcext:value-type="float">
            <text:p>40448</text:p>
          </table:table-cell>
          <table:table-cell office:value-type="float" office:value="43259" calcext:value-type="float">
            <text:p>43259</text:p>
          </table:table-cell>
          <table:table-cell table:style-name="Default"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43398" calcext:value-type="float">
            <text:p>43398</text:p>
          </table:table-cell>
          <table:table-cell office:value-type="float" office:value="37344" calcext:value-type="float">
            <text:p>37344</text:p>
          </table:table-cell>
          <table:table-cell office:value-type="float" office:value="43267" calcext:value-type="float">
            <text:p>43267</text:p>
          </table:table-cell>
          <table:table-cell table:style-name="Default"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43436" calcext:value-type="float">
            <text:p>43436</text:p>
          </table:table-cell>
          <table:table-cell office:value-type="float" office:value="20809" calcext:value-type="float">
            <text:p>20809</text:p>
          </table:table-cell>
          <table:table-cell office:value-type="float" office:value="43275" calcext:value-type="float">
            <text:p>43275</text:p>
          </table:table-cell>
          <table:table-cell table:style-name="Default"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43458" calcext:value-type="float">
            <text:p>43458</text:p>
          </table:table-cell>
          <table:table-cell office:value-type="float" office:value="16139" calcext:value-type="float">
            <text:p>16139</text:p>
          </table:table-cell>
          <table:table-cell office:value-type="float" office:value="43277" calcext:value-type="float">
            <text:p>43277</text:p>
          </table:table-cell>
          <table:table-cell table:style-name="Default"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43476" calcext:value-type="float">
            <text:p>43476</text:p>
          </table:table-cell>
          <table:table-cell office:value-type="float" office:value="9983" calcext:value-type="float">
            <text:p>9983</text:p>
          </table:table-cell>
          <table:table-cell office:value-type="float" office:value="43275" calcext:value-type="float">
            <text:p>43275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494" calcext:value-type="float">
            <text:p>43494</text:p>
          </table:table-cell>
          <table:table-cell office:value-type="float" office:value="9442" calcext:value-type="float">
            <text:p>9442</text:p>
          </table:table-cell>
          <table:table-cell office:value-type="float" office:value="43273" calcext:value-type="float">
            <text:p>43273</text:p>
          </table:table-cell>
          <table:table-cell table:style-name="Default" table:number-columns-repeated="2"/>
        </table:table-row>
        <table:table-row table:style-name="ro1" table:number-rows-repeated="10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936" calcext:value-type="float">
            <text:p>8936</text:p>
          </table:table-cell>
          <table:table-cell office:value-type="float" office:value="8737" calcext:value-type="float">
            <text:p>8737</text:p>
          </table:table-cell>
          <table:table-cell office:value-type="float" office:value="3941" calcext:value-type="float">
            <text:p>3941</text:p>
          </table:table-cell>
          <table:table-cell office:value-type="float" office:value="7" calcext:value-type="float">
            <text:p>7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945" calcext:value-type="float">
            <text:p>8945</text:p>
          </table:table-cell>
          <table:table-cell office:value-type="float" office:value="8752" calcext:value-type="float">
            <text:p>8752</text:p>
          </table:table-cell>
          <table:table-cell office:value-type="float" office:value="3982" calcext:value-type="float">
            <text:p>3982</text:p>
          </table:table-cell>
          <table:table-cell office:value-type="float" office:value="569" calcext:value-type="float">
            <text:p>569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74" calcext:value-type="float">
            <text:p>14274</text:p>
          </table:table-cell>
          <table:table-cell office:value-type="float" office:value="14201" calcext:value-type="float">
            <text:p>14201</text:p>
          </table:table-cell>
          <table:table-cell office:value-type="float" office:value="14301" calcext:value-type="float">
            <text:p>14301</text:p>
          </table:table-cell>
          <table:table-cell office:value-type="float" office:value="843" calcext:value-type="float">
            <text:p>843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378" calcext:value-type="float">
            <text:p>63378</text:p>
          </table:table-cell>
          <table:table-cell office:value-type="float" office:value="63144" calcext:value-type="float">
            <text:p>63144</text:p>
          </table:table-cell>
          <table:table-cell office:value-type="float" office:value="15074" calcext:value-type="float">
            <text:p>15074</text:p>
          </table:table-cell>
          <table:table-cell office:value-type="float" office:value="8745" calcext:value-type="float">
            <text:p>8745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9332" calcext:value-type="float">
            <text:p>329332</text:p>
          </table:table-cell>
          <table:table-cell office:value-type="float" office:value="328478" calcext:value-type="float">
            <text:p>328478</text:p>
          </table:table-cell>
          <table:table-cell office:value-type="float" office:value="41258" calcext:value-type="float">
            <text:p>41258</text:p>
          </table:table-cell>
          <table:table-cell office:value-type="float" office:value="14212" calcext:value-type="float">
            <text:p>14212</text:p>
          </table:table-cell>
          <table:table-cell office:value-type="float" office:value="41204" calcext:value-type="float">
            <text:p>412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9116" calcext:value-type="float">
            <text:p>369116</text:p>
          </table:table-cell>
          <table:table-cell office:value-type="float" office:value="368318" calcext:value-type="float">
            <text:p>368318</text:p>
          </table:table-cell>
          <table:table-cell office:value-type="float" office:value="41688" calcext:value-type="float">
            <text:p>41688</text:p>
          </table:table-cell>
          <table:table-cell office:value-type="float" office:value="38881" calcext:value-type="float">
            <text:p>38881</text:p>
          </table:table-cell>
          <table:table-cell office:value-type="float" office:value="41634" calcext:value-type="float">
            <text:p>416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1695" calcext:value-type="float">
            <text:p>371695</text:p>
          </table:table-cell>
          <table:table-cell office:value-type="float" office:value="370888" calcext:value-type="float">
            <text:p>370888</text:p>
          </table:table-cell>
          <table:table-cell office:value-type="float" office:value="48712" calcext:value-type="float">
            <text:p>48712</text:p>
          </table:table-cell>
          <table:table-cell office:value-type="float" office:value="43379" calcext:value-type="float">
            <text:p>43379</text:p>
          </table:table-cell>
          <table:table-cell office:value-type="float" office:value="48558" calcext:value-type="float">
            <text:p>485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76158" calcext:value-type="float">
            <text:p>476158</text:p>
          </table:table-cell>
          <table:table-cell office:value-type="float" office:value="475191" calcext:value-type="float">
            <text:p>475191</text:p>
          </table:table-cell>
          <table:table-cell office:value-type="float" office:value="53048" calcext:value-type="float">
            <text:p>53048</text:p>
          </table:table-cell>
          <table:table-cell office:value-type="float" office:value="45027" calcext:value-type="float">
            <text:p>45027</text:p>
          </table:table-cell>
          <table:table-cell office:value-type="float" office:value="52824" calcext:value-type="float">
            <text:p>528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0593" calcext:value-type="float">
            <text:p>520593</text:p>
          </table:table-cell>
          <table:table-cell office:value-type="float" office:value="519546" calcext:value-type="float">
            <text:p>519546</text:p>
          </table:table-cell>
          <table:table-cell office:value-type="float" office:value="58094" calcext:value-type="float">
            <text:p>58094</text:p>
          </table:table-cell>
          <table:table-cell office:value-type="float" office:value="45565" calcext:value-type="float">
            <text:p>45565</text:p>
          </table:table-cell>
          <table:table-cell office:value-type="float" office:value="57810" calcext:value-type="float">
            <text:p>578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20594" calcext:value-type="float">
            <text:p>520594</text:p>
          </table:table-cell>
          <table:table-cell office:value-type="float" office:value="519549" calcext:value-type="float">
            <text:p>519549</text:p>
          </table:table-cell>
          <table:table-cell office:value-type="float" office:value="78564" calcext:value-type="float">
            <text:p>78564</text:p>
          </table:table-cell>
          <table:table-cell office:value-type="float" office:value="46390" calcext:value-type="float">
            <text:p>46390</text:p>
          </table:table-cell>
          <table:table-cell office:value-type="float" office:value="78190" calcext:value-type="float">
            <text:p>781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65510" calcext:value-type="float">
            <text:p>565510</text:p>
          </table:table-cell>
          <table:table-cell office:value-type="float" office:value="564428" calcext:value-type="float">
            <text:p>564428</text:p>
          </table:table-cell>
          <table:table-cell office:value-type="float" office:value="141701" calcext:value-type="float">
            <text:p>141701</text:p>
          </table:table-cell>
          <table:table-cell office:value-type="float" office:value="46872" calcext:value-type="float">
            <text:p>46872</text:p>
          </table:table-cell>
          <table:table-cell office:value-type="float" office:value="141287" calcext:value-type="float">
            <text:p>1412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86410" calcext:value-type="float">
            <text:p>586410</text:p>
          </table:table-cell>
          <table:table-cell office:value-type="float" office:value="585325" calcext:value-type="float">
            <text:p>585325</text:p>
          </table:table-cell>
          <table:table-cell office:value-type="float" office:value="209246" calcext:value-type="float">
            <text:p>209246</text:p>
          </table:table-cell>
          <table:table-cell office:value-type="float" office:value="47335" calcext:value-type="float">
            <text:p>47335</text:p>
          </table:table-cell>
          <table:table-cell office:value-type="float" office:value="208812" calcext:value-type="float">
            <text:p>2088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92783" calcext:value-type="float">
            <text:p>592783</text:p>
          </table:table-cell>
          <table:table-cell office:value-type="float" office:value="591672" calcext:value-type="float">
            <text:p>591672</text:p>
          </table:table-cell>
          <table:table-cell office:value-type="float" office:value="209246" calcext:value-type="float">
            <text:p>209246</text:p>
          </table:table-cell>
          <table:table-cell office:value-type="float" office:value="47632" calcext:value-type="float">
            <text:p>47632</text:p>
          </table:table-cell>
          <table:table-cell office:value-type="float" office:value="208812" calcext:value-type="float">
            <text:p>2088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36981" calcext:value-type="float">
            <text:p>636981</text:p>
          </table:table-cell>
          <table:table-cell office:value-type="float" office:value="635843" calcext:value-type="float">
            <text:p>635843</text:p>
          </table:table-cell>
          <table:table-cell office:value-type="float" office:value="267181" calcext:value-type="float">
            <text:p>267181</text:p>
          </table:table-cell>
          <table:table-cell office:value-type="float" office:value="47661" calcext:value-type="float">
            <text:p>47661</text:p>
          </table:table-cell>
          <table:table-cell office:value-type="float" office:value="266737" calcext:value-type="float">
            <text:p>26673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5479" calcext:value-type="float">
            <text:p>645479</text:p>
          </table:table-cell>
          <table:table-cell office:value-type="float" office:value="644288" calcext:value-type="float">
            <text:p>644288</text:p>
          </table:table-cell>
          <table:table-cell office:value-type="float" office:value="268906" calcext:value-type="float">
            <text:p>268906</text:p>
          </table:table-cell>
          <table:table-cell office:value-type="float" office:value="48210" calcext:value-type="float">
            <text:p>48210</text:p>
          </table:table-cell>
          <table:table-cell office:value-type="float" office:value="268462" calcext:value-type="float">
            <text:p>2684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48036" calcext:value-type="float">
            <text:p>648036</text:p>
          </table:table-cell>
          <table:table-cell office:value-type="float" office:value="646858" calcext:value-type="float">
            <text:p>646858</text:p>
          </table:table-cell>
          <table:table-cell office:value-type="float" office:value="269261" calcext:value-type="float">
            <text:p>269261</text:p>
          </table:table-cell>
          <table:table-cell office:value-type="float" office:value="48520" calcext:value-type="float">
            <text:p>48520</text:p>
          </table:table-cell>
          <table:table-cell office:value-type="float" office:value="268817" calcext:value-type="float">
            <text:p>2688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53734" calcext:value-type="float">
            <text:p>653734</text:p>
          </table:table-cell>
          <table:table-cell office:value-type="float" office:value="652567" calcext:value-type="float">
            <text:p>652567</text:p>
          </table:table-cell>
          <table:table-cell office:value-type="float" office:value="273274" calcext:value-type="float">
            <text:p>273274</text:p>
          </table:table-cell>
          <table:table-cell office:value-type="float" office:value="49467" calcext:value-type="float">
            <text:p>49467</text:p>
          </table:table-cell>
          <table:table-cell office:value-type="float" office:value="272830" calcext:value-type="float">
            <text:p>27283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55149" calcext:value-type="float">
            <text:p>655149</text:p>
          </table:table-cell>
          <table:table-cell office:value-type="float" office:value="653984" calcext:value-type="float">
            <text:p>653984</text:p>
          </table:table-cell>
          <table:table-cell office:value-type="float" office:value="277794" calcext:value-type="float">
            <text:p>277794</text:p>
          </table:table-cell>
          <table:table-cell office:value-type="float" office:value="49694" calcext:value-type="float">
            <text:p>49694</text:p>
          </table:table-cell>
          <table:table-cell office:value-type="float" office:value="277350" calcext:value-type="float">
            <text:p>2773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64030" calcext:value-type="float">
            <text:p>664030</text:p>
          </table:table-cell>
          <table:table-cell office:value-type="float" office:value="662798" calcext:value-type="float">
            <text:p>662798</text:p>
          </table:table-cell>
          <table:table-cell office:value-type="float" office:value="282427" calcext:value-type="float">
            <text:p>282427</text:p>
          </table:table-cell>
          <table:table-cell office:value-type="float" office:value="49894" calcext:value-type="float">
            <text:p>49894</text:p>
          </table:table-cell>
          <table:table-cell office:value-type="float" office:value="281983" calcext:value-type="float">
            <text:p>281983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Geolife-100 k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72" calcext:value-type="float">
            <text:p>3472</text:p>
          </table:table-cell>
          <table:table-cell office:value-type="float" office:value="3463" calcext:value-type="float">
            <text:p>3463</text:p>
          </table:table-cell>
          <table:table-cell office:value-type="float" office:value="3473" calcext:value-type="float">
            <text:p>3473</text:p>
          </table:table-cell>
          <table:table-cell office:value-type="float" office:value="3462" calcext:value-type="float">
            <text:p>3462</text:p>
          </table:table-cell>
          <table:table-cell office:value-type="float" office:value="3470" calcext:value-type="float">
            <text:p>34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97" calcext:value-type="float">
            <text:p>16697</text:p>
          </table:table-cell>
          <table:table-cell office:value-type="float" office:value="16538" calcext:value-type="float">
            <text:p>16538</text:p>
          </table:table-cell>
          <table:table-cell office:value-type="float" office:value="4746" calcext:value-type="float">
            <text:p>4746</text:p>
          </table:table-cell>
          <table:table-cell office:value-type="float" office:value="4716" calcext:value-type="float">
            <text:p>4716</text:p>
          </table:table-cell>
          <table:table-cell office:value-type="float" office:value="4736" calcext:value-type="float">
            <text:p>47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443" calcext:value-type="float">
            <text:p>25443</text:p>
          </table:table-cell>
          <table:table-cell office:value-type="float" office:value="25282" calcext:value-type="float">
            <text:p>25282</text:p>
          </table:table-cell>
          <table:table-cell office:value-type="float" office:value="8592" calcext:value-type="float">
            <text:p>8592</text:p>
          </table:table-cell>
          <table:table-cell office:value-type="float" office:value="6508" calcext:value-type="float">
            <text:p>6508</text:p>
          </table:table-cell>
          <table:table-cell office:value-type="float" office:value="8551" calcext:value-type="float">
            <text:p>85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758" calcext:value-type="float">
            <text:p>81758</text:p>
          </table:table-cell>
          <table:table-cell office:value-type="float" office:value="81481" calcext:value-type="float">
            <text:p>81481</text:p>
          </table:table-cell>
          <table:table-cell office:value-type="float" office:value="17053" calcext:value-type="float">
            <text:p>17053</text:p>
          </table:table-cell>
          <table:table-cell office:value-type="float" office:value="8724" calcext:value-type="float">
            <text:p>8724</text:p>
          </table:table-cell>
          <table:table-cell office:value-type="float" office:value="16933" calcext:value-type="float">
            <text:p>169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5951" calcext:value-type="float">
            <text:p>105951</text:p>
          </table:table-cell>
          <table:table-cell office:value-type="float" office:value="105481" calcext:value-type="float">
            <text:p>105481</text:p>
          </table:table-cell>
          <table:table-cell office:value-type="float" office:value="16824" calcext:value-type="float">
            <text:p>16824</text:p>
          </table:table-cell>
          <table:table-cell office:value-type="float" office:value="11589" calcext:value-type="float">
            <text:p>11589</text:p>
          </table:table-cell>
          <table:table-cell office:value-type="float" office:value="16710" calcext:value-type="float">
            <text:p>167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443" calcext:value-type="float">
            <text:p>160443</text:p>
          </table:table-cell>
          <table:table-cell office:value-type="float" office:value="159846" calcext:value-type="float">
            <text:p>159846</text:p>
          </table:table-cell>
          <table:table-cell office:value-type="float" office:value="46569" calcext:value-type="float">
            <text:p>46569</text:p>
          </table:table-cell>
          <table:table-cell office:value-type="float" office:value="14246" calcext:value-type="float">
            <text:p>14246</text:p>
          </table:table-cell>
          <table:table-cell office:value-type="float" office:value="46305" calcext:value-type="float">
            <text:p>463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4616" calcext:value-type="float">
            <text:p>264616</text:p>
          </table:table-cell>
          <table:table-cell office:value-type="float" office:value="263951" calcext:value-type="float">
            <text:p>263951</text:p>
          </table:table-cell>
          <table:table-cell office:value-type="float" office:value="69192" calcext:value-type="float">
            <text:p>69192</text:p>
          </table:table-cell>
          <table:table-cell office:value-type="float" office:value="19738" calcext:value-type="float">
            <text:p>19738</text:p>
          </table:table-cell>
          <table:table-cell office:value-type="float" office:value="68890" calcext:value-type="float">
            <text:p>6889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39779" calcext:value-type="float">
            <text:p>439779</text:p>
          </table:table-cell>
          <table:table-cell office:value-type="float" office:value="438812" calcext:value-type="float">
            <text:p>438812</text:p>
          </table:table-cell>
          <table:table-cell office:value-type="float" office:value="36040" calcext:value-type="float">
            <text:p>36040</text:p>
          </table:table-cell>
          <table:table-cell office:value-type="float" office:value="32998" calcext:value-type="float">
            <text:p>32998</text:p>
          </table:table-cell>
          <table:table-cell office:value-type="float" office:value="35902" calcext:value-type="float">
            <text:p>359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0593" calcext:value-type="float">
            <text:p>520593</text:p>
          </table:table-cell>
          <table:table-cell office:value-type="float" office:value="519546" calcext:value-type="float">
            <text:p>519546</text:p>
          </table:table-cell>
          <table:table-cell office:value-type="float" office:value="58094" calcext:value-type="float">
            <text:p>58094</text:p>
          </table:table-cell>
          <table:table-cell office:value-type="float" office:value="45565" calcext:value-type="float">
            <text:p>45565</text:p>
          </table:table-cell>
          <table:table-cell office:value-type="float" office:value="57810" calcext:value-type="float">
            <text:p>578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1403" calcext:value-type="float">
            <text:p>641403</text:p>
          </table:table-cell>
          <table:table-cell office:value-type="float" office:value="640242" calcext:value-type="float">
            <text:p>640242</text:p>
          </table:table-cell>
          <table:table-cell office:value-type="float" office:value="116875" calcext:value-type="float">
            <text:p>116875</text:p>
          </table:table-cell>
          <table:table-cell office:value-type="float" office:value="57047" calcext:value-type="float">
            <text:p>57047</text:p>
          </table:table-cell>
          <table:table-cell office:value-type="float" office:value="116430" calcext:value-type="float">
            <text:p>116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3122" calcext:value-type="float">
            <text:p>673122</text:p>
          </table:table-cell>
          <table:table-cell office:value-type="float" office:value="671930" calcext:value-type="float">
            <text:p>671930</text:p>
          </table:table-cell>
          <table:table-cell office:value-type="float" office:value="204713" calcext:value-type="float">
            <text:p>204713</text:p>
          </table:table-cell>
          <table:table-cell office:value-type="float" office:value="68599" calcext:value-type="float">
            <text:p>68599</text:p>
          </table:table-cell>
          <table:table-cell office:value-type="float" office:value="204179" calcext:value-type="float">
            <text:p>2041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9638" calcext:value-type="float">
            <text:p>749638</text:p>
          </table:table-cell>
          <table:table-cell office:value-type="float" office:value="748285" calcext:value-type="float">
            <text:p>748285</text:p>
          </table:table-cell>
          <table:table-cell office:value-type="float" office:value="267455" calcext:value-type="float">
            <text:p>267455</text:p>
          </table:table-cell>
          <table:table-cell office:value-type="float" office:value="80019" calcext:value-type="float">
            <text:p>80019</text:p>
          </table:table-cell>
          <table:table-cell office:value-type="float" office:value="266876" calcext:value-type="float">
            <text:p>26687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72902" calcext:value-type="float">
            <text:p>772902</text:p>
          </table:table-cell>
          <table:table-cell office:value-type="float" office:value="771514" calcext:value-type="float">
            <text:p>771514</text:p>
          </table:table-cell>
          <table:table-cell office:value-type="float" office:value="314397" calcext:value-type="float">
            <text:p>314397</text:p>
          </table:table-cell>
          <table:table-cell office:value-type="float" office:value="91801" calcext:value-type="float">
            <text:p>91801</text:p>
          </table:table-cell>
          <table:table-cell office:value-type="float" office:value="313773" calcext:value-type="float">
            <text:p>3137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96166" calcext:value-type="float">
            <text:p>796166</text:p>
          </table:table-cell>
          <table:table-cell office:value-type="float" office:value="794743" calcext:value-type="float">
            <text:p>794743</text:p>
          </table:table-cell>
          <table:table-cell office:value-type="float" office:value="345909" calcext:value-type="float">
            <text:p>345909</text:p>
          </table:table-cell>
          <table:table-cell office:value-type="float" office:value="103583" calcext:value-type="float">
            <text:p>103583</text:p>
          </table:table-cell>
          <table:table-cell office:value-type="float" office:value="345225" calcext:value-type="float">
            <text:p>345225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Geolife-100 |Q|=10 k=10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0593" calcext:value-type="float">
            <text:p>520593</text:p>
          </table:table-cell>
          <table:table-cell office:value-type="float" office:value="519546" calcext:value-type="float">
            <text:p>519546</text:p>
          </table:table-cell>
          <table:table-cell office:value-type="float" office:value="520593" calcext:value-type="float">
            <text:p>520593</text:p>
          </table:table-cell>
          <table:table-cell table:style-name="Default"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79629" calcext:value-type="float">
            <text:p>79629</text:p>
          </table:table-cell>
          <table:table-cell office:value-type="float" office:value="54306" calcext:value-type="float">
            <text:p>54306</text:p>
          </table:table-cell>
          <table:table-cell office:value-type="float" office:value="79529" calcext:value-type="float">
            <text:p>79529</text:p>
          </table:table-cell>
          <table:table-cell table:style-name="Default"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58014" calcext:value-type="float">
            <text:p>58014</text:p>
          </table:table-cell>
          <table:table-cell office:value-type="float" office:value="47660" calcext:value-type="float">
            <text:p>47660</text:p>
          </table:table-cell>
          <table:table-cell office:value-type="float" office:value="57834" calcext:value-type="float">
            <text:p>57834</text:p>
          </table:table-cell>
          <table:table-cell table:style-name="Default"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58094" calcext:value-type="float">
            <text:p>58094</text:p>
          </table:table-cell>
          <table:table-cell office:value-type="float" office:value="45446" calcext:value-type="float">
            <text:p>45446</text:p>
          </table:table-cell>
          <table:table-cell office:value-type="float" office:value="57810" calcext:value-type="float">
            <text:p>57810</text:p>
          </table:table-cell>
          <table:table-cell table:style-name="Default"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58174" calcext:value-type="float">
            <text:p>58174</text:p>
          </table:table-cell>
          <table:table-cell office:value-type="float" office:value="42212" calcext:value-type="float">
            <text:p>42212</text:p>
          </table:table-cell>
          <table:table-cell office:value-type="float" office:value="57780" calcext:value-type="float">
            <text:p>57780</text:p>
          </table:table-cell>
          <table:table-cell table:style-name="Default"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58253" calcext:value-type="float">
            <text:p>58253</text:p>
          </table:table-cell>
          <table:table-cell office:value-type="float" office:value="36960" calcext:value-type="float">
            <text:p>36960</text:p>
          </table:table-cell>
          <table:table-cell office:value-type="float" office:value="57769" calcext:value-type="float">
            <text:p>57769</text:p>
          </table:table-cell>
          <table:table-cell table:style-name="Default"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58340" calcext:value-type="float">
            <text:p>58340</text:p>
          </table:table-cell>
          <table:table-cell office:value-type="float" office:value="30919" calcext:value-type="float">
            <text:p>30919</text:p>
          </table:table-cell>
          <table:table-cell office:value-type="float" office:value="57756" calcext:value-type="float">
            <text:p>57756</text:p>
          </table:table-cell>
          <table:table-cell table:style-name="Default"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58440" calcext:value-type="float">
            <text:p>58440</text:p>
          </table:table-cell>
          <table:table-cell office:value-type="float" office:value="13100" calcext:value-type="float">
            <text:p>13100</text:p>
          </table:table-cell>
          <table:table-cell office:value-type="float" office:value="57756" calcext:value-type="float">
            <text:p>57756</text:p>
          </table:table-cell>
          <table:table-cell table:style-name="Default"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58548" calcext:value-type="float">
            <text:p>58548</text:p>
          </table:table-cell>
          <table:table-cell office:value-type="float" office:value="11298" calcext:value-type="float">
            <text:p>11298</text:p>
          </table:table-cell>
          <table:table-cell office:value-type="float" office:value="57766" calcext:value-type="float">
            <text:p>57766</text:p>
          </table:table-cell>
          <table:table-cell table:style-name="Default"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66956" calcext:value-type="float">
            <text:p>66956</text:p>
          </table:table-cell>
          <table:table-cell office:value-type="float" office:value="834" calcext:value-type="float">
            <text:p>834</text:p>
          </table:table-cell>
          <table:table-cell office:value-type="float" office:value="57764" calcext:value-type="float">
            <text:p>57764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369" calcext:value-type="float">
            <text:p>67369</text:p>
          </table:table-cell>
          <table:table-cell office:value-type="float" office:value="657" calcext:value-type="float">
            <text:p>657</text:p>
          </table:table-cell>
          <table:table-cell office:value-type="float" office:value="57807" calcext:value-type="float">
            <text:p>57807</text:p>
          </table:table-cell>
          <table:table-cell table:style-name="Default" table:number-columns-repeated="2"/>
        </table:table-row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6455" calcext:value-type="float">
            <text:p>56455</text:p>
          </table:table-cell>
          <table:table-cell table:style-name="Default" office:value-type="float" office:value="14495" calcext:value-type="float">
            <text:p>14495</text:p>
          </table:table-cell>
          <table:table-cell office:value-type="float" office:value="14865" calcext:value-type="float">
            <text:p>14865</text:p>
          </table:table-cell>
          <table:table-cell office:value-type="float" office:value="13897" calcext:value-type="float">
            <text:p>138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9104" calcext:value-type="float">
            <text:p>59104</text:p>
          </table:table-cell>
          <table:table-cell table:style-name="Default" office:value-type="float" office:value="14575" calcext:value-type="float">
            <text:p>14575</text:p>
          </table:table-cell>
          <table:table-cell office:value-type="float" office:value="16592" calcext:value-type="float">
            <text:p>16592</text:p>
          </table:table-cell>
          <table:table-cell office:value-type="float" office:value="13991" calcext:value-type="float">
            <text:p>139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996" calcext:value-type="float">
            <text:p>59996</text:p>
          </table:table-cell>
          <table:table-cell table:style-name="Default" office:value-type="float" office:value="14767" calcext:value-type="float">
            <text:p>14767</text:p>
          </table:table-cell>
          <table:table-cell office:value-type="float" office:value="18024" calcext:value-type="float">
            <text:p>18024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2804" calcext:value-type="float">
            <text:p>62804</text:p>
          </table:table-cell>
          <table:table-cell table:style-name="Default" office:value-type="float" office:value="15117" calcext:value-type="float">
            <text:p>15117</text:p>
          </table:table-cell>
          <table:table-cell office:value-type="float" office:value="19124" calcext:value-type="float">
            <text:p>19124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3633" calcext:value-type="float">
            <text:p>63633</text:p>
          </table:table-cell>
          <table:table-cell table:style-name="Default" office:value-type="float" office:value="15117" calcext:value-type="float">
            <text:p>15117</text:p>
          </table:table-cell>
          <table:table-cell office:value-type="float" office:value="23681" calcext:value-type="float">
            <text:p>23681</text:p>
          </table:table-cell>
          <table:table-cell office:value-type="float" office:value="14551" calcext:value-type="float">
            <text:p>145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6508" calcext:value-type="float">
            <text:p>66508</text:p>
          </table:table-cell>
          <table:table-cell table:style-name="Default" office:value-type="float" office:value="15715" calcext:value-type="float">
            <text:p>15715</text:p>
          </table:table-cell>
          <table:table-cell office:value-type="float" office:value="25542" calcext:value-type="float">
            <text:p>25542</text:p>
          </table:table-cell>
          <table:table-cell office:value-type="float" office:value="15107" calcext:value-type="float">
            <text:p>151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7408" calcext:value-type="float">
            <text:p>67408</text:p>
          </table:table-cell>
          <table:table-cell table:style-name="Default" office:value-type="float" office:value="15923" calcext:value-type="float">
            <text:p>15923</text:p>
          </table:table-cell>
          <table:table-cell office:value-type="float" office:value="29796" calcext:value-type="float">
            <text:p>29796</text:p>
          </table:table-cell>
          <table:table-cell office:value-type="float" office:value="15315" calcext:value-type="float">
            <text:p>153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70353" calcext:value-type="float">
            <text:p>70353</text:p>
          </table:table-cell>
          <table:table-cell table:style-name="Default" office:value-type="float" office:value="16489" calcext:value-type="float">
            <text:p>16489</text:p>
          </table:table-cell>
          <table:table-cell office:value-type="float" office:value="32330" calcext:value-type="float">
            <text:p>32330</text:p>
          </table:table-cell>
          <table:table-cell office:value-type="float" office:value="15881" calcext:value-type="float">
            <text:p>158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table:style-name="Default" office:value-type="float" office:value="16709" calcext:value-type="float">
            <text:p>16709</text:p>
          </table:table-cell>
          <table:table-cell office:value-type="float" office:value="40512" calcext:value-type="float">
            <text:p>40512</text:p>
          </table:table-cell>
          <table:table-cell office:value-type="float" office:value="16101" calcext:value-type="float">
            <text:p>161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4326" calcext:value-type="float">
            <text:p>74326</text:p>
          </table:table-cell>
          <table:table-cell table:style-name="Default" office:value-type="float" office:value="17245" calcext:value-type="float">
            <text:p>17245</text:p>
          </table:table-cell>
          <table:table-cell office:value-type="float" office:value="40512" calcext:value-type="float">
            <text:p>40512</text:p>
          </table:table-cell>
          <table:table-cell office:value-type="float" office:value="16637" calcext:value-type="float">
            <text:p>166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5353" calcext:value-type="float">
            <text:p>75353</text:p>
          </table:table-cell>
          <table:table-cell table:style-name="Default" office:value-type="float" office:value="17465" calcext:value-type="float">
            <text:p>17465</text:p>
          </table:table-cell>
          <table:table-cell office:value-type="float" office:value="40518" calcext:value-type="float">
            <text:p>40518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8481" calcext:value-type="float">
            <text:p>78481</text:p>
          </table:table-cell>
          <table:table-cell table:style-name="Default" office:value-type="float" office:value="18129" calcext:value-type="float">
            <text:p>18129</text:p>
          </table:table-cell>
          <table:table-cell office:value-type="float" office:value="40518" calcext:value-type="float">
            <text:p>40518</text:p>
          </table:table-cell>
          <table:table-cell office:value-type="float" office:value="17511" calcext:value-type="float">
            <text:p>175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9378" calcext:value-type="float">
            <text:p>79378</text:p>
          </table:table-cell>
          <table:table-cell table:style-name="Default" office:value-type="float" office:value="18345" calcext:value-type="float">
            <text:p>18345</text:p>
          </table:table-cell>
          <table:table-cell office:value-type="float" office:value="40524" calcext:value-type="float">
            <text:p>40524</text:p>
          </table:table-cell>
          <table:table-cell office:value-type="float" office:value="17727" calcext:value-type="float">
            <text:p>1772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2565" calcext:value-type="float">
            <text:p>82565</text:p>
          </table:table-cell>
          <table:table-cell table:style-name="Default" office:value-type="float" office:value="18917" calcext:value-type="float">
            <text:p>18917</text:p>
          </table:table-cell>
          <table:table-cell office:value-type="float" office:value="40958" calcext:value-type="float">
            <text:p>40958</text:p>
          </table:table-cell>
          <table:table-cell office:value-type="float" office:value="18299" calcext:value-type="float">
            <text:p>1829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3641" calcext:value-type="float">
            <text:p>83641</text:p>
          </table:table-cell>
          <table:table-cell table:style-name="Default" office:value-type="float" office:value="19133" calcext:value-type="float">
            <text:p>19133</text:p>
          </table:table-cell>
          <table:table-cell office:value-type="float" office:value="41148" calcext:value-type="float">
            <text:p>41148</text:p>
          </table:table-cell>
          <table:table-cell office:value-type="float" office:value="18515" calcext:value-type="float">
            <text:p>185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6862" calcext:value-type="float">
            <text:p>86862</text:p>
          </table:table-cell>
          <table:table-cell table:style-name="Default" office:value-type="float" office:value="20230" calcext:value-type="float">
            <text:p>20230</text:p>
          </table:table-cell>
          <table:table-cell office:value-type="float" office:value="41574" calcext:value-type="float">
            <text:p>41574</text:p>
          </table:table-cell>
          <table:table-cell office:value-type="float" office:value="19602" calcext:value-type="float">
            <text:p>1960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7977" calcext:value-type="float">
            <text:p>87977</text:p>
          </table:table-cell>
          <table:table-cell table:style-name="Default" office:value-type="float" office:value="21446" calcext:value-type="float">
            <text:p>21446</text:p>
          </table:table-cell>
          <table:table-cell office:value-type="float" office:value="41955" calcext:value-type="float">
            <text:p>41955</text:p>
          </table:table-cell>
          <table:table-cell office:value-type="float" office:value="20818" calcext:value-type="float">
            <text:p>208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91223" calcext:value-type="float">
            <text:p>91223</text:p>
          </table:table-cell>
          <table:table-cell table:style-name="Default" office:value-type="float" office:value="22807" calcext:value-type="float">
            <text:p>22807</text:p>
          </table:table-cell>
          <table:table-cell office:value-type="float" office:value="43039" calcext:value-type="float">
            <text:p>43039</text:p>
          </table:table-cell>
          <table:table-cell office:value-type="float" office:value="22169" calcext:value-type="float">
            <text:p>221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1265" calcext:value-type="float">
            <text:p>91265</text:p>
          </table:table-cell>
          <table:table-cell table:style-name="Default" office:value-type="float" office:value="24185" calcext:value-type="float">
            <text:p>24185</text:p>
          </table:table-cell>
          <table:table-cell office:value-type="float" office:value="44017" calcext:value-type="float">
            <text:p>44017</text:p>
          </table:table-cell>
          <table:table-cell office:value-type="float" office:value="23547" calcext:value-type="float">
            <text:p>23547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Geolife-100 k=10 μ=0.3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1411" calcext:value-type="float">
            <text:p>1411</text:p>
          </table:table-cell>
          <table:table-cell office:value-type="float" office:value="735" calcext:value-type="float">
            <text:p>735</text:p>
          </table:table-cell>
          <table:table-cell office:value-type="float" office:value="909" calcext:value-type="float">
            <text:p>909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717" calcext:value-type="float">
            <text:p>4717</text:p>
          </table:table-cell>
          <table:table-cell office:value-type="float" office:value="1922" calcext:value-type="float">
            <text:p>1922</text:p>
          </table:table-cell>
          <table:table-cell office:value-type="float" office:value="2285" calcext:value-type="float">
            <text:p>2285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9144" calcext:value-type="float">
            <text:p>9144</text:p>
          </table:table-cell>
          <table:table-cell office:value-type="float" office:value="2444" calcext:value-type="float">
            <text:p>2444</text:p>
          </table:table-cell>
          <table:table-cell office:value-type="float" office:value="3949" calcext:value-type="float">
            <text:p>3949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5018" calcext:value-type="float">
            <text:p>35018</text:p>
          </table:table-cell>
          <table:table-cell office:value-type="float" office:value="10336" calcext:value-type="float">
            <text:p>10336</text:p>
          </table:table-cell>
          <table:table-cell office:value-type="float" office:value="11604" calcext:value-type="float">
            <text:p>11604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2062" calcext:value-type="float">
            <text:p>42062</text:p>
          </table:table-cell>
          <table:table-cell office:value-type="float" office:value="10783" calcext:value-type="float">
            <text:p>10783</text:p>
          </table:table-cell>
          <table:table-cell office:value-type="float" office:value="13484" calcext:value-type="float">
            <text:p>13484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7894" calcext:value-type="float">
            <text:p>47894</text:p>
          </table:table-cell>
          <table:table-cell office:value-type="float" office:value="10925" calcext:value-type="float">
            <text:p>10925</text:p>
          </table:table-cell>
          <table:table-cell office:value-type="float" office:value="17655" calcext:value-type="float">
            <text:p>17655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4934" calcext:value-type="float">
            <text:p>54934</text:p>
          </table:table-cell>
          <table:table-cell office:value-type="float" office:value="10410" calcext:value-type="float">
            <text:p>10410</text:p>
          </table:table-cell>
          <table:table-cell office:value-type="float" office:value="24205" calcext:value-type="float">
            <text:p>24205</text:p>
          </table:table-cell>
          <table:table-cell office:value-type="float" office:value="9947" calcext:value-type="float">
            <text:p>99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5674" calcext:value-type="float">
            <text:p>65674</text:p>
          </table:table-cell>
          <table:table-cell office:value-type="float" office:value="14041" calcext:value-type="float">
            <text:p>14041</text:p>
          </table:table-cell>
          <table:table-cell office:value-type="float" office:value="24215" calcext:value-type="float">
            <text:p>24215</text:p>
          </table:table-cell>
          <table:table-cell office:value-type="float" office:value="13504" calcext:value-type="float">
            <text:p>135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16709" calcext:value-type="float">
            <text:p>16709</text:p>
          </table:table-cell>
          <table:table-cell office:value-type="float" office:value="40512" calcext:value-type="float">
            <text:p>40512</text:p>
          </table:table-cell>
          <table:table-cell office:value-type="float" office:value="16101" calcext:value-type="float">
            <text:p>161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8851" calcext:value-type="float">
            <text:p>78851</text:p>
          </table:table-cell>
          <table:table-cell office:value-type="float" office:value="20407" calcext:value-type="float">
            <text:p>20407</text:p>
          </table:table-cell>
          <table:table-cell office:value-type="float" office:value="32339" calcext:value-type="float">
            <text:p>32339</text:p>
          </table:table-cell>
          <table:table-cell office:value-type="float" office:value="19727" calcext:value-type="float">
            <text:p>1972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90085" calcext:value-type="float">
            <text:p>90085</text:p>
          </table:table-cell>
          <table:table-cell office:value-type="float" office:value="26310" calcext:value-type="float">
            <text:p>26310</text:p>
          </table:table-cell>
          <table:table-cell office:value-type="float" office:value="31875" calcext:value-type="float">
            <text:p>31875</text:p>
          </table:table-cell>
          <table:table-cell office:value-type="float" office:value="25543" calcext:value-type="float">
            <text:p>2554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7345" calcext:value-type="float">
            <text:p>117345</text:p>
          </table:table-cell>
          <table:table-cell office:value-type="float" office:value="33744" calcext:value-type="float">
            <text:p>33744</text:p>
          </table:table-cell>
          <table:table-cell office:value-type="float" office:value="40175" calcext:value-type="float">
            <text:p>40175</text:p>
          </table:table-cell>
          <table:table-cell office:value-type="float" office:value="32874" calcext:value-type="float">
            <text:p>3287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4680" calcext:value-type="float">
            <text:p>124680</text:p>
          </table:table-cell>
          <table:table-cell office:value-type="float" office:value="32889" calcext:value-type="float">
            <text:p>32889</text:p>
          </table:table-cell>
          <table:table-cell office:value-type="float" office:value="44447" calcext:value-type="float">
            <text:p>44447</text:p>
          </table:table-cell>
          <table:table-cell office:value-type="float" office:value="31966" calcext:value-type="float">
            <text:p>319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2003" calcext:value-type="float">
            <text:p>132003</text:p>
          </table:table-cell>
          <table:table-cell office:value-type="float" office:value="38098" calcext:value-type="float">
            <text:p>38098</text:p>
          </table:table-cell>
          <table:table-cell office:value-type="float" office:value="49291" calcext:value-type="float">
            <text:p>49291</text:p>
          </table:table-cell>
          <table:table-cell office:value-type="float" office:value="37094" calcext:value-type="float">
            <text:p>37094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Geolife-100 |Q|=10 k=10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109898" calcext:value-type="float">
            <text:p>109898</text:p>
          </table:table-cell>
          <table:table-cell table:style-name="Default"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384" calcext:value-type="float">
            <text:p>16384</text:p>
          </table:table-cell>
          <table:table-cell office:value-type="float" office:value="54759" calcext:value-type="float">
            <text:p>54759</text:p>
          </table:table-cell>
          <table:table-cell office:value-type="float" office:value="109897" calcext:value-type="float">
            <text:p>109897</text:p>
          </table:table-cell>
          <table:table-cell table:style-name="Default"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542" calcext:value-type="float">
            <text:p>16542</text:p>
          </table:table-cell>
          <table:table-cell office:value-type="float" office:value="32408" calcext:value-type="float">
            <text:p>32408</text:p>
          </table:table-cell>
          <table:table-cell office:value-type="float" office:value="109897" calcext:value-type="float">
            <text:p>109897</text:p>
          </table:table-cell>
          <table:table-cell table:style-name="Default"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6710" calcext:value-type="float">
            <text:p>16710</text:p>
          </table:table-cell>
          <table:table-cell office:value-type="float" office:value="40503" calcext:value-type="float">
            <text:p>40503</text:p>
          </table:table-cell>
          <table:table-cell office:value-type="float" office:value="109890" calcext:value-type="float">
            <text:p>109890</text:p>
          </table:table-cell>
          <table:table-cell table:style-name="Default"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6883" calcext:value-type="float">
            <text:p>16883</text:p>
          </table:table-cell>
          <table:table-cell office:value-type="float" office:value="21932" calcext:value-type="float">
            <text:p>21932</text:p>
          </table:table-cell>
          <table:table-cell office:value-type="float" office:value="109868" calcext:value-type="float">
            <text:p>109868</text:p>
          </table:table-cell>
          <table:table-cell table:style-name="Default"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7060" calcext:value-type="float">
            <text:p>17060</text:p>
          </table:table-cell>
          <table:table-cell office:value-type="float" office:value="17318" calcext:value-type="float">
            <text:p>17318</text:p>
          </table:table-cell>
          <table:table-cell office:value-type="float" office:value="89473" calcext:value-type="float">
            <text:p>89473</text:p>
          </table:table-cell>
          <table:table-cell table:style-name="Default"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391285" calcext:value-type="float">
            <text:p>391285</text:p>
          </table:table-cell>
          <table:table-cell office:value-type="float" office:value="17548" calcext:value-type="float">
            <text:p>17548</text:p>
          </table:table-cell>
          <table:table-cell office:value-type="float" office:value="87627" calcext:value-type="float">
            <text:p>87627</text:p>
          </table:table-cell>
          <table:table-cell table:style-name="Default"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393672" calcext:value-type="float">
            <text:p>393672</text:p>
          </table:table-cell>
          <table:table-cell office:value-type="float" office:value="16719" calcext:value-type="float">
            <text:p>16719</text:p>
          </table:table-cell>
          <table:table-cell office:value-type="float" office:value="85971" calcext:value-type="float">
            <text:p>85971</text:p>
          </table:table-cell>
          <table:table-cell table:style-name="Default"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92491" calcext:value-type="float">
            <text:p>392491</text:p>
          </table:table-cell>
          <table:table-cell office:value-type="float" office:value="16728" calcext:value-type="float">
            <text:p>16728</text:p>
          </table:table-cell>
          <table:table-cell office:value-type="float" office:value="85978" calcext:value-type="float">
            <text:p>85978</text:p>
          </table:table-cell>
          <table:table-cell table:style-name="Default"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89451" calcext:value-type="float">
            <text:p>389451</text:p>
          </table:table-cell>
          <table:table-cell office:value-type="float" office:value="16010" calcext:value-type="float">
            <text:p>16010</text:p>
          </table:table-cell>
          <table:table-cell office:value-type="float" office:value="30607" calcext:value-type="float">
            <text:p>30607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2541" calcext:value-type="float">
            <text:p>392541</text:p>
          </table:table-cell>
          <table:table-cell office:value-type="float" office:value="16028" calcext:value-type="float">
            <text:p>16028</text:p>
          </table:table-cell>
          <table:table-cell office:value-type="float" office:value="30792" calcext:value-type="float">
            <text:p>30792</text:p>
          </table:table-cell>
          <table:table-cell table:style-name="Default" table:number-columns-repeated="2"/>
        </table:table-row>
      </table:table>
      <table:table table:name="uniform-res" table:style-name="ta1">
        <table:shapes>
          <draw:frame draw:z-index="0" draw:style-name="gr1" draw:text-style-name="P1" svg:width="159.99mm" svg:height="89.99mm" svg:x="136.47mm" svg:y="321.6mm">
            <loext:p draw:notify-on-update-of-ranges="'uniform-res'.A73:'uniform-res'.A91 'uniform-res'.B72:'uniform-res'.B72 'uniform-res'.B73:'uniform-res'.B91 'uniform-res'.C72:'uniform-res'.C72 'uniform-res'.C73:'uniform-res'.C91 'uniform-res'.D72:'uniform-res'.D72 'uniform-res'.D73:'uniform-res'.D91 'uniform-res'.E72:'uniform-res'.E72 'uniform-res'.E73:'uniform-res'.E91 'uniform-res'.F72:'uniform-res'.F72 'uniform-res'.F73:'uniform-res'.F9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36.47mm" svg:y="420.94mm">
            <loext:p draw:notify-on-update-of-ranges="'uniform-res'.A95:'uniform-res'.A108 'uniform-res'.B94:'uniform-res'.B94 'uniform-res'.B95:'uniform-res'.B108 'uniform-res'.C94:'uniform-res'.C94 'uniform-res'.C95:'uniform-res'.C108 'uniform-res'.D94:'uniform-res'.D94 'uniform-res'.D95:'uniform-res'.D108 'uniform-res'.E94:'uniform-res'.E94 'uniform-res'.E95:'uniform-res'.E108 'uniform-res'.F94:'uniform-res'.F94 'uniform-res'.F95:'uniform-res'.F10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99.58mm" svg:y="522.14mm">
            <loext:p draw:notify-on-update-of-ranges="'uniform-res'.A113:'uniform-res'.A123 'uniform-res'.B112:'uniform-res'.B112 'uniform-res'.B113:'uniform-res'.B123 'uniform-res'.C112:'uniform-res'.C112 'uniform-res'.C113:'uniform-res'.C123 'uniform-res'.D112:'uniform-res'.D112 'uniform-res'.D113:'uniform-res'.D12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223.86mm" svg:height="89.99mm" svg:x="159.66mm" svg:y="9.69mm">
            <loext:p draw:notify-on-update-of-ranges="'uniform-res'.A3:'uniform-res'.A21 'uniform-res'.B2:'uniform-res'.B2 'uniform-res'.B3:'uniform-res'.B21 'uniform-res'.C2:'uniform-res'.C2 'uniform-res'.C3:'uniform-res'.C21 'uniform-res'.D2:'uniform-res'.D2 'uniform-res'.D3:'uniform-res'.D21 'uniform-res'.E2:'uniform-res'.E2 'uniform-res'.E3:'uniform-res'.E21 'uniform-res'.F2:'uniform-res'.F2 'uniform-res'.F3:'uniform-res'.F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225.08mm" svg:height="89.99mm" svg:x="158.44mm" svg:y="118.4mm">
            <loext:p draw:notify-on-update-of-ranges="'uniform-res'.A25:'uniform-res'.A38 'uniform-res'.B24:'uniform-res'.B24 'uniform-res'.B25:'uniform-res'.B38 'uniform-res'.C24:'uniform-res'.C24 'uniform-res'.C25:'uniform-res'.C38 'uniform-res'.D24:'uniform-res'.D24 'uniform-res'.D25:'uniform-res'.D38 'uniform-res'.E24:'uniform-res'.E24 'uniform-res'.E25:'uniform-res'.E38 'uniform-res'.F24:'uniform-res'.F24 'uniform-res'.F25:'uniform-res'.F38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5" draw:style-name="gr1" draw:text-style-name="P1" svg:width="159.99mm" svg:height="89.99mm" svg:x="120.84mm" svg:y="22.29mm">
            <loext:p draw:notify-on-update-of-ranges="'uniform-res'.A3:'uniform-res'.A21 'uniform-res'.B2:'uniform-res'.B2 'uniform-res'.B3:'uniform-res'.B21 'uniform-res'.C2:'uniform-res'.C2 'uniform-res'.C3:'uniform-res'.C21 'uniform-res'.D2:'uniform-res'.D2 'uniform-res'.D3:'uniform-res'.D21 'uniform-res'.E2:'uniform-res'.E2 'uniform-res'.E3:'uniform-res'.E21 'uniform-res'.F2:'uniform-res'.F2 'uniform-res'.F3:'uniform-res'.F21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6" draw:style-name="gr1" draw:text-style-name="P1" svg:width="159.99mm" svg:height="89.99mm" svg:x="136.47mm" svg:y="119.6mm">
            <loext:p draw:notify-on-update-of-ranges="'uniform-res'.A24:'uniform-res'.A24 'uniform-res'.A25:'uniform-res'.A38 'uniform-res'.B24:'uniform-res'.B24 'uniform-res'.B25:'uniform-res'.B38 'uniform-res'.C24:'uniform-res'.C24 'uniform-res'.C25:'uniform-res'.C38 'uniform-res'.D24:'uniform-res'.D24 'uniform-res'.D25:'uniform-res'.D38 'uniform-res'.E24:'uniform-res'.E24 'uniform-res'.E25:'uniform-res'.E38 'uniform-res'.F24:'uniform-res'.F24 'uniform-res'.F25:'uniform-res'.F38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5505" calcext:value-type="float">
            <text:p>55505</text:p>
          </table:table-cell>
          <table:table-cell office:value-type="float" office:value="14495" calcext:value-type="float">
            <text:p>14495</text:p>
          </table:table-cell>
          <table:table-cell table:style-name="ce3" office:value-type="float" office:value="7432" calcext:value-type="float">
            <text:p>7432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8126" calcext:value-type="float">
            <text:p>58126</text:p>
          </table:table-cell>
          <table:table-cell office:value-type="float" office:value="14575" calcext:value-type="float">
            <text:p>14575</text:p>
          </table:table-cell>
          <table:table-cell table:style-name="ce3" office:value-type="float" office:value="8296" calcext:value-type="float">
            <text:p>8296</text:p>
          </table:table-cell>
          <table:table-cell office:value-type="float" office:value="14464" calcext:value-type="float">
            <text:p>144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012" calcext:value-type="float">
            <text:p>59012</text:p>
          </table:table-cell>
          <table:table-cell office:value-type="float" office:value="14767" calcext:value-type="float">
            <text:p>14767</text:p>
          </table:table-cell>
          <table:table-cell table:style-name="ce3" office:value-type="float" office:value="9012" calcext:value-type="float">
            <text:p>9012</text:p>
          </table:table-cell>
          <table:table-cell office:value-type="float" office:value="14642" calcext:value-type="float">
            <text:p>146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1792" calcext:value-type="float">
            <text:p>61792</text:p>
          </table:table-cell>
          <table:table-cell office:value-type="float" office:value="15117" calcext:value-type="float">
            <text:p>15117</text:p>
          </table:table-cell>
          <table:table-cell table:style-name="ce3" office:value-type="float" office:value="9562" calcext:value-type="float">
            <text:p>9562</text:p>
          </table:table-cell>
          <table:table-cell office:value-type="float" office:value="14992" calcext:value-type="float">
            <text:p>149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2615" calcext:value-type="float">
            <text:p>62615</text:p>
          </table:table-cell>
          <table:table-cell office:value-type="float" office:value="15117" calcext:value-type="float">
            <text:p>15117</text:p>
          </table:table-cell>
          <table:table-cell table:style-name="ce3" office:value-type="float" office:value="11840" calcext:value-type="float">
            <text:p>11840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5462" calcext:value-type="float">
            <text:p>65462</text:p>
          </table:table-cell>
          <table:table-cell office:value-type="float" office:value="15715" calcext:value-type="float">
            <text:p>15715</text:p>
          </table:table-cell>
          <table:table-cell table:style-name="ce3" office:value-type="float" office:value="12771" calcext:value-type="float">
            <text:p>12771</text:p>
          </table:table-cell>
          <table:table-cell office:value-type="float" office:value="15584" calcext:value-type="float">
            <text:p>155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6356" calcext:value-type="float">
            <text:p>66356</text:p>
          </table:table-cell>
          <table:table-cell office:value-type="float" office:value="15923" calcext:value-type="float">
            <text:p>15923</text:p>
          </table:table-cell>
          <table:table-cell table:style-name="ce3" office:value-type="float" office:value="14898" calcext:value-type="float">
            <text:p>14898</text:p>
          </table:table-cell>
          <table:table-cell office:value-type="float" office:value="15792" calcext:value-type="float">
            <text:p>157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69273" calcext:value-type="float">
            <text:p>69273</text:p>
          </table:table-cell>
          <table:table-cell office:value-type="float" office:value="16489" calcext:value-type="float">
            <text:p>16489</text:p>
          </table:table-cell>
          <table:table-cell table:style-name="ce3" office:value-type="float" office:value="16165" calcext:value-type="float">
            <text:p>16165</text:p>
          </table:table-cell>
          <table:table-cell office:value-type="float" office:value="16358" calcext:value-type="float">
            <text:p>163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0293" calcext:value-type="float">
            <text:p>70293</text:p>
          </table:table-cell>
          <table:table-cell office:value-type="float" office:value="16709" calcext:value-type="float">
            <text:p>16709</text:p>
          </table:table-cell>
          <table:table-cell table:style-name="ce3" office:value-type="float" office:value="16256" calcext:value-type="float">
            <text:p>16256</text:p>
          </table:table-cell>
          <table:table-cell office:value-type="float" office:value="16578" calcext:value-type="float">
            <text:p>165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3212" calcext:value-type="float">
            <text:p>73212</text:p>
          </table:table-cell>
          <table:table-cell office:value-type="float" office:value="17245" calcext:value-type="float">
            <text:p>17245</text:p>
          </table:table-cell>
          <table:table-cell table:style-name="ce3" office:value-type="float" office:value="17256" calcext:value-type="float">
            <text:p>17256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4233" calcext:value-type="float">
            <text:p>74233</text:p>
          </table:table-cell>
          <table:table-cell office:value-type="float" office:value="17465" calcext:value-type="float">
            <text:p>17465</text:p>
          </table:table-cell>
          <table:table-cell table:style-name="ce3" office:value-type="float" office:value="17259" calcext:value-type="float">
            <text:p>17259</text:p>
          </table:table-cell>
          <table:table-cell office:value-type="float" office:value="17328" calcext:value-type="float">
            <text:p>1732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7333" calcext:value-type="float">
            <text:p>77333</text:p>
          </table:table-cell>
          <table:table-cell office:value-type="float" office:value="18129" calcext:value-type="float">
            <text:p>18129</text:p>
          </table:table-cell>
          <table:table-cell table:style-name="ce3" office:value-type="float" office:value="17259" calcext:value-type="float">
            <text:p>17259</text:p>
          </table:table-cell>
          <table:table-cell office:value-type="float" office:value="17992" calcext:value-type="float">
            <text:p>1799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8224" calcext:value-type="float">
            <text:p>78224</text:p>
          </table:table-cell>
          <table:table-cell office:value-type="float" office:value="18345" calcext:value-type="float">
            <text:p>18345</text:p>
          </table:table-cell>
          <table:table-cell table:style-name="ce3" office:value-type="float" office:value="18262" calcext:value-type="float">
            <text:p>18262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1386" calcext:value-type="float">
            <text:p>81386</text:p>
          </table:table-cell>
          <table:table-cell office:value-type="float" office:value="18917" calcext:value-type="float">
            <text:p>18917</text:p>
          </table:table-cell>
          <table:table-cell table:style-name="ce3" office:value-type="float" office:value="18479" calcext:value-type="float">
            <text:p>18479</text:p>
          </table:table-cell>
          <table:table-cell office:value-type="float" office:value="18780" calcext:value-type="float">
            <text:p>1878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2453" calcext:value-type="float">
            <text:p>82453</text:p>
          </table:table-cell>
          <table:table-cell office:value-type="float" office:value="19133" calcext:value-type="float">
            <text:p>19133</text:p>
          </table:table-cell>
          <table:table-cell table:style-name="ce3" office:value-type="float" office:value="18574" calcext:value-type="float">
            <text:p>18574</text:p>
          </table:table-cell>
          <table:table-cell office:value-type="float" office:value="18996" calcext:value-type="float">
            <text:p>189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5646" calcext:value-type="float">
            <text:p>85646</text:p>
          </table:table-cell>
          <table:table-cell office:value-type="float" office:value="20230" calcext:value-type="float">
            <text:p>20230</text:p>
          </table:table-cell>
          <table:table-cell table:style-name="ce3" office:value-type="float" office:value="20787" calcext:value-type="float">
            <text:p>20787</text:p>
          </table:table-cell>
          <table:table-cell office:value-type="float" office:value="20086" calcext:value-type="float">
            <text:p>2008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6756" calcext:value-type="float">
            <text:p>86756</text:p>
          </table:table-cell>
          <table:table-cell office:value-type="float" office:value="21446" calcext:value-type="float">
            <text:p>21446</text:p>
          </table:table-cell>
          <table:table-cell table:style-name="ce3" office:value-type="float" office:value="20977" calcext:value-type="float">
            <text:p>20977</text:p>
          </table:table-cell>
          <table:table-cell office:value-type="float" office:value="21302" calcext:value-type="float">
            <text:p>2130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89975" calcext:value-type="float">
            <text:p>89975</text:p>
          </table:table-cell>
          <table:table-cell office:value-type="float" office:value="22807" calcext:value-type="float">
            <text:p>22807</text:p>
          </table:table-cell>
          <table:table-cell table:style-name="ce3" office:value-type="float" office:value="21519" calcext:value-type="float">
            <text:p>21519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0016" calcext:value-type="float">
            <text:p>90016</text:p>
          </table:table-cell>
          <table:table-cell office:value-type="float" office:value="24185" calcext:value-type="float">
            <text:p>24185</text:p>
          </table:table-cell>
          <table:table-cell table:style-name="ce3" office:value-type="float" office:value="22008" calcext:value-type="float">
            <text:p>22008</text:p>
          </table:table-cell>
          <table:table-cell office:value-type="float" office:value="24034" calcext:value-type="float">
            <text:p>2403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1401" calcext:value-type="float">
            <text:p>1401</text:p>
          </table:table-cell>
          <table:table-cell office:value-type="float" office:value="735" calcext:value-type="float">
            <text:p>735</text:p>
          </table:table-cell>
          <table:table-cell table:style-name="ce3" office:value-type="float" office:value="463" calcext:value-type="float">
            <text:p>463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643" calcext:value-type="float">
            <text:p>4643</text:p>
          </table:table-cell>
          <table:table-cell office:value-type="float" office:value="1922" calcext:value-type="float">
            <text:p>1922</text:p>
          </table:table-cell>
          <table:table-cell table:style-name="ce3" office:value-type="float" office:value="1172" calcext:value-type="float">
            <text:p>1172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8996" calcext:value-type="float">
            <text:p>8996</text:p>
          </table:table-cell>
          <table:table-cell office:value-type="float" office:value="2444" calcext:value-type="float">
            <text:p>2444</text:p>
          </table:table-cell>
          <table:table-cell table:style-name="ce3" office:value-type="float" office:value="2033" calcext:value-type="float">
            <text:p>2033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4601" calcext:value-type="float">
            <text:p>34601</text:p>
          </table:table-cell>
          <table:table-cell office:value-type="float" office:value="10336" calcext:value-type="float">
            <text:p>10336</text:p>
          </table:table-cell>
          <table:table-cell table:style-name="ce3" office:value-type="float" office:value="5924" calcext:value-type="float">
            <text:p>5924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1509" calcext:value-type="float">
            <text:p>41509</text:p>
          </table:table-cell>
          <table:table-cell office:value-type="float" office:value="10783" calcext:value-type="float">
            <text:p>10783</text:p>
          </table:table-cell>
          <table:table-cell table:style-name="ce3" office:value-type="float" office:value="6894" calcext:value-type="float">
            <text:p>6894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7221" calcext:value-type="float">
            <text:p>47221</text:p>
          </table:table-cell>
          <table:table-cell office:value-type="float" office:value="10925" calcext:value-type="float">
            <text:p>10925</text:p>
          </table:table-cell>
          <table:table-cell table:style-name="ce3" office:value-type="float" office:value="9019" calcext:value-type="float">
            <text:p>9019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4130" calcext:value-type="float">
            <text:p>54130</text:p>
          </table:table-cell>
          <table:table-cell office:value-type="float" office:value="10410" calcext:value-type="float">
            <text:p>10410</text:p>
          </table:table-cell>
          <table:table-cell table:style-name="ce3" office:value-type="float" office:value="12332" calcext:value-type="float">
            <text:p>12332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4707" calcext:value-type="float">
            <text:p>64707</text:p>
          </table:table-cell>
          <table:table-cell office:value-type="float" office:value="14041" calcext:value-type="float">
            <text:p>14041</text:p>
          </table:table-cell>
          <table:table-cell table:style-name="ce3" office:value-type="float" office:value="12370" calcext:value-type="float">
            <text:p>12370</text:p>
          </table:table-cell>
          <table:table-cell office:value-type="float" office:value="13918" calcext:value-type="float">
            <text:p>139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0293" calcext:value-type="float">
            <text:p>70293</text:p>
          </table:table-cell>
          <table:table-cell office:value-type="float" office:value="16709" calcext:value-type="float">
            <text:p>16709</text:p>
          </table:table-cell>
          <table:table-cell table:style-name="ce3" office:value-type="float" office:value="15566" calcext:value-type="float">
            <text:p>15566</text:p>
          </table:table-cell>
          <table:table-cell office:value-type="float" office:value="16578" calcext:value-type="float">
            <text:p>165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7629" calcext:value-type="float">
            <text:p>77629</text:p>
          </table:table-cell>
          <table:table-cell office:value-type="float" office:value="20407" calcext:value-type="float">
            <text:p>20407</text:p>
          </table:table-cell>
          <table:table-cell table:style-name="ce3" office:value-type="float" office:value="16498" calcext:value-type="float">
            <text:p>16498</text:p>
          </table:table-cell>
          <table:table-cell office:value-type="float" office:value="20264" calcext:value-type="float">
            <text:p>2026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88691" calcext:value-type="float">
            <text:p>88691</text:p>
          </table:table-cell>
          <table:table-cell office:value-type="float" office:value="26310" calcext:value-type="float">
            <text:p>26310</text:p>
          </table:table-cell>
          <table:table-cell table:style-name="ce3" office:value-type="float" office:value="16298" calcext:value-type="float">
            <text:p>16298</text:p>
          </table:table-cell>
          <table:table-cell office:value-type="float" office:value="26144" calcext:value-type="float">
            <text:p>261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5665" calcext:value-type="float">
            <text:p>115665</text:p>
          </table:table-cell>
          <table:table-cell office:value-type="float" office:value="33744" calcext:value-type="float">
            <text:p>33744</text:p>
          </table:table-cell>
          <table:table-cell table:style-name="ce3" office:value-type="float" office:value="20498" calcext:value-type="float">
            <text:p>20498</text:p>
          </table:table-cell>
          <table:table-cell office:value-type="float" office:value="33567" calcext:value-type="float">
            <text:p>3356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2864" calcext:value-type="float">
            <text:p>122864</text:p>
          </table:table-cell>
          <table:table-cell office:value-type="float" office:value="32889" calcext:value-type="float">
            <text:p>32889</text:p>
          </table:table-cell>
          <table:table-cell table:style-name="ce3" office:value-type="float" office:value="22673" calcext:value-type="float">
            <text:p>22673</text:p>
          </table:table-cell>
          <table:table-cell office:value-type="float" office:value="32702" calcext:value-type="float">
            <text:p>327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0053" calcext:value-type="float">
            <text:p>130053</text:p>
          </table:table-cell>
          <table:table-cell office:value-type="float" office:value="38098" calcext:value-type="float">
            <text:p>38098</text:p>
          </table:table-cell>
          <table:table-cell table:style-name="ce3" office:value-type="float" office:value="25129" calcext:value-type="float">
            <text:p>25129</text:p>
          </table:table-cell>
          <table:table-cell office:value-type="float" office:value="37889" calcext:value-type="float">
            <text:p>3788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466" calcext:value-type="float">
            <text:p>72466</text:p>
          </table:table-cell>
          <table:table-cell table:style-name="ce3" office:value-type="float" office:value="71379" calcext:value-type="float">
            <text:p>71379</text:p>
          </table:table-cell>
          <table:table-cell office:value-type="float" office:value="72466" calcext:value-type="float">
            <text:p>72466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384" calcext:value-type="float">
            <text:p>16384</text:p>
          </table:table-cell>
          <table:table-cell table:style-name="ce3" office:value-type="float" office:value="54976" calcext:value-type="float">
            <text:p>54976</text:p>
          </table:table-cell>
          <table:table-cell office:value-type="float" office:value="16324" calcext:value-type="float">
            <text:p>16324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542" calcext:value-type="float">
            <text:p>16542</text:p>
          </table:table-cell>
          <table:table-cell table:style-name="ce3" office:value-type="float" office:value="32811" calcext:value-type="float">
            <text:p>32811</text:p>
          </table:table-cell>
          <table:table-cell office:value-type="float" office:value="16444" calcext:value-type="float">
            <text:p>16444</text:p>
          </table:table-cell>
          <table:table-cell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6710" calcext:value-type="float">
            <text:p>16710</text:p>
          </table:table-cell>
          <table:table-cell table:style-name="ce3" office:value-type="float" office:value="41116" calcext:value-type="float">
            <text:p>41116</text:p>
          </table:table-cell>
          <table:table-cell office:value-type="float" office:value="16580" calcext:value-type="float">
            <text:p>16580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6883" calcext:value-type="float">
            <text:p>16883</text:p>
          </table:table-cell>
          <table:table-cell table:style-name="ce3" office:value-type="float" office:value="22697" calcext:value-type="float">
            <text:p>22697</text:p>
          </table:table-cell>
          <table:table-cell office:value-type="float" office:value="16726" calcext:value-type="float">
            <text:p>16726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7060" calcext:value-type="float">
            <text:p>17060</text:p>
          </table:table-cell>
          <table:table-cell table:style-name="ce3" office:value-type="float" office:value="18244" calcext:value-type="float">
            <text:p>18244</text:p>
          </table:table-cell>
          <table:table-cell office:value-type="float" office:value="16876" calcext:value-type="float">
            <text:p>16876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380345" calcext:value-type="float">
            <text:p>380345</text:p>
          </table:table-cell>
          <table:table-cell table:style-name="ce3" office:value-type="float" office:value="18655" calcext:value-type="float">
            <text:p>18655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374002" calcext:value-type="float">
            <text:p>374002</text:p>
          </table:table-cell>
          <table:table-cell table:style-name="ce3" office:value-type="float" office:value="18004" calcext:value-type="float">
            <text:p>1800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78581" calcext:value-type="float">
            <text:p>378581</text:p>
          </table:table-cell>
          <table:table-cell table:style-name="ce3" office:value-type="float" office:value="18203" calcext:value-type="float">
            <text:p>1820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82041" calcext:value-type="float">
            <text:p>382041</text:p>
          </table:table-cell>
          <table:table-cell table:style-name="ce3" office:value-type="float" office:value="17646" calcext:value-type="float">
            <text:p>17646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4691" calcext:value-type="float">
            <text:p>384691</text:p>
          </table:table-cell>
          <table:table-cell table:style-name="ce3" office:value-type="float" office:value="17844" calcext:value-type="float">
            <text:p>1784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 table:number-rows-repeated="18"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406" calcext:value-type="float">
            <text:p>57406</text:p>
          </table:table-cell>
          <table:table-cell table:style-name="ce3" office:value-type="float" office:value="57405" calcext:value-type="float">
            <text:p>57405</text:p>
          </table:table-cell>
          <table:table-cell table:style-name="ce3" office:value-type="float" office:value="14495" calcext:value-type="float">
            <text:p>1449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60095" calcext:value-type="float">
            <text:p>60095</text:p>
          </table:table-cell>
          <table:table-cell table:style-name="ce3" office:value-type="float" office:value="60082" calcext:value-type="float">
            <text:p>60082</text:p>
          </table:table-cell>
          <table:table-cell table:style-name="ce3" office:value-type="float" office:value="14575" calcext:value-type="float">
            <text:p>1457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60985" calcext:value-type="float">
            <text:p>60985</text:p>
          </table:table-cell>
          <table:table-cell table:style-name="ce3" office:value-type="float" office:value="60980" calcext:value-type="float">
            <text:p>60980</text:p>
          </table:table-cell>
          <table:table-cell table:style-name="ce3" office:value-type="float" office:value="14767" calcext:value-type="float">
            <text:p>1476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63829" calcext:value-type="float">
            <text:p>63829</text:p>
          </table:table-cell>
          <table:table-cell table:style-name="ce3" office:value-type="float" office:value="63816" calcext:value-type="float">
            <text:p>63816</text:p>
          </table:table-cell>
          <table:table-cell table:style-name="ce3" office:value-type="float" office:value="15117" calcext:value-type="float">
            <text:p>151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64652" calcext:value-type="float">
            <text:p>64652</text:p>
          </table:table-cell>
          <table:table-cell table:style-name="ce3" office:value-type="float" office:value="64651" calcext:value-type="float">
            <text:p>64651</text:p>
          </table:table-cell>
          <table:table-cell table:style-name="ce3" office:value-type="float" office:value="15117" calcext:value-type="float">
            <text:p>151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67557" calcext:value-type="float">
            <text:p>67557</text:p>
          </table:table-cell>
          <table:table-cell table:style-name="ce3" office:value-type="float" office:value="67554" calcext:value-type="float">
            <text:p>67554</text:p>
          </table:table-cell>
          <table:table-cell table:style-name="ce3" office:value-type="float" office:value="15715" calcext:value-type="float">
            <text:p>1571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68511" calcext:value-type="float">
            <text:p>68511</text:p>
          </table:table-cell>
          <table:table-cell table:style-name="ce3" office:value-type="float" office:value="68460" calcext:value-type="float">
            <text:p>68460</text:p>
          </table:table-cell>
          <table:table-cell table:style-name="ce3" office:value-type="float" office:value="15923" calcext:value-type="float">
            <text:p>1592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71463" calcext:value-type="float">
            <text:p>71463</text:p>
          </table:table-cell>
          <table:table-cell table:style-name="ce3" office:value-type="float" office:value="71433" calcext:value-type="float">
            <text:p>71433</text:p>
          </table:table-cell>
          <table:table-cell table:style-name="ce3" office:value-type="float" office:value="16489" calcext:value-type="float">
            <text:p>1648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466" calcext:value-type="float">
            <text:p>72466</text:p>
          </table:table-cell>
          <table:table-cell table:style-name="ce3" office:value-type="float" office:value="72465" calcext:value-type="float">
            <text:p>72465</text:p>
          </table:table-cell>
          <table:table-cell table:style-name="ce3" office:value-type="float" office:value="16709" calcext:value-type="float">
            <text:p>1670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75457" calcext:value-type="float">
            <text:p>75457</text:p>
          </table:table-cell>
          <table:table-cell table:style-name="ce3" office:value-type="float" office:value="75440" calcext:value-type="float">
            <text:p>75440</text:p>
          </table:table-cell>
          <table:table-cell table:style-name="ce3" office:value-type="float" office:value="17245" calcext:value-type="float">
            <text:p>1724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76474" calcext:value-type="float">
            <text:p>76474</text:p>
          </table:table-cell>
          <table:table-cell table:style-name="ce3" office:value-type="float" office:value="76473" calcext:value-type="float">
            <text:p>76473</text:p>
          </table:table-cell>
          <table:table-cell table:style-name="ce3" office:value-type="float" office:value="17465" calcext:value-type="float">
            <text:p>1746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79630" calcext:value-type="float">
            <text:p>79630</text:p>
          </table:table-cell>
          <table:table-cell table:style-name="ce3" office:value-type="float" office:value="79629" calcext:value-type="float">
            <text:p>79629</text:p>
          </table:table-cell>
          <table:table-cell table:style-name="ce3" office:value-type="float" office:value="18129" calcext:value-type="float">
            <text:p>1812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80589" calcext:value-type="float">
            <text:p>80589</text:p>
          </table:table-cell>
          <table:table-cell table:style-name="ce3" office:value-type="float" office:value="80532" calcext:value-type="float">
            <text:p>80532</text:p>
          </table:table-cell>
          <table:table-cell table:style-name="ce3" office:value-type="float" office:value="18345" calcext:value-type="float">
            <text:p>1834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83831" calcext:value-type="float">
            <text:p>83831</text:p>
          </table:table-cell>
          <table:table-cell table:style-name="ce3" office:value-type="float" office:value="83744" calcext:value-type="float">
            <text:p>83744</text:p>
          </table:table-cell>
          <table:table-cell table:style-name="ce3" office:value-type="float" office:value="18917" calcext:value-type="float">
            <text:p>1891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84830" calcext:value-type="float">
            <text:p>84830</text:p>
          </table:table-cell>
          <table:table-cell table:style-name="ce3" office:value-type="float" office:value="84829" calcext:value-type="float">
            <text:p>84829</text:p>
          </table:table-cell>
          <table:table-cell table:style-name="ce3" office:value-type="float" office:value="19133" calcext:value-type="float">
            <text:p>1913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88097" calcext:value-type="float">
            <text:p>88097</text:p>
          </table:table-cell>
          <table:table-cell table:style-name="ce3" office:value-type="float" office:value="88078" calcext:value-type="float">
            <text:p>88078</text:p>
          </table:table-cell>
          <table:table-cell table:style-name="ce3" office:value-type="float" office:value="20230" calcext:value-type="float">
            <text:p>2023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89203" calcext:value-type="float">
            <text:p>89203</text:p>
          </table:table-cell>
          <table:table-cell table:style-name="ce3" office:value-type="float" office:value="89198" calcext:value-type="float">
            <text:p>89198</text:p>
          </table:table-cell>
          <table:table-cell table:style-name="ce3" office:value-type="float" office:value="21446" calcext:value-type="float">
            <text:p>2144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92472" calcext:value-type="float">
            <text:p>92472</text:p>
          </table:table-cell>
          <table:table-cell table:style-name="ce3" office:value-type="float" office:value="92471" calcext:value-type="float">
            <text:p>92471</text:p>
          </table:table-cell>
          <table:table-cell table:style-name="ce3" office:value-type="float" office:value="22807" calcext:value-type="float">
            <text:p>2280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92519" calcext:value-type="float">
            <text:p>92519</text:p>
          </table:table-cell>
          <table:table-cell table:style-name="ce3" office:value-type="float" office:value="92514" calcext:value-type="float">
            <text:p>92514</text:p>
          </table:table-cell>
          <table:table-cell table:style-name="ce3" office:value-type="float" office:value="24185" calcext:value-type="float">
            <text:p>2418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423" calcext:value-type="float">
            <text:p>1423</text:p>
          </table:table-cell>
          <table:table-cell table:style-name="ce3" office:value-type="float" office:value="1421" calcext:value-type="float">
            <text:p>1421</text:p>
          </table:table-cell>
          <table:table-cell table:style-name="ce3" office:value-type="float" office:value="735" calcext:value-type="float">
            <text:p>73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4793" calcext:value-type="float">
            <text:p>4793</text:p>
          </table:table-cell>
          <table:table-cell table:style-name="ce3" office:value-type="float" office:value="4791" calcext:value-type="float">
            <text:p>4791</text:p>
          </table:table-cell>
          <table:table-cell table:style-name="ce3" office:value-type="float" office:value="1922" calcext:value-type="float">
            <text:p>19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9292" calcext:value-type="float">
            <text:p>9292</text:p>
          </table:table-cell>
          <table:table-cell table:style-name="ce3" office:value-type="float" office:value="2444" calcext:value-type="float">
            <text:p>244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35459" calcext:value-type="float">
            <text:p>35459</text:p>
          </table:table-cell>
          <table:table-cell table:style-name="ce3" office:value-type="float" office:value="35435" calcext:value-type="float">
            <text:p>35435</text:p>
          </table:table-cell>
          <table:table-cell table:style-name="ce3" office:value-type="float" office:value="10336" calcext:value-type="float">
            <text:p>1033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2641" calcext:value-type="float">
            <text:p>42641</text:p>
          </table:table-cell>
          <table:table-cell table:style-name="ce3" office:value-type="float" office:value="42615" calcext:value-type="float">
            <text:p>42615</text:p>
          </table:table-cell>
          <table:table-cell table:style-name="ce3" office:value-type="float" office:value="10783" calcext:value-type="float">
            <text:p>1078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48597" calcext:value-type="float">
            <text:p>48597</text:p>
          </table:table-cell>
          <table:table-cell table:style-name="ce3" office:value-type="float" office:value="48567" calcext:value-type="float">
            <text:p>48567</text:p>
          </table:table-cell>
          <table:table-cell table:style-name="ce3" office:value-type="float" office:value="10925" calcext:value-type="float">
            <text:p>109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55775" calcext:value-type="float">
            <text:p>55775</text:p>
          </table:table-cell>
          <table:table-cell table:style-name="ce3" office:value-type="float" office:value="55738" calcext:value-type="float">
            <text:p>55738</text:p>
          </table:table-cell>
          <table:table-cell table:style-name="ce3" office:value-type="float" office:value="10410" calcext:value-type="float">
            <text:p>1041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66642" calcext:value-type="float">
            <text:p>66642</text:p>
          </table:table-cell>
          <table:table-cell table:style-name="ce3" office:value-type="float" office:value="66641" calcext:value-type="float">
            <text:p>66641</text:p>
          </table:table-cell>
          <table:table-cell table:style-name="ce3" office:value-type="float" office:value="14041" calcext:value-type="float">
            <text:p>1404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466" calcext:value-type="float">
            <text:p>72466</text:p>
          </table:table-cell>
          <table:table-cell table:style-name="ce3" office:value-type="float" office:value="72465" calcext:value-type="float">
            <text:p>72465</text:p>
          </table:table-cell>
          <table:table-cell table:style-name="ce3" office:value-type="float" office:value="16709" calcext:value-type="float">
            <text:p>1670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80076" calcext:value-type="float">
            <text:p>80076</text:p>
          </table:table-cell>
          <table:table-cell table:style-name="ce3" office:value-type="float" office:value="80073" calcext:value-type="float">
            <text:p>80073</text:p>
          </table:table-cell>
          <table:table-cell table:style-name="ce3" office:value-type="float" office:value="20407" calcext:value-type="float">
            <text:p>20407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91482" calcext:value-type="float">
            <text:p>91482</text:p>
          </table:table-cell>
          <table:table-cell table:style-name="ce3" office:value-type="float" office:value="91479" calcext:value-type="float">
            <text:p>91479</text:p>
          </table:table-cell>
          <table:table-cell table:style-name="ce3" office:value-type="float" office:value="26310" calcext:value-type="float">
            <text:p>2631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19028" calcext:value-type="float">
            <text:p>119028</text:p>
          </table:table-cell>
          <table:table-cell table:style-name="ce3" office:value-type="float" office:value="119025" calcext:value-type="float">
            <text:p>119025</text:p>
          </table:table-cell>
          <table:table-cell table:style-name="ce3" office:value-type="float" office:value="33744" calcext:value-type="float">
            <text:p>3374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126498" calcext:value-type="float">
            <text:p>126498</text:p>
          </table:table-cell>
          <table:table-cell table:style-name="ce3" office:value-type="float" office:value="126496" calcext:value-type="float">
            <text:p>126496</text:p>
          </table:table-cell>
          <table:table-cell table:style-name="ce3" office:value-type="float" office:value="32889" calcext:value-type="float">
            <text:p>3288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133956" calcext:value-type="float">
            <text:p>133956</text:p>
          </table:table-cell>
          <table:table-cell table:style-name="ce3" office:value-type="float" office:value="133953" calcext:value-type="float">
            <text:p>133953</text:p>
          </table:table-cell>
          <table:table-cell table:style-name="ce3" office:value-type="float" office:value="38098" calcext:value-type="float">
            <text:p>38098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uniform-1-res" table:style-name="ta1">
        <table:shapes>
          <draw:frame draw:z-index="0" draw:style-name="gr1" draw:text-style-name="P1" svg:width="240.64mm" svg:height="90.05mm" svg:x="136.57mm" svg:y="1.06mm">
            <loext:p draw:notify-on-update-of-ranges="'uniform-1-res'.A2:'uniform-1-res'.A20 'uniform-1-res'.B1:'uniform-1-res'.B1 'uniform-1-res'.B2:'uniform-1-res'.B20 'uniform-1-res'.C1:'uniform-1-res'.C1 'uniform-1-res'.C2:'uniform-1-res'.C20 'uniform-1-res'.D1:'uniform-1-res'.D1 'uniform-1-res'.D2:'uniform-1-res'.D20 'uniform-1-res'.E1:'uniform-1-res'.E1 'uniform-1-res'.E2:'uniform-1-res'.E20 'uniform-1-res'.F1:'uniform-1-res'.F1 'uniform-1-res'.F2:'uniform-1-res'.F2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238.71mm" svg:height="90.04mm" svg:x="136.57mm" svg:y="100.41mm">
            <loext:p draw:notify-on-update-of-ranges="'uniform-1-res'.A24:'uniform-1-res'.A37 'uniform-1-res'.B23:'uniform-1-res'.B23 'uniform-1-res'.B24:'uniform-1-res'.B37 'uniform-1-res'.C23:'uniform-1-res'.C23 'uniform-1-res'.C24:'uniform-1-res'.C37 'uniform-1-res'.D23:'uniform-1-res'.D23 'uniform-1-res'.D24:'uniform-1-res'.D37 'uniform-1-res'.E23:'uniform-1-res'.E23 'uniform-1-res'.E24:'uniform-1-res'.E37 'uniform-1-res'.F23:'uniform-1-res'.F23 'uniform-1-res'.F24:'uniform-1-res'.F3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ce3"/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 office:value-type="float" office:value="380" calcext:value-type="float">
            <text:p>380</text:p>
          </table:table-cell>
          <table:table-cell office:value-type="float" office:value="167" calcext:value-type="float">
            <text:p>16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385" calcext:value-type="float">
            <text:p>385</text:p>
          </table:table-cell>
          <table:table-cell office:value-type="float" office:value="316" calcext:value-type="float">
            <text:p>316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560" calcext:value-type="float">
            <text:p>560</text:p>
          </table:table-cell>
          <table:table-cell office:value-type="float" office:value="713" calcext:value-type="float">
            <text:p>713</text:p>
          </table:table-cell>
          <table:table-cell office:value-type="float" office:value="518" calcext:value-type="float">
            <text:p>51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61" calcext:value-type="float">
            <text:p>561</text:p>
          </table:table-cell>
          <table:table-cell office:value-type="float" office:value="714" calcext:value-type="float">
            <text:p>714</text:p>
          </table:table-cell>
          <table:table-cell office:value-type="float" office:value="519" calcext:value-type="float">
            <text:p>519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956" calcext:value-type="float">
            <text:p>956</text:p>
          </table:table-cell>
          <table:table-cell office:value-type="float" office:value="1113" calcext:value-type="float">
            <text:p>1113</text:p>
          </table:table-cell>
          <table:table-cell office:value-type="float" office:value="901" calcext:value-type="float">
            <text:p>901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957" calcext:value-type="float">
            <text:p>957</text:p>
          </table:table-cell>
          <table:table-cell office:value-type="float" office:value="1114" calcext:value-type="float">
            <text:p>1114</text:p>
          </table:table-cell>
          <table:table-cell office:value-type="float" office:value="902" calcext:value-type="float">
            <text:p>902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580" calcext:value-type="float">
            <text:p>1580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office:value-type="float" office:value="1591" calcext:value-type="float">
            <text:p>1591</text:p>
          </table:table-cell>
          <table:table-cell office:value-type="float" office:value="1748" calcext:value-type="float">
            <text:p>1748</text:p>
          </table:table-cell>
          <table:table-cell office:value-type="float" office:value="1509" calcext:value-type="float">
            <text:p>1509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2228" calcext:value-type="float">
            <text:p>2228</text:p>
          </table:table-cell>
          <table:table-cell office:value-type="float" office:value="2389" calcext:value-type="float">
            <text:p>2389</text:p>
          </table:table-cell>
          <table:table-cell office:value-type="float" office:value="2124" calcext:value-type="float">
            <text:p>2124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2234" calcext:value-type="float">
            <text:p>2234</text:p>
          </table:table-cell>
          <table:table-cell office:value-type="float" office:value="2392" calcext:value-type="float">
            <text:p>2392</text:p>
          </table:table-cell>
          <table:table-cell office:value-type="float" office:value="2130" calcext:value-type="float">
            <text:p>2130</text:p>
          </table:table-cell>
          <table:table-cell office:value-type="float" office:value="2370" calcext:value-type="float">
            <text:p>237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59" calcext:value-type="float">
            <text:p>2959</text:p>
          </table:table-cell>
          <table:table-cell office:value-type="float" office:value="2937" calcext:value-type="float">
            <text:p>2937</text:p>
          </table:table-cell>
          <table:table-cell office:value-type="float" office:value="3097" calcext:value-type="float">
            <text:p>3097</text:p>
          </table:table-cell>
          <table:table-cell office:value-type="float" office:value="2815" calcext:value-type="float">
            <text:p>2815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2938" calcext:value-type="float">
            <text:p>2938</text:p>
          </table:table-cell>
          <table:table-cell office:value-type="float" office:value="3098" calcext:value-type="float">
            <text:p>3098</text:p>
          </table:table-cell>
          <table:table-cell office:value-type="float" office:value="2816" calcext:value-type="float">
            <text:p>2816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97" calcext:value-type="float">
            <text:p>3897</text:p>
          </table:table-cell>
          <table:table-cell office:value-type="float" office:value="3871" calcext:value-type="float">
            <text:p>3871</text:p>
          </table:table-cell>
          <table:table-cell office:value-type="float" office:value="4035" calcext:value-type="float">
            <text:p>4035</text:p>
          </table:table-cell>
          <table:table-cell office:value-type="float" office:value="3731" calcext:value-type="float">
            <text:p>3731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00" calcext:value-type="float">
            <text:p>3900</text:p>
          </table:table-cell>
          <table:table-cell office:value-type="float" office:value="3874" calcext:value-type="float">
            <text:p>3874</text:p>
          </table:table-cell>
          <table:table-cell office:value-type="float" office:value="4038" calcext:value-type="float">
            <text:p>4038</text:p>
          </table:table-cell>
          <table:table-cell office:value-type="float" office:value="3733" calcext:value-type="float">
            <text:p>3733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87" calcext:value-type="float">
            <text:p>4987</text:p>
          </table:table-cell>
          <table:table-cell office:value-type="float" office:value="4958" calcext:value-type="float">
            <text:p>4958</text:p>
          </table:table-cell>
          <table:table-cell office:value-type="float" office:value="5125" calcext:value-type="float">
            <text:p>5125</text:p>
          </table:table-cell>
          <table:table-cell office:value-type="float" office:value="4800" calcext:value-type="float">
            <text:p>4800</text:p>
          </table:table-cell>
          <table:table-cell office:value-type="float" office:value="5103" calcext:value-type="float">
            <text:p>510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90" calcext:value-type="float">
            <text:p>4990</text:p>
          </table:table-cell>
          <table:table-cell office:value-type="float" office:value="4961" calcext:value-type="float">
            <text:p>4961</text:p>
          </table:table-cell>
          <table:table-cell office:value-type="float" office:value="5128" calcext:value-type="float">
            <text:p>5128</text:p>
          </table:table-cell>
          <table:table-cell office:value-type="float" office:value="4802" calcext:value-type="float">
            <text:p>4802</text:p>
          </table:table-cell>
          <table:table-cell office:value-type="float" office:value="5106" calcext:value-type="float">
            <text:p>510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13" calcext:value-type="float">
            <text:p>6213</text:p>
          </table:table-cell>
          <table:table-cell office:value-type="float" office:value="6183" calcext:value-type="float">
            <text:p>6183</text:p>
          </table:table-cell>
          <table:table-cell office:value-type="float" office:value="6351" calcext:value-type="float">
            <text:p>6351</text:p>
          </table:table-cell>
          <table:table-cell office:value-type="float" office:value="6000" calcext:value-type="float">
            <text:p>6000</text:p>
          </table:table-cell>
          <table:table-cell office:value-type="float" office:value="6329" calcext:value-type="float">
            <text:p>6329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78" calcext:value-type="float">
            <text:p>47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628" calcext:value-type="float">
            <text:p>628</text:p>
          </table:table-cell>
          <table:table-cell office:value-type="float" office:value="649" calcext:value-type="float">
            <text:p>649</text:p>
          </table:table-cell>
          <table:table-cell office:value-type="float" office:value="596" calcext:value-type="float">
            <text:p>596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786" calcext:value-type="float">
            <text:p>786</text:p>
          </table:table-cell>
          <table:table-cell office:value-type="float" office:value="819" calcext:value-type="float">
            <text:p>819</text:p>
          </table:table-cell>
          <table:table-cell office:value-type="float" office:value="746" calcext:value-type="float">
            <text:p>746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float" office:value="961" calcext:value-type="float">
            <text:p>961</text:p>
          </table:table-cell>
          <table:table-cell office:value-type="float" office:value="1012" calcext:value-type="float">
            <text:p>1012</text:p>
          </table:table-cell>
          <table:table-cell office:value-type="float" office:value="904" calcext:value-type="float">
            <text:p>904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float" office:value="1106" calcext:value-type="float">
            <text:p>1106</text:p>
          </table:table-cell>
          <table:table-cell office:value-type="float" office:value="1183" calcext:value-type="float">
            <text:p>1183</text:p>
          </table:table-cell>
          <table:table-cell office:value-type="float" office:value="1044" calcext:value-type="float">
            <text:p>1044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8" calcext:value-type="float">
            <text:p>1278</text:p>
          </table:table-cell>
          <table:table-cell office:value-type="float" office:value="1265" calcext:value-type="float">
            <text:p>1265</text:p>
          </table:table-cell>
          <table:table-cell office:value-type="float" office:value="1366" calcext:value-type="float">
            <text:p>1366</text:p>
          </table:table-cell>
          <table:table-cell office:value-type="float" office:value="1195" calcext:value-type="float">
            <text:p>1195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1431" calcext:value-type="float">
            <text:p>1431</text:p>
          </table:table-cell>
          <table:table-cell office:value-type="float" office:value="1562" calcext:value-type="float">
            <text:p>1562</text:p>
          </table:table-cell>
          <table:table-cell office:value-type="float" office:value="1349" calcext:value-type="float">
            <text:p>1349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580" calcext:value-type="float">
            <text:p>1580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63" calcext:value-type="float">
            <text:p>1763</text:p>
          </table:table-cell>
          <table:table-cell office:value-type="float" office:value="1742" calcext:value-type="float">
            <text:p>1742</text:p>
          </table:table-cell>
          <table:table-cell office:value-type="float" office:value="1944" calcext:value-type="float">
            <text:p>1944</text:p>
          </table:table-cell>
          <table:table-cell office:value-type="float" office:value="1645" calcext:value-type="float">
            <text:p>164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1905" calcext:value-type="float">
            <text:p>1905</text:p>
          </table:table-cell>
          <table:table-cell office:value-type="float" office:value="2136" calcext:value-type="float">
            <text:p>2136</text:p>
          </table:table-cell>
          <table:table-cell office:value-type="float" office:value="1784" calcext:value-type="float">
            <text:p>1784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89" calcext:value-type="float">
            <text:p>2089</text:p>
          </table:table-cell>
          <table:table-cell office:value-type="float" office:value="2065" calcext:value-type="float">
            <text:p>2065</text:p>
          </table:table-cell>
          <table:table-cell office:value-type="float" office:value="2332" calcext:value-type="float">
            <text:p>2332</text:p>
          </table:table-cell>
          <table:table-cell office:value-type="float" office:value="1942" calcext:value-type="float">
            <text:p>194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53" calcext:value-type="float">
            <text:p>2253</text:p>
          </table:table-cell>
          <table:table-cell office:value-type="float" office:value="2229" calcext:value-type="float">
            <text:p>2229</text:p>
          </table:table-cell>
          <table:table-cell office:value-type="float" office:value="2544" calcext:value-type="float">
            <text:p>2544</text:p>
          </table:table-cell>
          <table:table-cell office:value-type="float" office:value="2093" calcext:value-type="float">
            <text:p>2093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12" calcext:value-type="float">
            <text:p>2412</text:p>
          </table:table-cell>
          <table:table-cell office:value-type="float" office:value="2388" calcext:value-type="float">
            <text:p>2388</text:p>
          </table:table-cell>
          <table:table-cell office:value-type="float" office:value="2742" calcext:value-type="float">
            <text:p>2742</text:p>
          </table:table-cell>
          <table:table-cell office:value-type="float" office:value="2246" calcext:value-type="float">
            <text:p>2246</text:p>
          </table:table-cell>
          <table:table-cell office:value-type="float" office:value="2689" calcext:value-type="float">
            <text:p>2689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1500" calcext:value-type="float">
            <text:p>1500</text:p>
          </table:table-cell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13" calcext:value-type="float">
            <text:p>1613</text:p>
          </table:table-cell>
          <table:table-cell office:value-type="float" office:value="1499" calcext:value-type="float">
            <text:p>1499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65" calcext:value-type="float">
            <text:p>1665</text:p>
          </table:table-cell>
          <table:table-cell office:value-type="float" office:value="1496" calcext:value-type="float">
            <text:p>1496</text:p>
          </table:table-cell>
          <table:table-cell office:value-type="float" office:value="1665" calcext:value-type="float">
            <text:p>1665</text:p>
          </table:table-cell>
          <table:table-cell table:number-columns-repeated="3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719" calcext:value-type="float">
            <text:p>1719</text:p>
          </table:table-cell>
          <table:table-cell office:value-type="float" office:value="1498" calcext:value-type="float">
            <text:p>1498</text:p>
          </table:table-cell>
          <table:table-cell office:value-type="float" office:value="1719" calcext:value-type="float">
            <text:p>1719</text:p>
          </table:table-cell>
          <table:table-cell table:number-columns-repeated="3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771" calcext:value-type="float">
            <text:p>1771</text:p>
          </table:table-cell>
          <table:table-cell office:value-type="float" office:value="1490" calcext:value-type="float">
            <text:p>1490</text:p>
          </table:table-cell>
          <table:table-cell office:value-type="float" office:value="1771" calcext:value-type="float">
            <text:p>1771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29" calcext:value-type="float">
            <text:p>1829</text:p>
          </table:table-cell>
          <table:table-cell office:value-type="float" office:value="1492" calcext:value-type="float">
            <text:p>1492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2310" calcext:value-type="float">
            <text:p>2310</text:p>
          </table:table-cell>
          <table:table-cell office:value-type="float" office:value="1318" calcext:value-type="float">
            <text:p>1318</text:p>
          </table:table-cell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428" calcext:value-type="float">
            <text:p>2428</text:p>
          </table:table-cell>
          <table:table-cell office:value-type="float" office:value="1320" calcext:value-type="float">
            <text:p>1320</text:p>
          </table:table-cell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226" calcext:value-type="float">
            <text:p>3226</text:p>
          </table:table-cell>
          <table:table-cell office:value-type="float" office:value="1325" calcext:value-type="float">
            <text:p>1325</text:p>
          </table:table-cell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494" calcext:value-type="float">
            <text:p>3494</text:p>
          </table:table-cell>
          <table:table-cell office:value-type="float" office:value="1323" calcext:value-type="float">
            <text:p>1323</text:p>
          </table:table-cell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6" calcext:value-type="float">
            <text:p>3136</text:p>
          </table:table-cell>
          <table:table-cell office:value-type="float" office:value="1321" calcext:value-type="float">
            <text:p>1321</text:p>
          </table:table-cell>
          <table:table-cell office:value-type="float" office:value="3136" calcext:value-type="float">
            <text:p>3136</text:p>
          </table:table-cell>
          <table:table-cell table:number-columns-repeated="3"/>
        </table:table-row>
      </table:table>
      <table:table table:name="geolife-6000" table:style-name="ta1">
        <table:shapes>
          <draw:frame draw:z-index="0" draw:style-name="gr1" draw:text-style-name="P1" svg:width="209.9mm" svg:height="89.99mm" svg:x="136.2mm" svg:y="1030.13mm">
            <loext:p draw:notify-on-update-of-ranges="'geolife-6000'.A227:'geolife-6000'.A237 'geolife-6000'.B226:'geolife-6000'.B226 'geolife-6000'.B227:'geolife-6000'.B237 'geolife-6000'.C226:'geolife-6000'.C226 'geolife-6000'.C227:'geolife-6000'.C237 'geolife-6000'.D226:'geolife-6000'.D226 'geolife-6000'.D227:'geolife-6000'.D23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208.25mm" svg:height="89.99mm" svg:x="140.87mm" svg:y="839.55mm">
            <loext:p draw:notify-on-update-of-ranges="'geolife-6000'.A187:'geolife-6000'.A205 'geolife-6000'.B186:'geolife-6000'.B186 'geolife-6000'.B187:'geolife-6000'.B205 'geolife-6000'.C186:'geolife-6000'.C186 'geolife-6000'.C187:'geolife-6000'.C205 'geolife-6000'.D186:'geolife-6000'.D186 'geolife-6000'.D187:'geolife-6000'.D205 'geolife-6000'.E186:'geolife-6000'.E186 'geolife-6000'.E187:'geolife-6000'.E205 'geolife-6000'.F186:'geolife-6000'.F186 'geolife-6000'.F187:'geolife-6000'.F20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203.75mm" svg:height="89.97mm" svg:x="138.23mm" svg:y="935.03mm">
            <loext:p draw:notify-on-update-of-ranges="'geolife-6000'.A210:'geolife-6000'.A223 'geolife-6000'.B209:'geolife-6000'.B209 'geolife-6000'.B210:'geolife-6000'.B223 'geolife-6000'.C209:'geolife-6000'.C209 'geolife-6000'.C210:'geolife-6000'.C223 'geolife-6000'.D209:'geolife-6000'.D209 'geolife-6000'.D210:'geolife-6000'.D223 'geolife-6000'.E209:'geolife-6000'.E209 'geolife-6000'.E210:'geolife-6000'.E223 'geolife-6000'.F209:'geolife-6000'.F209 'geolife-6000'.F210:'geolife-6000'.F22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36.47mm" svg:y="1148.3mm">
            <loext:p draw:notify-on-update-of-ranges="'geolife-6000'.A248:'geolife-6000'.A266 'geolife-6000'.B247:'geolife-6000'.B247 'geolife-6000'.B248:'geolife-6000'.B266 'geolife-6000'.C247:'geolife-6000'.C247 'geolife-6000'.C248:'geolife-6000'.C266 'geolife-6000'.D247:'geolife-6000'.D247 'geolife-6000'.D248:'geolife-6000'.D266 'geolife-6000'.E247:'geolife-6000'.E247 'geolife-6000'.E248:'geolife-6000'.E266 'geolife-6000'.F247:'geolife-6000'.F247 'geolife-6000'.F248:'geolife-6000'.F26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159.99mm" svg:height="89.99mm" svg:x="136.47mm" svg:y="1266.9mm">
            <loext:p draw:notify-on-update-of-ranges="'geolife-6000'.A271:'geolife-6000'.A284 'geolife-6000'.B270:'geolife-6000'.B270 'geolife-6000'.B271:'geolife-6000'.B284 'geolife-6000'.C270:'geolife-6000'.C270 'geolife-6000'.C271:'geolife-6000'.C284 'geolife-6000'.D270:'geolife-6000'.D270 'geolife-6000'.D271:'geolife-6000'.D284 'geolife-6000'.E270:'geolife-6000'.E270 'geolife-6000'.E271:'geolife-6000'.E284 'geolife-6000'.F270:'geolife-6000'.F270 'geolife-6000'.F271:'geolife-6000'.F28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159.99mm" svg:height="89.99mm" svg:x="91.32mm" svg:y="1354.53mm">
            <loext:p draw:notify-on-update-of-ranges="'geolife-6000'.A288:'geolife-6000'.A298 'geolife-6000'.B287:'geolife-6000'.B287 'geolife-6000'.B288:'geolife-6000'.B298 'geolife-6000'.C287:'geolife-6000'.C287 'geolife-6000'.C288:'geolife-6000'.C298 'geolife-6000'.D287:'geolife-6000'.D287 'geolife-6000'.D288:'geolife-6000'.D29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6" draw:style-name="gr1" draw:text-style-name="P1" svg:width="267.08mm" svg:height="102.39mm" svg:x="137.39mm" svg:y="5.57mm">
            <loext:p draw:notify-on-update-of-ranges="'geolife-6000'.A3:'geolife-6000'.A21 'geolife-6000'.B2:'geolife-6000'.B2 'geolife-6000'.B3:'geolife-6000'.B21 'geolife-6000'.C2:'geolife-6000'.C2 'geolife-6000'.C3:'geolife-6000'.C21 'geolife-6000'.D2:'geolife-6000'.D2 'geolife-6000'.D3:'geolife-6000'.D21 'geolife-6000'.E2:'geolife-6000'.E2 'geolife-6000'.E3:'geolife-6000'.E21 'geolife-6000'.F2:'geolife-6000'.F2 'geolife-6000'.F3:'geolife-6000'.F2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7" draw:style-name="gr1" draw:text-style-name="P1" svg:width="255.78mm" svg:height="89.93mm" svg:x="136.57mm" svg:y="124.14mm">
            <loext:p draw:notify-on-update-of-ranges="'geolife-6000'.A26:'geolife-6000'.A39 'geolife-6000'.B25:'geolife-6000'.B25 'geolife-6000'.B26:'geolife-6000'.B39 'geolife-6000'.C25:'geolife-6000'.C25 'geolife-6000'.C26:'geolife-6000'.C39 'geolife-6000'.D25:'geolife-6000'.D25 'geolife-6000'.D26:'geolife-6000'.D39 'geolife-6000'.E25:'geolife-6000'.E25 'geolife-6000'.E26:'geolife-6000'.E39 'geolife-6000'.F25:'geolife-6000'.F25 'geolife-6000'.F26:'geolife-6000'.F39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8" draw:style-name="gr1" draw:text-style-name="P1" svg:width="205.77mm" svg:height="89.99mm" svg:x="136.19mm" svg:y="216.51mm">
            <loext:p draw:notify-on-update-of-ranges="'geolife-6000'.A43:'geolife-6000'.A53 'geolife-6000'.B42:'geolife-6000'.B42 'geolife-6000'.B43:'geolife-6000'.B53 'geolife-6000'.C42:'geolife-6000'.C42 'geolife-6000'.C43:'geolife-6000'.C53 'geolife-6000'.D42:'geolife-6000'.D42 'geolife-6000'.D43:'geolife-6000'.D5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9" draw:style-name="gr1" draw:text-style-name="P1" svg:width="236.79mm" svg:height="105.84mm" svg:x="136.57mm" svg:y="337.69mm">
            <loext:p draw:notify-on-update-of-ranges="'geolife-6000'.A69:'geolife-6000'.A87 'geolife-6000'.B68:'geolife-6000'.B68 'geolife-6000'.B69:'geolife-6000'.B87 'geolife-6000'.C68:'geolife-6000'.C68 'geolife-6000'.C69:'geolife-6000'.C87 'geolife-6000'.D68:'geolife-6000'.D68 'geolife-6000'.D69:'geolife-6000'.D87 'geolife-6000'.E68:'geolife-6000'.E68 'geolife-6000'.E69:'geolife-6000'.E87 'geolife-6000'.F68:'geolife-6000'.F68 'geolife-6000'.F69:'geolife-6000'.F8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0" draw:style-name="gr1" draw:text-style-name="P1" svg:width="231.83mm" svg:height="89.93mm" svg:x="136.57mm" svg:y="456.26mm">
            <loext:p draw:notify-on-update-of-ranges="'geolife-6000'.A92:'geolife-6000'.A105 'geolife-6000'.B91:'geolife-6000'.B91 'geolife-6000'.B92:'geolife-6000'.B105 'geolife-6000'.C91:'geolife-6000'.C91 'geolife-6000'.C92:'geolife-6000'.C105 'geolife-6000'.D91:'geolife-6000'.D91 'geolife-6000'.D92:'geolife-6000'.D105 'geolife-6000'.E91:'geolife-6000'.E91 'geolife-6000'.E92:'geolife-6000'.E105 'geolife-6000'.F91:'geolife-6000'.F91 'geolife-6000'.F92:'geolife-6000'.F105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1" draw:style-name="gr1" draw:text-style-name="P1" svg:width="221.92mm" svg:height="90.19mm" svg:x="91.41mm" svg:y="543.8mm">
            <loext:p draw:notify-on-update-of-ranges="'geolife-6000'.A109:'geolife-6000'.A119 'geolife-6000'.B108:'geolife-6000'.B108 'geolife-6000'.B109:'geolife-6000'.B119 'geolife-6000'.C108:'geolife-6000'.C108 'geolife-6000'.C109:'geolife-6000'.C119 'geolife-6000'.D108:'geolife-6000'.D108 'geolife-6000'.D109:'geolife-6000'.D11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2" draw:style-name="gr1" draw:text-style-name="P1" svg:width="201.37mm" svg:height="90.1mm" svg:x="136.38mm" svg:y="1521.58mm">
            <loext:p draw:notify-on-update-of-ranges="'geolife-6000'.A308:'geolife-6000'.A326 'geolife-6000'.B307:'geolife-6000'.B307 'geolife-6000'.B308:'geolife-6000'.B326 'geolife-6000'.C307:'geolife-6000'.C307 'geolife-6000'.C308:'geolife-6000'.C326 'geolife-6000'.D307:'geolife-6000'.D307 'geolife-6000'.D308:'geolife-6000'.D326 'geolife-6000'.E307:'geolife-6000'.E307 'geolife-6000'.E308:'geolife-6000'.E326 'geolife-6000'.F307:'geolife-6000'.F307 'geolife-6000'.F308:'geolife-6000'.F326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3" draw:style-name="gr1" draw:text-style-name="P1" svg:width="199.54mm" svg:height="75.78mm" svg:x="136.38mm" svg:y="1625.4mm">
            <loext:p draw:notify-on-update-of-ranges="'geolife-6000'.A331:'geolife-6000'.A344 'geolife-6000'.B330:'geolife-6000'.B330 'geolife-6000'.B331:'geolife-6000'.B344 'geolife-6000'.C330:'geolife-6000'.C330 'geolife-6000'.C331:'geolife-6000'.C344 'geolife-6000'.D330:'geolife-6000'.D330 'geolife-6000'.D331:'geolife-6000'.D344 'geolife-6000'.E330:'geolife-6000'.E330 'geolife-6000'.E331:'geolife-6000'.E344 'geolife-6000'.F330:'geolife-6000'.F330 'geolife-6000'.F331:'geolife-6000'.F344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4" draw:style-name="gr1" draw:text-style-name="P1" svg:width="205.64mm" svg:height="89.8mm" svg:x="136.38mm" svg:y="2032.06mm">
            <loext:p draw:notify-on-update-of-ranges="'geolife-6000'.A421:'geolife-6000'.A439 'geolife-6000'.B420:'geolife-6000'.B420 'geolife-6000'.B421:'geolife-6000'.B439 'geolife-6000'.C420:'geolife-6000'.C420 'geolife-6000'.C421:'geolife-6000'.C439 'geolife-6000'.D420:'geolife-6000'.D420 'geolife-6000'.D421:'geolife-6000'.D439 'geolife-6000'.E420:'geolife-6000'.E420 'geolife-6000'.E421:'geolife-6000'.E439 'geolife-6000'.F420:'geolife-6000'.F420 'geolife-6000'.F421:'geolife-6000'.F439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49.51mm" svg:height="74.29mm" svg:x="98.24mm" svg:y="2220.01mm">
            <loext:p draw:notify-on-update-of-ranges="'geolife-6000'.A461:'geolife-6000'.A471 'geolife-6000'.B460:'geolife-6000'.B460 'geolife-6000'.B461:'geolife-6000'.B471 'geolife-6000'.C460:'geolife-6000'.C460 'geolife-6000'.C461:'geolife-6000'.C471 'geolife-6000'.D460:'geolife-6000'.D460 'geolife-6000'.D461:'geolife-6000'.D471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6" draw:style-name="gr1" draw:text-style-name="P1" svg:width="218.46mm" svg:height="90.1mm" svg:x="136.38mm" svg:y="1774.58mm">
            <loext:p draw:notify-on-update-of-ranges="'geolife-6000'.A364:'geolife-6000'.A382 'geolife-6000'.B363:'geolife-6000'.B363 'geolife-6000'.B364:'geolife-6000'.B382 'geolife-6000'.C363:'geolife-6000'.C363 'geolife-6000'.C364:'geolife-6000'.C382 'geolife-6000'.D363:'geolife-6000'.D363 'geolife-6000'.D364:'geolife-6000'.D382 'geolife-6000'.E363:'geolife-6000'.E363 'geolife-6000'.E364:'geolife-6000'.E382 'geolife-6000'.F363:'geolife-6000'.F363 'geolife-6000'.F364:'geolife-6000'.F38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7" draw:style-name="gr1" draw:text-style-name="P1" svg:width="194.66mm" svg:height="90.1mm" svg:x="170.56mm" svg:y="1878.41mm">
            <loext:p draw:notify-on-update-of-ranges="'geolife-6000'.A387:'geolife-6000'.A400 'geolife-6000'.B386:'geolife-6000'.B386 'geolife-6000'.B387:'geolife-6000'.B400 'geolife-6000'.C386:'geolife-6000'.C386 'geolife-6000'.C387:'geolife-6000'.C400 'geolife-6000'.D386:'geolife-6000'.D386 'geolife-6000'.D387:'geolife-6000'.D400 'geolife-6000'.E386:'geolife-6000'.E386 'geolife-6000'.E387:'geolife-6000'.E400 'geolife-6000'.F386:'geolife-6000'.F386 'geolife-6000'.F387:'geolife-6000'.F40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8" draw:style-name="gr1" draw:text-style-name="P1" svg:width="159.99mm" svg:height="89.99mm" svg:x="170.65mm" svg:y="1972.77mm">
            <loext:p draw:notify-on-update-of-ranges="'geolife-6000'.A404:'geolife-6000'.A414 'geolife-6000'.B403:'geolife-6000'.B403 'geolife-6000'.B404:'geolife-6000'.B414 'geolife-6000'.C403:'geolife-6000'.C403 'geolife-6000'.C404:'geolife-6000'.C414 'geolife-6000'.D403:'geolife-6000'.D403 'geolife-6000'.D404:'geolife-6000'.D41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9" draw:style-name="gr1" draw:text-style-name="P1" svg:width="159.99mm" svg:height="89.99mm" svg:x="136.47mm" svg:y="2135.79mm">
            <loext:p draw:notify-on-update-of-ranges="'geolife-6000'.A444:'geolife-6000'.A457 'geolife-6000'.B443:'geolife-6000'.B443 'geolife-6000'.B444:'geolife-6000'.B457 'geolife-6000'.C443:'geolife-6000'.C443 'geolife-6000'.C444:'geolife-6000'.C457 'geolife-6000'.D443:'geolife-6000'.D443 'geolife-6000'.D444:'geolife-6000'.D457 'geolife-6000'.E443:'geolife-6000'.E443 'geolife-6000'.E444:'geolife-6000'.E457 'geolife-6000'.F443:'geolife-6000'.F443 'geolife-6000'.F444:'geolife-6000'.F457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eolife-6000 |Q|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5287" calcext:value-type="float">
            <text:p>75287</text:p>
          </table:table-cell>
          <table:table-cell table:style-name="ce3" office:value-type="float" office:value="75247" calcext:value-type="float">
            <text:p>75247</text:p>
          </table:table-cell>
          <table:table-cell table:style-name="ce3" office:value-type="float" office:value="20637" calcext:value-type="float">
            <text:p>20637</text:p>
          </table:table-cell>
          <table:table-cell table:style-name="ce3" office:value-type="float" office:value="3079" calcext:value-type="float">
            <text:p>3079</text:p>
          </table:table-cell>
          <table:table-cell table:style-name="ce3" office:value-type="float" office:value="20641" calcext:value-type="float">
            <text:p>2064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5376" calcext:value-type="float">
            <text:p>75376</text:p>
          </table:table-cell>
          <table:table-cell table:style-name="ce3" office:value-type="float" office:value="75359" calcext:value-type="float">
            <text:p>75359</text:p>
          </table:table-cell>
          <table:table-cell table:style-name="ce3" office:value-type="float" office:value="20666" calcext:value-type="float">
            <text:p>20666</text:p>
          </table:table-cell>
          <table:table-cell table:style-name="ce3" office:value-type="float" office:value="4910" calcext:value-type="float">
            <text:p>4910</text:p>
          </table:table-cell>
          <table:table-cell table:style-name="ce3" office:value-type="float" office:value="20670" calcext:value-type="float">
            <text:p>2067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75824" calcext:value-type="float">
            <text:p>75824</text:p>
          </table:table-cell>
          <table:table-cell table:style-name="ce3" office:value-type="float" office:value="75800" calcext:value-type="float">
            <text:p>75800</text:p>
          </table:table-cell>
          <table:table-cell table:style-name="ce3" office:value-type="float" office:value="20882" calcext:value-type="float">
            <text:p>20882</text:p>
          </table:table-cell>
          <table:table-cell table:style-name="ce3" office:value-type="float" office:value="10019" calcext:value-type="float">
            <text:p>10019</text:p>
          </table:table-cell>
          <table:table-cell table:style-name="ce3" office:value-type="float" office:value="20886" calcext:value-type="float">
            <text:p>2088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75938" calcext:value-type="float">
            <text:p>75938</text:p>
          </table:table-cell>
          <table:table-cell table:style-name="ce3" office:value-type="float" office:value="75920" calcext:value-type="float">
            <text:p>75920</text:p>
          </table:table-cell>
          <table:table-cell table:style-name="ce3" office:value-type="float" office:value="30843" calcext:value-type="float">
            <text:p>30843</text:p>
          </table:table-cell>
          <table:table-cell table:style-name="ce3" office:value-type="float" office:value="30835" calcext:value-type="float">
            <text:p>30835</text:p>
          </table:table-cell>
          <table:table-cell table:style-name="ce3" office:value-type="float" office:value="30840" calcext:value-type="float">
            <text:p>3084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24959" calcext:value-type="float">
            <text:p>124959</text:p>
          </table:table-cell>
          <table:table-cell table:style-name="ce3" office:value-type="float" office:value="124521" calcext:value-type="float">
            <text:p>124521</text:p>
          </table:table-cell>
          <table:table-cell table:style-name="ce3" office:value-type="float" office:value="38441" calcext:value-type="float">
            <text:p>38441</text:p>
          </table:table-cell>
          <table:table-cell table:style-name="ce3" office:value-type="float" office:value="38439" calcext:value-type="float">
            <text:p>38439</text:p>
          </table:table-cell>
          <table:table-cell table:style-name="ce3" office:value-type="float" office:value="38432" calcext:value-type="float">
            <text:p>3843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27255" calcext:value-type="float">
            <text:p>127255</text:p>
          </table:table-cell>
          <table:table-cell table:style-name="ce3" office:value-type="float" office:value="126958" calcext:value-type="float">
            <text:p>126958</text:p>
          </table:table-cell>
          <table:table-cell table:style-name="ce3" office:value-type="float" office:value="40855" calcext:value-type="float">
            <text:p>40855</text:p>
          </table:table-cell>
          <table:table-cell table:style-name="ce3" office:value-type="float" office:value="40858" calcext:value-type="float">
            <text:p>40858</text:p>
          </table:table-cell>
          <table:table-cell table:style-name="ce3" office:value-type="float" office:value="40839" calcext:value-type="float">
            <text:p>40839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27468" calcext:value-type="float">
            <text:p>127468</text:p>
          </table:table-cell>
          <table:table-cell table:style-name="ce3" office:value-type="float" office:value="127439" calcext:value-type="float">
            <text:p>127439</text:p>
          </table:table-cell>
          <table:table-cell table:style-name="ce3" office:value-type="float" office:value="43933" calcext:value-type="float">
            <text:p>43933</text:p>
          </table:table-cell>
          <table:table-cell table:style-name="ce3" office:value-type="float" office:value="43936" calcext:value-type="float">
            <text:p>43936</text:p>
          </table:table-cell>
          <table:table-cell table:style-name="ce3" office:value-type="float" office:value="43910" calcext:value-type="float">
            <text:p>4391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29324" calcext:value-type="float">
            <text:p>129324</text:p>
          </table:table-cell>
          <table:table-cell table:style-name="ce3" office:value-type="float" office:value="129305" calcext:value-type="float">
            <text:p>129305</text:p>
          </table:table-cell>
          <table:table-cell table:style-name="ce3" office:value-type="float" office:value="44273" calcext:value-type="float">
            <text:p>44273</text:p>
          </table:table-cell>
          <table:table-cell table:style-name="ce3" office:value-type="float" office:value="44282" calcext:value-type="float">
            <text:p>44282</text:p>
          </table:table-cell>
          <table:table-cell table:style-name="ce3" office:value-type="float" office:value="44243" calcext:value-type="float">
            <text:p>44243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01" calcext:value-type="float">
            <text:p>44601</text:p>
          </table:table-cell>
          <table:table-cell table:style-name="ce3" office:value-type="float" office:value="44616" calcext:value-type="float">
            <text:p>44616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0664" calcext:value-type="float">
            <text:p>180664</text:p>
          </table:table-cell>
          <table:table-cell table:style-name="ce3" office:value-type="float" office:value="180652" calcext:value-type="float">
            <text:p>180652</text:p>
          </table:table-cell>
          <table:table-cell table:style-name="ce3" office:value-type="float" office:value="44672" calcext:value-type="float">
            <text:p>44672</text:p>
          </table:table-cell>
          <table:table-cell table:style-name="ce3" office:value-type="float" office:value="44691" calcext:value-type="float">
            <text:p>44691</text:p>
          </table:table-cell>
          <table:table-cell table:style-name="ce3" office:value-type="float" office:value="44630" calcext:value-type="float">
            <text:p>44630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54669" calcext:value-type="float">
            <text:p>254669</text:p>
          </table:table-cell>
          <table:table-cell table:style-name="ce3" office:value-type="float" office:value="254646" calcext:value-type="float">
            <text:p>254646</text:p>
          </table:table-cell>
          <table:table-cell table:style-name="ce3" office:value-type="float" office:value="64401" calcext:value-type="float">
            <text:p>64401</text:p>
          </table:table-cell>
          <table:table-cell table:style-name="ce3" office:value-type="float" office:value="46645" calcext:value-type="float">
            <text:p>46645</text:p>
          </table:table-cell>
          <table:table-cell table:style-name="ce3" office:value-type="float" office:value="64347" calcext:value-type="float">
            <text:p>6434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278688" calcext:value-type="float">
            <text:p>278688</text:p>
          </table:table-cell>
          <table:table-cell table:style-name="ce3" office:value-type="float" office:value="278675" calcext:value-type="float">
            <text:p>278675</text:p>
          </table:table-cell>
          <table:table-cell table:style-name="ce3" office:value-type="float" office:value="71377" calcext:value-type="float">
            <text:p>71377</text:p>
          </table:table-cell>
          <table:table-cell table:style-name="ce3" office:value-type="float" office:value="61926" calcext:value-type="float">
            <text:p>61926</text:p>
          </table:table-cell>
          <table:table-cell table:style-name="ce3" office:value-type="float" office:value="71315" calcext:value-type="float">
            <text:p>71315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22642" calcext:value-type="float">
            <text:p>322642</text:p>
          </table:table-cell>
          <table:table-cell table:style-name="ce3" office:value-type="float" office:value="322633" calcext:value-type="float">
            <text:p>322633</text:p>
          </table:table-cell>
          <table:table-cell table:style-name="ce3" office:value-type="float" office:value="101373" calcext:value-type="float">
            <text:p>101373</text:p>
          </table:table-cell>
          <table:table-cell table:style-name="ce3" office:value-type="float" office:value="63732" calcext:value-type="float">
            <text:p>63732</text:p>
          </table:table-cell>
          <table:table-cell table:style-name="ce3" office:value-type="float" office:value="101293" calcext:value-type="float">
            <text:p>10129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38924" calcext:value-type="float">
            <text:p>338924</text:p>
          </table:table-cell>
          <table:table-cell table:style-name="ce3" office:value-type="float" office:value="338595" calcext:value-type="float">
            <text:p>338595</text:p>
          </table:table-cell>
          <table:table-cell table:style-name="ce3" office:value-type="float" office:value="120638" calcext:value-type="float">
            <text:p>120638</text:p>
          </table:table-cell>
          <table:table-cell table:style-name="ce3" office:value-type="float" office:value="65334" calcext:value-type="float">
            <text:p>65334</text:p>
          </table:table-cell>
          <table:table-cell table:style-name="ce3" office:value-type="float" office:value="120558" calcext:value-type="float">
            <text:p>12055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61284" calcext:value-type="float">
            <text:p>361284</text:p>
          </table:table-cell>
          <table:table-cell table:style-name="ce3" office:value-type="float" office:value="361032" calcext:value-type="float">
            <text:p>361032</text:p>
          </table:table-cell>
          <table:table-cell table:style-name="ce3" office:value-type="float" office:value="135177" calcext:value-type="float">
            <text:p>135177</text:p>
          </table:table-cell>
          <table:table-cell table:style-name="ce3" office:value-type="float" office:value="67900" calcext:value-type="float">
            <text:p>67900</text:p>
          </table:table-cell>
          <table:table-cell table:style-name="ce3" office:value-type="float" office:value="135097" calcext:value-type="float">
            <text:p>13509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68868" calcext:value-type="float">
            <text:p>368868</text:p>
          </table:table-cell>
          <table:table-cell table:style-name="ce3" office:value-type="float" office:value="368809" calcext:value-type="float">
            <text:p>368809</text:p>
          </table:table-cell>
          <table:table-cell table:style-name="ce3" office:value-type="float" office:value="145018" calcext:value-type="float">
            <text:p>145018</text:p>
          </table:table-cell>
          <table:table-cell table:style-name="ce3" office:value-type="float" office:value="68510" calcext:value-type="float">
            <text:p>68510</text:p>
          </table:table-cell>
          <table:table-cell table:style-name="ce3" office:value-type="float" office:value="144938" calcext:value-type="float">
            <text:p>144938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76984" calcext:value-type="float">
            <text:p>376984</text:p>
          </table:table-cell>
          <table:table-cell table:style-name="ce3" office:value-type="float" office:value="376958" calcext:value-type="float">
            <text:p>376958</text:p>
          </table:table-cell>
          <table:table-cell table:style-name="ce3" office:value-type="float" office:value="151047" calcext:value-type="float">
            <text:p>151047</text:p>
          </table:table-cell>
          <table:table-cell table:style-name="ce3" office:value-type="float" office:value="70574" calcext:value-type="float">
            <text:p>70574</text:p>
          </table:table-cell>
          <table:table-cell table:style-name="ce3" office:value-type="float" office:value="150967" calcext:value-type="float">
            <text:p>15096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380672" calcext:value-type="float">
            <text:p>380672</text:p>
          </table:table-cell>
          <table:table-cell table:style-name="ce3" office:value-type="float" office:value="380604" calcext:value-type="float">
            <text:p>380604</text:p>
          </table:table-cell>
          <table:table-cell table:style-name="ce3" office:value-type="float" office:value="155069" calcext:value-type="float">
            <text:p>155069</text:p>
          </table:table-cell>
          <table:table-cell table:style-name="ce3" office:value-type="float" office:value="72459" calcext:value-type="float">
            <text:p>72459</text:p>
          </table:table-cell>
          <table:table-cell table:style-name="ce3" office:value-type="float" office:value="154989" calcext:value-type="float">
            <text:p>154989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383027" calcext:value-type="float">
            <text:p>383027</text:p>
          </table:table-cell>
          <table:table-cell table:style-name="ce3" office:value-type="float" office:value="382943" calcext:value-type="float">
            <text:p>382943</text:p>
          </table:table-cell>
          <table:table-cell table:style-name="ce3" office:value-type="float" office:value="159735" calcext:value-type="float">
            <text:p>159735</text:p>
          </table:table-cell>
          <table:table-cell table:style-name="ce3" office:value-type="float" office:value="73507" calcext:value-type="float">
            <text:p>73507</text:p>
          </table:table-cell>
          <table:table-cell table:style-name="ce3" office:value-type="float" office:value="159655" calcext:value-type="float">
            <text:p>15965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1061" calcext:value-type="float">
            <text:p>11061</text:p>
          </table:table-cell>
          <table:table-cell table:style-name="ce3" office:value-type="float" office:value="11060" calcext:value-type="float">
            <text:p>11060</text:p>
          </table:table-cell>
          <table:table-cell table:style-name="ce3" office:value-type="float" office:value="11064" calcext:value-type="float">
            <text:p>11064</text:p>
          </table:table-cell>
          <table:table-cell table:style-name="ce3" office:value-type="float" office:value="7822" calcext:value-type="float">
            <text:p>7822</text:p>
          </table:table-cell>
          <table:table-cell table:style-name="ce3" office:value-type="float" office:value="11061" calcext:value-type="float">
            <text:p>1106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7607" calcext:value-type="float">
            <text:p>17607</text:p>
          </table:table-cell>
          <table:table-cell table:style-name="ce3" office:value-type="float" office:value="17605" calcext:value-type="float">
            <text:p>17605</text:p>
          </table:table-cell>
          <table:table-cell table:style-name="ce3" office:value-type="float" office:value="17613" calcext:value-type="float">
            <text:p>17613</text:p>
          </table:table-cell>
          <table:table-cell table:style-name="ce3" office:value-type="float" office:value="12722" calcext:value-type="float">
            <text:p>12722</text:p>
          </table:table-cell>
          <table:table-cell table:style-name="ce3" office:value-type="float" office:value="17611" calcext:value-type="float">
            <text:p>17611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3368" calcext:value-type="float">
            <text:p>23368</text:p>
          </table:table-cell>
          <table:table-cell table:style-name="ce3" office:value-type="float" office:value="23365" calcext:value-type="float">
            <text:p>23365</text:p>
          </table:table-cell>
          <table:table-cell table:style-name="ce3" office:value-type="float" office:value="23377" calcext:value-type="float">
            <text:p>23377</text:p>
          </table:table-cell>
          <table:table-cell table:style-name="ce3" office:value-type="float" office:value="16640" calcext:value-type="float">
            <text:p>16640</text:p>
          </table:table-cell>
          <table:table-cell table:style-name="ce3" office:value-type="float" office:value="23376" calcext:value-type="float">
            <text:p>2337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29393" calcext:value-type="float">
            <text:p>29393</text:p>
          </table:table-cell>
          <table:table-cell table:style-name="ce3" office:value-type="float" office:value="29389" calcext:value-type="float">
            <text:p>29389</text:p>
          </table:table-cell>
          <table:table-cell table:style-name="ce3" office:value-type="float" office:value="29404" calcext:value-type="float">
            <text:p>29404</text:p>
          </table:table-cell>
          <table:table-cell table:style-name="ce3" office:value-type="float" office:value="21935" calcext:value-type="float">
            <text:p>21935</text:p>
          </table:table-cell>
          <table:table-cell table:style-name="ce3" office:value-type="float" office:value="29403" calcext:value-type="float">
            <text:p>29403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34650" calcext:value-type="float">
            <text:p>34650</text:p>
          </table:table-cell>
          <table:table-cell table:style-name="ce3" office:value-type="float" office:value="34644" calcext:value-type="float">
            <text:p>34644</text:p>
          </table:table-cell>
          <table:table-cell table:style-name="ce3" office:value-type="float" office:value="34664" calcext:value-type="float">
            <text:p>34664</text:p>
          </table:table-cell>
          <table:table-cell table:style-name="ce3" office:value-type="float" office:value="25120" calcext:value-type="float">
            <text:p>25120</text:p>
          </table:table-cell>
          <table:table-cell table:style-name="ce3" office:value-type="float" office:value="34664" calcext:value-type="float">
            <text:p>34664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5431" calcext:value-type="float">
            <text:p>55431</text:p>
          </table:table-cell>
          <table:table-cell table:style-name="ce3" office:value-type="float" office:value="55425" calcext:value-type="float">
            <text:p>55425</text:p>
          </table:table-cell>
          <table:table-cell table:style-name="ce3" office:value-type="float" office:value="42196" calcext:value-type="float">
            <text:p>42196</text:p>
          </table:table-cell>
          <table:table-cell table:style-name="ce3" office:value-type="float" office:value="38375" calcext:value-type="float">
            <text:p>38375</text:p>
          </table:table-cell>
          <table:table-cell table:style-name="ce3" office:value-type="float" office:value="42185" calcext:value-type="float">
            <text:p>42185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89269" calcext:value-type="float">
            <text:p>89269</text:p>
          </table:table-cell>
          <table:table-cell table:style-name="ce3" office:value-type="float" office:value="89246" calcext:value-type="float">
            <text:p>89246</text:p>
          </table:table-cell>
          <table:table-cell table:style-name="ce3" office:value-type="float" office:value="43250" calcext:value-type="float">
            <text:p>43250</text:p>
          </table:table-cell>
          <table:table-cell table:style-name="ce3" office:value-type="float" office:value="43267" calcext:value-type="float">
            <text:p>43267</text:p>
          </table:table-cell>
          <table:table-cell table:style-name="ce3" office:value-type="float" office:value="43212" calcext:value-type="float">
            <text:p>43212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70011" calcext:value-type="float">
            <text:p>170011</text:p>
          </table:table-cell>
          <table:table-cell table:style-name="ce3" office:value-type="float" office:value="170002" calcext:value-type="float">
            <text:p>170002</text:p>
          </table:table-cell>
          <table:table-cell table:style-name="ce3" office:value-type="float" office:value="43791" calcext:value-type="float">
            <text:p>43791</text:p>
          </table:table-cell>
          <table:table-cell table:style-name="ce3" office:value-type="float" office:value="43807" calcext:value-type="float">
            <text:p>43807</text:p>
          </table:table-cell>
          <table:table-cell table:style-name="ce3" office:value-type="float" office:value="43754" calcext:value-type="float">
            <text:p>43754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01" calcext:value-type="float">
            <text:p>44601</text:p>
          </table:table-cell>
          <table:table-cell table:style-name="ce3" office:value-type="float" office:value="44616" calcext:value-type="float">
            <text:p>44616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9453" calcext:value-type="float">
            <text:p>189453</text:p>
          </table:table-cell>
          <table:table-cell table:style-name="ce3" office:value-type="float" office:value="189441" calcext:value-type="float">
            <text:p>189441</text:p>
          </table:table-cell>
          <table:table-cell table:style-name="ce3" office:value-type="float" office:value="55386" calcext:value-type="float">
            <text:p>55386</text:p>
          </table:table-cell>
          <table:table-cell table:style-name="ce3" office:value-type="float" office:value="45108" calcext:value-type="float">
            <text:p>45108</text:p>
          </table:table-cell>
          <table:table-cell table:style-name="ce3" office:value-type="float" office:value="55341" calcext:value-type="float">
            <text:p>5534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78587" calcext:value-type="float">
            <text:p>278587</text:p>
          </table:table-cell>
          <table:table-cell table:style-name="ce3" office:value-type="float" office:value="278570" calcext:value-type="float">
            <text:p>278570</text:p>
          </table:table-cell>
          <table:table-cell table:style-name="ce3" office:value-type="float" office:value="60727" calcext:value-type="float">
            <text:p>60727</text:p>
          </table:table-cell>
          <table:table-cell table:style-name="ce3" office:value-type="float" office:value="45365" calcext:value-type="float">
            <text:p>45365</text:p>
          </table:table-cell>
          <table:table-cell table:style-name="ce3" office:value-type="float" office:value="60683" calcext:value-type="float">
            <text:p>606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315007" calcext:value-type="float">
            <text:p>315007</text:p>
          </table:table-cell>
          <table:table-cell table:style-name="ce3" office:value-type="float" office:value="314988" calcext:value-type="float">
            <text:p>314988</text:p>
          </table:table-cell>
          <table:table-cell table:style-name="ce3" office:value-type="float" office:value="65465" calcext:value-type="float">
            <text:p>65465</text:p>
          </table:table-cell>
          <table:table-cell table:style-name="ce3" office:value-type="float" office:value="45457" calcext:value-type="float">
            <text:p>45457</text:p>
          </table:table-cell>
          <table:table-cell table:style-name="ce3" office:value-type="float" office:value="65414" calcext:value-type="float">
            <text:p>65414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64023" calcext:value-type="float">
            <text:p>364023</text:p>
          </table:table-cell>
          <table:table-cell table:style-name="ce3" office:value-type="float" office:value="363999" calcext:value-type="float">
            <text:p>363999</text:p>
          </table:table-cell>
          <table:table-cell table:style-name="ce3" office:value-type="float" office:value="71060" calcext:value-type="float">
            <text:p>71060</text:p>
          </table:table-cell>
          <table:table-cell table:style-name="ce3" office:value-type="float" office:value="45466" calcext:value-type="float">
            <text:p>45466</text:p>
          </table:table-cell>
          <table:table-cell table:style-name="ce3" office:value-type="float" office:value="71004" calcext:value-type="float">
            <text:p>7100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69194" calcext:value-type="float">
            <text:p>369194</text:p>
          </table:table-cell>
          <table:table-cell table:style-name="ce3" office:value-type="float" office:value="369169" calcext:value-type="float">
            <text:p>369169</text:p>
          </table:table-cell>
          <table:table-cell table:style-name="ce3" office:value-type="float" office:value="78973" calcext:value-type="float">
            <text:p>78973</text:p>
          </table:table-cell>
          <table:table-cell table:style-name="ce3" office:value-type="float" office:value="45503" calcext:value-type="float">
            <text:p>45503</text:p>
          </table:table-cell>
          <table:table-cell table:style-name="ce3" office:value-type="float" office:value="78908" calcext:value-type="float">
            <text:p>7890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175937" calcext:value-type="float">
            <text:p>175937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175958" calcext:value-type="float">
            <text:p>175958</text:p>
          </table:table-cell>
          <table:table-cell table:style-name="ce3" office:value-type="float" office:value="75968" calcext:value-type="float">
            <text:p>75968</text:p>
          </table:table-cell>
          <table:table-cell table:style-name="ce3" office:value-type="float" office:value="175907" calcext:value-type="float">
            <text:p>175907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65049" calcext:value-type="float">
            <text:p>65049</text:p>
          </table:table-cell>
          <table:table-cell table:style-name="ce3" office:value-type="float" office:value="65071" calcext:value-type="float">
            <text:p>65071</text:p>
          </table:table-cell>
          <table:table-cell table:style-name="ce3" office:value-type="float" office:value="65005" calcext:value-type="float">
            <text:p>65005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44569" calcext:value-type="float">
            <text:p>44569</text:p>
          </table:table-cell>
          <table:table-cell table:style-name="ce3" office:value-type="float" office:value="44584" calcext:value-type="float">
            <text:p>44584</text:p>
          </table:table-cell>
          <table:table-cell table:style-name="ce3" office:value-type="float" office:value="44533" calcext:value-type="float">
            <text:p>44533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43352" calcext:value-type="float">
            <text:p>43352</text:p>
          </table:table-cell>
          <table:table-cell table:style-name="ce3" office:value-type="float" office:value="42767" calcext:value-type="float">
            <text:p>42767</text:p>
          </table:table-cell>
          <table:table-cell table:style-name="ce3" office:value-type="float" office:value="43326" calcext:value-type="float">
            <text:p>43326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43370" calcext:value-type="float">
            <text:p>43370</text:p>
          </table:table-cell>
          <table:table-cell table:style-name="ce3" office:value-type="float" office:value="40563" calcext:value-type="float">
            <text:p>40563</text:p>
          </table:table-cell>
          <table:table-cell table:style-name="ce3" office:value-type="float" office:value="43342" calcext:value-type="float">
            <text:p>43342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43398" calcext:value-type="float">
            <text:p>43398</text:p>
          </table:table-cell>
          <table:table-cell table:style-name="ce3" office:value-type="float" office:value="37449" calcext:value-type="float">
            <text:p>37449</text:p>
          </table:table-cell>
          <table:table-cell table:style-name="ce3" office:value-type="float" office:value="43378" calcext:value-type="float">
            <text:p>43378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43436" calcext:value-type="float">
            <text:p>43436</text:p>
          </table:table-cell>
          <table:table-cell table:style-name="ce3" office:value-type="float" office:value="20905" calcext:value-type="float">
            <text:p>20905</text:p>
          </table:table-cell>
          <table:table-cell table:style-name="ce3" office:value-type="float" office:value="43424" calcext:value-type="float">
            <text:p>43424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43458" calcext:value-type="float">
            <text:p>43458</text:p>
          </table:table-cell>
          <table:table-cell table:style-name="ce3" office:value-type="float" office:value="16230" calcext:value-type="float">
            <text:p>16230</text:p>
          </table:table-cell>
          <table:table-cell table:style-name="ce3" office:value-type="float" office:value="43448" calcext:value-type="float">
            <text:p>43448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43476" calcext:value-type="float">
            <text:p>43476</text:p>
          </table:table-cell>
          <table:table-cell table:style-name="ce3" office:value-type="float" office:value="10073" calcext:value-type="float">
            <text:p>10073</text:p>
          </table:table-cell>
          <table:table-cell table:style-name="ce3" office:value-type="float" office:value="43464" calcext:value-type="float">
            <text:p>43464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43494" calcext:value-type="float">
            <text:p>43494</text:p>
          </table:table-cell>
          <table:table-cell table:style-name="ce3" office:value-type="float" office:value="9532" calcext:value-type="float">
            <text:p>9532</text:p>
          </table:table-cell>
          <table:table-cell table:style-name="ce3" office:value-type="float" office:value="43480" calcext:value-type="float">
            <text:p>43480</text:p>
          </table:table-cell>
          <table:table-cell table:number-columns-repeated="10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6" table:number-rows-spanned="1">
            <text:p>Geolife-6000 |Q|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4060" calcext:value-type="float">
            <text:p>740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52" calcext:value-type="float">
            <text:p>1075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5185" calcext:value-type="float">
            <text:p>75185</text:p>
          </table:table-cell>
          <table:table-cell table:style-name="ce3" office:value-type="float" office:value="74321" calcext:value-type="float">
            <text:p>74321</text:p>
          </table:table-cell>
          <table:table-cell table:style-name="ce3" office:value-type="float" office:value="9860" calcext:value-type="float">
            <text:p>9860</text:p>
          </table:table-cell>
          <table:table-cell table:style-name="ce3" office:value-type="float" office:value="9843" calcext:value-type="float">
            <text:p>9843</text:p>
          </table:table-cell>
          <table:table-cell table:style-name="ce3" office:value-type="float" office:value="13812" calcext:value-type="float">
            <text:p>1381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76160" calcext:value-type="float">
            <text:p>76160</text:p>
          </table:table-cell>
          <table:table-cell table:style-name="ce3" office:value-type="float" office:value="76142" calcext:value-type="float">
            <text:p>76142</text:p>
          </table:table-cell>
          <table:table-cell table:style-name="ce3" office:value-type="float" office:value="76166" calcext:value-type="float">
            <text:p>76166</text:p>
          </table:table-cell>
          <table:table-cell table:style-name="ce3" office:value-type="float" office:value="74330" calcext:value-type="float">
            <text:p>74330</text:p>
          </table:table-cell>
          <table:table-cell table:style-name="ce3" office:value-type="float" office:value="76180" calcext:value-type="float">
            <text:p>7618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96978" calcext:value-type="float">
            <text:p>96978</text:p>
          </table:table-cell>
          <table:table-cell table:style-name="ce3" office:value-type="float" office:value="96959" calcext:value-type="float">
            <text:p>96959</text:p>
          </table:table-cell>
          <table:table-cell table:style-name="ce3" office:value-type="float" office:value="96984" calcext:value-type="float">
            <text:p>96984</text:p>
          </table:table-cell>
          <table:table-cell table:style-name="ce3" office:value-type="float" office:value="76151" calcext:value-type="float">
            <text:p>76151</text:p>
          </table:table-cell>
          <table:table-cell table:style-name="ce3" office:value-type="float" office:value="96998" calcext:value-type="float">
            <text:p>96998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98166" calcext:value-type="float">
            <text:p>98166</text:p>
          </table:table-cell>
          <table:table-cell table:style-name="ce3" office:value-type="float" office:value="98147" calcext:value-type="float">
            <text:p>98147</text:p>
          </table:table-cell>
          <table:table-cell table:style-name="ce3" office:value-type="float" office:value="98172" calcext:value-type="float">
            <text:p>98172</text:p>
          </table:table-cell>
          <table:table-cell table:style-name="ce3" office:value-type="float" office:value="96968" calcext:value-type="float">
            <text:p>96968</text:p>
          </table:table-cell>
          <table:table-cell table:style-name="ce3" office:value-type="float" office:value="98186" calcext:value-type="float">
            <text:p>98186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09088" calcext:value-type="float">
            <text:p>109088</text:p>
          </table:table-cell>
          <table:table-cell table:style-name="ce3" office:value-type="float" office:value="109067" calcext:value-type="float">
            <text:p>109067</text:p>
          </table:table-cell>
          <table:table-cell table:style-name="ce3" office:value-type="float" office:value="109094" calcext:value-type="float">
            <text:p>109094</text:p>
          </table:table-cell>
          <table:table-cell table:style-name="ce3" office:value-type="float" office:value="98156" calcext:value-type="float">
            <text:p>98156</text:p>
          </table:table-cell>
          <table:table-cell table:style-name="ce3" office:value-type="float" office:value="109108" calcext:value-type="float">
            <text:p>109108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79571" calcext:value-type="float">
            <text:p>179571</text:p>
          </table:table-cell>
          <table:table-cell table:style-name="ce3" office:value-type="float" office:value="179525" calcext:value-type="float">
            <text:p>179525</text:p>
          </table:table-cell>
          <table:table-cell table:style-name="ce3" office:value-type="float" office:value="179577" calcext:value-type="float">
            <text:p>179577</text:p>
          </table:table-cell>
          <table:table-cell table:style-name="ce3" office:value-type="float" office:value="179534" calcext:value-type="float">
            <text:p>179534</text:p>
          </table:table-cell>
          <table:table-cell table:style-name="ce3" office:value-type="float" office:value="179591" calcext:value-type="float">
            <text:p>17959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79660" calcext:value-type="float">
            <text:p>179660</text:p>
          </table:table-cell>
          <table:table-cell table:style-name="ce3" office:value-type="float" office:value="179634" calcext:value-type="float">
            <text:p>179634</text:p>
          </table:table-cell>
          <table:table-cell table:style-name="ce3" office:value-type="float" office:value="179666" calcext:value-type="float">
            <text:p>179666</text:p>
          </table:table-cell>
          <table:table-cell table:style-name="ce3" office:value-type="float" office:value="179643" calcext:value-type="float">
            <text:p>179643</text:p>
          </table:table-cell>
          <table:table-cell table:style-name="ce3" office:value-type="float" office:value="179680" calcext:value-type="float">
            <text:p>17968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36" calcext:value-type="float">
            <text:p>185936</text:p>
          </table:table-cell>
          <table:table-cell table:style-name="ce3" office:value-type="float" office:value="185960" calcext:value-type="float">
            <text:p>185960</text:p>
          </table:table-cell>
          <table:table-cell table:style-name="ce3" office:value-type="float" office:value="185945" calcext:value-type="float">
            <text:p>185945</text:p>
          </table:table-cell>
          <table:table-cell table:style-name="ce3" office:value-type="float" office:value="185974" calcext:value-type="float">
            <text:p>18597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272157" calcext:value-type="float">
            <text:p>272157</text:p>
          </table:table-cell>
          <table:table-cell table:style-name="ce3" office:value-type="float" office:value="235980" calcext:value-type="float">
            <text:p>235980</text:p>
          </table:table-cell>
          <table:table-cell table:style-name="ce3" office:value-type="float" office:value="272163" calcext:value-type="float">
            <text:p>272163</text:p>
          </table:table-cell>
          <table:table-cell table:style-name="ce3" office:value-type="float" office:value="235989" calcext:value-type="float">
            <text:p>235989</text:p>
          </table:table-cell>
          <table:table-cell table:style-name="ce3" office:value-type="float" office:value="272177" calcext:value-type="float">
            <text:p>272177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72158" calcext:value-type="float">
            <text:p>272158</text:p>
          </table:table-cell>
          <table:table-cell table:style-name="ce3" office:value-type="float" office:value="235980" calcext:value-type="float">
            <text:p>235980</text:p>
          </table:table-cell>
          <table:table-cell table:style-name="ce3" office:value-type="float" office:value="272164" calcext:value-type="float">
            <text:p>272164</text:p>
          </table:table-cell>
          <table:table-cell table:style-name="ce3" office:value-type="float" office:value="235989" calcext:value-type="float">
            <text:p>235989</text:p>
          </table:table-cell>
          <table:table-cell table:style-name="ce3" office:value-type="float" office:value="272178" calcext:value-type="float">
            <text:p>272178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301726" calcext:value-type="float">
            <text:p>301726</text:p>
          </table:table-cell>
          <table:table-cell table:style-name="ce3" office:value-type="float" office:value="301636" calcext:value-type="float">
            <text:p>301636</text:p>
          </table:table-cell>
          <table:table-cell table:style-name="ce3" office:value-type="float" office:value="301732" calcext:value-type="float">
            <text:p>301732</text:p>
          </table:table-cell>
          <table:table-cell table:style-name="ce3" office:value-type="float" office:value="301645" calcext:value-type="float">
            <text:p>301645</text:p>
          </table:table-cell>
          <table:table-cell table:style-name="ce3" office:value-type="float" office:value="301746" calcext:value-type="float">
            <text:p>301746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01938" calcext:value-type="float">
            <text:p>301938</text:p>
          </table:table-cell>
          <table:table-cell table:style-name="ce3" office:value-type="float" office:value="301903" calcext:value-type="float">
            <text:p>301903</text:p>
          </table:table-cell>
          <table:table-cell table:style-name="ce3" office:value-type="float" office:value="301944" calcext:value-type="float">
            <text:p>301944</text:p>
          </table:table-cell>
          <table:table-cell table:style-name="ce3" office:value-type="float" office:value="301912" calcext:value-type="float">
            <text:p>301912</text:p>
          </table:table-cell>
          <table:table-cell table:style-name="ce3" office:value-type="float" office:value="301958" calcext:value-type="float">
            <text:p>301958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27420" calcext:value-type="float">
            <text:p>327420</text:p>
          </table:table-cell>
          <table:table-cell table:style-name="ce3" office:value-type="float" office:value="327383" calcext:value-type="float">
            <text:p>327383</text:p>
          </table:table-cell>
          <table:table-cell table:style-name="ce3" office:value-type="float" office:value="327426" calcext:value-type="float">
            <text:p>327426</text:p>
          </table:table-cell>
          <table:table-cell table:style-name="ce3" office:value-type="float" office:value="327392" calcext:value-type="float">
            <text:p>327392</text:p>
          </table:table-cell>
          <table:table-cell table:style-name="ce3" office:value-type="float" office:value="327440" calcext:value-type="float">
            <text:p>327440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50206" calcext:value-type="float">
            <text:p>350206</text:p>
          </table:table-cell>
          <table:table-cell table:style-name="ce3" office:value-type="float" office:value="350132" calcext:value-type="float">
            <text:p>350132</text:p>
          </table:table-cell>
          <table:table-cell table:style-name="ce3" office:value-type="float" office:value="350212" calcext:value-type="float">
            <text:p>350212</text:p>
          </table:table-cell>
          <table:table-cell table:style-name="ce3" office:value-type="float" office:value="350141" calcext:value-type="float">
            <text:p>350141</text:p>
          </table:table-cell>
          <table:table-cell table:style-name="ce3" office:value-type="float" office:value="350226" calcext:value-type="float">
            <text:p>350226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207" calcext:value-type="float">
            <text:p>350207</text:p>
          </table:table-cell>
          <table:table-cell table:style-name="ce3" office:value-type="float" office:value="350148" calcext:value-type="float">
            <text:p>350148</text:p>
          </table:table-cell>
          <table:table-cell table:style-name="ce3" office:value-type="float" office:value="350213" calcext:value-type="float">
            <text:p>350213</text:p>
          </table:table-cell>
          <table:table-cell table:style-name="ce3" office:value-type="float" office:value="350157" calcext:value-type="float">
            <text:p>350157</text:p>
          </table:table-cell>
          <table:table-cell table:style-name="ce3" office:value-type="float" office:value="350227" calcext:value-type="float">
            <text:p>350227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94111" calcext:value-type="float">
            <text:p>394111</text:p>
          </table:table-cell>
          <table:table-cell table:style-name="ce3" office:value-type="float" office:value="393906" calcext:value-type="float">
            <text:p>393906</text:p>
          </table:table-cell>
          <table:table-cell table:style-name="ce3" office:value-type="float" office:value="394117" calcext:value-type="float">
            <text:p>394117</text:p>
          </table:table-cell>
          <table:table-cell table:style-name="ce3" office:value-type="float" office:value="393915" calcext:value-type="float">
            <text:p>393915</text:p>
          </table:table-cell>
          <table:table-cell table:style-name="ce3" office:value-type="float" office:value="394131" calcext:value-type="float">
            <text:p>394131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394112" calcext:value-type="float">
            <text:p>394112</text:p>
          </table:table-cell>
          <table:table-cell table:style-name="ce3" office:value-type="float" office:value="393940" calcext:value-type="float">
            <text:p>393940</text:p>
          </table:table-cell>
          <table:table-cell table:style-name="ce3" office:value-type="float" office:value="394118" calcext:value-type="float">
            <text:p>394118</text:p>
          </table:table-cell>
          <table:table-cell table:style-name="ce3" office:value-type="float" office:value="393949" calcext:value-type="float">
            <text:p>393949</text:p>
          </table:table-cell>
          <table:table-cell table:style-name="ce3" office:value-type="float" office:value="394132" calcext:value-type="float">
            <text:p>394132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396020" calcext:value-type="float">
            <text:p>396020</text:p>
          </table:table-cell>
          <table:table-cell table:style-name="ce3" office:value-type="float" office:value="395612" calcext:value-type="float">
            <text:p>395612</text:p>
          </table:table-cell>
          <table:table-cell table:style-name="ce3" office:value-type="float" office:value="396026" calcext:value-type="float">
            <text:p>396026</text:p>
          </table:table-cell>
          <table:table-cell table:style-name="ce3" office:value-type="float" office:value="395621" calcext:value-type="float">
            <text:p>395621</text:p>
          </table:table-cell>
          <table:table-cell table:style-name="ce3" office:value-type="float" office:value="396040" calcext:value-type="float">
            <text:p>39604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35353" calcext:value-type="float">
            <text:p>35353</text:p>
          </table:table-cell>
          <table:table-cell table:style-name="ce3" office:value-type="float" office:value="35351" calcext:value-type="float">
            <text:p>35351</text:p>
          </table:table-cell>
          <table:table-cell table:style-name="ce3" office:value-type="float" office:value="35353" calcext:value-type="float">
            <text:p>35353</text:p>
          </table:table-cell>
          <table:table-cell table:style-name="ce3" office:value-type="float" office:value="35351" calcext:value-type="float">
            <text:p>35351</text:p>
          </table:table-cell>
          <table:table-cell table:style-name="ce3" office:value-type="float" office:value="35353" calcext:value-type="float">
            <text:p>3535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53591" calcext:value-type="float">
            <text:p>53591</text:p>
          </table:table-cell>
          <table:table-cell table:style-name="ce3" office:value-type="float" office:value="53587" calcext:value-type="float">
            <text:p>53587</text:p>
          </table:table-cell>
          <table:table-cell table:style-name="ce3" office:value-type="float" office:value="53592" calcext:value-type="float">
            <text:p>53592</text:p>
          </table:table-cell>
          <table:table-cell table:style-name="ce3" office:value-type="float" office:value="53589" calcext:value-type="float">
            <text:p>53589</text:p>
          </table:table-cell>
          <table:table-cell table:style-name="ce3" office:value-type="float" office:value="53592" calcext:value-type="float">
            <text:p>5359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71655" calcext:value-type="float">
            <text:p>71655</text:p>
          </table:table-cell>
          <table:table-cell table:style-name="ce3" office:value-type="float" office:value="71648" calcext:value-type="float">
            <text:p>71648</text:p>
          </table:table-cell>
          <table:table-cell table:style-name="ce3" office:value-type="float" office:value="71656" calcext:value-type="float">
            <text:p>71656</text:p>
          </table:table-cell>
          <table:table-cell table:style-name="ce3" office:value-type="float" office:value="71651" calcext:value-type="float">
            <text:p>71651</text:p>
          </table:table-cell>
          <table:table-cell table:style-name="ce3" office:value-type="float" office:value="71659" calcext:value-type="float">
            <text:p>71659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89831" calcext:value-type="float">
            <text:p>89831</text:p>
          </table:table-cell>
          <table:table-cell table:style-name="ce3" office:value-type="float" office:value="89822" calcext:value-type="float">
            <text:p>89822</text:p>
          </table:table-cell>
          <table:table-cell table:style-name="ce3" office:value-type="float" office:value="89832" calcext:value-type="float">
            <text:p>89832</text:p>
          </table:table-cell>
          <table:table-cell table:style-name="ce3" office:value-type="float" office:value="89826" calcext:value-type="float">
            <text:p>89826</text:p>
          </table:table-cell>
          <table:table-cell table:style-name="ce3" office:value-type="float" office:value="89836" calcext:value-type="float">
            <text:p>89836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07239" calcext:value-type="float">
            <text:p>107239</text:p>
          </table:table-cell>
          <table:table-cell table:style-name="ce3" office:value-type="float" office:value="107226" calcext:value-type="float">
            <text:p>107226</text:p>
          </table:table-cell>
          <table:table-cell table:style-name="ce3" office:value-type="float" office:value="107241" calcext:value-type="float">
            <text:p>107241</text:p>
          </table:table-cell>
          <table:table-cell table:style-name="ce3" office:value-type="float" office:value="107231" calcext:value-type="float">
            <text:p>107231</text:p>
          </table:table-cell>
          <table:table-cell table:style-name="ce3" office:value-type="float" office:value="107247" calcext:value-type="float">
            <text:p>10724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27319" calcext:value-type="float">
            <text:p>127319</text:p>
          </table:table-cell>
          <table:table-cell table:style-name="ce3" office:value-type="float" office:value="127307" calcext:value-type="float">
            <text:p>127307</text:p>
          </table:table-cell>
          <table:table-cell table:style-name="ce3" office:value-type="float" office:value="127322" calcext:value-type="float">
            <text:p>127322</text:p>
          </table:table-cell>
          <table:table-cell table:style-name="ce3" office:value-type="float" office:value="127313" calcext:value-type="float">
            <text:p>127313</text:p>
          </table:table-cell>
          <table:table-cell table:style-name="ce3" office:value-type="float" office:value="127330" calcext:value-type="float">
            <text:p>12733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47088" calcext:value-type="float">
            <text:p>147088</text:p>
          </table:table-cell>
          <table:table-cell table:style-name="ce3" office:value-type="float" office:value="147074" calcext:value-type="float">
            <text:p>147074</text:p>
          </table:table-cell>
          <table:table-cell table:style-name="ce3" office:value-type="float" office:value="147092" calcext:value-type="float">
            <text:p>147092</text:p>
          </table:table-cell>
          <table:table-cell table:style-name="ce3" office:value-type="float" office:value="147081" calcext:value-type="float">
            <text:p>147081</text:p>
          </table:table-cell>
          <table:table-cell table:style-name="ce3" office:value-type="float" office:value="147102" calcext:value-type="float">
            <text:p>147102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67810" calcext:value-type="float">
            <text:p>167810</text:p>
          </table:table-cell>
          <table:table-cell table:style-name="ce3" office:value-type="float" office:value="167794" calcext:value-type="float">
            <text:p>167794</text:p>
          </table:table-cell>
          <table:table-cell table:style-name="ce3" office:value-type="float" office:value="167815" calcext:value-type="float">
            <text:p>167815</text:p>
          </table:table-cell>
          <table:table-cell table:style-name="ce3" office:value-type="float" office:value="167802" calcext:value-type="float">
            <text:p>167802</text:p>
          </table:table-cell>
          <table:table-cell table:style-name="ce3" office:value-type="float" office:value="167827" calcext:value-type="float">
            <text:p>167827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36" calcext:value-type="float">
            <text:p>185936</text:p>
          </table:table-cell>
          <table:table-cell table:style-name="ce3" office:value-type="float" office:value="185960" calcext:value-type="float">
            <text:p>185960</text:p>
          </table:table-cell>
          <table:table-cell table:style-name="ce3" office:value-type="float" office:value="185945" calcext:value-type="float">
            <text:p>185945</text:p>
          </table:table-cell>
          <table:table-cell table:style-name="ce3" office:value-type="float" office:value="185974" calcext:value-type="float">
            <text:p>18597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204038" calcext:value-type="float">
            <text:p>204038</text:p>
          </table:table-cell>
          <table:table-cell table:style-name="ce3" office:value-type="float" office:value="204017" calcext:value-type="float">
            <text:p>204017</text:p>
          </table:table-cell>
          <table:table-cell table:style-name="ce3" office:value-type="float" office:value="204045" calcext:value-type="float">
            <text:p>204045</text:p>
          </table:table-cell>
          <table:table-cell table:style-name="ce3" office:value-type="float" office:value="204027" calcext:value-type="float">
            <text:p>204027</text:p>
          </table:table-cell>
          <table:table-cell table:style-name="ce3" office:value-type="float" office:value="204061" calcext:value-type="float">
            <text:p>20406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24842" calcext:value-type="float">
            <text:p>224842</text:p>
          </table:table-cell>
          <table:table-cell table:style-name="ce3" office:value-type="float" office:value="224820" calcext:value-type="float">
            <text:p>224820</text:p>
          </table:table-cell>
          <table:table-cell table:style-name="ce3" office:value-type="float" office:value="224850" calcext:value-type="float">
            <text:p>224850</text:p>
          </table:table-cell>
          <table:table-cell table:style-name="ce3" office:value-type="float" office:value="224831" calcext:value-type="float">
            <text:p>224831</text:p>
          </table:table-cell>
          <table:table-cell table:style-name="ce3" office:value-type="float" office:value="224868" calcext:value-type="float">
            <text:p>224868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243851" calcext:value-type="float">
            <text:p>243851</text:p>
          </table:table-cell>
          <table:table-cell table:style-name="ce3" office:value-type="float" office:value="243827" calcext:value-type="float">
            <text:p>243827</text:p>
          </table:table-cell>
          <table:table-cell table:style-name="ce3" office:value-type="float" office:value="243860" calcext:value-type="float">
            <text:p>243860</text:p>
          </table:table-cell>
          <table:table-cell table:style-name="ce3" office:value-type="float" office:value="243839" calcext:value-type="float">
            <text:p>243839</text:p>
          </table:table-cell>
          <table:table-cell table:style-name="ce3" office:value-type="float" office:value="243880" calcext:value-type="float">
            <text:p>243880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262631" calcext:value-type="float">
            <text:p>262631</text:p>
          </table:table-cell>
          <table:table-cell table:style-name="ce3" office:value-type="float" office:value="262604" calcext:value-type="float">
            <text:p>262604</text:p>
          </table:table-cell>
          <table:table-cell table:style-name="ce3" office:value-type="float" office:value="262641" calcext:value-type="float">
            <text:p>262641</text:p>
          </table:table-cell>
          <table:table-cell table:style-name="ce3" office:value-type="float" office:value="262617" calcext:value-type="float">
            <text:p>262617</text:p>
          </table:table-cell>
          <table:table-cell table:style-name="ce3" office:value-type="float" office:value="262663" calcext:value-type="float">
            <text:p>26266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280206" calcext:value-type="float">
            <text:p>280206</text:p>
          </table:table-cell>
          <table:table-cell table:style-name="ce3" office:value-type="float" office:value="280175" calcext:value-type="float">
            <text:p>280175</text:p>
          </table:table-cell>
          <table:table-cell table:style-name="ce3" office:value-type="float" office:value="280217" calcext:value-type="float">
            <text:p>280217</text:p>
          </table:table-cell>
          <table:table-cell table:style-name="ce3" office:value-type="float" office:value="280189" calcext:value-type="float">
            <text:p>280189</text:p>
          </table:table-cell>
          <table:table-cell table:style-name="ce3" office:value-type="float" office:value="280241" calcext:value-type="float">
            <text:p>28024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36" calcext:value-type="float">
            <text:p>185936</text:p>
          </table:table-cell>
          <table:table-cell table:style-name="ce3" office:value-type="float" office:value="185954" calcext:value-type="float">
            <text:p>185954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36" calcext:value-type="float">
            <text:p>185936</text:p>
          </table:table-cell>
          <table:table-cell table:style-name="ce3" office:value-type="float" office:value="185962" calcext:value-type="float">
            <text:p>185962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36" calcext:value-type="float">
            <text:p>185936</text:p>
          </table:table-cell>
          <table:table-cell table:style-name="ce3" office:value-type="float" office:value="185970" calcext:value-type="float">
            <text:p>185970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185960" calcext:value-type="float">
            <text:p>185960</text:p>
          </table:table-cell>
          <table:table-cell table:style-name="ce3" office:value-type="float" office:value="185945" calcext:value-type="float">
            <text:p>185945</text:p>
          </table:table-cell>
          <table:table-cell table:style-name="ce3" office:value-type="float" office:value="185974" calcext:value-type="float">
            <text:p>185974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185963" calcext:value-type="float">
            <text:p>185963</text:p>
          </table:table-cell>
          <table:table-cell table:style-name="ce3" office:value-type="float" office:value="185945" calcext:value-type="float">
            <text:p>185945</text:p>
          </table:table-cell>
          <table:table-cell table:style-name="ce3" office:value-type="float" office:value="185978" calcext:value-type="float">
            <text:p>185978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185970" calcext:value-type="float">
            <text:p>185970</text:p>
          </table:table-cell>
          <table:table-cell table:style-name="ce3" office:value-type="float" office:value="185954" calcext:value-type="float">
            <text:p>185954</text:p>
          </table:table-cell>
          <table:table-cell table:style-name="ce3" office:value-type="float" office:value="185982" calcext:value-type="float">
            <text:p>185982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85981" calcext:value-type="float">
            <text:p>185981</text:p>
          </table:table-cell>
          <table:table-cell table:style-name="ce3" office:value-type="float" office:value="185963" calcext:value-type="float">
            <text:p>185963</text:p>
          </table:table-cell>
          <table:table-cell table:style-name="ce3" office:value-type="float" office:value="185994" calcext:value-type="float">
            <text:p>185994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85981" calcext:value-type="float">
            <text:p>185981</text:p>
          </table:table-cell>
          <table:table-cell table:style-name="ce3" office:value-type="float" office:value="185963" calcext:value-type="float">
            <text:p>185963</text:p>
          </table:table-cell>
          <table:table-cell table:style-name="ce3" office:value-type="float" office:value="185994" calcext:value-type="float">
            <text:p>185994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85999" calcext:value-type="float">
            <text:p>185999</text:p>
          </table:table-cell>
          <table:table-cell table:style-name="ce3" office:value-type="float" office:value="185981" calcext:value-type="float">
            <text:p>185981</text:p>
          </table:table-cell>
          <table:table-cell table:style-name="ce3" office:value-type="float" office:value="186010" calcext:value-type="float">
            <text:p>186010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86017" calcext:value-type="float">
            <text:p>186017</text:p>
          </table:table-cell>
          <table:table-cell table:style-name="ce3" office:value-type="float" office:value="185999" calcext:value-type="float">
            <text:p>185999</text:p>
          </table:table-cell>
          <table:table-cell table:style-name="ce3" office:value-type="float" office:value="186026" calcext:value-type="float">
            <text:p>186026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72060" calcext:value-type="float">
            <text:p>172060</text:p>
          </table:table-cell>
          <table:table-cell table:style-name="ce3" office:value-type="float" office:value="153981" calcext:value-type="float">
            <text:p>153981</text:p>
          </table:table-cell>
          <table:table-cell table:style-name="ce3" office:value-type="float" office:value="172068" calcext:value-type="float">
            <text:p>172068</text:p>
          </table:table-cell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 table:number-columns-spanned="14" table:number-rows-spanned="1">
            <text:p>----------------------------------------------------------------------------------6-24-------------------------------------------------------------------------------------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6" table:number-rows-spanned="1">
            <text:p>Geolife-6000 |Q|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61" calcext:value-type="float">
            <text:p>9361</text:p>
          </table:table-cell>
          <table:table-cell office:value-type="float" office:value="8793" calcext:value-type="float">
            <text:p>8793</text:p>
          </table:table-cell>
          <table:table-cell office:value-type="float" office:value="9361" calcext:value-type="float">
            <text:p>9361</text:p>
          </table:table-cell>
          <table:table-cell office:value-type="float" office:value="8793" calcext:value-type="float">
            <text:p>8793</text:p>
          </table:table-cell>
          <table:table-cell office:value-type="float" office:value="9369" calcext:value-type="float">
            <text:p>93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70" calcext:value-type="float">
            <text:p>44670</text:p>
          </table:table-cell>
          <table:table-cell office:value-type="float" office:value="44643" calcext:value-type="float">
            <text:p>44643</text:p>
          </table:table-cell>
          <table:table-cell office:value-type="float" office:value="44670" calcext:value-type="float">
            <text:p>44670</text:p>
          </table:table-cell>
          <table:table-cell office:value-type="float" office:value="44643" calcext:value-type="float">
            <text:p>44643</text:p>
          </table:table-cell>
          <table:table-cell office:value-type="float" office:value="44678" calcext:value-type="float">
            <text:p>446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483" calcext:value-type="float">
            <text:p>90483</text:p>
          </table:table-cell>
          <table:table-cell office:value-type="float" office:value="90458" calcext:value-type="float">
            <text:p>90458</text:p>
          </table:table-cell>
          <table:table-cell office:value-type="float" office:value="90483" calcext:value-type="float">
            <text:p>90483</text:p>
          </table:table-cell>
          <table:table-cell office:value-type="float" office:value="90458" calcext:value-type="float">
            <text:p>90458</text:p>
          </table:table-cell>
          <table:table-cell office:value-type="float" office:value="90491" calcext:value-type="float">
            <text:p>904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405" calcext:value-type="float">
            <text:p>474405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405" calcext:value-type="float">
            <text:p>474405</text:p>
          </table:table-cell>
          <table:table-cell office:value-type="float" office:value="474436" calcext:value-type="float">
            <text:p>4744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434" calcext:value-type="float">
            <text:p>474434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434" calcext:value-type="float">
            <text:p>474434</text:p>
          </table:table-cell>
          <table:table-cell office:value-type="float" office:value="474472" calcext:value-type="float">
            <text:p>47447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251" calcext:value-type="float">
            <text:p>491251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251" calcext:value-type="float">
            <text:p>491251</text:p>
          </table:table-cell>
          <table:table-cell office:value-type="float" office:value="491444" calcext:value-type="float">
            <text:p>49144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450" calcext:value-type="float">
            <text:p>491450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450" calcext:value-type="float">
            <text:p>491450</text:p>
          </table:table-cell>
          <table:table-cell office:value-type="float" office:value="491477" calcext:value-type="float">
            <text:p>4914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652" calcext:value-type="float">
            <text:p>624652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652" calcext:value-type="float">
            <text:p>624652</text:p>
          </table:table-cell>
          <table:table-cell office:value-type="float" office:value="624725" calcext:value-type="float">
            <text:p>62472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46" calcext:value-type="float">
            <text:p>106446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46" calcext:value-type="float">
            <text:p>106446</text:p>
          </table:table-cell>
          <table:table-cell office:value-type="float" office:value="106449" calcext:value-type="float">
            <text:p>10644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36" calcext:value-type="float">
            <text:p>159736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36" calcext:value-type="float">
            <text:p>159736</text:p>
          </table:table-cell>
          <table:table-cell office:value-type="float" office:value="159745" calcext:value-type="float">
            <text:p>15974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61" calcext:value-type="float">
            <text:p>212861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61" calcext:value-type="float">
            <text:p>212861</text:p>
          </table:table-cell>
          <table:table-cell office:value-type="float" office:value="212876" calcext:value-type="float">
            <text:p>2128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49" calcext:value-type="float">
            <text:p>266049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49" calcext:value-type="float">
            <text:p>266049</text:p>
          </table:table-cell>
          <table:table-cell office:value-type="float" office:value="266069" calcext:value-type="float">
            <text:p>2660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117" calcext:value-type="float">
            <text:p>319117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117" calcext:value-type="float">
            <text:p>319117</text:p>
          </table:table-cell>
          <table:table-cell office:value-type="float" office:value="319140" calcext:value-type="float">
            <text:p>31914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441" calcext:value-type="float">
            <text:p>373441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441" calcext:value-type="float">
            <text:p>373441</text:p>
          </table:table-cell>
          <table:table-cell office:value-type="float" office:value="373468" calcext:value-type="float">
            <text:p>3734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97" calcext:value-type="float">
            <text:p>427697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97" calcext:value-type="float">
            <text:p>427697</text:p>
          </table:table-cell>
          <table:table-cell office:value-type="float" office:value="427727" calcext:value-type="float">
            <text:p>42772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304" calcext:value-type="float">
            <text:p>482304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304" calcext:value-type="float">
            <text:p>482304</text:p>
          </table:table-cell>
          <table:table-cell office:value-type="float" office:value="482332" calcext:value-type="float">
            <text:p>4823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113" calcext:value-type="float">
            <text:p>589113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113" calcext:value-type="float">
            <text:p>589113</text:p>
          </table:table-cell>
          <table:table-cell office:value-type="float" office:value="589165" calcext:value-type="float">
            <text:p>5891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616" calcext:value-type="float">
            <text:p>643616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616" calcext:value-type="float">
            <text:p>643616</text:p>
          </table:table-cell>
          <table:table-cell office:value-type="float" office:value="643654" calcext:value-type="float">
            <text:p>64365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515" calcext:value-type="float">
            <text:p>697515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515" calcext:value-type="float">
            <text:p>697515</text:p>
          </table:table-cell>
          <table:table-cell office:value-type="float" office:value="697559" calcext:value-type="float">
            <text:p>6975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485" calcext:value-type="float">
            <text:p>751485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485" calcext:value-type="float">
            <text:p>751485</text:p>
          </table:table-cell>
          <table:table-cell office:value-type="float" office:value="751532" calcext:value-type="float">
            <text:p>75153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589" calcext:value-type="float">
            <text:p>804589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589" calcext:value-type="float">
            <text:p>804589</text:p>
          </table:table-cell>
          <table:table-cell office:value-type="float" office:value="804639" calcext:value-type="float">
            <text:p>80463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8" calcext:value-type="float">
            <text:p>53554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5541" calcext:value-type="float">
            <text:p>535541</text:p>
          </table:table-cell>
          <table:table-cell office:value-type="float" office:value="535517" calcext:value-type="float">
            <text:p>535517</text:p>
          </table:table-cell>
          <table:table-cell office:value-type="float" office:value="535556" calcext:value-type="float">
            <text:p>53555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35563" calcext:value-type="float">
            <text:p>535563</text:p>
          </table:table-cell>
          <table:table-cell office:value-type="float" office:value="535531" calcext:value-type="float">
            <text:p>535531</text:p>
          </table:table-cell>
          <table:table-cell office:value-type="float" office:value="535574" calcext:value-type="float">
            <text:p>53557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35595" calcext:value-type="float">
            <text:p>535595</text:p>
          </table:table-cell>
          <table:table-cell office:value-type="float" office:value="535565" calcext:value-type="float">
            <text:p>535565</text:p>
          </table:table-cell>
          <table:table-cell office:value-type="float" office:value="535604" calcext:value-type="float">
            <text:p>5356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737" calcext:value-type="float">
            <text:p>527737</text:p>
          </table:table-cell>
          <table:table-cell office:value-type="float" office:value="516436" calcext:value-type="float">
            <text:p>516436</text:p>
          </table:table-cell>
          <table:table-cell office:value-type="float" office:value="527745" calcext:value-type="float">
            <text:p>527745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6" table:number-rows-spanned="1">
            <text:p>Geolife-6000 |Q|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5287" calcext:value-type="float">
            <text:p>75287</text:p>
          </table:table-cell>
          <table:table-cell table:style-name="ce3" office:value-type="float" office:value="75247" calcext:value-type="float">
            <text:p>75247</text:p>
          </table:table-cell>
          <table:table-cell table:style-name="ce3" office:value-type="float" office:value="20672" calcext:value-type="float">
            <text:p>20672</text:p>
          </table:table-cell>
          <table:table-cell table:style-name="ce3" office:value-type="float" office:value="3079" calcext:value-type="float">
            <text:p>3079</text:p>
          </table:table-cell>
          <table:table-cell table:style-name="ce3" office:value-type="float" office:value="20641" calcext:value-type="float">
            <text:p>2064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5376" calcext:value-type="float">
            <text:p>75376</text:p>
          </table:table-cell>
          <table:table-cell table:style-name="ce3" office:value-type="float" office:value="75359" calcext:value-type="float">
            <text:p>75359</text:p>
          </table:table-cell>
          <table:table-cell table:style-name="ce3" office:value-type="float" office:value="20701" calcext:value-type="float">
            <text:p>20701</text:p>
          </table:table-cell>
          <table:table-cell table:style-name="ce3" office:value-type="float" office:value="4910" calcext:value-type="float">
            <text:p>4910</text:p>
          </table:table-cell>
          <table:table-cell table:style-name="ce3" office:value-type="float" office:value="20670" calcext:value-type="float">
            <text:p>2067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75824" calcext:value-type="float">
            <text:p>75824</text:p>
          </table:table-cell>
          <table:table-cell table:style-name="ce3" office:value-type="float" office:value="75800" calcext:value-type="float">
            <text:p>75800</text:p>
          </table:table-cell>
          <table:table-cell table:style-name="ce3" office:value-type="float" office:value="20917" calcext:value-type="float">
            <text:p>20917</text:p>
          </table:table-cell>
          <table:table-cell table:style-name="ce3" office:value-type="float" office:value="10019" calcext:value-type="float">
            <text:p>10019</text:p>
          </table:table-cell>
          <table:table-cell table:style-name="ce3" office:value-type="float" office:value="20886" calcext:value-type="float">
            <text:p>2088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75938" calcext:value-type="float">
            <text:p>75938</text:p>
          </table:table-cell>
          <table:table-cell table:style-name="ce3" office:value-type="float" office:value="75920" calcext:value-type="float">
            <text:p>75920</text:p>
          </table:table-cell>
          <table:table-cell table:style-name="ce3" office:value-type="float" office:value="30882" calcext:value-type="float">
            <text:p>30882</text:p>
          </table:table-cell>
          <table:table-cell table:style-name="ce3" office:value-type="float" office:value="30835" calcext:value-type="float">
            <text:p>30835</text:p>
          </table:table-cell>
          <table:table-cell table:style-name="ce3" office:value-type="float" office:value="30840" calcext:value-type="float">
            <text:p>3084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24959" calcext:value-type="float">
            <text:p>124959</text:p>
          </table:table-cell>
          <table:table-cell table:style-name="ce3" office:value-type="float" office:value="124521" calcext:value-type="float">
            <text:p>124521</text:p>
          </table:table-cell>
          <table:table-cell table:style-name="ce3" office:value-type="float" office:value="38492" calcext:value-type="float">
            <text:p>38492</text:p>
          </table:table-cell>
          <table:table-cell table:style-name="ce3" office:value-type="float" office:value="38439" calcext:value-type="float">
            <text:p>38439</text:p>
          </table:table-cell>
          <table:table-cell table:style-name="ce3" office:value-type="float" office:value="38432" calcext:value-type="float">
            <text:p>3843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27255" calcext:value-type="float">
            <text:p>127255</text:p>
          </table:table-cell>
          <table:table-cell table:style-name="ce3" office:value-type="float" office:value="126958" calcext:value-type="float">
            <text:p>126958</text:p>
          </table:table-cell>
          <table:table-cell table:style-name="ce3" office:value-type="float" office:value="40916" calcext:value-type="float">
            <text:p>40916</text:p>
          </table:table-cell>
          <table:table-cell table:style-name="ce3" office:value-type="float" office:value="40858" calcext:value-type="float">
            <text:p>40858</text:p>
          </table:table-cell>
          <table:table-cell table:style-name="ce3" office:value-type="float" office:value="40839" calcext:value-type="float">
            <text:p>40839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27468" calcext:value-type="float">
            <text:p>127468</text:p>
          </table:table-cell>
          <table:table-cell table:style-name="ce3" office:value-type="float" office:value="127439" calcext:value-type="float">
            <text:p>127439</text:p>
          </table:table-cell>
          <table:table-cell table:style-name="ce3" office:value-type="float" office:value="44005" calcext:value-type="float">
            <text:p>44005</text:p>
          </table:table-cell>
          <table:table-cell table:style-name="ce3" office:value-type="float" office:value="43936" calcext:value-type="float">
            <text:p>43936</text:p>
          </table:table-cell>
          <table:table-cell table:style-name="ce3" office:value-type="float" office:value="43910" calcext:value-type="float">
            <text:p>4391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29324" calcext:value-type="float">
            <text:p>129324</text:p>
          </table:table-cell>
          <table:table-cell table:style-name="ce3" office:value-type="float" office:value="129305" calcext:value-type="float">
            <text:p>129305</text:p>
          </table:table-cell>
          <table:table-cell table:style-name="ce3" office:value-type="float" office:value="44356" calcext:value-type="float">
            <text:p>44356</text:p>
          </table:table-cell>
          <table:table-cell table:style-name="ce3" office:value-type="float" office:value="44282" calcext:value-type="float">
            <text:p>44282</text:p>
          </table:table-cell>
          <table:table-cell table:style-name="ce3" office:value-type="float" office:value="44243" calcext:value-type="float">
            <text:p>44243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96" calcext:value-type="float">
            <text:p>44696</text:p>
          </table:table-cell>
          <table:table-cell table:style-name="ce3" office:value-type="float" office:value="44616" calcext:value-type="float">
            <text:p>44616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0664" calcext:value-type="float">
            <text:p>180664</text:p>
          </table:table-cell>
          <table:table-cell table:style-name="ce3" office:value-type="float" office:value="180652" calcext:value-type="float">
            <text:p>180652</text:p>
          </table:table-cell>
          <table:table-cell table:style-name="ce3" office:value-type="float" office:value="44777" calcext:value-type="float">
            <text:p>44777</text:p>
          </table:table-cell>
          <table:table-cell table:style-name="ce3" office:value-type="float" office:value="44691" calcext:value-type="float">
            <text:p>44691</text:p>
          </table:table-cell>
          <table:table-cell table:style-name="ce3" office:value-type="float" office:value="44630" calcext:value-type="float">
            <text:p>44630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54669" calcext:value-type="float">
            <text:p>254669</text:p>
          </table:table-cell>
          <table:table-cell table:style-name="ce3" office:value-type="float" office:value="254646" calcext:value-type="float">
            <text:p>254646</text:p>
          </table:table-cell>
          <table:table-cell table:style-name="ce3" office:value-type="float" office:value="64546" calcext:value-type="float">
            <text:p>64546</text:p>
          </table:table-cell>
          <table:table-cell table:style-name="ce3" office:value-type="float" office:value="46645" calcext:value-type="float">
            <text:p>46645</text:p>
          </table:table-cell>
          <table:table-cell table:style-name="ce3" office:value-type="float" office:value="64347" calcext:value-type="float">
            <text:p>6434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278688" calcext:value-type="float">
            <text:p>278688</text:p>
          </table:table-cell>
          <table:table-cell table:style-name="ce3" office:value-type="float" office:value="278675" calcext:value-type="float">
            <text:p>278675</text:p>
          </table:table-cell>
          <table:table-cell table:style-name="ce3" office:value-type="float" office:value="71566" calcext:value-type="float">
            <text:p>71566</text:p>
          </table:table-cell>
          <table:table-cell table:style-name="ce3" office:value-type="float" office:value="61926" calcext:value-type="float">
            <text:p>61926</text:p>
          </table:table-cell>
          <table:table-cell table:style-name="ce3" office:value-type="float" office:value="71315" calcext:value-type="float">
            <text:p>71315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22642" calcext:value-type="float">
            <text:p>322642</text:p>
          </table:table-cell>
          <table:table-cell table:style-name="ce3" office:value-type="float" office:value="322633" calcext:value-type="float">
            <text:p>322633</text:p>
          </table:table-cell>
          <table:table-cell table:style-name="ce3" office:value-type="float" office:value="101661" calcext:value-type="float">
            <text:p>101661</text:p>
          </table:table-cell>
          <table:table-cell table:style-name="ce3" office:value-type="float" office:value="63732" calcext:value-type="float">
            <text:p>63732</text:p>
          </table:table-cell>
          <table:table-cell table:style-name="ce3" office:value-type="float" office:value="101293" calcext:value-type="float">
            <text:p>10129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38924" calcext:value-type="float">
            <text:p>338924</text:p>
          </table:table-cell>
          <table:table-cell table:style-name="ce3" office:value-type="float" office:value="338595" calcext:value-type="float">
            <text:p>338595</text:p>
          </table:table-cell>
          <table:table-cell table:style-name="ce3" office:value-type="float" office:value="120926" calcext:value-type="float">
            <text:p>120926</text:p>
          </table:table-cell>
          <table:table-cell table:style-name="ce3" office:value-type="float" office:value="65334" calcext:value-type="float">
            <text:p>65334</text:p>
          </table:table-cell>
          <table:table-cell table:style-name="ce3" office:value-type="float" office:value="120558" calcext:value-type="float">
            <text:p>12055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61284" calcext:value-type="float">
            <text:p>361284</text:p>
          </table:table-cell>
          <table:table-cell table:style-name="ce3" office:value-type="float" office:value="361032" calcext:value-type="float">
            <text:p>361032</text:p>
          </table:table-cell>
          <table:table-cell table:style-name="ce3" office:value-type="float" office:value="135465" calcext:value-type="float">
            <text:p>135465</text:p>
          </table:table-cell>
          <table:table-cell table:style-name="ce3" office:value-type="float" office:value="67900" calcext:value-type="float">
            <text:p>67900</text:p>
          </table:table-cell>
          <table:table-cell table:style-name="ce3" office:value-type="float" office:value="135097" calcext:value-type="float">
            <text:p>13509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68868" calcext:value-type="float">
            <text:p>368868</text:p>
          </table:table-cell>
          <table:table-cell table:style-name="ce3" office:value-type="float" office:value="368809" calcext:value-type="float">
            <text:p>368809</text:p>
          </table:table-cell>
          <table:table-cell table:style-name="ce3" office:value-type="float" office:value="145160" calcext:value-type="float">
            <text:p>145160</text:p>
          </table:table-cell>
          <table:table-cell table:style-name="ce3" office:value-type="float" office:value="68510" calcext:value-type="float">
            <text:p>68510</text:p>
          </table:table-cell>
          <table:table-cell table:style-name="ce3" office:value-type="float" office:value="144938" calcext:value-type="float">
            <text:p>144938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76984" calcext:value-type="float">
            <text:p>376984</text:p>
          </table:table-cell>
          <table:table-cell table:style-name="ce3" office:value-type="float" office:value="376958" calcext:value-type="float">
            <text:p>376958</text:p>
          </table:table-cell>
          <table:table-cell table:style-name="ce3" office:value-type="float" office:value="151335" calcext:value-type="float">
            <text:p>151335</text:p>
          </table:table-cell>
          <table:table-cell table:style-name="ce3" office:value-type="float" office:value="70574" calcext:value-type="float">
            <text:p>70574</text:p>
          </table:table-cell>
          <table:table-cell table:style-name="ce3" office:value-type="float" office:value="150967" calcext:value-type="float">
            <text:p>15096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380672" calcext:value-type="float">
            <text:p>380672</text:p>
          </table:table-cell>
          <table:table-cell table:style-name="ce3" office:value-type="float" office:value="380604" calcext:value-type="float">
            <text:p>380604</text:p>
          </table:table-cell>
          <table:table-cell table:style-name="ce3" office:value-type="float" office:value="155357" calcext:value-type="float">
            <text:p>155357</text:p>
          </table:table-cell>
          <table:table-cell table:style-name="ce3" office:value-type="float" office:value="72459" calcext:value-type="float">
            <text:p>72459</text:p>
          </table:table-cell>
          <table:table-cell table:style-name="ce3" office:value-type="float" office:value="154989" calcext:value-type="float">
            <text:p>154989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383027" calcext:value-type="float">
            <text:p>383027</text:p>
          </table:table-cell>
          <table:table-cell table:style-name="ce3" office:value-type="float" office:value="382943" calcext:value-type="float">
            <text:p>382943</text:p>
          </table:table-cell>
          <table:table-cell table:style-name="ce3" office:value-type="float" office:value="160023" calcext:value-type="float">
            <text:p>160023</text:p>
          </table:table-cell>
          <table:table-cell table:style-name="ce3" office:value-type="float" office:value="73507" calcext:value-type="float">
            <text:p>73507</text:p>
          </table:table-cell>
          <table:table-cell table:style-name="ce3" office:value-type="float" office:value="159655" calcext:value-type="float">
            <text:p>15965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1061" calcext:value-type="float">
            <text:p>11061</text:p>
          </table:table-cell>
          <table:table-cell table:style-name="ce3" office:value-type="float" office:value="11060" calcext:value-type="float">
            <text:p>11060</text:p>
          </table:table-cell>
          <table:table-cell table:style-name="ce3" office:value-type="float" office:value="11075" calcext:value-type="float">
            <text:p>11075</text:p>
          </table:table-cell>
          <table:table-cell table:style-name="ce3" office:value-type="float" office:value="7822" calcext:value-type="float">
            <text:p>7822</text:p>
          </table:table-cell>
          <table:table-cell table:style-name="ce3" office:value-type="float" office:value="11061" calcext:value-type="float">
            <text:p>1106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7607" calcext:value-type="float">
            <text:p>17607</text:p>
          </table:table-cell>
          <table:table-cell table:style-name="ce3" office:value-type="float" office:value="17605" calcext:value-type="float">
            <text:p>17605</text:p>
          </table:table-cell>
          <table:table-cell table:style-name="ce3" office:value-type="float" office:value="17627" calcext:value-type="float">
            <text:p>17627</text:p>
          </table:table-cell>
          <table:table-cell table:style-name="ce3" office:value-type="float" office:value="12722" calcext:value-type="float">
            <text:p>12722</text:p>
          </table:table-cell>
          <table:table-cell table:style-name="ce3" office:value-type="float" office:value="17611" calcext:value-type="float">
            <text:p>17611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3368" calcext:value-type="float">
            <text:p>23368</text:p>
          </table:table-cell>
          <table:table-cell table:style-name="ce3" office:value-type="float" office:value="23365" calcext:value-type="float">
            <text:p>23365</text:p>
          </table:table-cell>
          <table:table-cell table:style-name="ce3" office:value-type="float" office:value="23394" calcext:value-type="float">
            <text:p>23394</text:p>
          </table:table-cell>
          <table:table-cell table:style-name="ce3" office:value-type="float" office:value="16640" calcext:value-type="float">
            <text:p>16640</text:p>
          </table:table-cell>
          <table:table-cell table:style-name="ce3" office:value-type="float" office:value="23376" calcext:value-type="float">
            <text:p>2337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29393" calcext:value-type="float">
            <text:p>29393</text:p>
          </table:table-cell>
          <table:table-cell table:style-name="ce3" office:value-type="float" office:value="29389" calcext:value-type="float">
            <text:p>29389</text:p>
          </table:table-cell>
          <table:table-cell table:style-name="ce3" office:value-type="float" office:value="29424" calcext:value-type="float">
            <text:p>29424</text:p>
          </table:table-cell>
          <table:table-cell table:style-name="ce3" office:value-type="float" office:value="21935" calcext:value-type="float">
            <text:p>21935</text:p>
          </table:table-cell>
          <table:table-cell table:style-name="ce3" office:value-type="float" office:value="29403" calcext:value-type="float">
            <text:p>29403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34650" calcext:value-type="float">
            <text:p>34650</text:p>
          </table:table-cell>
          <table:table-cell table:style-name="ce3" office:value-type="float" office:value="34644" calcext:value-type="float">
            <text:p>34644</text:p>
          </table:table-cell>
          <table:table-cell table:style-name="ce3" office:value-type="float" office:value="34687" calcext:value-type="float">
            <text:p>34687</text:p>
          </table:table-cell>
          <table:table-cell table:style-name="ce3" office:value-type="float" office:value="25120" calcext:value-type="float">
            <text:p>25120</text:p>
          </table:table-cell>
          <table:table-cell table:style-name="ce3" office:value-type="float" office:value="34664" calcext:value-type="float">
            <text:p>34664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5431" calcext:value-type="float">
            <text:p>55431</text:p>
          </table:table-cell>
          <table:table-cell table:style-name="ce3" office:value-type="float" office:value="55425" calcext:value-type="float">
            <text:p>55425</text:p>
          </table:table-cell>
          <table:table-cell table:style-name="ce3" office:value-type="float" office:value="42232" calcext:value-type="float">
            <text:p>42232</text:p>
          </table:table-cell>
          <table:table-cell table:style-name="ce3" office:value-type="float" office:value="38375" calcext:value-type="float">
            <text:p>38375</text:p>
          </table:table-cell>
          <table:table-cell table:style-name="ce3" office:value-type="float" office:value="42185" calcext:value-type="float">
            <text:p>42185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89269" calcext:value-type="float">
            <text:p>89269</text:p>
          </table:table-cell>
          <table:table-cell table:style-name="ce3" office:value-type="float" office:value="89246" calcext:value-type="float">
            <text:p>89246</text:p>
          </table:table-cell>
          <table:table-cell table:style-name="ce3" office:value-type="float" office:value="43327" calcext:value-type="float">
            <text:p>43327</text:p>
          </table:table-cell>
          <table:table-cell table:style-name="ce3" office:value-type="float" office:value="43267" calcext:value-type="float">
            <text:p>43267</text:p>
          </table:table-cell>
          <table:table-cell table:style-name="ce3" office:value-type="float" office:value="43212" calcext:value-type="float">
            <text:p>43212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70011" calcext:value-type="float">
            <text:p>170011</text:p>
          </table:table-cell>
          <table:table-cell table:style-name="ce3" office:value-type="float" office:value="170002" calcext:value-type="float">
            <text:p>170002</text:p>
          </table:table-cell>
          <table:table-cell table:style-name="ce3" office:value-type="float" office:value="43877" calcext:value-type="float">
            <text:p>43877</text:p>
          </table:table-cell>
          <table:table-cell table:style-name="ce3" office:value-type="float" office:value="43807" calcext:value-type="float">
            <text:p>43807</text:p>
          </table:table-cell>
          <table:table-cell table:style-name="ce3" office:value-type="float" office:value="43754" calcext:value-type="float">
            <text:p>43754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96" calcext:value-type="float">
            <text:p>44696</text:p>
          </table:table-cell>
          <table:table-cell table:style-name="ce3" office:value-type="float" office:value="44616" calcext:value-type="float">
            <text:p>44616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9453" calcext:value-type="float">
            <text:p>189453</text:p>
          </table:table-cell>
          <table:table-cell table:style-name="ce3" office:value-type="float" office:value="189441" calcext:value-type="float">
            <text:p>189441</text:p>
          </table:table-cell>
          <table:table-cell table:style-name="ce3" office:value-type="float" office:value="55520" calcext:value-type="float">
            <text:p>55520</text:p>
          </table:table-cell>
          <table:table-cell table:style-name="ce3" office:value-type="float" office:value="45108" calcext:value-type="float">
            <text:p>45108</text:p>
          </table:table-cell>
          <table:table-cell table:style-name="ce3" office:value-type="float" office:value="55341" calcext:value-type="float">
            <text:p>5534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78587" calcext:value-type="float">
            <text:p>278587</text:p>
          </table:table-cell>
          <table:table-cell table:style-name="ce3" office:value-type="float" office:value="278570" calcext:value-type="float">
            <text:p>278570</text:p>
          </table:table-cell>
          <table:table-cell table:style-name="ce3" office:value-type="float" office:value="60872" calcext:value-type="float">
            <text:p>60872</text:p>
          </table:table-cell>
          <table:table-cell table:style-name="ce3" office:value-type="float" office:value="45365" calcext:value-type="float">
            <text:p>45365</text:p>
          </table:table-cell>
          <table:table-cell table:style-name="ce3" office:value-type="float" office:value="60683" calcext:value-type="float">
            <text:p>606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315007" calcext:value-type="float">
            <text:p>315007</text:p>
          </table:table-cell>
          <table:table-cell table:style-name="ce3" office:value-type="float" office:value="314988" calcext:value-type="float">
            <text:p>314988</text:p>
          </table:table-cell>
          <table:table-cell table:style-name="ce3" office:value-type="float" office:value="65649" calcext:value-type="float">
            <text:p>65649</text:p>
          </table:table-cell>
          <table:table-cell table:style-name="ce3" office:value-type="float" office:value="45457" calcext:value-type="float">
            <text:p>45457</text:p>
          </table:table-cell>
          <table:table-cell table:style-name="ce3" office:value-type="float" office:value="65414" calcext:value-type="float">
            <text:p>65414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64023" calcext:value-type="float">
            <text:p>364023</text:p>
          </table:table-cell>
          <table:table-cell table:style-name="ce3" office:value-type="float" office:value="363999" calcext:value-type="float">
            <text:p>363999</text:p>
          </table:table-cell>
          <table:table-cell table:style-name="ce3" office:value-type="float" office:value="71302" calcext:value-type="float">
            <text:p>71302</text:p>
          </table:table-cell>
          <table:table-cell table:style-name="ce3" office:value-type="float" office:value="45466" calcext:value-type="float">
            <text:p>45466</text:p>
          </table:table-cell>
          <table:table-cell table:style-name="ce3" office:value-type="float" office:value="71004" calcext:value-type="float">
            <text:p>7100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69194" calcext:value-type="float">
            <text:p>369194</text:p>
          </table:table-cell>
          <table:table-cell table:style-name="ce3" office:value-type="float" office:value="369169" calcext:value-type="float">
            <text:p>369169</text:p>
          </table:table-cell>
          <table:table-cell table:style-name="ce3" office:value-type="float" office:value="79311" calcext:value-type="float">
            <text:p>79311</text:p>
          </table:table-cell>
          <table:table-cell table:style-name="ce3" office:value-type="float" office:value="45503" calcext:value-type="float">
            <text:p>45503</text:p>
          </table:table-cell>
          <table:table-cell table:style-name="ce3" office:value-type="float" office:value="78908" calcext:value-type="float">
            <text:p>78908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175937" calcext:value-type="float">
            <text:p>175937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176048" calcext:value-type="float">
            <text:p>176048</text:p>
          </table:table-cell>
          <table:table-cell table:style-name="ce3" office:value-type="float" office:value="75968" calcext:value-type="float">
            <text:p>75968</text:p>
          </table:table-cell>
          <table:table-cell table:style-name="ce3" office:value-type="float" office:value="175907" calcext:value-type="float">
            <text:p>175907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65143" calcext:value-type="float">
            <text:p>65143</text:p>
          </table:table-cell>
          <table:table-cell table:style-name="ce3" office:value-type="float" office:value="60071" calcext:value-type="float">
            <text:p>60071</text:p>
          </table:table-cell>
          <table:table-cell table:style-name="ce3" office:value-type="float" office:value="65005" calcext:value-type="float">
            <text:p>65005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44664" calcext:value-type="float">
            <text:p>44664</text:p>
          </table:table-cell>
          <table:table-cell table:style-name="ce3" office:value-type="float" office:value="44584" calcext:value-type="float">
            <text:p>44584</text:p>
          </table:table-cell>
          <table:table-cell table:style-name="ce3" office:value-type="float" office:value="44533" calcext:value-type="float">
            <text:p>44533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43453" calcext:value-type="float">
            <text:p>43453</text:p>
          </table:table-cell>
          <table:table-cell table:style-name="ce3" office:value-type="float" office:value="42767" calcext:value-type="float">
            <text:p>42767</text:p>
          </table:table-cell>
          <table:table-cell table:style-name="ce3" office:value-type="float" office:value="43326" calcext:value-type="float">
            <text:p>43326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 table:style-name="ce3" office:value-type="float" office:value="43493" calcext:value-type="float">
            <text:p>43493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.6</text:p>
          </table:table-cell>
          <table:table-cell table:number-columns-repeated="3" table:style-name="ce3" office:value-type="float" office:value="43543" calcext:value-type="float">
            <text:p>43543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.7</text:p>
          </table:table-cell>
          <table:table-cell table:number-columns-repeated="3" table:style-name="ce3" office:value-type="float" office:value="43614" calcext:value-type="float">
            <text:p>43614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3" table:style-name="ce3" office:value-type="float" office:value="43658" calcext:value-type="float">
            <text:p>43658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.9</text:p>
          </table:table-cell>
          <table:table-cell table:number-columns-repeated="3" table:style-name="ce3" office:value-type="float" office:value="43698" calcext:value-type="float">
            <text:p>43698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43738" calcext:value-type="float">
            <text:p>43738</text:p>
          </table:table-cell>
          <table:table-cell table:number-columns-repeated="10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5287" calcext:value-type="float">
            <text:p>75287</text:p>
          </table:table-cell>
          <table:table-cell table:style-name="ce3" office:value-type="float" office:value="75247" calcext:value-type="float">
            <text:p>75247</text:p>
          </table:table-cell>
          <table:table-cell table:style-name="ce3" office:value-type="float" office:value="20637" calcext:value-type="float">
            <text:p>20637</text:p>
          </table:table-cell>
          <table:table-cell table:style-name="ce3" office:value-type="float" office:value="6157" calcext:value-type="float">
            <text:p>6157</text:p>
          </table:table-cell>
          <table:table-cell table:style-name="ce3" office:value-type="float" office:value="20641" calcext:value-type="float">
            <text:p>2064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5376" calcext:value-type="float">
            <text:p>75376</text:p>
          </table:table-cell>
          <table:table-cell table:style-name="ce3" office:value-type="float" office:value="75359" calcext:value-type="float">
            <text:p>75359</text:p>
          </table:table-cell>
          <table:table-cell table:style-name="ce3" office:value-type="float" office:value="20666" calcext:value-type="float">
            <text:p>20666</text:p>
          </table:table-cell>
          <table:table-cell table:style-name="ce3" office:value-type="float" office:value="9809" calcext:value-type="float">
            <text:p>9809</text:p>
          </table:table-cell>
          <table:table-cell table:style-name="ce3" office:value-type="float" office:value="20670" calcext:value-type="float">
            <text:p>2067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75824" calcext:value-type="float">
            <text:p>75824</text:p>
          </table:table-cell>
          <table:table-cell table:style-name="ce3" office:value-type="float" office:value="75800" calcext:value-type="float">
            <text:p>75800</text:p>
          </table:table-cell>
          <table:table-cell table:style-name="ce3" office:value-type="float" office:value="20882" calcext:value-type="float">
            <text:p>20882</text:p>
          </table:table-cell>
          <table:table-cell table:style-name="ce3" office:value-type="float" office:value="20013" calcext:value-type="float">
            <text:p>20013</text:p>
          </table:table-cell>
          <table:table-cell table:style-name="ce3" office:value-type="float" office:value="20886" calcext:value-type="float">
            <text:p>2088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75938" calcext:value-type="float">
            <text:p>75938</text:p>
          </table:table-cell>
          <table:table-cell table:style-name="ce3" office:value-type="float" office:value="75920" calcext:value-type="float">
            <text:p>75920</text:p>
          </table:table-cell>
          <table:table-cell table:style-name="ce3" office:value-type="float" office:value="30843" calcext:value-type="float">
            <text:p>30843</text:p>
          </table:table-cell>
          <table:table-cell table:style-name="ce3" office:value-type="float" office:value="61571" calcext:value-type="float">
            <text:p>61571</text:p>
          </table:table-cell>
          <table:table-cell table:style-name="ce3" office:value-type="float" office:value="30840" calcext:value-type="float">
            <text:p>3084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24959" calcext:value-type="float">
            <text:p>124959</text:p>
          </table:table-cell>
          <table:table-cell table:style-name="ce3" office:value-type="float" office:value="124521" calcext:value-type="float">
            <text:p>124521</text:p>
          </table:table-cell>
          <table:table-cell table:style-name="ce3" office:value-type="float" office:value="38441" calcext:value-type="float">
            <text:p>38441</text:p>
          </table:table-cell>
          <table:table-cell table:style-name="ce3" office:value-type="float" office:value="76763" calcext:value-type="float">
            <text:p>76763</text:p>
          </table:table-cell>
          <table:table-cell table:style-name="ce3" office:value-type="float" office:value="38432" calcext:value-type="float">
            <text:p>3843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27255" calcext:value-type="float">
            <text:p>127255</text:p>
          </table:table-cell>
          <table:table-cell table:style-name="ce3" office:value-type="float" office:value="126958" calcext:value-type="float">
            <text:p>126958</text:p>
          </table:table-cell>
          <table:table-cell table:style-name="ce3" office:value-type="float" office:value="40855" calcext:value-type="float">
            <text:p>40855</text:p>
          </table:table-cell>
          <table:table-cell table:style-name="ce3" office:value-type="float" office:value="81581" calcext:value-type="float">
            <text:p>81581</text:p>
          </table:table-cell>
          <table:table-cell table:style-name="ce3" office:value-type="float" office:value="40839" calcext:value-type="float">
            <text:p>40839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27468" calcext:value-type="float">
            <text:p>127468</text:p>
          </table:table-cell>
          <table:table-cell table:style-name="ce3" office:value-type="float" office:value="127439" calcext:value-type="float">
            <text:p>127439</text:p>
          </table:table-cell>
          <table:table-cell table:style-name="ce3" office:value-type="float" office:value="43933" calcext:value-type="float">
            <text:p>43933</text:p>
          </table:table-cell>
          <table:table-cell table:style-name="ce3" office:value-type="float" office:value="87721" calcext:value-type="float">
            <text:p>87721</text:p>
          </table:table-cell>
          <table:table-cell table:style-name="ce3" office:value-type="float" office:value="43910" calcext:value-type="float">
            <text:p>4391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29324" calcext:value-type="float">
            <text:p>129324</text:p>
          </table:table-cell>
          <table:table-cell table:style-name="ce3" office:value-type="float" office:value="129305" calcext:value-type="float">
            <text:p>129305</text:p>
          </table:table-cell>
          <table:table-cell table:style-name="ce3" office:value-type="float" office:value="44273" calcext:value-type="float">
            <text:p>44273</text:p>
          </table:table-cell>
          <table:table-cell table:style-name="ce3" office:value-type="float" office:value="88403" calcext:value-type="float">
            <text:p>88403</text:p>
          </table:table-cell>
          <table:table-cell table:style-name="ce3" office:value-type="float" office:value="44243" calcext:value-type="float">
            <text:p>44243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01" calcext:value-type="float">
            <text:p>44601</text:p>
          </table:table-cell>
          <table:table-cell table:style-name="ce3" office:value-type="float" office:value="89061" calcext:value-type="float">
            <text:p>89061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0664" calcext:value-type="float">
            <text:p>180664</text:p>
          </table:table-cell>
          <table:table-cell table:style-name="ce3" office:value-type="float" office:value="180652" calcext:value-type="float">
            <text:p>180652</text:p>
          </table:table-cell>
          <table:table-cell table:style-name="ce3" office:value-type="float" office:value="44672" calcext:value-type="float">
            <text:p>44672</text:p>
          </table:table-cell>
          <table:table-cell table:style-name="ce3" office:value-type="float" office:value="89201" calcext:value-type="float">
            <text:p>89201</text:p>
          </table:table-cell>
          <table:table-cell table:style-name="ce3" office:value-type="float" office:value="44630" calcext:value-type="float">
            <text:p>44630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54669" calcext:value-type="float">
            <text:p>254669</text:p>
          </table:table-cell>
          <table:table-cell table:style-name="ce3" office:value-type="float" office:value="254646" calcext:value-type="float">
            <text:p>254646</text:p>
          </table:table-cell>
          <table:table-cell table:style-name="ce3" office:value-type="float" office:value="64401" calcext:value-type="float">
            <text:p>64401</text:p>
          </table:table-cell>
          <table:table-cell table:style-name="ce3" office:value-type="float" office:value="93099" calcext:value-type="float">
            <text:p>93099</text:p>
          </table:table-cell>
          <table:table-cell table:style-name="ce3" office:value-type="float" office:value="64347" calcext:value-type="float">
            <text:p>6434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278688" calcext:value-type="float">
            <text:p>278688</text:p>
          </table:table-cell>
          <table:table-cell table:style-name="ce3" office:value-type="float" office:value="278675" calcext:value-type="float">
            <text:p>278675</text:p>
          </table:table-cell>
          <table:table-cell table:style-name="ce3" office:value-type="float" office:value="71377" calcext:value-type="float">
            <text:p>71377</text:p>
          </table:table-cell>
          <table:table-cell table:style-name="ce3" office:value-type="float" office:value="123631" calcext:value-type="float">
            <text:p>123631</text:p>
          </table:table-cell>
          <table:table-cell table:style-name="ce3" office:value-type="float" office:value="71315" calcext:value-type="float">
            <text:p>71315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22642" calcext:value-type="float">
            <text:p>322642</text:p>
          </table:table-cell>
          <table:table-cell table:style-name="ce3" office:value-type="float" office:value="322633" calcext:value-type="float">
            <text:p>322633</text:p>
          </table:table-cell>
          <table:table-cell table:style-name="ce3" office:value-type="float" office:value="101373" calcext:value-type="float">
            <text:p>101373</text:p>
          </table:table-cell>
          <table:table-cell table:style-name="ce3" office:value-type="float" office:value="127233" calcext:value-type="float">
            <text:p>127233</text:p>
          </table:table-cell>
          <table:table-cell table:style-name="ce3" office:value-type="float" office:value="101293" calcext:value-type="float">
            <text:p>10129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38924" calcext:value-type="float">
            <text:p>338924</text:p>
          </table:table-cell>
          <table:table-cell table:style-name="ce3" office:value-type="float" office:value="338595" calcext:value-type="float">
            <text:p>338595</text:p>
          </table:table-cell>
          <table:table-cell table:style-name="ce3" office:value-type="float" office:value="120638" calcext:value-type="float">
            <text:p>120638</text:p>
          </table:table-cell>
          <table:table-cell table:style-name="ce3" office:value-type="float" office:value="130421" calcext:value-type="float">
            <text:p>130421</text:p>
          </table:table-cell>
          <table:table-cell table:style-name="ce3" office:value-type="float" office:value="120558" calcext:value-type="float">
            <text:p>12055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61284" calcext:value-type="float">
            <text:p>361284</text:p>
          </table:table-cell>
          <table:table-cell table:style-name="ce3" office:value-type="float" office:value="361032" calcext:value-type="float">
            <text:p>361032</text:p>
          </table:table-cell>
          <table:table-cell table:style-name="ce3" office:value-type="float" office:value="135177" calcext:value-type="float">
            <text:p>135177</text:p>
          </table:table-cell>
          <table:table-cell table:style-name="ce3" office:value-type="float" office:value="135541" calcext:value-type="float">
            <text:p>135541</text:p>
          </table:table-cell>
          <table:table-cell table:style-name="ce3" office:value-type="float" office:value="135097" calcext:value-type="float">
            <text:p>13509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68868" calcext:value-type="float">
            <text:p>368868</text:p>
          </table:table-cell>
          <table:table-cell table:style-name="ce3" office:value-type="float" office:value="368809" calcext:value-type="float">
            <text:p>368809</text:p>
          </table:table-cell>
          <table:table-cell table:style-name="ce3" office:value-type="float" office:value="145018" calcext:value-type="float">
            <text:p>145018</text:p>
          </table:table-cell>
          <table:table-cell table:style-name="ce3" office:value-type="float" office:value="136749" calcext:value-type="float">
            <text:p>136749</text:p>
          </table:table-cell>
          <table:table-cell table:style-name="ce3" office:value-type="float" office:value="144938" calcext:value-type="float">
            <text:p>144938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76984" calcext:value-type="float">
            <text:p>376984</text:p>
          </table:table-cell>
          <table:table-cell table:style-name="ce3" office:value-type="float" office:value="376958" calcext:value-type="float">
            <text:p>376958</text:p>
          </table:table-cell>
          <table:table-cell table:style-name="ce3" office:value-type="float" office:value="151047" calcext:value-type="float">
            <text:p>151047</text:p>
          </table:table-cell>
          <table:table-cell table:style-name="ce3" office:value-type="float" office:value="140859" calcext:value-type="float">
            <text:p>140859</text:p>
          </table:table-cell>
          <table:table-cell table:style-name="ce3" office:value-type="float" office:value="150967" calcext:value-type="float">
            <text:p>15096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380672" calcext:value-type="float">
            <text:p>380672</text:p>
          </table:table-cell>
          <table:table-cell table:style-name="ce3" office:value-type="float" office:value="380604" calcext:value-type="float">
            <text:p>380604</text:p>
          </table:table-cell>
          <table:table-cell table:style-name="ce3" office:value-type="float" office:value="155069" calcext:value-type="float">
            <text:p>155069</text:p>
          </table:table-cell>
          <table:table-cell table:style-name="ce3" office:value-type="float" office:value="144617" calcext:value-type="float">
            <text:p>144617</text:p>
          </table:table-cell>
          <table:table-cell table:style-name="ce3" office:value-type="float" office:value="154989" calcext:value-type="float">
            <text:p>154989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383027" calcext:value-type="float">
            <text:p>383027</text:p>
          </table:table-cell>
          <table:table-cell table:style-name="ce3" office:value-type="float" office:value="382943" calcext:value-type="float">
            <text:p>382943</text:p>
          </table:table-cell>
          <table:table-cell table:style-name="ce3" office:value-type="float" office:value="159735" calcext:value-type="float">
            <text:p>159735</text:p>
          </table:table-cell>
          <table:table-cell table:style-name="ce3" office:value-type="float" office:value="146703" calcext:value-type="float">
            <text:p>146703</text:p>
          </table:table-cell>
          <table:table-cell table:style-name="ce3" office:value-type="float" office:value="159655" calcext:value-type="float">
            <text:p>15965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1061" calcext:value-type="float">
            <text:p>11061</text:p>
          </table:table-cell>
          <table:table-cell table:style-name="ce3" office:value-type="float" office:value="11060" calcext:value-type="float">
            <text:p>11060</text:p>
          </table:table-cell>
          <table:table-cell table:style-name="ce3" office:value-type="float" office:value="11064" calcext:value-type="float">
            <text:p>11064</text:p>
          </table:table-cell>
          <table:table-cell table:style-name="ce3" office:value-type="float" office:value="15627" calcext:value-type="float">
            <text:p>15627</text:p>
          </table:table-cell>
          <table:table-cell table:style-name="ce3" office:value-type="float" office:value="11061" calcext:value-type="float">
            <text:p>1106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7607" calcext:value-type="float">
            <text:p>17607</text:p>
          </table:table-cell>
          <table:table-cell table:style-name="ce3" office:value-type="float" office:value="17605" calcext:value-type="float">
            <text:p>17605</text:p>
          </table:table-cell>
          <table:table-cell table:style-name="ce3" office:value-type="float" office:value="17613" calcext:value-type="float">
            <text:p>17613</text:p>
          </table:table-cell>
          <table:table-cell table:style-name="ce3" office:value-type="float" office:value="25413" calcext:value-type="float">
            <text:p>25413</text:p>
          </table:table-cell>
          <table:table-cell table:style-name="ce3" office:value-type="float" office:value="17611" calcext:value-type="float">
            <text:p>17611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3368" calcext:value-type="float">
            <text:p>23368</text:p>
          </table:table-cell>
          <table:table-cell table:style-name="ce3" office:value-type="float" office:value="23365" calcext:value-type="float">
            <text:p>23365</text:p>
          </table:table-cell>
          <table:table-cell table:style-name="ce3" office:value-type="float" office:value="23377" calcext:value-type="float">
            <text:p>23377</text:p>
          </table:table-cell>
          <table:table-cell table:style-name="ce3" office:value-type="float" office:value="33235" calcext:value-type="float">
            <text:p>33235</text:p>
          </table:table-cell>
          <table:table-cell table:style-name="ce3" office:value-type="float" office:value="23376" calcext:value-type="float">
            <text:p>23376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29393" calcext:value-type="float">
            <text:p>29393</text:p>
          </table:table-cell>
          <table:table-cell table:style-name="ce3" office:value-type="float" office:value="29389" calcext:value-type="float">
            <text:p>29389</text:p>
          </table:table-cell>
          <table:table-cell table:style-name="ce3" office:value-type="float" office:value="29404" calcext:value-type="float">
            <text:p>29404</text:p>
          </table:table-cell>
          <table:table-cell table:style-name="ce3" office:value-type="float" office:value="43809" calcext:value-type="float">
            <text:p>43809</text:p>
          </table:table-cell>
          <table:table-cell table:style-name="ce3" office:value-type="float" office:value="29403" calcext:value-type="float">
            <text:p>29403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34650" calcext:value-type="float">
            <text:p>34650</text:p>
          </table:table-cell>
          <table:table-cell table:style-name="ce3" office:value-type="float" office:value="34644" calcext:value-type="float">
            <text:p>34644</text:p>
          </table:table-cell>
          <table:table-cell table:style-name="ce3" office:value-type="float" office:value="34664" calcext:value-type="float">
            <text:p>34664</text:p>
          </table:table-cell>
          <table:table-cell table:style-name="ce3" office:value-type="float" office:value="50165" calcext:value-type="float">
            <text:p>50165</text:p>
          </table:table-cell>
          <table:table-cell table:style-name="ce3" office:value-type="float" office:value="34664" calcext:value-type="float">
            <text:p>34664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5431" calcext:value-type="float">
            <text:p>55431</text:p>
          </table:table-cell>
          <table:table-cell table:style-name="ce3" office:value-type="float" office:value="55425" calcext:value-type="float">
            <text:p>55425</text:p>
          </table:table-cell>
          <table:table-cell table:style-name="ce3" office:value-type="float" office:value="42196" calcext:value-type="float">
            <text:p>42196</text:p>
          </table:table-cell>
          <table:table-cell table:style-name="ce3" office:value-type="float" office:value="76651" calcext:value-type="float">
            <text:p>76651</text:p>
          </table:table-cell>
          <table:table-cell table:style-name="ce3" office:value-type="float" office:value="42185" calcext:value-type="float">
            <text:p>42185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89269" calcext:value-type="float">
            <text:p>89269</text:p>
          </table:table-cell>
          <table:table-cell table:style-name="ce3" office:value-type="float" office:value="89246" calcext:value-type="float">
            <text:p>89246</text:p>
          </table:table-cell>
          <table:table-cell table:style-name="ce3" office:value-type="float" office:value="43250" calcext:value-type="float">
            <text:p>43250</text:p>
          </table:table-cell>
          <table:table-cell table:style-name="ce3" office:value-type="float" office:value="86379" calcext:value-type="float">
            <text:p>86379</text:p>
          </table:table-cell>
          <table:table-cell table:style-name="ce3" office:value-type="float" office:value="43212" calcext:value-type="float">
            <text:p>43212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70011" calcext:value-type="float">
            <text:p>170011</text:p>
          </table:table-cell>
          <table:table-cell table:style-name="ce3" office:value-type="float" office:value="170002" calcext:value-type="float">
            <text:p>170002</text:p>
          </table:table-cell>
          <table:table-cell table:style-name="ce3" office:value-type="float" office:value="43791" calcext:value-type="float">
            <text:p>43791</text:p>
          </table:table-cell>
          <table:table-cell table:style-name="ce3" office:value-type="float" office:value="87451" calcext:value-type="float">
            <text:p>87451</text:p>
          </table:table-cell>
          <table:table-cell table:style-name="ce3" office:value-type="float" office:value="43754" calcext:value-type="float">
            <text:p>43754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175927" calcext:value-type="float">
            <text:p>175927</text:p>
          </table:table-cell>
          <table:table-cell table:style-name="ce3" office:value-type="float" office:value="44601" calcext:value-type="float">
            <text:p>44601</text:p>
          </table:table-cell>
          <table:table-cell table:style-name="ce3" office:value-type="float" office:value="89061" calcext:value-type="float">
            <text:p>89061</text:p>
          </table:table-cell>
          <table:table-cell table:style-name="ce3" office:value-type="float" office:value="44565" calcext:value-type="float">
            <text:p>44565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89453" calcext:value-type="float">
            <text:p>189453</text:p>
          </table:table-cell>
          <table:table-cell table:style-name="ce3" office:value-type="float" office:value="189441" calcext:value-type="float">
            <text:p>189441</text:p>
          </table:table-cell>
          <table:table-cell table:style-name="ce3" office:value-type="float" office:value="55386" calcext:value-type="float">
            <text:p>55386</text:p>
          </table:table-cell>
          <table:table-cell table:style-name="ce3" office:value-type="float" office:value="90037" calcext:value-type="float">
            <text:p>90037</text:p>
          </table:table-cell>
          <table:table-cell table:style-name="ce3" office:value-type="float" office:value="55341" calcext:value-type="float">
            <text:p>5534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78587" calcext:value-type="float">
            <text:p>278587</text:p>
          </table:table-cell>
          <table:table-cell table:style-name="ce3" office:value-type="float" office:value="278570" calcext:value-type="float">
            <text:p>278570</text:p>
          </table:table-cell>
          <table:table-cell table:style-name="ce3" office:value-type="float" office:value="60727" calcext:value-type="float">
            <text:p>60727</text:p>
          </table:table-cell>
          <table:table-cell table:style-name="ce3" office:value-type="float" office:value="90543" calcext:value-type="float">
            <text:p>90543</text:p>
          </table:table-cell>
          <table:table-cell table:style-name="ce3" office:value-type="float" office:value="60683" calcext:value-type="float">
            <text:p>606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315007" calcext:value-type="float">
            <text:p>315007</text:p>
          </table:table-cell>
          <table:table-cell table:style-name="ce3" office:value-type="float" office:value="314988" calcext:value-type="float">
            <text:p>314988</text:p>
          </table:table-cell>
          <table:table-cell table:style-name="ce3" office:value-type="float" office:value="65465" calcext:value-type="float">
            <text:p>65465</text:p>
          </table:table-cell>
          <table:table-cell table:style-name="ce3" office:value-type="float" office:value="90719" calcext:value-type="float">
            <text:p>90719</text:p>
          </table:table-cell>
          <table:table-cell table:style-name="ce3" office:value-type="float" office:value="65414" calcext:value-type="float">
            <text:p>65414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364023" calcext:value-type="float">
            <text:p>364023</text:p>
          </table:table-cell>
          <table:table-cell table:style-name="ce3" office:value-type="float" office:value="363999" calcext:value-type="float">
            <text:p>363999</text:p>
          </table:table-cell>
          <table:table-cell table:style-name="ce3" office:value-type="float" office:value="71060" calcext:value-type="float">
            <text:p>71060</text:p>
          </table:table-cell>
          <table:table-cell table:style-name="ce3" office:value-type="float" office:value="90729" calcext:value-type="float">
            <text:p>90729</text:p>
          </table:table-cell>
          <table:table-cell table:style-name="ce3" office:value-type="float" office:value="71004" calcext:value-type="float">
            <text:p>7100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369194" calcext:value-type="float">
            <text:p>369194</text:p>
          </table:table-cell>
          <table:table-cell table:style-name="ce3" office:value-type="float" office:value="369169" calcext:value-type="float">
            <text:p>369169</text:p>
          </table:table-cell>
          <table:table-cell table:style-name="ce3" office:value-type="float" office:value="78973" calcext:value-type="float">
            <text:p>78973</text:p>
          </table:table-cell>
          <table:table-cell table:style-name="ce3" office:value-type="float" office:value="90795" calcext:value-type="float">
            <text:p>90795</text:p>
          </table:table-cell>
          <table:table-cell table:style-name="ce3" office:value-type="float" office:value="78908" calcext:value-type="float">
            <text:p>7890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175937" calcext:value-type="float">
            <text:p>175937</text:p>
          </table:table-cell>
          <table:table-cell table:style-name="ce3" office:value-type="float" office:value="351263" calcext:value-type="float">
            <text:p>351263</text:p>
          </table:table-cell>
          <table:table-cell table:style-name="ce3" office:value-type="float" office:value="175937" calcext:value-type="float">
            <text:p>175937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175958" calcext:value-type="float">
            <text:p>175958</text:p>
          </table:table-cell>
          <table:table-cell table:style-name="ce3" office:value-type="float" office:value="151695" calcext:value-type="float">
            <text:p>151695</text:p>
          </table:table-cell>
          <table:table-cell table:style-name="ce3" office:value-type="float" office:value="175907" calcext:value-type="float">
            <text:p>175907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65049" calcext:value-type="float">
            <text:p>65049</text:p>
          </table:table-cell>
          <table:table-cell table:style-name="ce3" office:value-type="float" office:value="129919" calcext:value-type="float">
            <text:p>129919</text:p>
          </table:table-cell>
          <table:table-cell table:style-name="ce3" office:value-type="float" office:value="65005" calcext:value-type="float">
            <text:p>65005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44569" calcext:value-type="float">
            <text:p>44569</text:p>
          </table:table-cell>
          <table:table-cell table:style-name="ce3" office:value-type="float" office:value="88997" calcext:value-type="float">
            <text:p>88997</text:p>
          </table:table-cell>
          <table:table-cell table:style-name="ce3" office:value-type="float" office:value="44533" calcext:value-type="float">
            <text:p>44533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43352" calcext:value-type="float">
            <text:p>43352</text:p>
          </table:table-cell>
          <table:table-cell table:style-name="ce3" office:value-type="float" office:value="85387" calcext:value-type="float">
            <text:p>85387</text:p>
          </table:table-cell>
          <table:table-cell table:style-name="ce3" office:value-type="float" office:value="43326" calcext:value-type="float">
            <text:p>43326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43370" calcext:value-type="float">
            <text:p>43370</text:p>
          </table:table-cell>
          <table:table-cell table:style-name="ce3" office:value-type="float" office:value="80995" calcext:value-type="float">
            <text:p>80995</text:p>
          </table:table-cell>
          <table:table-cell table:style-name="ce3" office:value-type="float" office:value="43342" calcext:value-type="float">
            <text:p>43342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43398" calcext:value-type="float">
            <text:p>43398</text:p>
          </table:table-cell>
          <table:table-cell table:style-name="ce3" office:value-type="float" office:value="74787" calcext:value-type="float">
            <text:p>74787</text:p>
          </table:table-cell>
          <table:table-cell table:style-name="ce3" office:value-type="float" office:value="43378" calcext:value-type="float">
            <text:p>43378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43436" calcext:value-type="float">
            <text:p>43436</text:p>
          </table:table-cell>
          <table:table-cell table:style-name="ce3" office:value-type="float" office:value="41717" calcext:value-type="float">
            <text:p>41717</text:p>
          </table:table-cell>
          <table:table-cell table:style-name="ce3" office:value-type="float" office:value="43424" calcext:value-type="float">
            <text:p>43424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43458" calcext:value-type="float">
            <text:p>43458</text:p>
          </table:table-cell>
          <table:table-cell table:style-name="ce3" office:value-type="float" office:value="32377" calcext:value-type="float">
            <text:p>32377</text:p>
          </table:table-cell>
          <table:table-cell table:style-name="ce3" office:value-type="float" office:value="43448" calcext:value-type="float">
            <text:p>43448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43476" calcext:value-type="float">
            <text:p>43476</text:p>
          </table:table-cell>
          <table:table-cell table:style-name="ce3" office:value-type="float" office:value="20065" calcext:value-type="float">
            <text:p>20065</text:p>
          </table:table-cell>
          <table:table-cell table:style-name="ce3" office:value-type="float" office:value="43464" calcext:value-type="float">
            <text:p>43464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43494" calcext:value-type="float">
            <text:p>43494</text:p>
          </table:table-cell>
          <table:table-cell table:style-name="ce3" office:value-type="float" office:value="18983" calcext:value-type="float">
            <text:p>18983</text:p>
          </table:table-cell>
          <table:table-cell table:style-name="ce3" office:value-type="float" office:value="43480" calcext:value-type="float">
            <text:p>43480</text:p>
          </table:table-cell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 table:number-columns-spanned="14" table:number-rows-spanned="1">
            <text:p>----------------------------------------------------------------------------------6-24-------------------------------------------------------------------------------------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6" table:number-rows-spanned="1">
            <text:p>Geolife-6000 |Q|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61" calcext:value-type="float">
            <text:p>9361</text:p>
          </table:table-cell>
          <table:table-cell office:value-type="float" office:value="8793" calcext:value-type="float">
            <text:p>8793</text:p>
          </table:table-cell>
          <table:table-cell office:value-type="float" office:value="9361" calcext:value-type="float">
            <text:p>9361</text:p>
          </table:table-cell>
          <table:table-cell office:value-type="float" office:value="8793" calcext:value-type="float">
            <text:p>8793</text:p>
          </table:table-cell>
          <table:table-cell office:value-type="float" office:value="9369" calcext:value-type="float">
            <text:p>93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70" calcext:value-type="float">
            <text:p>44670</text:p>
          </table:table-cell>
          <table:table-cell office:value-type="float" office:value="44643" calcext:value-type="float">
            <text:p>44643</text:p>
          </table:table-cell>
          <table:table-cell office:value-type="float" office:value="44670" calcext:value-type="float">
            <text:p>44670</text:p>
          </table:table-cell>
          <table:table-cell office:value-type="float" office:value="44643" calcext:value-type="float">
            <text:p>44643</text:p>
          </table:table-cell>
          <table:table-cell office:value-type="float" office:value="44678" calcext:value-type="float">
            <text:p>446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483" calcext:value-type="float">
            <text:p>90483</text:p>
          </table:table-cell>
          <table:table-cell office:value-type="float" office:value="90458" calcext:value-type="float">
            <text:p>90458</text:p>
          </table:table-cell>
          <table:table-cell office:value-type="float" office:value="90483" calcext:value-type="float">
            <text:p>90483</text:p>
          </table:table-cell>
          <table:table-cell office:value-type="float" office:value="90458" calcext:value-type="float">
            <text:p>90458</text:p>
          </table:table-cell>
          <table:table-cell office:value-type="float" office:value="90491" calcext:value-type="float">
            <text:p>904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405" calcext:value-type="float">
            <text:p>474405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405" calcext:value-type="float">
            <text:p>474405</text:p>
          </table:table-cell>
          <table:table-cell office:value-type="float" office:value="474436" calcext:value-type="float">
            <text:p>4744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434" calcext:value-type="float">
            <text:p>474434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434" calcext:value-type="float">
            <text:p>474434</text:p>
          </table:table-cell>
          <table:table-cell office:value-type="float" office:value="474472" calcext:value-type="float">
            <text:p>47447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251" calcext:value-type="float">
            <text:p>491251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251" calcext:value-type="float">
            <text:p>491251</text:p>
          </table:table-cell>
          <table:table-cell office:value-type="float" office:value="491444" calcext:value-type="float">
            <text:p>49144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450" calcext:value-type="float">
            <text:p>491450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450" calcext:value-type="float">
            <text:p>491450</text:p>
          </table:table-cell>
          <table:table-cell office:value-type="float" office:value="491477" calcext:value-type="float">
            <text:p>4914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652" calcext:value-type="float">
            <text:p>624652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652" calcext:value-type="float">
            <text:p>624652</text:p>
          </table:table-cell>
          <table:table-cell office:value-type="float" office:value="624725" calcext:value-type="float">
            <text:p>62472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957" calcext:value-type="float">
            <text:p>992957</text:p>
          </table:table-cell>
          <table:table-cell office:value-type="float" office:value="992983" calcext:value-type="float">
            <text:p>992983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46" calcext:value-type="float">
            <text:p>106446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46" calcext:value-type="float">
            <text:p>106446</text:p>
          </table:table-cell>
          <table:table-cell office:value-type="float" office:value="106449" calcext:value-type="float">
            <text:p>10644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36" calcext:value-type="float">
            <text:p>159736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36" calcext:value-type="float">
            <text:p>159736</text:p>
          </table:table-cell>
          <table:table-cell office:value-type="float" office:value="159745" calcext:value-type="float">
            <text:p>15974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61" calcext:value-type="float">
            <text:p>212861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61" calcext:value-type="float">
            <text:p>212861</text:p>
          </table:table-cell>
          <table:table-cell office:value-type="float" office:value="212876" calcext:value-type="float">
            <text:p>2128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49" calcext:value-type="float">
            <text:p>266049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49" calcext:value-type="float">
            <text:p>266049</text:p>
          </table:table-cell>
          <table:table-cell office:value-type="float" office:value="266069" calcext:value-type="float">
            <text:p>2660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117" calcext:value-type="float">
            <text:p>319117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117" calcext:value-type="float">
            <text:p>319117</text:p>
          </table:table-cell>
          <table:table-cell office:value-type="float" office:value="319140" calcext:value-type="float">
            <text:p>31914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441" calcext:value-type="float">
            <text:p>373441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441" calcext:value-type="float">
            <text:p>373441</text:p>
          </table:table-cell>
          <table:table-cell office:value-type="float" office:value="373468" calcext:value-type="float">
            <text:p>3734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97" calcext:value-type="float">
            <text:p>427697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97" calcext:value-type="float">
            <text:p>427697</text:p>
          </table:table-cell>
          <table:table-cell office:value-type="float" office:value="427727" calcext:value-type="float">
            <text:p>42772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304" calcext:value-type="float">
            <text:p>482304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304" calcext:value-type="float">
            <text:p>482304</text:p>
          </table:table-cell>
          <table:table-cell office:value-type="float" office:value="482332" calcext:value-type="float">
            <text:p>4823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113" calcext:value-type="float">
            <text:p>589113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113" calcext:value-type="float">
            <text:p>589113</text:p>
          </table:table-cell>
          <table:table-cell office:value-type="float" office:value="589165" calcext:value-type="float">
            <text:p>5891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616" calcext:value-type="float">
            <text:p>643616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616" calcext:value-type="float">
            <text:p>643616</text:p>
          </table:table-cell>
          <table:table-cell office:value-type="float" office:value="643654" calcext:value-type="float">
            <text:p>64365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515" calcext:value-type="float">
            <text:p>697515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515" calcext:value-type="float">
            <text:p>697515</text:p>
          </table:table-cell>
          <table:table-cell office:value-type="float" office:value="697559" calcext:value-type="float">
            <text:p>6975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485" calcext:value-type="float">
            <text:p>751485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485" calcext:value-type="float">
            <text:p>751485</text:p>
          </table:table-cell>
          <table:table-cell office:value-type="float" office:value="751532" calcext:value-type="float">
            <text:p>75153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589" calcext:value-type="float">
            <text:p>804589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589" calcext:value-type="float">
            <text:p>804589</text:p>
          </table:table-cell>
          <table:table-cell office:value-type="float" office:value="804639" calcext:value-type="float">
            <text:p>80463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32" calcext:value-type="float">
            <text:p>53553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0" calcext:value-type="float">
            <text:p>535540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509" calcext:value-type="float">
            <text:p>535509</text:p>
          </table:table-cell>
          <table:table-cell office:value-type="float" office:value="535548" calcext:value-type="float">
            <text:p>53554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5541" calcext:value-type="float">
            <text:p>535541</text:p>
          </table:table-cell>
          <table:table-cell office:value-type="float" office:value="535517" calcext:value-type="float">
            <text:p>535517</text:p>
          </table:table-cell>
          <table:table-cell office:value-type="float" office:value="535556" calcext:value-type="float">
            <text:p>53555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35563" calcext:value-type="float">
            <text:p>535563</text:p>
          </table:table-cell>
          <table:table-cell office:value-type="float" office:value="535531" calcext:value-type="float">
            <text:p>535531</text:p>
          </table:table-cell>
          <table:table-cell office:value-type="float" office:value="535574" calcext:value-type="float">
            <text:p>53557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35595" calcext:value-type="float">
            <text:p>535595</text:p>
          </table:table-cell>
          <table:table-cell office:value-type="float" office:value="535565" calcext:value-type="float">
            <text:p>535565</text:p>
          </table:table-cell>
          <table:table-cell office:value-type="float" office:value="535604" calcext:value-type="float">
            <text:p>5356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737" calcext:value-type="float">
            <text:p>527737</text:p>
          </table:table-cell>
          <table:table-cell office:value-type="float" office:value="516436" calcext:value-type="float">
            <text:p>516436</text:p>
          </table:table-cell>
          <table:table-cell office:value-type="float" office:value="527745" calcext:value-type="float">
            <text:p>527745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019" calcext:value-type="float">
            <text:p>69019</text:p>
          </table:table-cell>
          <table:table-cell office:value-type="float" office:value="69011" calcext:value-type="float">
            <text:p>69011</text:p>
          </table:table-cell>
          <table:table-cell office:value-type="float" office:value="13494" calcext:value-type="float">
            <text:p>13494</text:p>
          </table:table-cell>
          <table:table-cell office:value-type="float" office:value="37006" calcext:value-type="float">
            <text:p>37006</text:p>
          </table:table-cell>
          <table:table-cell office:value-type="float" office:value="13434" calcext:value-type="float">
            <text:p>134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244" calcext:value-type="float">
            <text:p>70244</text:p>
          </table:table-cell>
          <table:table-cell office:value-type="float" office:value="70227" calcext:value-type="float">
            <text:p>70227</text:p>
          </table:table-cell>
          <table:table-cell office:value-type="float" office:value="27701" calcext:value-type="float">
            <text:p>27701</text:p>
          </table:table-cell>
          <table:table-cell office:value-type="float" office:value="49135" calcext:value-type="float">
            <text:p>49135</text:p>
          </table:table-cell>
          <table:table-cell office:value-type="float" office:value="27608" calcext:value-type="float">
            <text:p>276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92" calcext:value-type="float">
            <text:p>88592</text:p>
          </table:table-cell>
          <table:table-cell office:value-type="float" office:value="88586" calcext:value-type="float">
            <text:p>88586</text:p>
          </table:table-cell>
          <table:table-cell office:value-type="float" office:value="29329" calcext:value-type="float">
            <text:p>29329</text:p>
          </table:table-cell>
          <table:table-cell office:value-type="float" office:value="51050" calcext:value-type="float">
            <text:p>51050</text:p>
          </table:table-cell>
          <table:table-cell office:value-type="float" office:value="29229" calcext:value-type="float">
            <text:p>2922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215" calcext:value-type="float">
            <text:p>111215</text:p>
          </table:table-cell>
          <table:table-cell office:value-type="float" office:value="111207" calcext:value-type="float">
            <text:p>111207</text:p>
          </table:table-cell>
          <table:table-cell office:value-type="float" office:value="44155" calcext:value-type="float">
            <text:p>44155</text:p>
          </table:table-cell>
          <table:table-cell office:value-type="float" office:value="61100" calcext:value-type="float">
            <text:p>61100</text:p>
          </table:table-cell>
          <table:table-cell office:value-type="float" office:value="44015" calcext:value-type="float">
            <text:p>4401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520" calcext:value-type="float">
            <text:p>114520</text:p>
          </table:table-cell>
          <table:table-cell office:value-type="float" office:value="114508" calcext:value-type="float">
            <text:p>114508</text:p>
          </table:table-cell>
          <table:table-cell office:value-type="float" office:value="51351" calcext:value-type="float">
            <text:p>51351</text:p>
          </table:table-cell>
          <table:table-cell office:value-type="float" office:value="62013" calcext:value-type="float">
            <text:p>62013</text:p>
          </table:table-cell>
          <table:table-cell office:value-type="float" office:value="51201" calcext:value-type="float">
            <text:p>512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504" calcext:value-type="float">
            <text:p>115504</text:p>
          </table:table-cell>
          <table:table-cell office:value-type="float" office:value="115494" calcext:value-type="float">
            <text:p>115494</text:p>
          </table:table-cell>
          <table:table-cell office:value-type="float" office:value="55473" calcext:value-type="float">
            <text:p>55473</text:p>
          </table:table-cell>
          <table:table-cell office:value-type="float" office:value="62977" calcext:value-type="float">
            <text:p>62977</text:p>
          </table:table-cell>
          <table:table-cell office:value-type="float" office:value="55316" calcext:value-type="float">
            <text:p>553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732" calcext:value-type="float">
            <text:p>115732</text:p>
          </table:table-cell>
          <table:table-cell office:value-type="float" office:value="115722" calcext:value-type="float">
            <text:p>115722</text:p>
          </table:table-cell>
          <table:table-cell office:value-type="float" office:value="68186" calcext:value-type="float">
            <text:p>68186</text:p>
          </table:table-cell>
          <table:table-cell office:value-type="float" office:value="63076" calcext:value-type="float">
            <text:p>63076</text:p>
          </table:table-cell>
          <table:table-cell office:value-type="float" office:value="68015" calcext:value-type="float">
            <text:p>680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761" calcext:value-type="float">
            <text:p>115761</text:p>
          </table:table-cell>
          <table:table-cell office:value-type="float" office:value="115754" calcext:value-type="float">
            <text:p>115754</text:p>
          </table:table-cell>
          <table:table-cell office:value-type="float" office:value="70630" calcext:value-type="float">
            <text:p>70630</text:p>
          </table:table-cell>
          <table:table-cell office:value-type="float" office:value="64246" calcext:value-type="float">
            <text:p>64246</text:p>
          </table:table-cell>
          <table:table-cell office:value-type="float" office:value="70459" calcext:value-type="float">
            <text:p>704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7521" calcext:value-type="float">
            <text:p>117521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1273" calcext:value-type="float">
            <text:p>712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657" calcext:value-type="float">
            <text:p>117657</text:p>
          </table:table-cell>
          <table:table-cell office:value-type="float" office:value="117646" calcext:value-type="float">
            <text:p>117646</text:p>
          </table:table-cell>
          <table:table-cell office:value-type="float" office:value="73060" calcext:value-type="float">
            <text:p>73060</text:p>
          </table:table-cell>
          <table:table-cell office:value-type="float" office:value="66774" calcext:value-type="float">
            <text:p>66774</text:p>
          </table:table-cell>
          <table:table-cell office:value-type="float" office:value="72889" calcext:value-type="float">
            <text:p>7288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935" calcext:value-type="float">
            <text:p>117935</text:p>
          </table:table-cell>
          <table:table-cell office:value-type="float" office:value="117930" calcext:value-type="float">
            <text:p>117930</text:p>
          </table:table-cell>
          <table:table-cell office:value-type="float" office:value="73154" calcext:value-type="float">
            <text:p>73154</text:p>
          </table:table-cell>
          <table:table-cell office:value-type="float" office:value="68077" calcext:value-type="float">
            <text:p>68077</text:p>
          </table:table-cell>
          <table:table-cell office:value-type="float" office:value="72983" calcext:value-type="float">
            <text:p>7298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283" calcext:value-type="float">
            <text:p>118283</text:p>
          </table:table-cell>
          <table:table-cell office:value-type="float" office:value="118278" calcext:value-type="float">
            <text:p>118278</text:p>
          </table:table-cell>
          <table:table-cell office:value-type="float" office:value="74693" calcext:value-type="float">
            <text:p>74693</text:p>
          </table:table-cell>
          <table:table-cell office:value-type="float" office:value="68695" calcext:value-type="float">
            <text:p>68695</text:p>
          </table:table-cell>
          <table:table-cell office:value-type="float" office:value="74522" calcext:value-type="float">
            <text:p>7452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451" calcext:value-type="float">
            <text:p>118451</text:p>
          </table:table-cell>
          <table:table-cell office:value-type="float" office:value="118444" calcext:value-type="float">
            <text:p>118444</text:p>
          </table:table-cell>
          <table:table-cell office:value-type="float" office:value="75650" calcext:value-type="float">
            <text:p>75650</text:p>
          </table:table-cell>
          <table:table-cell office:value-type="float" office:value="68842" calcext:value-type="float">
            <text:p>68842</text:p>
          </table:table-cell>
          <table:table-cell office:value-type="float" office:value="75479" calcext:value-type="float">
            <text:p>7547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665" calcext:value-type="float">
            <text:p>118665</text:p>
          </table:table-cell>
          <table:table-cell office:value-type="float" office:value="118657" calcext:value-type="float">
            <text:p>118657</text:p>
          </table:table-cell>
          <table:table-cell office:value-type="float" office:value="76403" calcext:value-type="float">
            <text:p>76403</text:p>
          </table:table-cell>
          <table:table-cell office:value-type="float" office:value="70514" calcext:value-type="float">
            <text:p>70514</text:p>
          </table:table-cell>
          <table:table-cell office:value-type="float" office:value="76232" calcext:value-type="float">
            <text:p>7623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713" calcext:value-type="float">
            <text:p>118713</text:p>
          </table:table-cell>
          <table:table-cell office:value-type="float" office:value="118699" calcext:value-type="float">
            <text:p>118699</text:p>
          </table:table-cell>
          <table:table-cell office:value-type="float" office:value="77364" calcext:value-type="float">
            <text:p>77364</text:p>
          </table:table-cell>
          <table:table-cell office:value-type="float" office:value="72313" calcext:value-type="float">
            <text:p>72313</text:p>
          </table:table-cell>
          <table:table-cell office:value-type="float" office:value="77193" calcext:value-type="float">
            <text:p>771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910" calcext:value-type="float">
            <text:p>118910</text:p>
          </table:table-cell>
          <table:table-cell office:value-type="float" office:value="118902" calcext:value-type="float">
            <text:p>118902</text:p>
          </table:table-cell>
          <table:table-cell office:value-type="float" office:value="77753" calcext:value-type="float">
            <text:p>77753</text:p>
          </table:table-cell>
          <table:table-cell office:value-type="float" office:value="72465" calcext:value-type="float">
            <text:p>72465</text:p>
          </table:table-cell>
          <table:table-cell office:value-type="float" office:value="77577" calcext:value-type="float">
            <text:p>7757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915" calcext:value-type="float">
            <text:p>118915</text:p>
          </table:table-cell>
          <table:table-cell office:value-type="float" office:value="118908" calcext:value-type="float">
            <text:p>118908</text:p>
          </table:table-cell>
          <table:table-cell office:value-type="float" office:value="79686" calcext:value-type="float">
            <text:p>79686</text:p>
          </table:table-cell>
          <table:table-cell office:value-type="float" office:value="72680" calcext:value-type="float">
            <text:p>72680</text:p>
          </table:table-cell>
          <table:table-cell office:value-type="float" office:value="79510" calcext:value-type="float">
            <text:p>7951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82" calcext:value-type="float">
            <text:p>119882</text:p>
          </table:table-cell>
          <table:table-cell office:value-type="float" office:value="119869" calcext:value-type="float">
            <text:p>119869</text:p>
          </table:table-cell>
          <table:table-cell office:value-type="float" office:value="80040" calcext:value-type="float">
            <text:p>80040</text:p>
          </table:table-cell>
          <table:table-cell office:value-type="float" office:value="75695" calcext:value-type="float">
            <text:p>75695</text:p>
          </table:table-cell>
          <table:table-cell office:value-type="float" office:value="79864" calcext:value-type="float">
            <text:p>7986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970" calcext:value-type="float">
            <text:p>119970</text:p>
          </table:table-cell>
          <table:table-cell office:value-type="float" office:value="119961" calcext:value-type="float">
            <text:p>119961</text:p>
          </table:table-cell>
          <table:table-cell office:value-type="float" office:value="83478" calcext:value-type="float">
            <text:p>83478</text:p>
          </table:table-cell>
          <table:table-cell office:value-type="float" office:value="76856" calcext:value-type="float">
            <text:p>76856</text:p>
          </table:table-cell>
          <table:table-cell office:value-type="float" office:value="83302" calcext:value-type="float">
            <text:p>83302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821" calcext:value-type="float">
            <text:p>9821</text:p>
          </table:table-cell>
          <table:table-cell office:value-type="float" office:value="8047" calcext:value-type="float">
            <text:p>8047</text:p>
          </table:table-cell>
          <table:table-cell office:value-type="float" office:value="7935" calcext:value-type="float">
            <text:p>7935</text:p>
          </table:table-cell>
          <table:table-cell office:value-type="float" office:value="8025" calcext:value-type="float">
            <text:p>80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" calcext:value-type="float">
            <text:p>14426</text:p>
          </table:table-cell>
          <table:table-cell office:value-type="float" office:value="14408" calcext:value-type="float">
            <text:p>14408</text:p>
          </table:table-cell>
          <table:table-cell office:value-type="float" office:value="13289" calcext:value-type="float">
            <text:p>13289</text:p>
          </table:table-cell>
          <table:table-cell office:value-type="float" office:value="12301" calcext:value-type="float">
            <text:p>12301</text:p>
          </table:table-cell>
          <table:table-cell office:value-type="float" office:value="13258" calcext:value-type="float">
            <text:p>1325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69" calcext:value-type="float">
            <text:p>21969</text:p>
          </table:table-cell>
          <table:table-cell office:value-type="float" office:value="21967" calcext:value-type="float">
            <text:p>21967</text:p>
          </table:table-cell>
          <table:table-cell office:value-type="float" office:value="15434" calcext:value-type="float">
            <text:p>15434</text:p>
          </table:table-cell>
          <table:table-cell office:value-type="float" office:value="17602" calcext:value-type="float">
            <text:p>17602</text:p>
          </table:table-cell>
          <table:table-cell office:value-type="float" office:value="15372" calcext:value-type="float">
            <text:p>153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208" calcext:value-type="float">
            <text:p>42208</text:p>
          </table:table-cell>
          <table:table-cell office:value-type="float" office:value="42207" calcext:value-type="float">
            <text:p>42207</text:p>
          </table:table-cell>
          <table:table-cell office:value-type="float" office:value="22950" calcext:value-type="float">
            <text:p>22950</text:p>
          </table:table-cell>
          <table:table-cell office:value-type="float" office:value="29158" calcext:value-type="float">
            <text:p>29158</text:p>
          </table:table-cell>
          <table:table-cell office:value-type="float" office:value="22852" calcext:value-type="float">
            <text:p>22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786" calcext:value-type="float">
            <text:p>48786</text:p>
          </table:table-cell>
          <table:table-cell office:value-type="float" office:value="48782" calcext:value-type="float">
            <text:p>48782</text:p>
          </table:table-cell>
          <table:table-cell office:value-type="float" office:value="44920" calcext:value-type="float">
            <text:p>44920</text:p>
          </table:table-cell>
          <table:table-cell office:value-type="float" office:value="34227" calcext:value-type="float">
            <text:p>34227</text:p>
          </table:table-cell>
          <table:table-cell office:value-type="float" office:value="44800" calcext:value-type="float">
            <text:p>448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17" calcext:value-type="float">
            <text:p>60517</text:p>
          </table:table-cell>
          <table:table-cell office:value-type="float" office:value="60494" calcext:value-type="float">
            <text:p>60494</text:p>
          </table:table-cell>
          <table:table-cell office:value-type="float" office:value="55802" calcext:value-type="float">
            <text:p>55802</text:p>
          </table:table-cell>
          <table:table-cell office:value-type="float" office:value="40498" calcext:value-type="float">
            <text:p>40498</text:p>
          </table:table-cell>
          <table:table-cell office:value-type="float" office:value="55660" calcext:value-type="float">
            <text:p>5566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550" calcext:value-type="float">
            <text:p>90550</text:p>
          </table:table-cell>
          <table:table-cell office:value-type="float" office:value="90546" calcext:value-type="float">
            <text:p>90546</text:p>
          </table:table-cell>
          <table:table-cell office:value-type="float" office:value="68403" calcext:value-type="float">
            <text:p>68403</text:p>
          </table:table-cell>
          <table:table-cell office:value-type="float" office:value="51744" calcext:value-type="float">
            <text:p>51744</text:p>
          </table:table-cell>
          <table:table-cell office:value-type="float" office:value="68252" calcext:value-type="float">
            <text:p>6825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353" calcext:value-type="float">
            <text:p>110353</text:p>
          </table:table-cell>
          <table:table-cell office:value-type="float" office:value="110338" calcext:value-type="float">
            <text:p>110338</text:p>
          </table:table-cell>
          <table:table-cell office:value-type="float" office:value="72998" calcext:value-type="float">
            <text:p>72998</text:p>
          </table:table-cell>
          <table:table-cell office:value-type="float" office:value="61141" calcext:value-type="float">
            <text:p>61141</text:p>
          </table:table-cell>
          <table:table-cell office:value-type="float" office:value="72837" calcext:value-type="float">
            <text:p>728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7521" calcext:value-type="float">
            <text:p>117521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1273" calcext:value-type="float">
            <text:p>712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973" calcext:value-type="float">
            <text:p>128973</text:p>
          </table:table-cell>
          <table:table-cell office:value-type="float" office:value="128951" calcext:value-type="float">
            <text:p>128951</text:p>
          </table:table-cell>
          <table:table-cell office:value-type="float" office:value="72991" calcext:value-type="float">
            <text:p>72991</text:p>
          </table:table-cell>
          <table:table-cell office:value-type="float" office:value="70615" calcext:value-type="float">
            <text:p>70615</text:p>
          </table:table-cell>
          <table:table-cell office:value-type="float" office:value="72808" calcext:value-type="float">
            <text:p>7280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444" calcext:value-type="float">
            <text:p>142444</text:p>
          </table:table-cell>
          <table:table-cell office:value-type="float" office:value="142414" calcext:value-type="float">
            <text:p>142414</text:p>
          </table:table-cell>
          <table:table-cell office:value-type="float" office:value="78098" calcext:value-type="float">
            <text:p>78098</text:p>
          </table:table-cell>
          <table:table-cell office:value-type="float" office:value="80232" calcext:value-type="float">
            <text:p>80232</text:p>
          </table:table-cell>
          <table:table-cell office:value-type="float" office:value="77901" calcext:value-type="float">
            <text:p>7790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395" calcext:value-type="float">
            <text:p>160395</text:p>
          </table:table-cell>
          <table:table-cell office:value-type="float" office:value="160378" calcext:value-type="float">
            <text:p>160378</text:p>
          </table:table-cell>
          <table:table-cell office:value-type="float" office:value="86201" calcext:value-type="float">
            <text:p>86201</text:p>
          </table:table-cell>
          <table:table-cell office:value-type="float" office:value="85989" calcext:value-type="float">
            <text:p>85989</text:p>
          </table:table-cell>
          <table:table-cell office:value-type="float" office:value="85986" calcext:value-type="float">
            <text:p>8598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158" calcext:value-type="float">
            <text:p>178158</text:p>
          </table:table-cell>
          <table:table-cell office:value-type="float" office:value="178114" calcext:value-type="float">
            <text:p>178114</text:p>
          </table:table-cell>
          <table:table-cell office:value-type="float" office:value="105613" calcext:value-type="float">
            <text:p>105613</text:p>
          </table:table-cell>
          <table:table-cell office:value-type="float" office:value="97729" calcext:value-type="float">
            <text:p>97729</text:p>
          </table:table-cell>
          <table:table-cell office:value-type="float" office:value="105400" calcext:value-type="float">
            <text:p>1054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921" calcext:value-type="float">
            <text:p>195921</text:p>
          </table:table-cell>
          <table:table-cell office:value-type="float" office:value="195850" calcext:value-type="float">
            <text:p>195850</text:p>
          </table:table-cell>
          <table:table-cell office:value-type="float" office:value="127987" calcext:value-type="float">
            <text:p>127987</text:p>
          </table:table-cell>
          <table:table-cell office:value-type="float" office:value="102690" calcext:value-type="float">
            <text:p>102690</text:p>
          </table:table-cell>
          <table:table-cell office:value-type="float" office:value="127754" calcext:value-type="float">
            <text:p>12775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117539" calcext:value-type="float">
            <text:p>11753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2645" calcext:value-type="float">
            <text:p>72645</text:p>
          </table:table-cell>
          <table:table-cell office:value-type="float" office:value="89904" calcext:value-type="float">
            <text:p>89904</text:p>
          </table:table-cell>
          <table:table-cell office:value-type="float" office:value="72565" calcext:value-type="float">
            <text:p>7256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168" calcext:value-type="float">
            <text:p>71168</text:p>
          </table:table-cell>
          <table:table-cell office:value-type="float" office:value="70659" calcext:value-type="float">
            <text:p>70659</text:p>
          </table:table-cell>
          <table:table-cell office:value-type="float" office:value="71021" calcext:value-type="float">
            <text:p>7102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1447" calcext:value-type="float">
            <text:p>71447</text:p>
          </table:table-cell>
          <table:table-cell office:value-type="float" office:value="66779" calcext:value-type="float">
            <text:p>66779</text:p>
          </table:table-cell>
          <table:table-cell office:value-type="float" office:value="71279" calcext:value-type="float">
            <text:p>7127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886" calcext:value-type="float">
            <text:p>70886</text:p>
          </table:table-cell>
          <table:table-cell office:value-type="float" office:value="65350" calcext:value-type="float">
            <text:p>65350</text:p>
          </table:table-cell>
          <table:table-cell office:value-type="float" office:value="70671" calcext:value-type="float">
            <text:p>7067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921" calcext:value-type="float">
            <text:p>62921</text:p>
          </table:table-cell>
          <table:table-cell office:value-type="float" office:value="64816" calcext:value-type="float">
            <text:p>64816</text:p>
          </table:table-cell>
          <table:table-cell office:value-type="float" office:value="62656" calcext:value-type="float">
            <text:p>6265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8176" calcext:value-type="float">
            <text:p>58176</text:p>
          </table:table-cell>
          <table:table-cell office:value-type="float" office:value="63231" calcext:value-type="float">
            <text:p>63231</text:p>
          </table:table-cell>
          <table:table-cell office:value-type="float" office:value="57886" calcext:value-type="float">
            <text:p>5788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8424" calcext:value-type="float">
            <text:p>58424</text:p>
          </table:table-cell>
          <table:table-cell office:value-type="float" office:value="63165" calcext:value-type="float">
            <text:p>63165</text:p>
          </table:table-cell>
          <table:table-cell office:value-type="float" office:value="58094" calcext:value-type="float">
            <text:p>5809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720" calcext:value-type="float">
            <text:p>58720</text:p>
          </table:table-cell>
          <table:table-cell office:value-type="float" office:value="59822" calcext:value-type="float">
            <text:p>59822</text:p>
          </table:table-cell>
          <table:table-cell office:value-type="float" office:value="58396" calcext:value-type="float">
            <text:p>5839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032" calcext:value-type="float">
            <text:p>59032</text:p>
          </table:table-cell>
          <table:table-cell office:value-type="float" office:value="58756" calcext:value-type="float">
            <text:p>58756</text:p>
          </table:table-cell>
          <table:table-cell office:value-type="float" office:value="58732" calcext:value-type="float">
            <text:p>5873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13" calcext:value-type="float">
            <text:p>66213</text:p>
          </table:table-cell>
          <table:table-cell office:value-type="float" office:value="59035" calcext:value-type="float">
            <text:p>59035</text:p>
          </table:table-cell>
          <table:table-cell office:value-type="float" office:value="65934" calcext:value-type="float">
            <text:p>65934</text:p>
          </table:table-cell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91" calcext:value-type="float">
            <text:p>49891</text:p>
          </table:table-cell>
          <table:table-cell office:value-type="float" office:value="49882" calcext:value-type="float">
            <text:p>49882</text:p>
          </table:table-cell>
          <table:table-cell office:value-type="float" office:value="8519" calcext:value-type="float">
            <text:p>8519</text:p>
          </table:table-cell>
          <table:table-cell office:value-type="float" office:value="22" calcext:value-type="float">
            <text:p>22</text:p>
          </table:table-cell>
          <table:table-cell office:value-type="float" office:value="8534" calcext:value-type="float">
            <text:p>85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814" calcext:value-type="float">
            <text:p>57814</text:p>
          </table:table-cell>
          <table:table-cell office:value-type="float" office:value="57758" calcext:value-type="float">
            <text:p>57758</text:p>
          </table:table-cell>
          <table:table-cell office:value-type="float" office:value="9605" calcext:value-type="float">
            <text:p>9605</text:p>
          </table:table-cell>
          <table:table-cell office:value-type="float" office:value="41" calcext:value-type="float">
            <text:p>41</text:p>
          </table:table-cell>
          <table:table-cell office:value-type="float" office:value="9578" calcext:value-type="float">
            <text:p>957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188" calcext:value-type="float">
            <text:p>66188</text:p>
          </table:table-cell>
          <table:table-cell office:value-type="float" office:value="66182" calcext:value-type="float">
            <text:p>66182</text:p>
          </table:table-cell>
          <table:table-cell office:value-type="float" office:value="10974" calcext:value-type="float">
            <text:p>10974</text:p>
          </table:table-cell>
          <table:table-cell office:value-type="float" office:value="153" calcext:value-type="float">
            <text:p>153</text:p>
          </table:table-cell>
          <table:table-cell office:value-type="float" office:value="10942" calcext:value-type="float">
            <text:p>109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69" calcext:value-type="float">
            <text:p>94469</text:p>
          </table:table-cell>
          <table:table-cell office:value-type="float" office:value="94463" calcext:value-type="float">
            <text:p>94463</text:p>
          </table:table-cell>
          <table:table-cell office:value-type="float" office:value="16333" calcext:value-type="float">
            <text:p>16333</text:p>
          </table:table-cell>
          <table:table-cell office:value-type="float" office:value="187" calcext:value-type="float">
            <text:p>187</text:p>
          </table:table-cell>
          <table:table-cell office:value-type="float" office:value="16296" calcext:value-type="float">
            <text:p>1629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957" calcext:value-type="float">
            <text:p>95957</text:p>
          </table:table-cell>
          <table:table-cell office:value-type="float" office:value="95950" calcext:value-type="float">
            <text:p>95950</text:p>
          </table:table-cell>
          <table:table-cell office:value-type="float" office:value="17829" calcext:value-type="float">
            <text:p>17829</text:p>
          </table:table-cell>
          <table:table-cell office:value-type="float" office:value="235" calcext:value-type="float">
            <text:p>235</text:p>
          </table:table-cell>
          <table:table-cell office:value-type="float" office:value="17783" calcext:value-type="float">
            <text:p>177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103" calcext:value-type="float">
            <text:p>118103</text:p>
          </table:table-cell>
          <table:table-cell office:value-type="float" office:value="118088" calcext:value-type="float">
            <text:p>118088</text:p>
          </table:table-cell>
          <table:table-cell office:value-type="float" office:value="23590" calcext:value-type="float">
            <text:p>23590</text:p>
          </table:table-cell>
          <table:table-cell office:value-type="float" office:value="555" calcext:value-type="float">
            <text:p>555</text:p>
          </table:table-cell>
          <table:table-cell office:value-type="float" office:value="23544" calcext:value-type="float">
            <text:p>235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5012" calcext:value-type="float">
            <text:p>135012</text:p>
          </table:table-cell>
          <table:table-cell office:value-type="float" office:value="28435" calcext:value-type="float">
            <text:p>28435</text:p>
          </table:table-cell>
          <table:table-cell office:value-type="float" office:value="851" calcext:value-type="float">
            <text:p>851</text:p>
          </table:table-cell>
          <table:table-cell office:value-type="float" office:value="28370" calcext:value-type="float">
            <text:p>2837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728" calcext:value-type="float">
            <text:p>153728</text:p>
          </table:table-cell>
          <table:table-cell office:value-type="float" office:value="153694" calcext:value-type="float">
            <text:p>153694</text:p>
          </table:table-cell>
          <table:table-cell office:value-type="float" office:value="28549" calcext:value-type="float">
            <text:p>28549</text:p>
          </table:table-cell>
          <table:table-cell office:value-type="float" office:value="1086" calcext:value-type="float">
            <text:p>1086</text:p>
          </table:table-cell>
          <table:table-cell office:value-type="float" office:value="28484" calcext:value-type="float">
            <text:p>28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178" calcext:value-type="float">
            <text:p>190178</text:p>
          </table:table-cell>
          <table:table-cell office:value-type="float" office:value="190157" calcext:value-type="float">
            <text:p>190157</text:p>
          </table:table-cell>
          <table:table-cell office:value-type="float" office:value="32524" calcext:value-type="float">
            <text:p>32524</text:p>
          </table:table-cell>
          <table:table-cell office:value-type="float" office:value="1269" calcext:value-type="float">
            <text:p>1269</text:p>
          </table:table-cell>
          <table:table-cell office:value-type="float" office:value="32459" calcext:value-type="float">
            <text:p>3245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07" calcext:value-type="float">
            <text:p>201907</text:p>
          </table:table-cell>
          <table:table-cell office:value-type="float" office:value="201883" calcext:value-type="float">
            <text:p>201883</text:p>
          </table:table-cell>
          <table:table-cell office:value-type="float" office:value="35019" calcext:value-type="float">
            <text:p>35019</text:p>
          </table:table-cell>
          <table:table-cell office:value-type="float" office:value="1904" calcext:value-type="float">
            <text:p>1904</text:p>
          </table:table-cell>
          <table:table-cell office:value-type="float" office:value="34954" calcext:value-type="float">
            <text:p>3495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70" calcext:value-type="float">
            <text:p>202470</text:p>
          </table:table-cell>
          <table:table-cell office:value-type="float" office:value="202436" calcext:value-type="float">
            <text:p>202436</text:p>
          </table:table-cell>
          <table:table-cell office:value-type="float" office:value="35051" calcext:value-type="float">
            <text:p>35051</text:p>
          </table:table-cell>
          <table:table-cell office:value-type="float" office:value="4599" calcext:value-type="float">
            <text:p>4599</text:p>
          </table:table-cell>
          <table:table-cell office:value-type="float" office:value="34978" calcext:value-type="float">
            <text:p>3497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7179" calcext:value-type="float">
            <text:p>217179</text:p>
          </table:table-cell>
          <table:table-cell office:value-type="float" office:value="217168" calcext:value-type="float">
            <text:p>217168</text:p>
          </table:table-cell>
          <table:table-cell office:value-type="float" office:value="35317" calcext:value-type="float">
            <text:p>35317</text:p>
          </table:table-cell>
          <table:table-cell office:value-type="float" office:value="10803" calcext:value-type="float">
            <text:p>10803</text:p>
          </table:table-cell>
          <table:table-cell office:value-type="float" office:value="35244" calcext:value-type="float">
            <text:p>3524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165" calcext:value-type="float">
            <text:p>222165</text:p>
          </table:table-cell>
          <table:table-cell office:value-type="float" office:value="222124" calcext:value-type="float">
            <text:p>222124</text:p>
          </table:table-cell>
          <table:table-cell office:value-type="float" office:value="41148" calcext:value-type="float">
            <text:p>41148</text:p>
          </table:table-cell>
          <table:table-cell office:value-type="float" office:value="12328" calcext:value-type="float">
            <text:p>12328</text:p>
          </table:table-cell>
          <table:table-cell office:value-type="float" office:value="41075" calcext:value-type="float">
            <text:p>4107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472" calcext:value-type="float">
            <text:p>231472</text:p>
          </table:table-cell>
          <table:table-cell office:value-type="float" office:value="231457" calcext:value-type="float">
            <text:p>231457</text:p>
          </table:table-cell>
          <table:table-cell office:value-type="float" office:value="42076" calcext:value-type="float">
            <text:p>42076</text:p>
          </table:table-cell>
          <table:table-cell office:value-type="float" office:value="17825" calcext:value-type="float">
            <text:p>17825</text:p>
          </table:table-cell>
          <table:table-cell office:value-type="float" office:value="41994" calcext:value-type="float">
            <text:p>4199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324" calcext:value-type="float">
            <text:p>243324</text:p>
          </table:table-cell>
          <table:table-cell office:value-type="float" office:value="243314" calcext:value-type="float">
            <text:p>243314</text:p>
          </table:table-cell>
          <table:table-cell office:value-type="float" office:value="47917" calcext:value-type="float">
            <text:p>47917</text:p>
          </table:table-cell>
          <table:table-cell office:value-type="float" office:value="25974" calcext:value-type="float">
            <text:p>25974</text:p>
          </table:table-cell>
          <table:table-cell office:value-type="float" office:value="47829" calcext:value-type="float">
            <text:p>4782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4871" calcext:value-type="float">
            <text:p>254871</text:p>
          </table:table-cell>
          <table:table-cell office:value-type="float" office:value="254864" calcext:value-type="float">
            <text:p>254864</text:p>
          </table:table-cell>
          <table:table-cell office:value-type="float" office:value="50132" calcext:value-type="float">
            <text:p>50132</text:p>
          </table:table-cell>
          <table:table-cell office:value-type="float" office:value="26637" calcext:value-type="float">
            <text:p>26637</text:p>
          </table:table-cell>
          <table:table-cell office:value-type="float" office:value="50030" calcext:value-type="float">
            <text:p>5003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0875" calcext:value-type="float">
            <text:p>260875</text:p>
          </table:table-cell>
          <table:table-cell office:value-type="float" office:value="260843" calcext:value-type="float">
            <text:p>260843</text:p>
          </table:table-cell>
          <table:table-cell office:value-type="float" office:value="50754" calcext:value-type="float">
            <text:p>50754</text:p>
          </table:table-cell>
          <table:table-cell office:value-type="float" office:value="27247" calcext:value-type="float">
            <text:p>27247</text:p>
          </table:table-cell>
          <table:table-cell office:value-type="float" office:value="50638" calcext:value-type="float">
            <text:p>5063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275" calcext:value-type="float">
            <text:p>280275</text:p>
          </table:table-cell>
          <table:table-cell office:value-type="float" office:value="280262" calcext:value-type="float">
            <text:p>280262</text:p>
          </table:table-cell>
          <table:table-cell office:value-type="float" office:value="51312" calcext:value-type="float">
            <text:p>51312</text:p>
          </table:table-cell>
          <table:table-cell office:value-type="float" office:value="35067" calcext:value-type="float">
            <text:p>35067</text:p>
          </table:table-cell>
          <table:table-cell office:value-type="float" office:value="51183" calcext:value-type="float">
            <text:p>5118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970" calcext:value-type="float">
            <text:p>287970</text:p>
          </table:table-cell>
          <table:table-cell office:value-type="float" office:value="287948" calcext:value-type="float">
            <text:p>287948</text:p>
          </table:table-cell>
          <table:table-cell office:value-type="float" office:value="51533" calcext:value-type="float">
            <text:p>51533</text:p>
          </table:table-cell>
          <table:table-cell office:value-type="float" office:value="39186" calcext:value-type="float">
            <text:p>39186</text:p>
          </table:table-cell>
          <table:table-cell office:value-type="float" office:value="51395" calcext:value-type="float">
            <text:p>5139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29" calcext:value-type="float">
            <text:p>3029</text:p>
          </table:table-cell>
          <table:table-cell office:value-type="float" office:value="2628" calcext:value-type="float">
            <text:p>2628</text:p>
          </table:table-cell>
          <table:table-cell office:value-type="float" office:value="2197" calcext:value-type="float">
            <text:p>2197</text:p>
          </table:table-cell>
          <table:table-cell office:value-type="float" office:value="2626" calcext:value-type="float">
            <text:p>26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5" calcext:value-type="float">
            <text:p>5185</text:p>
          </table:table-cell>
          <table:table-cell office:value-type="float" office:value="5179" calcext:value-type="float">
            <text:p>5179</text:p>
          </table:table-cell>
          <table:table-cell office:value-type="float" office:value="4892" calcext:value-type="float">
            <text:p>4892</text:p>
          </table:table-cell>
          <table:table-cell office:value-type="float" office:value="3929" calcext:value-type="float">
            <text:p>3929</text:p>
          </table:table-cell>
          <table:table-cell office:value-type="float" office:value="4889" calcext:value-type="float">
            <text:p>488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01" calcext:value-type="float">
            <text:p>6901</text:p>
          </table:table-cell>
          <table:table-cell office:value-type="float" office:value="6899" calcext:value-type="float">
            <text:p>6899</text:p>
          </table:table-cell>
          <table:table-cell office:value-type="float" office:value="5628" calcext:value-type="float">
            <text:p>5628</text:p>
          </table:table-cell>
          <table:table-cell office:value-type="float" office:value="5823" calcext:value-type="float">
            <text:p>5823</text:p>
          </table:table-cell>
          <table:table-cell office:value-type="float" office:value="5610" calcext:value-type="float">
            <text:p>561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3" calcext:value-type="float">
            <text:p>8103</text:p>
          </table:table-cell>
          <table:table-cell office:value-type="float" office:value="8099" calcext:value-type="float">
            <text:p>8099</text:p>
          </table:table-cell>
          <table:table-cell office:value-type="float" office:value="7485" calcext:value-type="float">
            <text:p>7485</text:p>
          </table:table-cell>
          <table:table-cell office:value-type="float" office:value="7482" calcext:value-type="float">
            <text:p>7482</text:p>
          </table:table-cell>
          <table:table-cell office:value-type="float" office:value="7469" calcext:value-type="float">
            <text:p>74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2" calcext:value-type="float">
            <text:p>13452</text:p>
          </table:table-cell>
          <table:table-cell office:value-type="float" office:value="9140" calcext:value-type="float">
            <text:p>9140</text:p>
          </table:table-cell>
          <table:table-cell office:value-type="float" office:value="9081" calcext:value-type="float">
            <text:p>9081</text:p>
          </table:table-cell>
          <table:table-cell office:value-type="float" office:value="9113" calcext:value-type="float">
            <text:p>91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86" calcext:value-type="float">
            <text:p>19486</text:p>
          </table:table-cell>
          <table:table-cell office:value-type="float" office:value="19481" calcext:value-type="float">
            <text:p>19481</text:p>
          </table:table-cell>
          <table:table-cell office:value-type="float" office:value="9804" calcext:value-type="float">
            <text:p>9804</text:p>
          </table:table-cell>
          <table:table-cell office:value-type="float" office:value="10154" calcext:value-type="float">
            <text:p>10154</text:p>
          </table:table-cell>
          <table:table-cell office:value-type="float" office:value="9775" calcext:value-type="float">
            <text:p>977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990" calcext:value-type="float">
            <text:p>59990</text:p>
          </table:table-cell>
          <table:table-cell office:value-type="float" office:value="59978" calcext:value-type="float">
            <text:p>59978</text:p>
          </table:table-cell>
          <table:table-cell office:value-type="float" office:value="12660" calcext:value-type="float">
            <text:p>12660</text:p>
          </table:table-cell>
          <table:table-cell office:value-type="float" office:value="12647" calcext:value-type="float">
            <text:p>12647</text:p>
          </table:table-cell>
          <table:table-cell office:value-type="float" office:value="12628" calcext:value-type="float">
            <text:p>1262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026" calcext:value-type="float">
            <text:p>147026</text:p>
          </table:table-cell>
          <table:table-cell office:value-type="float" office:value="147010" calcext:value-type="float">
            <text:p>147010</text:p>
          </table:table-cell>
          <table:table-cell office:value-type="float" office:value="21210" calcext:value-type="float">
            <text:p>21210</text:p>
          </table:table-cell>
          <table:table-cell office:value-type="float" office:value="20935" calcext:value-type="float">
            <text:p>20935</text:p>
          </table:table-cell>
          <table:table-cell office:value-type="float" office:value="21168" calcext:value-type="float">
            <text:p>2116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178" calcext:value-type="float">
            <text:p>190178</text:p>
          </table:table-cell>
          <table:table-cell office:value-type="float" office:value="190157" calcext:value-type="float">
            <text:p>190157</text:p>
          </table:table-cell>
          <table:table-cell office:value-type="float" office:value="32524" calcext:value-type="float">
            <text:p>32524</text:p>
          </table:table-cell>
          <table:table-cell office:value-type="float" office:value="39041" calcext:value-type="float">
            <text:p>39041</text:p>
          </table:table-cell>
          <table:table-cell office:value-type="float" office:value="32459" calcext:value-type="float">
            <text:p>3245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330" calcext:value-type="float">
            <text:p>233330</text:p>
          </table:table-cell>
          <table:table-cell office:value-type="float" office:value="233177" calcext:value-type="float">
            <text:p>233177</text:p>
          </table:table-cell>
          <table:table-cell office:value-type="float" office:value="42426" calcext:value-type="float">
            <text:p>42426</text:p>
          </table:table-cell>
          <table:table-cell office:value-type="float" office:value="45277" calcext:value-type="float">
            <text:p>45277</text:p>
          </table:table-cell>
          <table:table-cell office:value-type="float" office:value="42349" calcext:value-type="float">
            <text:p>423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3874" calcext:value-type="float">
            <text:p>303874</text:p>
          </table:table-cell>
          <table:table-cell office:value-type="float" office:value="303821" calcext:value-type="float">
            <text:p>303821</text:p>
          </table:table-cell>
          <table:table-cell office:value-type="float" office:value="67320" calcext:value-type="float">
            <text:p>67320</text:p>
          </table:table-cell>
          <table:table-cell office:value-type="float" office:value="65781" calcext:value-type="float">
            <text:p>65781</text:p>
          </table:table-cell>
          <table:table-cell office:value-type="float" office:value="67211" calcext:value-type="float">
            <text:p>6721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423" calcext:value-type="float">
            <text:p>360423</text:p>
          </table:table-cell>
          <table:table-cell office:value-type="float" office:value="360212" calcext:value-type="float">
            <text:p>360212</text:p>
          </table:table-cell>
          <table:table-cell office:value-type="float" office:value="96661" calcext:value-type="float">
            <text:p>96661</text:p>
          </table:table-cell>
          <table:table-cell office:value-type="float" office:value="73273" calcext:value-type="float">
            <text:p>73273</text:p>
          </table:table-cell>
          <table:table-cell office:value-type="float" office:value="96474" calcext:value-type="float">
            <text:p>9647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839" calcext:value-type="float">
            <text:p>334839</text:p>
          </table:table-cell>
          <table:table-cell office:value-type="float" office:value="334677" calcext:value-type="float">
            <text:p>334677</text:p>
          </table:table-cell>
          <table:table-cell office:value-type="float" office:value="282431" calcext:value-type="float">
            <text:p>282431</text:p>
          </table:table-cell>
          <table:table-cell office:value-type="float" office:value="235566" calcext:value-type="float">
            <text:p>235566</text:p>
          </table:table-cell>
          <table:table-cell office:value-type="float" office:value="281958" calcext:value-type="float">
            <text:p>2819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4838" calcext:value-type="float">
            <text:p>434838</text:p>
          </table:table-cell>
          <table:table-cell office:value-type="float" office:value="434461" calcext:value-type="float">
            <text:p>434461</text:p>
          </table:table-cell>
          <table:table-cell office:value-type="float" office:value="352450" calcext:value-type="float">
            <text:p>352450</text:p>
          </table:table-cell>
          <table:table-cell office:value-type="float" office:value="335240" calcext:value-type="float">
            <text:p>335240</text:p>
          </table:table-cell>
          <table:table-cell office:value-type="float" office:value="351909" calcext:value-type="float">
            <text:p>35190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178" calcext:value-type="float">
            <text:p>190178</text:p>
          </table:table-cell>
          <table:table-cell office:value-type="float" office:value="189586" calcext:value-type="float">
            <text:p>189586</text:p>
          </table:table-cell>
          <table:table-cell office:value-type="float" office:value="190178" calcext:value-type="float">
            <text:p>190178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3569" calcext:value-type="float">
            <text:p>53569</text:p>
          </table:table-cell>
          <table:table-cell office:value-type="float" office:value="143381" calcext:value-type="float">
            <text:p>143381</text:p>
          </table:table-cell>
          <table:table-cell office:value-type="float" office:value="53509" calcext:value-type="float">
            <text:p>53509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005" calcext:value-type="float">
            <text:p>35005</text:p>
          </table:table-cell>
          <table:table-cell office:value-type="float" office:value="112655" calcext:value-type="float">
            <text:p>112655</text:p>
          </table:table-cell>
          <table:table-cell office:value-type="float" office:value="34948" calcext:value-type="float">
            <text:p>3494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902" calcext:value-type="float">
            <text:p>30902</text:p>
          </table:table-cell>
          <table:table-cell office:value-type="float" office:value="69050" calcext:value-type="float">
            <text:p>69050</text:p>
          </table:table-cell>
          <table:table-cell office:value-type="float" office:value="30829" calcext:value-type="float">
            <text:p>3082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591" calcext:value-type="float">
            <text:p>28591</text:p>
          </table:table-cell>
          <table:table-cell office:value-type="float" office:value="47862" calcext:value-type="float">
            <text:p>47862</text:p>
          </table:table-cell>
          <table:table-cell office:value-type="float" office:value="28522" calcext:value-type="float">
            <text:p>2852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521" calcext:value-type="float">
            <text:p>28521</text:p>
          </table:table-cell>
          <table:table-cell office:value-type="float" office:value="47926" calcext:value-type="float">
            <text:p>47926</text:p>
          </table:table-cell>
          <table:table-cell office:value-type="float" office:value="28434" calcext:value-type="float">
            <text:p>2843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8449" calcext:value-type="float">
            <text:p>28449</text:p>
          </table:table-cell>
          <table:table-cell office:value-type="float" office:value="35105" calcext:value-type="float">
            <text:p>35105</text:p>
          </table:table-cell>
          <table:table-cell office:value-type="float" office:value="28368" calcext:value-type="float">
            <text:p>2836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8501" calcext:value-type="float">
            <text:p>28501</text:p>
          </table:table-cell>
          <table:table-cell office:value-type="float" office:value="33932" calcext:value-type="float">
            <text:p>33932</text:p>
          </table:table-cell>
          <table:table-cell office:value-type="float" office:value="28420" calcext:value-type="float">
            <text:p>28420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570" calcext:value-type="float">
            <text:p>28570</text:p>
          </table:table-cell>
          <table:table-cell office:value-type="float" office:value="28510" calcext:value-type="float">
            <text:p>28510</text:p>
          </table:table-cell>
          <table:table-cell office:value-type="float" office:value="28504" calcext:value-type="float">
            <text:p>2850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8635" calcext:value-type="float">
            <text:p>28635</text:p>
          </table:table-cell>
          <table:table-cell office:value-type="float" office:value="28570" calcext:value-type="float">
            <text:p>28570</text:p>
          </table:table-cell>
          <table:table-cell office:value-type="float" office:value="28572" calcext:value-type="float">
            <text:p>2857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56" calcext:value-type="float">
            <text:p>33356</text:p>
          </table:table-cell>
          <table:table-cell office:value-type="float" office:value="28629" calcext:value-type="float">
            <text:p>28629</text:p>
          </table:table-cell>
          <table:table-cell office:value-type="float" office:value="33224" calcext:value-type="float">
            <text:p>33224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table table:name="t-drive" table:style-name="ta1">
        <table:shapes>
          <draw:frame draw:z-index="0" draw:style-name="gr1" draw:text-style-name="P1" svg:width="159.99mm" svg:height="89.99mm" svg:x="136.47mm" svg:y="1mm">
            <loext:p draw:notify-on-update-of-ranges="'t-drive'.D1:'t-drive'.D1 't-drive'.D2:'t-drive'.D20 't-drive'.E1:'t-drive'.E1 't-drive'.E2:'t-drive'.E20 't-drive'.F1:'t-drive'.F1 't-drive'.F2:'t-drive'.F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36.47mm" svg:y="249.35mm">
            <loext:p draw:notify-on-update-of-ranges="'t-drive'.A57:'t-drive'.A75 't-drive'.B56:'t-drive'.B56 't-drive'.B57:'t-drive'.B75 't-drive'.C56:'t-drive'.C56 't-drive'.C57:'t-drive'.C75 't-drive'.D56:'t-drive'.D56 't-drive'.D57:'t-drive'.D75 't-drive'.E56:'t-drive'.E56 't-drive'.E57:'t-drive'.E75 't-drive'.F56:'t-drive'.F56 't-drive'.F57:'t-drive'.F7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136.47mm" svg:y="348.69mm">
            <loext:p draw:notify-on-update-of-ranges="'t-drive'.A79:'t-drive'.A92 't-drive'.B78:'t-drive'.B78 't-drive'.B79:'t-drive'.B92 't-drive'.C78:'t-drive'.C78 't-drive'.C79:'t-drive'.C92 't-drive'.D78:'t-drive'.D78 't-drive'.D79:'t-drive'.D92 't-drive'.E78:'t-drive'.E78 't-drive'.E79:'t-drive'.E92 't-drive'.F78:'t-drive'.F78 't-drive'.F79:'t-drive'.F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67.04mm" svg:y="438.73mm">
            <loext:p draw:notify-on-update-of-ranges="'t-drive'.A97:'t-drive'.A107 't-drive'.B96:'t-drive'.B96 't-drive'.B97:'t-drive'.B107 't-drive'.C96:'t-drive'.C96 't-drive'.C97:'t-drive'.C107 't-drive'.D96:'t-drive'.D96 't-drive'.D97:'t-drive'.D10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19.98mm" svg:height="90.01mm" svg:x="136.38mm" svg:y="764.03mm">
            <loext:p draw:notify-on-update-of-ranges="'t-drive'.A171:'t-drive'.A189 't-drive'.B170:'t-drive'.B170 't-drive'.B171:'t-drive'.B189 't-drive'.C170:'t-drive'.C170 't-drive'.C171:'t-drive'.C189 't-drive'.D170:'t-drive'.D170 't-drive'.D171:'t-drive'.D189 't-drive'.E170:'t-drive'.E170 't-drive'.E171:'t-drive'.E189 't-drive'.F170:'t-drive'.F170 't-drive'.F171:'t-drive'.F189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5" draw:style-name="gr1" draw:text-style-name="P1" svg:width="219.07mm" svg:height="90.01mm" svg:x="136.38mm" svg:y="867.88mm">
            <loext:p draw:notify-on-update-of-ranges="'t-drive'.A194:'t-drive'.A207 't-drive'.B193:'t-drive'.B193 't-drive'.B194:'t-drive'.B207 't-drive'.C193:'t-drive'.C193 't-drive'.C194:'t-drive'.C207 't-drive'.D193:'t-drive'.D193 't-drive'.D194:'t-drive'.D207 't-drive'.E193:'t-drive'.E193 't-drive'.E194:'t-drive'.E207 't-drive'.F193:'t-drive'.F193 't-drive'.F194:'t-drive'.F207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6" draw:style-name="gr1" draw:text-style-name="P1" svg:width="168.72mm" svg:height="90.01mm" svg:x="120.82mm" svg:y="965.72mm">
            <loext:p draw:notify-on-update-of-ranges="'t-drive'.A211:'t-drive'.A221 't-drive'.B210:'t-drive'.B210 't-drive'.B211:'t-drive'.B221 't-drive'.C210:'t-drive'.C210 't-drive'.C211:'t-drive'.C221 't-drive'.D210:'t-drive'.D210 't-drive'.D211:'t-drive'.D221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43" calcext:value-type="float">
            <text:p>35043</text:p>
          </table:table-cell>
          <table:table-cell office:value-type="float" office:value="35029" calcext:value-type="float">
            <text:p>350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97" calcext:value-type="float">
            <text:p>38097</text:p>
          </table:table-cell>
          <table:table-cell office:value-type="float" office:value="38068" calcext:value-type="float">
            <text:p>380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169" calcext:value-type="float">
            <text:p>39169</text:p>
          </table:table-cell>
          <table:table-cell office:value-type="float" office:value="39154" calcext:value-type="float">
            <text:p>3915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88" calcext:value-type="float">
            <text:p>39288</text:p>
          </table:table-cell>
          <table:table-cell office:value-type="float" office:value="39252" calcext:value-type="float">
            <text:p>3925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612" calcext:value-type="float">
            <text:p>42612</text:p>
          </table:table-cell>
          <table:table-cell office:value-type="float" office:value="42575" calcext:value-type="float">
            <text:p>425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987" calcext:value-type="float">
            <text:p>43987</text:p>
          </table:table-cell>
          <table:table-cell office:value-type="float" office:value="43962" calcext:value-type="float">
            <text:p>4396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90" calcext:value-type="float">
            <text:p>44090</text:p>
          </table:table-cell>
          <table:table-cell office:value-type="float" office:value="43999" calcext:value-type="float">
            <text:p>4399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417" calcext:value-type="float">
            <text:p>45417</text:p>
          </table:table-cell>
          <table:table-cell office:value-type="float" office:value="45401" calcext:value-type="float">
            <text:p>45401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036" calcext:value-type="float">
            <text:p>47036</text:p>
          </table:table-cell>
          <table:table-cell office:value-type="float" office:value="47016" calcext:value-type="float">
            <text:p>4701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629" calcext:value-type="float">
            <text:p>47629</text:p>
          </table:table-cell>
          <table:table-cell office:value-type="float" office:value="47610" calcext:value-type="float">
            <text:p>4761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791" calcext:value-type="float">
            <text:p>48791</text:p>
          </table:table-cell>
          <table:table-cell office:value-type="float" office:value="48773" calcext:value-type="float">
            <text:p>48773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15" calcext:value-type="float">
            <text:p>49215</text:p>
          </table:table-cell>
          <table:table-cell office:value-type="float" office:value="49195" calcext:value-type="float">
            <text:p>4919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461" calcext:value-type="float">
            <text:p>49461</text:p>
          </table:table-cell>
          <table:table-cell office:value-type="float" office:value="49439" calcext:value-type="float">
            <text:p>49439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92" calcext:value-type="float">
            <text:p>50092</text:p>
          </table:table-cell>
          <table:table-cell office:value-type="float" office:value="50074" calcext:value-type="float">
            <text:p>50074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94" calcext:value-type="float">
            <text:p>50294</text:p>
          </table:table-cell>
          <table:table-cell office:value-type="float" office:value="50262" calcext:value-type="float">
            <text:p>50262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326" calcext:value-type="float">
            <text:p>50326</text:p>
          </table:table-cell>
          <table:table-cell office:value-type="float" office:value="50309" calcext:value-type="float">
            <text:p>50309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137" calcext:value-type="float">
            <text:p>52137</text:p>
          </table:table-cell>
          <table:table-cell office:value-type="float" office:value="52114" calcext:value-type="float">
            <text:p>52114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963" calcext:value-type="float">
            <text:p>52963</text:p>
          </table:table-cell>
          <table:table-cell office:value-type="float" office:value="52941" calcext:value-type="float">
            <text:p>52941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office:value-type="float" office:value="2752" calcext:value-type="float">
            <text:p>275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540" calcext:value-type="float">
            <text:p>1254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30" calcext:value-type="float">
            <text:p>16230</text:p>
          </table:table-cell>
          <table:table-cell office:value-type="float" office:value="16227" calcext:value-type="float">
            <text:p>1622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56" calcext:value-type="float">
            <text:p>18956</text:p>
          </table:table-cell>
          <table:table-cell office:value-type="float" office:value="18955" calcext:value-type="float">
            <text:p>1895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57" calcext:value-type="float">
            <text:p>21557</text:p>
          </table:table-cell>
          <table:table-cell office:value-type="float" office:value="21551" calcext:value-type="float">
            <text:p>2155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71" calcext:value-type="float">
            <text:p>27671</text:p>
          </table:table-cell>
          <table:table-cell office:value-type="float" office:value="27661" calcext:value-type="float">
            <text:p>2766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31" calcext:value-type="float">
            <text:p>33431</text:p>
          </table:table-cell>
          <table:table-cell office:value-type="float" office:value="33415" calcext:value-type="float">
            <text:p>334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67" calcext:value-type="float">
            <text:p>53067</text:p>
          </table:table-cell>
          <table:table-cell office:value-type="float" office:value="53045" calcext:value-type="float">
            <text:p>5304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38" calcext:value-type="float">
            <text:p>58838</text:p>
          </table:table-cell>
          <table:table-cell office:value-type="float" office:value="58808" calcext:value-type="float">
            <text:p>58808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50" calcext:value-type="float">
            <text:p>66050</text:p>
          </table:table-cell>
          <table:table-cell office:value-type="float" office:value="66006" calcext:value-type="float">
            <text:p>66006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563" calcext:value-type="float">
            <text:p>69563</text:p>
          </table:table-cell>
          <table:table-cell office:value-type="float" office:value="69468" calcext:value-type="float">
            <text:p>69468</text:p>
          </table:table-cell>
          <table:table-cell office:value-type="float" office:value="345" calcext:value-type="float">
            <text:p>345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959" calcext:value-type="float">
            <text:p>85959</text:p>
          </table:table-cell>
          <table:table-cell office:value-type="float" office:value="85872" calcext:value-type="float">
            <text:p>85872</text:p>
          </table:table-cell>
          <table:table-cell office:value-type="float" office:value="367" calcext:value-type="float">
            <text:p>367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46524" calcext:value-type="float">
            <text:p>46524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14" calcext:value-type="float">
            <text:p>314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505" calcext:value-type="float">
            <text:p>128505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2730" calcext:value-type="float">
            <text:p>12273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708" calcext:value-type="float">
            <text:p>12270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297" calcext:value-type="float">
            <text:p>297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 office:value-type="float" office:value="418" calcext:value-type="float">
            <text:p>418</text:p>
          </table:table-cell>
          <table:table-cell office:value-type="float" office:value="298" calcext:value-type="float">
            <text:p>298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" calcext:value-type="float">
            <text:p>417</text:p>
          </table:table-cell>
          <table:table-cell office:value-type="float" office:value="299" calcext:value-type="float">
            <text:p>299</text:p>
          </table:table-cell>
          <table:table-cell office:value-type="float" office:value="421" calcext:value-type="float">
            <text:p>421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float" office:value="323" calcext:value-type="float">
            <text:p>323</text:p>
          </table:table-cell>
          <table:table-cell office:value-type="float" office:value="438" calcext:value-type="float">
            <text:p>438</text:p>
          </table:table-cell>
          <table:table-cell office:value-type="float" office:value="323" calcext:value-type="float">
            <text:p>323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  <table:table-cell office:value-type="float" office:value="324" calcext:value-type="float">
            <text:p>324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325" calcext:value-type="float">
            <text:p>325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346" calcext:value-type="float">
            <text:p>346</text:p>
          </table:table-cell>
          <table:table-cell office:value-type="float" office:value="480" calcext:value-type="float">
            <text:p>480</text:p>
          </table:table-cell>
          <table:table-cell office:value-type="float" office:value="346" calcext:value-type="float">
            <text:p>346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 office:value-type="float" office:value="347" calcext:value-type="float">
            <text:p>347</text:p>
          </table:table-cell>
          <table:table-cell office:value-type="float" office:value="501" calcext:value-type="float">
            <text:p>501</text:p>
          </table:table-cell>
          <table:table-cell office:value-type="float" office:value="347" calcext:value-type="float">
            <text:p>347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48" calcext:value-type="float">
            <text:p>348</text:p>
          </table:table-cell>
          <table:table-cell office:value-type="float" office:value="511" calcext:value-type="float">
            <text:p>511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369" calcext:value-type="float">
            <text:p>369</text:p>
          </table:table-cell>
          <table:table-cell office:value-type="float" office:value="521" calcext:value-type="float">
            <text:p>521</text:p>
          </table:table-cell>
          <table:table-cell office:value-type="float" office:value="369" calcext:value-type="float">
            <text:p>369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4" calcext:value-type="float">
            <text:p>544</text:p>
          </table:table-cell>
          <table:table-cell office:value-type="float" office:value="370" calcext:value-type="float">
            <text:p>370</text:p>
          </table:table-cell>
          <table:table-cell office:value-type="float" office:value="551" calcext:value-type="float">
            <text:p>551</text:p>
          </table:table-cell>
          <table:table-cell office:value-type="float" office:value="370" calcext:value-type="float">
            <text:p>37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  <table:table-cell office:value-type="float" office:value="239" calcext:value-type="float">
            <text:p>239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" calcext:value-type="float">
            <text:p>358</text:p>
          </table:table-cell>
          <table:table-cell office:value-type="float" office:value="268" calcext:value-type="float">
            <text:p>268</text:p>
          </table:table-cell>
          <table:table-cell office:value-type="float" office:value="226" calcext:value-type="float">
            <text:p>226</text:p>
          </table:table-cell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297" calcext:value-type="float">
            <text:p>297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1" calcext:value-type="float">
            <text:p>441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" calcext:value-type="float">
            <text:p>479</text:p>
          </table:table-cell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355" calcext:value-type="float">
            <text:p>355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float" office:value="384" calcext:value-type="float">
            <text:p>384</text:p>
          </table:table-cell>
          <table:table-cell office:value-type="float" office:value="326" calcext:value-type="float">
            <text:p>326</text:p>
          </table:table-cell>
          <table:table-cell office:value-type="float" office:value="384" calcext:value-type="float">
            <text:p>384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office:value-type="float" office:value="413" calcext:value-type="float">
            <text:p>413</text:p>
          </table:table-cell>
          <table:table-cell office:value-type="float" office:value="351" calcext:value-type="float">
            <text:p>351</text:p>
          </table:table-cell>
          <table:table-cell office:value-type="float" office:value="413" calcext:value-type="float">
            <text:p>413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" calcext:value-type="float">
            <text:p>595</text:p>
          </table:table-cell>
          <table:table-cell office:value-type="float" office:value="442" calcext:value-type="float">
            <text:p>442</text:p>
          </table:table-cell>
          <table:table-cell office:value-type="float" office:value="376" calcext:value-type="float">
            <text:p>376</text:p>
          </table:table-cell>
          <table:table-cell office:value-type="float" office:value="442" calcext:value-type="float">
            <text:p>442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6309" calcext:value-type="float">
            <text:p>86309</text:p>
          </table:table-cell>
          <table:table-cell office:value-type="float" office:value="297" calcext:value-type="float">
            <text:p>297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1687" calcext:value-type="float">
            <text:p>121687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6268" calcext:value-type="float">
            <text:p>116268</text:p>
          </table:table-cell>
          <table:table-cell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4634" calcext:value-type="float">
            <text:p>114634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047" calcext:value-type="float">
            <text:p>119047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91" calcext:value-type="float">
            <text:p>291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292" calcext:value-type="float">
            <text:p>292</text:p>
          </table:table-cell>
          <table:table-cell office:value-type="float" office:value="411" calcext:value-type="float">
            <text:p>41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6" calcext:value-type="float">
            <text:p>416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293" calcext:value-type="float">
            <text:p>293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float" office:value="314" calcext:value-type="float">
            <text:p>314</text:p>
          </table:table-cell>
          <table:table-cell office:value-type="float" office:value="451" calcext:value-type="float">
            <text:p>451</text:p>
          </table:table-cell>
          <table:table-cell office:value-type="float" office:value="314" calcext:value-type="float">
            <text:p>314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315" calcext:value-type="float">
            <text:p>315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316" calcext:value-type="float">
            <text:p>316</text:p>
          </table:table-cell>
          <table:table-cell office:value-type="float" office:value="480" calcext:value-type="float">
            <text:p>480</text:p>
          </table:table-cell>
          <table:table-cell office:value-type="float" office:value="316" calcext:value-type="float">
            <text:p>316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337" calcext:value-type="float">
            <text:p>337</text:p>
          </table:table-cell>
          <table:table-cell office:value-type="float" office:value="501" calcext:value-type="float">
            <text:p>501</text:p>
          </table:table-cell>
          <table:table-cell office:value-type="float" office:value="337" calcext:value-type="float">
            <text:p>337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 office:value-type="float" office:value="338" calcext:value-type="float">
            <text:p>338</text:p>
          </table:table-cell>
          <table:table-cell office:value-type="float" office:value="511" calcext:value-type="float">
            <text:p>511</text:p>
          </table:table-cell>
          <table:table-cell office:value-type="float" office:value="338" calcext:value-type="float">
            <text:p>338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39" calcext:value-type="float">
            <text:p>339</text:p>
          </table:table-cell>
          <table:table-cell office:value-type="float" office:value="521" calcext:value-type="float">
            <text:p>521</text:p>
          </table:table-cell>
          <table:table-cell office:value-type="float" office:value="339" calcext:value-type="float">
            <text:p>339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360" calcext:value-type="float">
            <text:p>360</text:p>
          </table:table-cell>
          <table:table-cell office:value-type="float" office:value="551" calcext:value-type="float">
            <text:p>551</text:p>
          </table:table-cell>
          <table:table-cell office:value-type="float" office:value="360" calcext:value-type="float">
            <text:p>36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361" calcext:value-type="float">
            <text:p>361</text:p>
          </table:table-cell>
          <table:table-cell office:value-type="float" office:value="561" calcext:value-type="float">
            <text:p>561</text:p>
          </table:table-cell>
          <table:table-cell office:value-type="float" office:value="361" calcext:value-type="float">
            <text:p>361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206" calcext:value-type="float">
            <text:p>206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262" calcext:value-type="float">
            <text:p>262</text:p>
          </table:table-cell>
          <table:table-cell office:value-type="float" office:value="369" calcext:value-type="float">
            <text:p>369</text:p>
          </table:table-cell>
          <table:table-cell office:value-type="float" office:value="262" calcext:value-type="float">
            <text:p>262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91" calcext:value-type="float">
            <text:p>291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" calcext:value-type="float">
            <text:p>426</text:p>
          </table:table-cell>
          <table:table-cell office:value-type="float" office:value="320" calcext:value-type="float">
            <text:p>320</text:p>
          </table:table-cell>
          <table:table-cell office:value-type="float" office:value="449" calcext:value-type="float">
            <text:p>449</text:p>
          </table:table-cell>
          <table:table-cell office:value-type="float" office:value="320" calcext:value-type="float">
            <text:p>320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5" calcext:value-type="float">
            <text:p>465</text:p>
          </table:table-cell>
          <table:table-cell office:value-type="float" office:value="348" calcext:value-type="float">
            <text:p>348</text:p>
          </table:table-cell>
          <table:table-cell office:value-type="float" office:value="490" calcext:value-type="float">
            <text:p>490</text:p>
          </table:table-cell>
          <table:table-cell office:value-type="float" office:value="348" calcext:value-type="float">
            <text:p>348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376" calcext:value-type="float">
            <text:p>376</text:p>
          </table:table-cell>
          <table:table-cell office:value-type="float" office:value="531" calcext:value-type="float">
            <text:p>531</text:p>
          </table:table-cell>
          <table:table-cell office:value-type="float" office:value="376" calcext:value-type="float">
            <text:p>376</text:p>
          </table:table-cell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2" calcext:value-type="float">
            <text:p>542</text:p>
          </table:table-cell>
          <table:table-cell office:value-type="float" office:value="404" calcext:value-type="float">
            <text:p>404</text:p>
          </table:table-cell>
          <table:table-cell office:value-type="float" office:value="571" calcext:value-type="float">
            <text:p>571</text:p>
          </table:table-cell>
          <table:table-cell office:value-type="float" office:value="404" calcext:value-type="float">
            <text:p>404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" calcext:value-type="float">
            <text:p>580</text:p>
          </table:table-cell>
          <table:table-cell office:value-type="float" office:value="432" calcext:value-type="float">
            <text:p>432</text:p>
          </table:table-cell>
          <table:table-cell office:value-type="float" office:value="611" calcext:value-type="float">
            <text:p>611</text:p>
          </table:table-cell>
          <table:table-cell office:value-type="float" office:value="432" calcext:value-type="float">
            <text:p>432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91" calcext:value-type="float">
            <text:p>291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9" calcext:value-type="float">
            <text:p>409</text:p>
          </table:table-cell>
          <table:table-cell office:value-type="float" office:value="291" calcext:value-type="float">
            <text:p>291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7604" calcext:value-type="float">
            <text:p>37604</text:p>
          </table:table-cell>
          <table:table-cell office:value-type="float" office:value="291" calcext:value-type="float">
            <text:p>291</text:p>
          </table:table-cell>
          <table:table-cell office:value-type="float" office:value="7251" calcext:value-type="float">
            <text:p>725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8483" calcext:value-type="float">
            <text:p>48483</text:p>
          </table:table-cell>
          <table:table-cell office:value-type="float" office:value="291" calcext:value-type="float">
            <text:p>291</text:p>
          </table:table-cell>
          <table:table-cell office:value-type="float" office:value="7828" calcext:value-type="float">
            <text:p>7828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62" calcext:value-type="float">
            <text:p>48662</text:p>
          </table:table-cell>
          <table:table-cell office:value-type="float" office:value="291" calcext:value-type="float">
            <text:p>291</text:p>
          </table:table-cell>
          <table:table-cell office:value-type="float" office:value="6452" calcext:value-type="float">
            <text:p>645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624" calcext:value-type="float">
            <text:p>48624</text:p>
          </table:table-cell>
          <table:table-cell office:value-type="float" office:value="292" calcext:value-type="float">
            <text:p>292</text:p>
          </table:table-cell>
          <table:table-cell office:value-type="float" office:value="7891" calcext:value-type="float">
            <text:p>78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92" calcext:value-type="float">
            <text:p>48692</text:p>
          </table:table-cell>
          <table:table-cell office:value-type="float" office:value="292" calcext:value-type="float">
            <text:p>292</text:p>
          </table:table-cell>
          <table:table-cell office:value-type="float" office:value="7939" calcext:value-type="float">
            <text:p>79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10" table:number-rows-spanned="1">
            <text:p>-------------------------------------------6-25-----------------------------------------------</text:p>
          </table:table-cell>
          <table:covered-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43" calcext:value-type="float">
            <text:p>35043</text:p>
          </table:table-cell>
          <table:table-cell office:value-type="float" office:value="35029" calcext:value-type="float">
            <text:p>35029</text:p>
          </table:table-cell>
          <table:table-cell office:value-type="float" office:value="11564" calcext:value-type="float">
            <text:p>11564</text:p>
          </table:table-cell>
          <table:table-cell/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97" calcext:value-type="float">
            <text:p>38097</text:p>
          </table:table-cell>
          <table:table-cell office:value-type="float" office:value="38068" calcext:value-type="float">
            <text:p>38068</text:p>
          </table:table-cell>
          <table:table-cell office:value-type="float" office:value="12461" calcext:value-type="float">
            <text:p>12461</text:p>
          </table:table-cell>
          <table:table-cell/>
          <table:table-cell office:value-type="float" office:value="11599" calcext:value-type="float">
            <text:p>115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169" calcext:value-type="float">
            <text:p>39169</text:p>
          </table:table-cell>
          <table:table-cell office:value-type="float" office:value="39154" calcext:value-type="float">
            <text:p>39154</text:p>
          </table:table-cell>
          <table:table-cell office:value-type="float" office:value="13468" calcext:value-type="float">
            <text:p>13468</text:p>
          </table:table-cell>
          <table:table-cell/>
          <table:table-cell office:value-type="float" office:value="12531" calcext:value-type="float">
            <text:p>125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88" calcext:value-type="float">
            <text:p>39288</text:p>
          </table:table-cell>
          <table:table-cell office:value-type="float" office:value="39252" calcext:value-type="float">
            <text:p>39252</text:p>
          </table:table-cell>
          <table:table-cell office:value-type="float" office:value="13597" calcext:value-type="float">
            <text:p>13597</text:p>
          </table:table-cell>
          <table:table-cell/>
          <table:table-cell office:value-type="float" office:value="12655" calcext:value-type="float">
            <text:p>126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612" calcext:value-type="float">
            <text:p>42612</text:p>
          </table:table-cell>
          <table:table-cell office:value-type="float" office:value="42575" calcext:value-type="float">
            <text:p>42575</text:p>
          </table:table-cell>
          <table:table-cell office:value-type="float" office:value="13725" calcext:value-type="float">
            <text:p>13725</text:p>
          </table:table-cell>
          <table:table-cell/>
          <table:table-cell office:value-type="float" office:value="12774" calcext:value-type="float">
            <text:p>127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987" calcext:value-type="float">
            <text:p>43987</text:p>
          </table:table-cell>
          <table:table-cell office:value-type="float" office:value="43962" calcext:value-type="float">
            <text:p>43962</text:p>
          </table:table-cell>
          <table:table-cell office:value-type="float" office:value="13865" calcext:value-type="float">
            <text:p>13865</text:p>
          </table:table-cell>
          <table:table-cell/>
          <table:table-cell office:value-type="float" office:value="12908" calcext:value-type="float">
            <text:p>129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90" calcext:value-type="float">
            <text:p>44090</text:p>
          </table:table-cell>
          <table:table-cell office:value-type="float" office:value="43999" calcext:value-type="float">
            <text:p>43999</text:p>
          </table:table-cell>
          <table:table-cell office:value-type="float" office:value="14210" calcext:value-type="float">
            <text:p>14210</text:p>
          </table:table-cell>
          <table:table-cell/>
          <table:table-cell office:value-type="float" office:value="13231" calcext:value-type="float">
            <text:p>1323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417" calcext:value-type="float">
            <text:p>45417</text:p>
          </table:table-cell>
          <table:table-cell office:value-type="float" office:value="45401" calcext:value-type="float">
            <text:p>45401</text:p>
          </table:table-cell>
          <table:table-cell office:value-type="float" office:value="14267" calcext:value-type="float">
            <text:p>14267</text:p>
          </table:table-cell>
          <table:table-cell/>
          <table:table-cell office:value-type="float" office:value="13284" calcext:value-type="float">
            <text:p>132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14546" calcext:value-type="float">
            <text:p>14546</text:p>
          </table:table-cell>
          <table:table-cell/>
          <table:table-cell office:value-type="float" office:value="13540" calcext:value-type="float">
            <text:p>135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036" calcext:value-type="float">
            <text:p>47036</text:p>
          </table:table-cell>
          <table:table-cell office:value-type="float" office:value="47016" calcext:value-type="float">
            <text:p>47016</text:p>
          </table:table-cell>
          <table:table-cell office:value-type="float" office:value="15161" calcext:value-type="float">
            <text:p>15161</text:p>
          </table:table-cell>
          <table:table-cell/>
          <table:table-cell office:value-type="float" office:value="14103" calcext:value-type="float">
            <text:p>1410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629" calcext:value-type="float">
            <text:p>47629</text:p>
          </table:table-cell>
          <table:table-cell office:value-type="float" office:value="47610" calcext:value-type="float">
            <text:p>47610</text:p>
          </table:table-cell>
          <table:table-cell office:value-type="float" office:value="15366" calcext:value-type="float">
            <text:p>15366</text:p>
          </table:table-cell>
          <table:table-cell/>
          <table:table-cell office:value-type="float" office:value="14289" calcext:value-type="float">
            <text:p>142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791" calcext:value-type="float">
            <text:p>48791</text:p>
          </table:table-cell>
          <table:table-cell office:value-type="float" office:value="48773" calcext:value-type="float">
            <text:p>48773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float" office:value="14331" calcext:value-type="float">
            <text:p>1433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15" calcext:value-type="float">
            <text:p>49215</text:p>
          </table:table-cell>
          <table:table-cell office:value-type="float" office:value="49195" calcext:value-type="float">
            <text:p>49195</text:p>
          </table:table-cell>
          <table:table-cell office:value-type="float" office:value="15564" calcext:value-type="float">
            <text:p>15564</text:p>
          </table:table-cell>
          <table:table-cell/>
          <table:table-cell office:value-type="float" office:value="14473" calcext:value-type="float">
            <text:p>1447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461" calcext:value-type="float">
            <text:p>49461</text:p>
          </table:table-cell>
          <table:table-cell office:value-type="float" office:value="49439" calcext:value-type="float">
            <text:p>49439</text:p>
          </table:table-cell>
          <table:table-cell office:value-type="float" office:value="17035" calcext:value-type="float">
            <text:p>17035</text:p>
          </table:table-cell>
          <table:table-cell/>
          <table:table-cell office:value-type="float" office:value="15857" calcext:value-type="float">
            <text:p>158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92" calcext:value-type="float">
            <text:p>50092</text:p>
          </table:table-cell>
          <table:table-cell office:value-type="float" office:value="50074" calcext:value-type="float">
            <text:p>50074</text:p>
          </table:table-cell>
          <table:table-cell office:value-type="float" office:value="17382" calcext:value-type="float">
            <text:p>17382</text:p>
          </table:table-cell>
          <table:table-cell/>
          <table:table-cell office:value-type="float" office:value="16182" calcext:value-type="float">
            <text:p>161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94" calcext:value-type="float">
            <text:p>50294</text:p>
          </table:table-cell>
          <table:table-cell office:value-type="float" office:value="50262" calcext:value-type="float">
            <text:p>50262</text:p>
          </table:table-cell>
          <table:table-cell office:value-type="float" office:value="17404" calcext:value-type="float">
            <text:p>17404</text:p>
          </table:table-cell>
          <table:table-cell/>
          <table:table-cell office:value-type="float" office:value="16204" calcext:value-type="float">
            <text:p>162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326" calcext:value-type="float">
            <text:p>50326</text:p>
          </table:table-cell>
          <table:table-cell office:value-type="float" office:value="50309" calcext:value-type="float">
            <text:p>50309</text:p>
          </table:table-cell>
          <table:table-cell office:value-type="float" office:value="17782" calcext:value-type="float">
            <text:p>17782</text:p>
          </table:table-cell>
          <table:table-cell/>
          <table:table-cell office:value-type="float" office:value="16554" calcext:value-type="float">
            <text:p>1655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137" calcext:value-type="float">
            <text:p>52137</text:p>
          </table:table-cell>
          <table:table-cell office:value-type="float" office:value="52114" calcext:value-type="float">
            <text:p>52114</text:p>
          </table:table-cell>
          <table:table-cell office:value-type="float" office:value="19872" calcext:value-type="float">
            <text:p>19872</text:p>
          </table:table-cell>
          <table:table-cell/>
          <table:table-cell office:value-type="float" office:value="18518" calcext:value-type="float">
            <text:p>185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963" calcext:value-type="float">
            <text:p>52963</text:p>
          </table:table-cell>
          <table:table-cell office:value-type="float" office:value="52941" calcext:value-type="float">
            <text:p>52941</text:p>
          </table:table-cell>
          <table:table-cell office:value-type="float" office:value="20021" calcext:value-type="float">
            <text:p>20021</text:p>
          </table:table-cell>
          <table:table-cell/>
          <table:table-cell office:value-type="float" office:value="18658" calcext:value-type="float">
            <text:p>1865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office:value-type="float" office:value="2752" calcext:value-type="float">
            <text:p>2752</text:p>
          </table:table-cell>
          <table:table-cell office:value-type="float" office:value="2111" calcext:value-type="float">
            <text:p>2111</text:p>
          </table:table-cell>
          <table:table-cell/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540" calcext:value-type="float">
            <text:p>12540</text:p>
          </table:table-cell>
          <table:table-cell office:value-type="float" office:value="5047" calcext:value-type="float">
            <text:p>5047</text:p>
          </table:table-cell>
          <table:table-cell/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30" calcext:value-type="float">
            <text:p>16230</text:p>
          </table:table-cell>
          <table:table-cell office:value-type="float" office:value="16227" calcext:value-type="float">
            <text:p>16227</text:p>
          </table:table-cell>
          <table:table-cell office:value-type="float" office:value="6482" calcext:value-type="float">
            <text:p>6482</text:p>
          </table:table-cell>
          <table:table-cell/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56" calcext:value-type="float">
            <text:p>18956</text:p>
          </table:table-cell>
          <table:table-cell office:value-type="float" office:value="18955" calcext:value-type="float">
            <text:p>18955</text:p>
          </table:table-cell>
          <table:table-cell office:value-type="float" office:value="7687" calcext:value-type="float">
            <text:p>7687</text:p>
          </table:table-cell>
          <table:table-cell/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57" calcext:value-type="float">
            <text:p>21557</text:p>
          </table:table-cell>
          <table:table-cell office:value-type="float" office:value="21551" calcext:value-type="float">
            <text:p>21551</text:p>
          </table:table-cell>
          <table:table-cell office:value-type="float" office:value="8998" calcext:value-type="float">
            <text:p>8998</text:p>
          </table:table-cell>
          <table:table-cell/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71" calcext:value-type="float">
            <text:p>27671</text:p>
          </table:table-cell>
          <table:table-cell office:value-type="float" office:value="27661" calcext:value-type="float">
            <text:p>27661</text:p>
          </table:table-cell>
          <table:table-cell office:value-type="float" office:value="10477" calcext:value-type="float">
            <text:p>10477</text:p>
          </table:table-cell>
          <table:table-cell/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31" calcext:value-type="float">
            <text:p>33431</text:p>
          </table:table-cell>
          <table:table-cell office:value-type="float" office:value="33415" calcext:value-type="float">
            <text:p>33415</text:p>
          </table:table-cell>
          <table:table-cell office:value-type="float" office:value="12754" calcext:value-type="float">
            <text:p>12754</text:p>
          </table:table-cell>
          <table:table-cell/>
          <table:table-cell office:value-type="float" office:value="11885" calcext:value-type="float">
            <text:p>1188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14546" calcext:value-type="float">
            <text:p>14546</text:p>
          </table:table-cell>
          <table:table-cell/>
          <table:table-cell office:value-type="float" office:value="13540" calcext:value-type="float">
            <text:p>135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67" calcext:value-type="float">
            <text:p>53067</text:p>
          </table:table-cell>
          <table:table-cell office:value-type="float" office:value="53045" calcext:value-type="float">
            <text:p>53045</text:p>
          </table:table-cell>
          <table:table-cell office:value-type="float" office:value="17424" calcext:value-type="float">
            <text:p>17424</text:p>
          </table:table-cell>
          <table:table-cell/>
          <table:table-cell office:value-type="float" office:value="16285" calcext:value-type="float">
            <text:p>1628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38" calcext:value-type="float">
            <text:p>58838</text:p>
          </table:table-cell>
          <table:table-cell office:value-type="float" office:value="58808" calcext:value-type="float">
            <text:p>58808</text:p>
          </table:table-cell>
          <table:table-cell office:value-type="float" office:value="21581" calcext:value-type="float">
            <text:p>21581</text:p>
          </table:table-cell>
          <table:table-cell/>
          <table:table-cell office:value-type="float" office:value="20337" calcext:value-type="float">
            <text:p>2033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50" calcext:value-type="float">
            <text:p>66050</text:p>
          </table:table-cell>
          <table:table-cell office:value-type="float" office:value="66006" calcext:value-type="float">
            <text:p>66006</text:p>
          </table:table-cell>
          <table:table-cell office:value-type="float" office:value="25064" calcext:value-type="float">
            <text:p>25064</text:p>
          </table:table-cell>
          <table:table-cell/>
          <table:table-cell office:value-type="float" office:value="23449" calcext:value-type="float">
            <text:p>2344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563" calcext:value-type="float">
            <text:p>69563</text:p>
          </table:table-cell>
          <table:table-cell office:value-type="float" office:value="69468" calcext:value-type="float">
            <text:p>69468</text:p>
          </table:table-cell>
          <table:table-cell office:value-type="float" office:value="27883" calcext:value-type="float">
            <text:p>27883</text:p>
          </table:table-cell>
          <table:table-cell/>
          <table:table-cell office:value-type="float" office:value="26263" calcext:value-type="float">
            <text:p>262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959" calcext:value-type="float">
            <text:p>85959</text:p>
          </table:table-cell>
          <table:table-cell office:value-type="float" office:value="85872" calcext:value-type="float">
            <text:p>85872</text:p>
          </table:table-cell>
          <table:table-cell office:value-type="float" office:value="33391" calcext:value-type="float">
            <text:p>33391</text:p>
          </table:table-cell>
          <table:table-cell/>
          <table:table-cell office:value-type="float" office:value="31410" calcext:value-type="float">
            <text:p>31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46524" calcext:value-type="float">
            <text:p>46524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890" calcext:value-type="float">
            <text:p>10890</text:p>
          </table:table-cell>
          <table:table-cell office:value-type="float" office:value="199" calcext:value-type="float">
            <text:p>199</text:p>
          </table:table-cell>
          <table:table-cell office:value-type="float" office:value="10905" calcext:value-type="float">
            <text:p>10905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257" calcext:value-type="float">
            <text:p>13257</text:p>
          </table:table-cell>
          <table:table-cell office:value-type="float" office:value="141" calcext:value-type="float">
            <text:p>141</text:p>
          </table:table-cell>
          <table:table-cell office:value-type="float" office:value="12441" calcext:value-type="float">
            <text:p>1244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179" calcext:value-type="float">
            <text:p>15179</text:p>
          </table:table-cell>
          <table:table-cell office:value-type="float" office:value="123" calcext:value-type="float">
            <text:p>123</text:p>
          </table:table-cell>
          <table:table-cell office:value-type="float" office:value="14130" calcext:value-type="float">
            <text:p>14130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101" calcext:value-type="float">
            <text:p>17101</text:p>
          </table:table-cell>
          <table:table-cell office:value-type="float" office:value="113" calcext:value-type="float">
            <text:p>113</text:p>
          </table:table-cell>
          <table:table-cell office:value-type="float" office:value="15852" calcext:value-type="float">
            <text:p>1585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258" calcext:value-type="float">
            <text:p>18258</text:p>
          </table:table-cell>
          <table:table-cell office:value-type="float" office:value="110" calcext:value-type="float">
            <text:p>110</text:p>
          </table:table-cell>
          <table:table-cell office:value-type="float" office:value="16888" calcext:value-type="float">
            <text:p>1688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874" calcext:value-type="float">
            <text:p>20874</text:p>
          </table:table-cell>
          <table:table-cell office:value-type="float" office:value="106" calcext:value-type="float">
            <text:p>106</text:p>
          </table:table-cell>
          <table:table-cell office:value-type="float" office:value="19320" calcext:value-type="float">
            <text:p>1932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658" calcext:value-type="float">
            <text:p>22658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568" calcext:value-type="float">
            <text:p>24568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8764" calcext:value-type="float">
            <text:p>108764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775" calcext:value-type="float">
            <text:p>10377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uniform-final-res" table:style-name="ta1">
        <table:shapes>
          <draw:frame draw:z-index="0" draw:style-name="gr1" draw:text-style-name="P1" svg:width="159.99mm" svg:height="89.99mm" svg:x="136.47mm" svg:y="1mm">
            <loext:p draw:notify-on-update-of-ranges="'uniform-final-res'.A1:'uniform-final-res'.A1 'uniform-final-res'.A2:'uniform-final-res'.A20 'uniform-final-res'.B1:'uniform-final-res'.B1 'uniform-final-res'.B2:'uniform-final-res'.B20 'uniform-final-res'.C1:'uniform-final-res'.C1 'uniform-final-res'.C2:'uniform-final-res'.C20 'uniform-final-res'.D1:'uniform-final-res'.D1 'uniform-final-res'.D2:'uniform-final-res'.D20 'uniform-final-res'.E1:'uniform-final-res'.E1 'uniform-final-res'.E2:'uniform-final-res'.E20 'uniform-final-res'.F1:'uniform-final-res'.F1 'uniform-final-res'.F2:'uniform-final-res'.F20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" draw:style-name="gr1" draw:text-style-name="P1" svg:width="159.99mm" svg:height="89.99mm" svg:x="136.47mm" svg:y="117.41mm">
            <loext:p draw:notify-on-update-of-ranges="'uniform-final-res'.A23:'uniform-final-res'.A23 'uniform-final-res'.A24:'uniform-final-res'.A37 'uniform-final-res'.B23:'uniform-final-res'.B23 'uniform-final-res'.B24:'uniform-final-res'.B37 'uniform-final-res'.C23:'uniform-final-res'.C23 'uniform-final-res'.C24:'uniform-final-res'.C37 'uniform-final-res'.D23:'uniform-final-res'.D23 'uniform-final-res'.D24:'uniform-final-res'.D37 'uniform-final-res'.E23:'uniform-final-res'.E23 'uniform-final-res'.E24:'uniform-final-res'.E37 'uniform-final-res'.F23:'uniform-final-res'.F23 'uniform-final-res'.F24:'uniform-final-res'.F37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1" table:number-columns-repeated="7" table:default-cell-style-name="ce3"/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 office:value-type="float" office:value="380" calcext:value-type="float">
            <text:p>380</text:p>
          </table:table-cell>
          <table:table-cell office:value-type="float" office:value="167" calcext:value-type="float">
            <text:p>16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385" calcext:value-type="float">
            <text:p>385</text:p>
          </table:table-cell>
          <table:table-cell office:value-type="float" office:value="316" calcext:value-type="float">
            <text:p>316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560" calcext:value-type="float">
            <text:p>560</text:p>
          </table:table-cell>
          <table:table-cell office:value-type="float" office:value="713" calcext:value-type="float">
            <text:p>713</text:p>
          </table:table-cell>
          <table:table-cell office:value-type="float" office:value="518" calcext:value-type="float">
            <text:p>51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61" calcext:value-type="float">
            <text:p>561</text:p>
          </table:table-cell>
          <table:table-cell office:value-type="float" office:value="714" calcext:value-type="float">
            <text:p>714</text:p>
          </table:table-cell>
          <table:table-cell office:value-type="float" office:value="519" calcext:value-type="float">
            <text:p>519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956" calcext:value-type="float">
            <text:p>956</text:p>
          </table:table-cell>
          <table:table-cell office:value-type="float" office:value="1113" calcext:value-type="float">
            <text:p>1113</text:p>
          </table:table-cell>
          <table:table-cell office:value-type="float" office:value="901" calcext:value-type="float">
            <text:p>901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957" calcext:value-type="float">
            <text:p>957</text:p>
          </table:table-cell>
          <table:table-cell office:value-type="float" office:value="1114" calcext:value-type="float">
            <text:p>1114</text:p>
          </table:table-cell>
          <table:table-cell office:value-type="float" office:value="902" calcext:value-type="float">
            <text:p>902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580" calcext:value-type="float">
            <text:p>1580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office:value-type="float" office:value="1591" calcext:value-type="float">
            <text:p>1591</text:p>
          </table:table-cell>
          <table:table-cell office:value-type="float" office:value="1748" calcext:value-type="float">
            <text:p>1748</text:p>
          </table:table-cell>
          <table:table-cell office:value-type="float" office:value="1509" calcext:value-type="float">
            <text:p>1509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2228" calcext:value-type="float">
            <text:p>2228</text:p>
          </table:table-cell>
          <table:table-cell office:value-type="float" office:value="2389" calcext:value-type="float">
            <text:p>2389</text:p>
          </table:table-cell>
          <table:table-cell office:value-type="float" office:value="2124" calcext:value-type="float">
            <text:p>2124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2234" calcext:value-type="float">
            <text:p>2234</text:p>
          </table:table-cell>
          <table:table-cell office:value-type="float" office:value="2392" calcext:value-type="float">
            <text:p>2392</text:p>
          </table:table-cell>
          <table:table-cell office:value-type="float" office:value="2130" calcext:value-type="float">
            <text:p>2130</text:p>
          </table:table-cell>
          <table:table-cell office:value-type="float" office:value="2370" calcext:value-type="float">
            <text:p>237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59" calcext:value-type="float">
            <text:p>2959</text:p>
          </table:table-cell>
          <table:table-cell office:value-type="float" office:value="2937" calcext:value-type="float">
            <text:p>2937</text:p>
          </table:table-cell>
          <table:table-cell office:value-type="float" office:value="3097" calcext:value-type="float">
            <text:p>3097</text:p>
          </table:table-cell>
          <table:table-cell office:value-type="float" office:value="2815" calcext:value-type="float">
            <text:p>2815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2938" calcext:value-type="float">
            <text:p>2938</text:p>
          </table:table-cell>
          <table:table-cell office:value-type="float" office:value="3098" calcext:value-type="float">
            <text:p>3098</text:p>
          </table:table-cell>
          <table:table-cell office:value-type="float" office:value="2816" calcext:value-type="float">
            <text:p>2816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97" calcext:value-type="float">
            <text:p>3897</text:p>
          </table:table-cell>
          <table:table-cell office:value-type="float" office:value="3871" calcext:value-type="float">
            <text:p>3871</text:p>
          </table:table-cell>
          <table:table-cell office:value-type="float" office:value="4035" calcext:value-type="float">
            <text:p>4035</text:p>
          </table:table-cell>
          <table:table-cell office:value-type="float" office:value="3731" calcext:value-type="float">
            <text:p>3731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00" calcext:value-type="float">
            <text:p>3900</text:p>
          </table:table-cell>
          <table:table-cell office:value-type="float" office:value="3874" calcext:value-type="float">
            <text:p>3874</text:p>
          </table:table-cell>
          <table:table-cell office:value-type="float" office:value="4038" calcext:value-type="float">
            <text:p>4038</text:p>
          </table:table-cell>
          <table:table-cell office:value-type="float" office:value="3733" calcext:value-type="float">
            <text:p>3733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87" calcext:value-type="float">
            <text:p>4987</text:p>
          </table:table-cell>
          <table:table-cell office:value-type="float" office:value="4958" calcext:value-type="float">
            <text:p>4958</text:p>
          </table:table-cell>
          <table:table-cell office:value-type="float" office:value="5125" calcext:value-type="float">
            <text:p>5125</text:p>
          </table:table-cell>
          <table:table-cell office:value-type="float" office:value="4800" calcext:value-type="float">
            <text:p>4800</text:p>
          </table:table-cell>
          <table:table-cell office:value-type="float" office:value="5103" calcext:value-type="float">
            <text:p>510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90" calcext:value-type="float">
            <text:p>4990</text:p>
          </table:table-cell>
          <table:table-cell office:value-type="float" office:value="4961" calcext:value-type="float">
            <text:p>4961</text:p>
          </table:table-cell>
          <table:table-cell office:value-type="float" office:value="5128" calcext:value-type="float">
            <text:p>5128</text:p>
          </table:table-cell>
          <table:table-cell office:value-type="float" office:value="4802" calcext:value-type="float">
            <text:p>4802</text:p>
          </table:table-cell>
          <table:table-cell office:value-type="float" office:value="5106" calcext:value-type="float">
            <text:p>510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13" calcext:value-type="float">
            <text:p>6213</text:p>
          </table:table-cell>
          <table:table-cell office:value-type="float" office:value="6183" calcext:value-type="float">
            <text:p>6183</text:p>
          </table:table-cell>
          <table:table-cell office:value-type="float" office:value="6351" calcext:value-type="float">
            <text:p>6351</text:p>
          </table:table-cell>
          <table:table-cell office:value-type="float" office:value="6000" calcext:value-type="float">
            <text:p>6000</text:p>
          </table:table-cell>
          <table:table-cell office:value-type="float" office:value="6329" calcext:value-type="float">
            <text:p>6329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78" calcext:value-type="float">
            <text:p>47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628" calcext:value-type="float">
            <text:p>628</text:p>
          </table:table-cell>
          <table:table-cell office:value-type="float" office:value="649" calcext:value-type="float">
            <text:p>649</text:p>
          </table:table-cell>
          <table:table-cell office:value-type="float" office:value="596" calcext:value-type="float">
            <text:p>596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786" calcext:value-type="float">
            <text:p>786</text:p>
          </table:table-cell>
          <table:table-cell office:value-type="float" office:value="819" calcext:value-type="float">
            <text:p>819</text:p>
          </table:table-cell>
          <table:table-cell office:value-type="float" office:value="746" calcext:value-type="float">
            <text:p>746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float" office:value="961" calcext:value-type="float">
            <text:p>961</text:p>
          </table:table-cell>
          <table:table-cell office:value-type="float" office:value="1012" calcext:value-type="float">
            <text:p>1012</text:p>
          </table:table-cell>
          <table:table-cell office:value-type="float" office:value="904" calcext:value-type="float">
            <text:p>904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float" office:value="1106" calcext:value-type="float">
            <text:p>1106</text:p>
          </table:table-cell>
          <table:table-cell office:value-type="float" office:value="1183" calcext:value-type="float">
            <text:p>1183</text:p>
          </table:table-cell>
          <table:table-cell office:value-type="float" office:value="1044" calcext:value-type="float">
            <text:p>1044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8" calcext:value-type="float">
            <text:p>1278</text:p>
          </table:table-cell>
          <table:table-cell office:value-type="float" office:value="1265" calcext:value-type="float">
            <text:p>1265</text:p>
          </table:table-cell>
          <table:table-cell office:value-type="float" office:value="1366" calcext:value-type="float">
            <text:p>1366</text:p>
          </table:table-cell>
          <table:table-cell office:value-type="float" office:value="1195" calcext:value-type="float">
            <text:p>1195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1431" calcext:value-type="float">
            <text:p>1431</text:p>
          </table:table-cell>
          <table:table-cell office:value-type="float" office:value="1562" calcext:value-type="float">
            <text:p>1562</text:p>
          </table:table-cell>
          <table:table-cell office:value-type="float" office:value="1349" calcext:value-type="float">
            <text:p>1349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580" calcext:value-type="float">
            <text:p>1580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63" calcext:value-type="float">
            <text:p>1763</text:p>
          </table:table-cell>
          <table:table-cell office:value-type="float" office:value="1742" calcext:value-type="float">
            <text:p>1742</text:p>
          </table:table-cell>
          <table:table-cell office:value-type="float" office:value="1944" calcext:value-type="float">
            <text:p>1944</text:p>
          </table:table-cell>
          <table:table-cell office:value-type="float" office:value="1645" calcext:value-type="float">
            <text:p>164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1905" calcext:value-type="float">
            <text:p>1905</text:p>
          </table:table-cell>
          <table:table-cell office:value-type="float" office:value="2136" calcext:value-type="float">
            <text:p>2136</text:p>
          </table:table-cell>
          <table:table-cell office:value-type="float" office:value="1784" calcext:value-type="float">
            <text:p>1784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89" calcext:value-type="float">
            <text:p>2089</text:p>
          </table:table-cell>
          <table:table-cell office:value-type="float" office:value="2065" calcext:value-type="float">
            <text:p>2065</text:p>
          </table:table-cell>
          <table:table-cell office:value-type="float" office:value="2332" calcext:value-type="float">
            <text:p>2332</text:p>
          </table:table-cell>
          <table:table-cell office:value-type="float" office:value="1942" calcext:value-type="float">
            <text:p>194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53" calcext:value-type="float">
            <text:p>2253</text:p>
          </table:table-cell>
          <table:table-cell office:value-type="float" office:value="2229" calcext:value-type="float">
            <text:p>2229</text:p>
          </table:table-cell>
          <table:table-cell office:value-type="float" office:value="2544" calcext:value-type="float">
            <text:p>2544</text:p>
          </table:table-cell>
          <table:table-cell office:value-type="float" office:value="2093" calcext:value-type="float">
            <text:p>2093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12" calcext:value-type="float">
            <text:p>2412</text:p>
          </table:table-cell>
          <table:table-cell office:value-type="float" office:value="2388" calcext:value-type="float">
            <text:p>2388</text:p>
          </table:table-cell>
          <table:table-cell office:value-type="float" office:value="2742" calcext:value-type="float">
            <text:p>2742</text:p>
          </table:table-cell>
          <table:table-cell office:value-type="float" office:value="2246" calcext:value-type="float">
            <text:p>2246</text:p>
          </table:table-cell>
          <table:table-cell office:value-type="float" office:value="2689" calcext:value-type="float">
            <text:p>2689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 table:number-rows-repeated="11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</table:table>
      <table:table table:name="skywed-res" table:style-name="ta1">
        <table:shapes>
          <draw:frame draw:z-index="0" draw:style-name="gr1" draw:text-style-name="P1" svg:width="159.99mm" svg:height="89.99mm" svg:x="145.01mm" svg:y="7.02mm">
            <loext:p draw:notify-on-update-of-ranges="'skywed-res'.A2:'skywed-res'.A20 'skywed-res'.B1:'skywed-res'.B1 'skywed-res'.B2:'skywed-res'.B20 'skywed-res'.C1:'skywed-res'.C1 'skywed-res'.C2:'skywed-res'.C20 'skywed-res'.D1:'skywed-res'.D1 'skywed-res'.D2:'skywed-res'.D20 'skywed-res'.E1:'skywed-res'.E1 'skywed-res'.E2:'skywed-res'.E20 'skywed-res'.F1:'skywed-res'.F1 'skywed-res'.F2:'skywed-res'.F20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" draw:style-name="gr1" draw:text-style-name="P1" svg:width="159.99mm" svg:height="89.99mm" svg:x="136.47mm" svg:y="116.64mm">
            <loext:p draw:notify-on-update-of-ranges="'skywed-res'.A24:'skywed-res'.A37 'skywed-res'.B23:'skywed-res'.B23 'skywed-res'.B24:'skywed-res'.B37 'skywed-res'.C23:'skywed-res'.C23 'skywed-res'.C24:'skywed-res'.C37 'skywed-res'.D23:'skywed-res'.D23 'skywed-res'.D24:'skywed-res'.D37 'skywed-res'.E23:'skywed-res'.E23 'skywed-res'.E24:'skywed-res'.E37 'skywed-res'.F23:'skywed-res'.F23 'skywed-res'.F24:'skywed-res'.F37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6405" calcext:value-type="float">
            <text:p>56405</text:p>
          </table:table-cell>
          <table:table-cell office:value-type="float" office:value="14495" calcext:value-type="float">
            <text:p>14495</text:p>
          </table:table-cell>
          <table:table-cell office:value-type="float" office:value="7432" calcext:value-type="float">
            <text:p>7432</text:p>
          </table:table-cell>
          <table:table-cell office:value-type="float" office:value="14370" calcext:value-type="float">
            <text:p>14370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9082" calcext:value-type="float">
            <text:p>59082</text:p>
          </table:table-cell>
          <table:table-cell office:value-type="float" office:value="14575" calcext:value-type="float">
            <text:p>14575</text:p>
          </table:table-cell>
          <table:table-cell office:value-type="float" office:value="8296" calcext:value-type="float">
            <text:p>8296</text:p>
          </table:table-cell>
          <table:table-cell office:value-type="float" office:value="14464" calcext:value-type="float">
            <text:p>1446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980" calcext:value-type="float">
            <text:p>59980</text:p>
          </table:table-cell>
          <table:table-cell office:value-type="float" office:value="14767" calcext:value-type="float">
            <text:p>14767</text:p>
          </table:table-cell>
          <table:table-cell office:value-type="float" office:value="9012" calcext:value-type="float">
            <text:p>9012</text:p>
          </table:table-cell>
          <table:table-cell office:value-type="float" office:value="14642" calcext:value-type="float">
            <text:p>1464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2816" calcext:value-type="float">
            <text:p>62816</text:p>
          </table:table-cell>
          <table:table-cell office:value-type="float" office:value="15117" calcext:value-type="float">
            <text:p>15117</text:p>
          </table:table-cell>
          <table:table-cell office:value-type="float" office:value="9562" calcext:value-type="float">
            <text:p>9562</text:p>
          </table:table-cell>
          <table:table-cell office:value-type="float" office:value="14992" calcext:value-type="float">
            <text:p>1499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3651" calcext:value-type="float">
            <text:p>63651</text:p>
          </table:table-cell>
          <table:table-cell office:value-type="float" office:value="15117" calcext:value-type="float">
            <text:p>15117</text:p>
          </table:table-cell>
          <table:table-cell office:value-type="float" office:value="11840" calcext:value-type="float">
            <text:p>11840</text:p>
          </table:table-cell>
          <table:table-cell office:value-type="float" office:value="15024" calcext:value-type="float">
            <text:p>1502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6554" calcext:value-type="float">
            <text:p>66554</text:p>
          </table:table-cell>
          <table:table-cell office:value-type="float" office:value="15715" calcext:value-type="float">
            <text:p>15715</text:p>
          </table:table-cell>
          <table:table-cell office:value-type="float" office:value="12771" calcext:value-type="float">
            <text:p>12771</text:p>
          </table:table-cell>
          <table:table-cell office:value-type="float" office:value="15584" calcext:value-type="float">
            <text:p>1558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7460" calcext:value-type="float">
            <text:p>67460</text:p>
          </table:table-cell>
          <table:table-cell office:value-type="float" office:value="15923" calcext:value-type="float">
            <text:p>15923</text:p>
          </table:table-cell>
          <table:table-cell office:value-type="float" office:value="14898" calcext:value-type="float">
            <text:p>14898</text:p>
          </table:table-cell>
          <table:table-cell office:value-type="float" office:value="15792" calcext:value-type="float">
            <text:p>157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70433" calcext:value-type="float">
            <text:p>70433</text:p>
          </table:table-cell>
          <table:table-cell office:value-type="float" office:value="16489" calcext:value-type="float">
            <text:p>16489</text:p>
          </table:table-cell>
          <table:table-cell office:value-type="float" office:value="16165" calcext:value-type="float">
            <text:p>16165</text:p>
          </table:table-cell>
          <table:table-cell office:value-type="float" office:value="16358" calcext:value-type="float">
            <text:p>1635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465" calcext:value-type="float">
            <text:p>71465</text:p>
          </table:table-cell>
          <table:table-cell office:value-type="float" office:value="16709" calcext:value-type="float">
            <text:p>16709</text:p>
          </table:table-cell>
          <table:table-cell office:value-type="float" office:value="16256" calcext:value-type="float">
            <text:p>16256</text:p>
          </table:table-cell>
          <table:table-cell office:value-type="float" office:value="16578" calcext:value-type="float">
            <text:p>1657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4440" calcext:value-type="float">
            <text:p>74440</text:p>
          </table:table-cell>
          <table:table-cell office:value-type="float" office:value="17245" calcext:value-type="float">
            <text:p>17245</text:p>
          </table:table-cell>
          <table:table-cell office:value-type="float" office:value="17256" calcext:value-type="float">
            <text:p>17256</text:p>
          </table:table-cell>
          <table:table-cell office:value-type="float" office:value="17114" calcext:value-type="float">
            <text:p>1711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5473" calcext:value-type="float">
            <text:p>75473</text:p>
          </table:table-cell>
          <table:table-cell office:value-type="float" office:value="17465" calcext:value-type="float">
            <text:p>17465</text:p>
          </table:table-cell>
          <table:table-cell office:value-type="float" office:value="17259" calcext:value-type="float">
            <text:p>17259</text:p>
          </table:table-cell>
          <table:table-cell office:value-type="float" office:value="17328" calcext:value-type="float">
            <text:p>1732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8629" calcext:value-type="float">
            <text:p>78629</text:p>
          </table:table-cell>
          <table:table-cell office:value-type="float" office:value="18129" calcext:value-type="float">
            <text:p>18129</text:p>
          </table:table-cell>
          <table:table-cell office:value-type="float" office:value="17259" calcext:value-type="float">
            <text:p>17259</text:p>
          </table:table-cell>
          <table:table-cell office:value-type="float" office:value="17992" calcext:value-type="float">
            <text:p>179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9532" calcext:value-type="float">
            <text:p>79532</text:p>
          </table:table-cell>
          <table:table-cell office:value-type="float" office:value="18345" calcext:value-type="float">
            <text:p>18345</text:p>
          </table:table-cell>
          <table:table-cell office:value-type="float" office:value="18262" calcext:value-type="float">
            <text:p>18262</text:p>
          </table:table-cell>
          <table:table-cell office:value-type="float" office:value="18208" calcext:value-type="float">
            <text:p>1820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2744" calcext:value-type="float">
            <text:p>82744</text:p>
          </table:table-cell>
          <table:table-cell office:value-type="float" office:value="18917" calcext:value-type="float">
            <text:p>18917</text:p>
          </table:table-cell>
          <table:table-cell office:value-type="float" office:value="18479" calcext:value-type="float">
            <text:p>18479</text:p>
          </table:table-cell>
          <table:table-cell office:value-type="float" office:value="18780" calcext:value-type="float">
            <text:p>187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3829" calcext:value-type="float">
            <text:p>83829</text:p>
          </table:table-cell>
          <table:table-cell office:value-type="float" office:value="19133" calcext:value-type="float">
            <text:p>19133</text:p>
          </table:table-cell>
          <table:table-cell office:value-type="float" office:value="18574" calcext:value-type="float">
            <text:p>18574</text:p>
          </table:table-cell>
          <table:table-cell office:value-type="float" office:value="18996" calcext:value-type="float">
            <text:p>1899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7078" calcext:value-type="float">
            <text:p>87078</text:p>
          </table:table-cell>
          <table:table-cell office:value-type="float" office:value="20230" calcext:value-type="float">
            <text:p>20230</text:p>
          </table:table-cell>
          <table:table-cell office:value-type="float" office:value="20787" calcext:value-type="float">
            <text:p>20787</text:p>
          </table:table-cell>
          <table:table-cell office:value-type="float" office:value="20086" calcext:value-type="float">
            <text:p>2008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8198" calcext:value-type="float">
            <text:p>88198</text:p>
          </table:table-cell>
          <table:table-cell office:value-type="float" office:value="21446" calcext:value-type="float">
            <text:p>21446</text:p>
          </table:table-cell>
          <table:table-cell office:value-type="float" office:value="20977" calcext:value-type="float">
            <text:p>20977</text:p>
          </table:table-cell>
          <table:table-cell office:value-type="float" office:value="21302" calcext:value-type="float">
            <text:p>2130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91471" calcext:value-type="float">
            <text:p>91471</text:p>
          </table:table-cell>
          <table:table-cell office:value-type="float" office:value="22807" calcext:value-type="float">
            <text:p>22807</text:p>
          </table:table-cell>
          <table:table-cell office:value-type="float" office:value="21519" calcext:value-type="float">
            <text:p>21519</text:p>
          </table:table-cell>
          <table:table-cell office:value-type="float" office:value="22656" calcext:value-type="float">
            <text:p>2265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1514" calcext:value-type="float">
            <text:p>91514</text:p>
          </table:table-cell>
          <table:table-cell office:value-type="float" office:value="24185" calcext:value-type="float">
            <text:p>24185</text:p>
          </table:table-cell>
          <table:table-cell office:value-type="float" office:value="22008" calcext:value-type="float">
            <text:p>22008</text:p>
          </table:table-cell>
          <table:table-cell office:value-type="float" office:value="24034" calcext:value-type="float">
            <text:p>24034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921" calcext:value-type="float">
            <text:p>921</text:p>
          </table:table-cell>
          <table:table-cell office:value-type="float" office:value="735" calcext:value-type="float">
            <text:p>735</text:p>
          </table:table-cell>
          <table:table-cell office:value-type="float" office:value="463" calcext:value-type="float">
            <text:p>463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291" calcext:value-type="float">
            <text:p>4291</text:p>
          </table:table-cell>
          <table:table-cell office:value-type="float" office:value="1922" calcext:value-type="float">
            <text:p>1922</text:p>
          </table:table-cell>
          <table:table-cell office:value-type="float" office:value="1172" calcext:value-type="float">
            <text:p>1172</text:p>
          </table:table-cell>
          <table:table-cell office:value-type="float" office:value="1888" calcext:value-type="float">
            <text:p>188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8792" calcext:value-type="float">
            <text:p>8792</text:p>
          </table:table-cell>
          <table:table-cell office:value-type="float" office:value="2444" calcext:value-type="float">
            <text:p>2444</text:p>
          </table:table-cell>
          <table:table-cell office:value-type="float" office:value="2033" calcext:value-type="float">
            <text:p>2033</text:p>
          </table:table-cell>
          <table:table-cell office:value-type="float" office:value="2394" calcext:value-type="float">
            <text:p>239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4935" calcext:value-type="float">
            <text:p>34935</text:p>
          </table:table-cell>
          <table:table-cell office:value-type="float" office:value="10336" calcext:value-type="float">
            <text:p>10336</text:p>
          </table:table-cell>
          <table:table-cell office:value-type="float" office:value="5924" calcext:value-type="float">
            <text:p>5924</text:p>
          </table:table-cell>
          <table:table-cell office:value-type="float" office:value="10221" calcext:value-type="float">
            <text:p>1022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2115" calcext:value-type="float">
            <text:p>42115</text:p>
          </table:table-cell>
          <table:table-cell office:value-type="float" office:value="10783" calcext:value-type="float">
            <text:p>10783</text:p>
          </table:table-cell>
          <table:table-cell office:value-type="float" office:value="6894" calcext:value-type="float">
            <text:p>6894</text:p>
          </table:table-cell>
          <table:table-cell office:value-type="float" office:value="10674" calcext:value-type="float">
            <text:p>1067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8067" calcext:value-type="float">
            <text:p>48067</text:p>
          </table:table-cell>
          <table:table-cell office:value-type="float" office:value="10925" calcext:value-type="float">
            <text:p>10925</text:p>
          </table:table-cell>
          <table:table-cell office:value-type="float" office:value="9019" calcext:value-type="float">
            <text:p>9019</text:p>
          </table:table-cell>
          <table:table-cell office:value-type="float" office:value="10815" calcext:value-type="float">
            <text:p>108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5238" calcext:value-type="float">
            <text:p>55238</text:p>
          </table:table-cell>
          <table:table-cell office:value-type="float" office:value="10410" calcext:value-type="float">
            <text:p>10410</text:p>
          </table:table-cell>
          <table:table-cell office:value-type="float" office:value="12332" calcext:value-type="float">
            <text:p>12332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6141" calcext:value-type="float">
            <text:p>66141</text:p>
          </table:table-cell>
          <table:table-cell office:value-type="float" office:value="14041" calcext:value-type="float">
            <text:p>14041</text:p>
          </table:table-cell>
          <table:table-cell office:value-type="float" office:value="12370" calcext:value-type="float">
            <text:p>12370</text:p>
          </table:table-cell>
          <table:table-cell office:value-type="float" office:value="13918" calcext:value-type="float">
            <text:p>1391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965" calcext:value-type="float">
            <text:p>71965</text:p>
          </table:table-cell>
          <table:table-cell office:value-type="float" office:value="16709" calcext:value-type="float">
            <text:p>16709</text:p>
          </table:table-cell>
          <table:table-cell office:value-type="float" office:value="15566" calcext:value-type="float">
            <text:p>15566</text:p>
          </table:table-cell>
          <table:table-cell office:value-type="float" office:value="16578" calcext:value-type="float">
            <text:p>1657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9573" calcext:value-type="float">
            <text:p>79573</text:p>
          </table:table-cell>
          <table:table-cell office:value-type="float" office:value="20407" calcext:value-type="float">
            <text:p>20407</text:p>
          </table:table-cell>
          <table:table-cell office:value-type="float" office:value="16498" calcext:value-type="float">
            <text:p>16498</text:p>
          </table:table-cell>
          <table:table-cell office:value-type="float" office:value="20264" calcext:value-type="float">
            <text:p>2026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90979" calcext:value-type="float">
            <text:p>90979</text:p>
          </table:table-cell>
          <table:table-cell office:value-type="float" office:value="26310" calcext:value-type="float">
            <text:p>26310</text:p>
          </table:table-cell>
          <table:table-cell office:value-type="float" office:value="16298" calcext:value-type="float">
            <text:p>16298</text:p>
          </table:table-cell>
          <table:table-cell office:value-type="float" office:value="26144" calcext:value-type="float">
            <text:p>2614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8525" calcext:value-type="float">
            <text:p>118525</text:p>
          </table:table-cell>
          <table:table-cell office:value-type="float" office:value="33744" calcext:value-type="float">
            <text:p>33744</text:p>
          </table:table-cell>
          <table:table-cell office:value-type="float" office:value="20498" calcext:value-type="float">
            <text:p>20498</text:p>
          </table:table-cell>
          <table:table-cell office:value-type="float" office:value="33567" calcext:value-type="float">
            <text:p>3356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5996" calcext:value-type="float">
            <text:p>125996</text:p>
          </table:table-cell>
          <table:table-cell office:value-type="float" office:value="32889" calcext:value-type="float">
            <text:p>32889</text:p>
          </table:table-cell>
          <table:table-cell office:value-type="float" office:value="22673" calcext:value-type="float">
            <text:p>22673</text:p>
          </table:table-cell>
          <table:table-cell office:value-type="float" office:value="32702" calcext:value-type="float">
            <text:p>3270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3453" calcext:value-type="float">
            <text:p>133453</text:p>
          </table:table-cell>
          <table:table-cell office:value-type="float" office:value="38098" calcext:value-type="float">
            <text:p>38098</text:p>
          </table:table-cell>
          <table:table-cell office:value-type="float" office:value="25129" calcext:value-type="float">
            <text:p>25129</text:p>
          </table:table-cell>
          <table:table-cell office:value-type="float" office:value="37889" calcext:value-type="float">
            <text:p>37889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1499" calcext:value-type="float">
            <text:p>1499</text:p>
          </table:table-cell>
          <table:table-cell office:value-type="float" office:value="1599" calcext:value-type="float">
            <text:p>159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13" calcext:value-type="float">
            <text:p>1613</text:p>
          </table:table-cell>
          <table:table-cell office:value-type="float" office:value="1499" calcext:value-type="float">
            <text:p>1499</text:p>
          </table:table-cell>
          <table:table-cell office:value-type="float" office:value="1613" calcext:value-type="float">
            <text:p>1613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65" calcext:value-type="float">
            <text:p>1665</text:p>
          </table:table-cell>
          <table:table-cell office:value-type="float" office:value="1496" calcext:value-type="float">
            <text:p>1496</text:p>
          </table:table-cell>
          <table:table-cell office:value-type="float" office:value="1665" calcext:value-type="float">
            <text:p>1665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719" calcext:value-type="float">
            <text:p>1719</text:p>
          </table:table-cell>
          <table:table-cell office:value-type="float" office:value="1498" calcext:value-type="float">
            <text:p>1498</text:p>
          </table:table-cell>
          <table:table-cell office:value-type="float" office:value="1719" calcext:value-type="float">
            <text:p>171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771" calcext:value-type="float">
            <text:p>1771</text:p>
          </table:table-cell>
          <table:table-cell office:value-type="float" office:value="1490" calcext:value-type="float">
            <text:p>1490</text:p>
          </table:table-cell>
          <table:table-cell office:value-type="float" office:value="1771" calcext:value-type="float">
            <text:p>177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29" calcext:value-type="float">
            <text:p>1829</text:p>
          </table:table-cell>
          <table:table-cell office:value-type="float" office:value="1492" calcext:value-type="float">
            <text:p>1492</text:p>
          </table:table-cell>
          <table:table-cell office:value-type="float" office:value="1829" calcext:value-type="float">
            <text:p>182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2310" calcext:value-type="float">
            <text:p>2310</text:p>
          </table:table-cell>
          <table:table-cell office:value-type="float" office:value="1318" calcext:value-type="float">
            <text:p>1318</text:p>
          </table:table-cell>
          <table:table-cell office:value-type="float" office:value="2310" calcext:value-type="float">
            <text:p>2310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428" calcext:value-type="float">
            <text:p>2428</text:p>
          </table:table-cell>
          <table:table-cell office:value-type="float" office:value="1320" calcext:value-type="float">
            <text:p>1320</text:p>
          </table:table-cell>
          <table:table-cell office:value-type="float" office:value="2428" calcext:value-type="float">
            <text:p>2428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226" calcext:value-type="float">
            <text:p>3226</text:p>
          </table:table-cell>
          <table:table-cell office:value-type="float" office:value="1325" calcext:value-type="float">
            <text:p>1325</text:p>
          </table:table-cell>
          <table:table-cell office:value-type="float" office:value="3226" calcext:value-type="float">
            <text:p>3226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494" calcext:value-type="float">
            <text:p>3494</text:p>
          </table:table-cell>
          <table:table-cell office:value-type="float" office:value="1323" calcext:value-type="float">
            <text:p>1323</text:p>
          </table:table-cell>
          <table:table-cell office:value-type="float" office:value="3494" calcext:value-type="float">
            <text:p>349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6" calcext:value-type="float">
            <text:p>3136</text:p>
          </table:table-cell>
          <table:table-cell office:value-type="float" office:value="1321" calcext:value-type="float">
            <text:p>1321</text:p>
          </table:table-cell>
          <table:table-cell office:value-type="float" office:value="3136" calcext:value-type="float">
            <text:p>3136</text:p>
          </table:table-cell>
          <table:table-cell table:style-name="Default" table:number-columns-repeated="2"/>
          <table:table-cell/>
        </table:table-row>
      </table:table>
      <table:table table:name="geolife-final-r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019" calcext:value-type="float">
            <text:p>69019</text:p>
          </table:table-cell>
          <table:table-cell office:value-type="float" office:value="69011" calcext:value-type="float">
            <text:p>69011</text:p>
          </table:table-cell>
          <table:table-cell office:value-type="float" office:value="13494" calcext:value-type="float">
            <text:p>13494</text:p>
          </table:table-cell>
          <table:table-cell office:value-type="float" office:value="17006" calcext:value-type="float">
            <text:p>17006</text:p>
          </table:table-cell>
          <table:table-cell office:value-type="float" office:value="13434" calcext:value-type="float">
            <text:p>13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244" calcext:value-type="float">
            <text:p>70244</text:p>
          </table:table-cell>
          <table:table-cell office:value-type="float" office:value="70227" calcext:value-type="float">
            <text:p>70227</text:p>
          </table:table-cell>
          <table:table-cell office:value-type="float" office:value="27701" calcext:value-type="float">
            <text:p>27701</text:p>
          </table:table-cell>
          <table:table-cell office:value-type="float" office:value="19135" calcext:value-type="float">
            <text:p>19135</text:p>
          </table:table-cell>
          <table:table-cell office:value-type="float" office:value="27608" calcext:value-type="float">
            <text:p>27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92" calcext:value-type="float">
            <text:p>88592</text:p>
          </table:table-cell>
          <table:table-cell office:value-type="float" office:value="88586" calcext:value-type="float">
            <text:p>88586</text:p>
          </table:table-cell>
          <table:table-cell office:value-type="float" office:value="29329" calcext:value-type="float">
            <text:p>29329</text:p>
          </table:table-cell>
          <table:table-cell office:value-type="float" office:value="21050" calcext:value-type="float">
            <text:p>21050</text:p>
          </table:table-cell>
          <table:table-cell office:value-type="float" office:value="29229" calcext:value-type="float">
            <text:p>29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215" calcext:value-type="float">
            <text:p>111215</text:p>
          </table:table-cell>
          <table:table-cell office:value-type="float" office:value="111207" calcext:value-type="float">
            <text:p>111207</text:p>
          </table:table-cell>
          <table:table-cell office:value-type="float" office:value="44155" calcext:value-type="float">
            <text:p>44155</text:p>
          </table:table-cell>
          <table:table-cell office:value-type="float" office:value="31100" calcext:value-type="float">
            <text:p>31100</text:p>
          </table:table-cell>
          <table:table-cell office:value-type="float" office:value="44015" calcext:value-type="float">
            <text:p>44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520" calcext:value-type="float">
            <text:p>114520</text:p>
          </table:table-cell>
          <table:table-cell office:value-type="float" office:value="114508" calcext:value-type="float">
            <text:p>114508</text:p>
          </table:table-cell>
          <table:table-cell office:value-type="float" office:value="51351" calcext:value-type="float">
            <text:p>51351</text:p>
          </table:table-cell>
          <table:table-cell office:value-type="float" office:value="42013" calcext:value-type="float">
            <text:p>42013</text:p>
          </table:table-cell>
          <table:table-cell office:value-type="float" office:value="51201" calcext:value-type="float">
            <text:p>51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504" calcext:value-type="float">
            <text:p>115504</text:p>
          </table:table-cell>
          <table:table-cell office:value-type="float" office:value="115494" calcext:value-type="float">
            <text:p>115494</text:p>
          </table:table-cell>
          <table:table-cell office:value-type="float" office:value="55473" calcext:value-type="float">
            <text:p>55473</text:p>
          </table:table-cell>
          <table:table-cell office:value-type="float" office:value="52977" calcext:value-type="float">
            <text:p>52977</text:p>
          </table:table-cell>
          <table:table-cell office:value-type="float" office:value="55316" calcext:value-type="float">
            <text:p>55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732" calcext:value-type="float">
            <text:p>115732</text:p>
          </table:table-cell>
          <table:table-cell office:value-type="float" office:value="115722" calcext:value-type="float">
            <text:p>115722</text:p>
          </table:table-cell>
          <table:table-cell office:value-type="float" office:value="68186" calcext:value-type="float">
            <text:p>68186</text:p>
          </table:table-cell>
          <table:table-cell office:value-type="float" office:value="63076" calcext:value-type="float">
            <text:p>63076</text:p>
          </table:table-cell>
          <table:table-cell office:value-type="float" office:value="68015" calcext:value-type="float">
            <text:p>68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761" calcext:value-type="float">
            <text:p>115761</text:p>
          </table:table-cell>
          <table:table-cell office:value-type="float" office:value="115754" calcext:value-type="float">
            <text:p>115754</text:p>
          </table:table-cell>
          <table:table-cell office:value-type="float" office:value="70630" calcext:value-type="float">
            <text:p>70630</text:p>
          </table:table-cell>
          <table:table-cell office:value-type="float" office:value="64246" calcext:value-type="float">
            <text:p>64246</text:p>
          </table:table-cell>
          <table:table-cell office:value-type="float" office:value="70459" calcext:value-type="float">
            <text:p>70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7521" calcext:value-type="float">
            <text:p>117521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1273" calcext:value-type="float">
            <text:p>71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657" calcext:value-type="float">
            <text:p>117657</text:p>
          </table:table-cell>
          <table:table-cell office:value-type="float" office:value="117646" calcext:value-type="float">
            <text:p>117646</text:p>
          </table:table-cell>
          <table:table-cell office:value-type="float" office:value="73060" calcext:value-type="float">
            <text:p>73060</text:p>
          </table:table-cell>
          <table:table-cell office:value-type="float" office:value="66774" calcext:value-type="float">
            <text:p>66774</text:p>
          </table:table-cell>
          <table:table-cell office:value-type="float" office:value="72889" calcext:value-type="float">
            <text:p>72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935" calcext:value-type="float">
            <text:p>117935</text:p>
          </table:table-cell>
          <table:table-cell office:value-type="float" office:value="117930" calcext:value-type="float">
            <text:p>117930</text:p>
          </table:table-cell>
          <table:table-cell office:value-type="float" office:value="73154" calcext:value-type="float">
            <text:p>73154</text:p>
          </table:table-cell>
          <table:table-cell office:value-type="float" office:value="68077" calcext:value-type="float">
            <text:p>68077</text:p>
          </table:table-cell>
          <table:table-cell office:value-type="float" office:value="72983" calcext:value-type="float">
            <text:p>729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283" calcext:value-type="float">
            <text:p>118283</text:p>
          </table:table-cell>
          <table:table-cell office:value-type="float" office:value="118278" calcext:value-type="float">
            <text:p>118278</text:p>
          </table:table-cell>
          <table:table-cell office:value-type="float" office:value="74693" calcext:value-type="float">
            <text:p>74693</text:p>
          </table:table-cell>
          <table:table-cell office:value-type="float" office:value="68695" calcext:value-type="float">
            <text:p>68695</text:p>
          </table:table-cell>
          <table:table-cell office:value-type="float" office:value="74522" calcext:value-type="float">
            <text:p>74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451" calcext:value-type="float">
            <text:p>118451</text:p>
          </table:table-cell>
          <table:table-cell office:value-type="float" office:value="118444" calcext:value-type="float">
            <text:p>118444</text:p>
          </table:table-cell>
          <table:table-cell office:value-type="float" office:value="75650" calcext:value-type="float">
            <text:p>75650</text:p>
          </table:table-cell>
          <table:table-cell office:value-type="float" office:value="68842" calcext:value-type="float">
            <text:p>68842</text:p>
          </table:table-cell>
          <table:table-cell office:value-type="float" office:value="75479" calcext:value-type="float">
            <text:p>75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665" calcext:value-type="float">
            <text:p>118665</text:p>
          </table:table-cell>
          <table:table-cell office:value-type="float" office:value="118657" calcext:value-type="float">
            <text:p>118657</text:p>
          </table:table-cell>
          <table:table-cell office:value-type="float" office:value="76403" calcext:value-type="float">
            <text:p>76403</text:p>
          </table:table-cell>
          <table:table-cell office:value-type="float" office:value="70514" calcext:value-type="float">
            <text:p>70514</text:p>
          </table:table-cell>
          <table:table-cell office:value-type="float" office:value="76232" calcext:value-type="float">
            <text:p>76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713" calcext:value-type="float">
            <text:p>118713</text:p>
          </table:table-cell>
          <table:table-cell office:value-type="float" office:value="118699" calcext:value-type="float">
            <text:p>118699</text:p>
          </table:table-cell>
          <table:table-cell office:value-type="float" office:value="77364" calcext:value-type="float">
            <text:p>77364</text:p>
          </table:table-cell>
          <table:table-cell office:value-type="float" office:value="72313" calcext:value-type="float">
            <text:p>72313</text:p>
          </table:table-cell>
          <table:table-cell office:value-type="float" office:value="77193" calcext:value-type="float">
            <text:p>77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910" calcext:value-type="float">
            <text:p>118910</text:p>
          </table:table-cell>
          <table:table-cell office:value-type="float" office:value="118902" calcext:value-type="float">
            <text:p>118902</text:p>
          </table:table-cell>
          <table:table-cell office:value-type="float" office:value="77753" calcext:value-type="float">
            <text:p>77753</text:p>
          </table:table-cell>
          <table:table-cell office:value-type="float" office:value="72465" calcext:value-type="float">
            <text:p>72465</text:p>
          </table:table-cell>
          <table:table-cell office:value-type="float" office:value="77577" calcext:value-type="float">
            <text:p>775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915" calcext:value-type="float">
            <text:p>118915</text:p>
          </table:table-cell>
          <table:table-cell office:value-type="float" office:value="118908" calcext:value-type="float">
            <text:p>118908</text:p>
          </table:table-cell>
          <table:table-cell office:value-type="float" office:value="79686" calcext:value-type="float">
            <text:p>79686</text:p>
          </table:table-cell>
          <table:table-cell office:value-type="float" office:value="72680" calcext:value-type="float">
            <text:p>72680</text:p>
          </table:table-cell>
          <table:table-cell office:value-type="float" office:value="79510" calcext:value-type="float">
            <text:p>795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82" calcext:value-type="float">
            <text:p>119882</text:p>
          </table:table-cell>
          <table:table-cell office:value-type="float" office:value="119869" calcext:value-type="float">
            <text:p>119869</text:p>
          </table:table-cell>
          <table:table-cell office:value-type="float" office:value="80040" calcext:value-type="float">
            <text:p>80040</text:p>
          </table:table-cell>
          <table:table-cell office:value-type="float" office:value="75695" calcext:value-type="float">
            <text:p>75695</text:p>
          </table:table-cell>
          <table:table-cell office:value-type="float" office:value="79864" calcext:value-type="float">
            <text:p>79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970" calcext:value-type="float">
            <text:p>119970</text:p>
          </table:table-cell>
          <table:table-cell office:value-type="float" office:value="119961" calcext:value-type="float">
            <text:p>119961</text:p>
          </table:table-cell>
          <table:table-cell office:value-type="float" office:value="83478" calcext:value-type="float">
            <text:p>83478</text:p>
          </table:table-cell>
          <table:table-cell office:value-type="float" office:value="76856" calcext:value-type="float">
            <text:p>76856</text:p>
          </table:table-cell>
          <table:table-cell office:value-type="float" office:value="83302" calcext:value-type="float">
            <text:p>8330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821" calcext:value-type="float">
            <text:p>9821</text:p>
          </table:table-cell>
          <table:table-cell office:value-type="float" office:value="8047" calcext:value-type="float">
            <text:p>8047</text:p>
          </table:table-cell>
          <table:table-cell office:value-type="float" office:value="7935" calcext:value-type="float">
            <text:p>7935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" calcext:value-type="float">
            <text:p>14426</text:p>
          </table:table-cell>
          <table:table-cell office:value-type="float" office:value="14408" calcext:value-type="float">
            <text:p>14408</text:p>
          </table:table-cell>
          <table:table-cell office:value-type="float" office:value="13289" calcext:value-type="float">
            <text:p>13289</text:p>
          </table:table-cell>
          <table:table-cell office:value-type="float" office:value="12301" calcext:value-type="float">
            <text:p>12301</text:p>
          </table:table-cell>
          <table:table-cell office:value-type="float" office:value="13258" calcext:value-type="float">
            <text:p>13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69" calcext:value-type="float">
            <text:p>21969</text:p>
          </table:table-cell>
          <table:table-cell office:value-type="float" office:value="21967" calcext:value-type="float">
            <text:p>21967</text:p>
          </table:table-cell>
          <table:table-cell office:value-type="float" office:value="15434" calcext:value-type="float">
            <text:p>15434</text:p>
          </table:table-cell>
          <table:table-cell office:value-type="float" office:value="17602" calcext:value-type="float">
            <text:p>17602</text:p>
          </table:table-cell>
          <table:table-cell office:value-type="float" office:value="15372" calcext:value-type="float">
            <text:p>15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208" calcext:value-type="float">
            <text:p>42208</text:p>
          </table:table-cell>
          <table:table-cell office:value-type="float" office:value="42207" calcext:value-type="float">
            <text:p>42207</text:p>
          </table:table-cell>
          <table:table-cell office:value-type="float" office:value="22950" calcext:value-type="float">
            <text:p>22950</text:p>
          </table:table-cell>
          <table:table-cell office:value-type="float" office:value="20158" calcext:value-type="float">
            <text:p>20158</text:p>
          </table:table-cell>
          <table:table-cell office:value-type="float" office:value="22852" calcext:value-type="float">
            <text:p>22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786" calcext:value-type="float">
            <text:p>48786</text:p>
          </table:table-cell>
          <table:table-cell office:value-type="float" office:value="48782" calcext:value-type="float">
            <text:p>48782</text:p>
          </table:table-cell>
          <table:table-cell office:value-type="float" office:value="44920" calcext:value-type="float">
            <text:p>44920</text:p>
          </table:table-cell>
          <table:table-cell office:value-type="float" office:value="34227" calcext:value-type="float">
            <text:p>34227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17" calcext:value-type="float">
            <text:p>60517</text:p>
          </table:table-cell>
          <table:table-cell office:value-type="float" office:value="60494" calcext:value-type="float">
            <text:p>60494</text:p>
          </table:table-cell>
          <table:table-cell office:value-type="float" office:value="55802" calcext:value-type="float">
            <text:p>55802</text:p>
          </table:table-cell>
          <table:table-cell office:value-type="float" office:value="40498" calcext:value-type="float">
            <text:p>40498</text:p>
          </table:table-cell>
          <table:table-cell office:value-type="float" office:value="55660" calcext:value-type="float">
            <text:p>556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550" calcext:value-type="float">
            <text:p>90550</text:p>
          </table:table-cell>
          <table:table-cell office:value-type="float" office:value="90546" calcext:value-type="float">
            <text:p>90546</text:p>
          </table:table-cell>
          <table:table-cell office:value-type="float" office:value="68403" calcext:value-type="float">
            <text:p>68403</text:p>
          </table:table-cell>
          <table:table-cell office:value-type="float" office:value="51744" calcext:value-type="float">
            <text:p>51744</text:p>
          </table:table-cell>
          <table:table-cell office:value-type="float" office:value="68252" calcext:value-type="float">
            <text:p>68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353" calcext:value-type="float">
            <text:p>110353</text:p>
          </table:table-cell>
          <table:table-cell office:value-type="float" office:value="110338" calcext:value-type="float">
            <text:p>110338</text:p>
          </table:table-cell>
          <table:table-cell office:value-type="float" office:value="72998" calcext:value-type="float">
            <text:p>72998</text:p>
          </table:table-cell>
          <table:table-cell office:value-type="float" office:value="61141" calcext:value-type="float">
            <text:p>61141</text:p>
          </table:table-cell>
          <table:table-cell office:value-type="float" office:value="72837" calcext:value-type="float">
            <text:p>72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7521" calcext:value-type="float">
            <text:p>117521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1273" calcext:value-type="float">
            <text:p>71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973" calcext:value-type="float">
            <text:p>128973</text:p>
          </table:table-cell>
          <table:table-cell office:value-type="float" office:value="128951" calcext:value-type="float">
            <text:p>128951</text:p>
          </table:table-cell>
          <table:table-cell office:value-type="float" office:value="72991" calcext:value-type="float">
            <text:p>72991</text:p>
          </table:table-cell>
          <table:table-cell office:value-type="float" office:value="70615" calcext:value-type="float">
            <text:p>70615</text:p>
          </table:table-cell>
          <table:table-cell office:value-type="float" office:value="72808" calcext:value-type="float">
            <text:p>72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444" calcext:value-type="float">
            <text:p>142444</text:p>
          </table:table-cell>
          <table:table-cell office:value-type="float" office:value="142414" calcext:value-type="float">
            <text:p>142414</text:p>
          </table:table-cell>
          <table:table-cell office:value-type="float" office:value="78098" calcext:value-type="float">
            <text:p>78098</text:p>
          </table:table-cell>
          <table:table-cell office:value-type="float" office:value="80232" calcext:value-type="float">
            <text:p>80232</text:p>
          </table:table-cell>
          <table:table-cell office:value-type="float" office:value="77901" calcext:value-type="float">
            <text:p>77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395" calcext:value-type="float">
            <text:p>160395</text:p>
          </table:table-cell>
          <table:table-cell office:value-type="float" office:value="160378" calcext:value-type="float">
            <text:p>160378</text:p>
          </table:table-cell>
          <table:table-cell office:value-type="float" office:value="86201" calcext:value-type="float">
            <text:p>86201</text:p>
          </table:table-cell>
          <table:table-cell office:value-type="float" office:value="85989" calcext:value-type="float">
            <text:p>85989</text:p>
          </table:table-cell>
          <table:table-cell office:value-type="float" office:value="85986" calcext:value-type="float">
            <text:p>85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158" calcext:value-type="float">
            <text:p>178158</text:p>
          </table:table-cell>
          <table:table-cell office:value-type="float" office:value="178114" calcext:value-type="float">
            <text:p>178114</text:p>
          </table:table-cell>
          <table:table-cell office:value-type="float" office:value="105613" calcext:value-type="float">
            <text:p>105613</text:p>
          </table:table-cell>
          <table:table-cell office:value-type="float" office:value="97729" calcext:value-type="float">
            <text:p>97729</text:p>
          </table:table-cell>
          <table:table-cell office:value-type="float" office:value="105400" calcext:value-type="float">
            <text:p>105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921" calcext:value-type="float">
            <text:p>195921</text:p>
          </table:table-cell>
          <table:table-cell office:value-type="float" office:value="195850" calcext:value-type="float">
            <text:p>195850</text:p>
          </table:table-cell>
          <table:table-cell office:value-type="float" office:value="127987" calcext:value-type="float">
            <text:p>127987</text:p>
          </table:table-cell>
          <table:table-cell office:value-type="float" office:value="102690" calcext:value-type="float">
            <text:p>102690</text:p>
          </table:table-cell>
          <table:table-cell office:value-type="float" office:value="127754" calcext:value-type="float">
            <text:p>1277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117539" calcext:value-type="float">
            <text:p>11753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2645" calcext:value-type="float">
            <text:p>72645</text:p>
          </table:table-cell>
          <table:table-cell office:value-type="float" office:value="89904" calcext:value-type="float">
            <text:p>89904</text:p>
          </table:table-cell>
          <table:table-cell office:value-type="float" office:value="72565" calcext:value-type="float">
            <text:p>7256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168" calcext:value-type="float">
            <text:p>71168</text:p>
          </table:table-cell>
          <table:table-cell office:value-type="float" office:value="70659" calcext:value-type="float">
            <text:p>70659</text:p>
          </table:table-cell>
          <table:table-cell office:value-type="float" office:value="71021" calcext:value-type="float">
            <text:p>7102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1447" calcext:value-type="float">
            <text:p>71447</text:p>
          </table:table-cell>
          <table:table-cell office:value-type="float" office:value="66779" calcext:value-type="float">
            <text:p>66779</text:p>
          </table:table-cell>
          <table:table-cell office:value-type="float" office:value="71279" calcext:value-type="float">
            <text:p>7127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886" calcext:value-type="float">
            <text:p>70886</text:p>
          </table:table-cell>
          <table:table-cell office:value-type="float" office:value="65350" calcext:value-type="float">
            <text:p>65350</text:p>
          </table:table-cell>
          <table:table-cell office:value-type="float" office:value="70671" calcext:value-type="float">
            <text:p>7067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921" calcext:value-type="float">
            <text:p>62921</text:p>
          </table:table-cell>
          <table:table-cell office:value-type="float" office:value="64816" calcext:value-type="float">
            <text:p>64816</text:p>
          </table:table-cell>
          <table:table-cell office:value-type="float" office:value="62656" calcext:value-type="float">
            <text:p>6265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8176" calcext:value-type="float">
            <text:p>58176</text:p>
          </table:table-cell>
          <table:table-cell office:value-type="float" office:value="63231" calcext:value-type="float">
            <text:p>63231</text:p>
          </table:table-cell>
          <table:table-cell office:value-type="float" office:value="57886" calcext:value-type="float">
            <text:p>57886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8424" calcext:value-type="float">
            <text:p>58424</text:p>
          </table:table-cell>
          <table:table-cell office:value-type="float" office:value="63165" calcext:value-type="float">
            <text:p>63165</text:p>
          </table:table-cell>
          <table:table-cell office:value-type="float" office:value="58094" calcext:value-type="float">
            <text:p>5809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720" calcext:value-type="float">
            <text:p>58720</text:p>
          </table:table-cell>
          <table:table-cell office:value-type="float" office:value="59822" calcext:value-type="float">
            <text:p>59822</text:p>
          </table:table-cell>
          <table:table-cell office:value-type="float" office:value="58396" calcext:value-type="float">
            <text:p>5839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032" calcext:value-type="float">
            <text:p>59032</text:p>
          </table:table-cell>
          <table:table-cell office:value-type="float" office:value="58756" calcext:value-type="float">
            <text:p>58756</text:p>
          </table:table-cell>
          <table:table-cell office:value-type="float" office:value="58732" calcext:value-type="float">
            <text:p>587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13" calcext:value-type="float">
            <text:p>66213</text:p>
          </table:table-cell>
          <table:table-cell office:value-type="float" office:value="59035" calcext:value-type="float">
            <text:p>59035</text:p>
          </table:table-cell>
          <table:table-cell office:value-type="float" office:value="65934" calcext:value-type="float">
            <text:p>65934</text:p>
          </table:table-cell>
          <table:table-cell table:number-columns-repeated="2"/>
        </table:table-row>
      </table:table>
      <table:table table:name="t-drive-final-res" table:style-name="ta1">
        <table:table-column table:style-name="co1" table:number-columns-repeated="7" table:default-cell-style-name="ce3"/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43" calcext:value-type="float">
            <text:p>35043</text:p>
          </table:table-cell>
          <table:table-cell office:value-type="float" office:value="35029" calcext:value-type="float">
            <text:p>35029</text:p>
          </table:table-cell>
          <table:table-cell office:value-type="float" office:value="11564" calcext:value-type="float">
            <text:p>11564</text:p>
          </table:table-cell>
          <table:table-cell office:value-type="float" office:value="7010" calcext:value-type="float">
            <text:p>7010</text:p>
          </table:table-cell>
          <table:table-cell office:value-type="float" office:value="10763" calcext:value-type="float">
            <text:p>10763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097" calcext:value-type="float">
            <text:p>38097</text:p>
          </table:table-cell>
          <table:table-cell office:value-type="float" office:value="38068" calcext:value-type="float">
            <text:p>38068</text:p>
          </table:table-cell>
          <table:table-cell office:value-type="float" office:value="12461" calcext:value-type="float">
            <text:p>12461</text:p>
          </table:table-cell>
          <table:table-cell office:value-type="float" office:value="7166" calcext:value-type="float">
            <text:p>7166</text:p>
          </table:table-cell>
          <table:table-cell office:value-type="float" office:value="11599" calcext:value-type="float">
            <text:p>1159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169" calcext:value-type="float">
            <text:p>39169</text:p>
          </table:table-cell>
          <table:table-cell office:value-type="float" office:value="39154" calcext:value-type="float">
            <text:p>39154</text:p>
          </table:table-cell>
          <table:table-cell office:value-type="float" office:value="13468" calcext:value-type="float">
            <text:p>13468</text:p>
          </table:table-cell>
          <table:table-cell office:value-type="float" office:value="7706" calcext:value-type="float">
            <text:p>7706</text:p>
          </table:table-cell>
          <table:table-cell office:value-type="float" office:value="12531" calcext:value-type="float">
            <text:p>1253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288" calcext:value-type="float">
            <text:p>39288</text:p>
          </table:table-cell>
          <table:table-cell office:value-type="float" office:value="39252" calcext:value-type="float">
            <text:p>39252</text:p>
          </table:table-cell>
          <table:table-cell office:value-type="float" office:value="13597" calcext:value-type="float">
            <text:p>13597</text:p>
          </table:table-cell>
          <table:table-cell office:value-type="float" office:value="7717" calcext:value-type="float">
            <text:p>7717</text:p>
          </table:table-cell>
          <table:table-cell office:value-type="float" office:value="12655" calcext:value-type="float">
            <text:p>126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12" calcext:value-type="float">
            <text:p>42612</text:p>
          </table:table-cell>
          <table:table-cell office:value-type="float" office:value="42575" calcext:value-type="float">
            <text:p>42575</text:p>
          </table:table-cell>
          <table:table-cell office:value-type="float" office:value="13725" calcext:value-type="float">
            <text:p>13725</text:p>
          </table:table-cell>
          <table:table-cell office:value-type="float" office:value="8097" calcext:value-type="float">
            <text:p>8097</text:p>
          </table:table-cell>
          <table:table-cell office:value-type="float" office:value="12774" calcext:value-type="float">
            <text:p>1277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987" calcext:value-type="float">
            <text:p>43987</text:p>
          </table:table-cell>
          <table:table-cell office:value-type="float" office:value="43962" calcext:value-type="float">
            <text:p>43962</text:p>
          </table:table-cell>
          <table:table-cell office:value-type="float" office:value="13865" calcext:value-type="float">
            <text:p>13865</text:p>
          </table:table-cell>
          <table:table-cell office:value-type="float" office:value="8342" calcext:value-type="float">
            <text:p>8342</text:p>
          </table:table-cell>
          <table:table-cell office:value-type="float" office:value="12908" calcext:value-type="float">
            <text:p>1290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090" calcext:value-type="float">
            <text:p>44090</text:p>
          </table:table-cell>
          <table:table-cell office:value-type="float" office:value="43999" calcext:value-type="float">
            <text:p>43999</text:p>
          </table:table-cell>
          <table:table-cell office:value-type="float" office:value="14210" calcext:value-type="float">
            <text:p>14210</text:p>
          </table:table-cell>
          <table:table-cell office:value-type="float" office:value="9918" calcext:value-type="float">
            <text:p>9918</text:p>
          </table:table-cell>
          <table:table-cell office:value-type="float" office:value="13231" calcext:value-type="float">
            <text:p>1323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417" calcext:value-type="float">
            <text:p>45417</text:p>
          </table:table-cell>
          <table:table-cell office:value-type="float" office:value="45401" calcext:value-type="float">
            <text:p>45401</text:p>
          </table:table-cell>
          <table:table-cell office:value-type="float" office:value="14267" calcext:value-type="float">
            <text:p>14267</text:p>
          </table:table-cell>
          <table:table-cell office:value-type="float" office:value="11167" calcext:value-type="float">
            <text:p>11167</text:p>
          </table:table-cell>
          <table:table-cell office:value-type="float" office:value="13284" calcext:value-type="float">
            <text:p>1328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14546" calcext:value-type="float">
            <text:p>14546</text:p>
          </table:table-cell>
          <table:table-cell office:value-type="float" office:value="11785" calcext:value-type="float">
            <text:p>11785</text:p>
          </table:table-cell>
          <table:table-cell office:value-type="float" office:value="13540" calcext:value-type="float">
            <text:p>1354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036" calcext:value-type="float">
            <text:p>47036</text:p>
          </table:table-cell>
          <table:table-cell office:value-type="float" office:value="47016" calcext:value-type="float">
            <text:p>47016</text:p>
          </table:table-cell>
          <table:table-cell office:value-type="float" office:value="15161" calcext:value-type="float">
            <text:p>15161</text:p>
          </table:table-cell>
          <table:table-cell office:value-type="float" office:value="12491" calcext:value-type="float">
            <text:p>12491</text:p>
          </table:table-cell>
          <table:table-cell office:value-type="float" office:value="14103" calcext:value-type="float">
            <text:p>14103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7629" calcext:value-type="float">
            <text:p>47629</text:p>
          </table:table-cell>
          <table:table-cell office:value-type="float" office:value="47610" calcext:value-type="float">
            <text:p>47610</text:p>
          </table:table-cell>
          <table:table-cell office:value-type="float" office:value="15366" calcext:value-type="float">
            <text:p>15366</text:p>
          </table:table-cell>
          <table:table-cell office:value-type="float" office:value="13226" calcext:value-type="float">
            <text:p>13226</text:p>
          </table:table-cell>
          <table:table-cell office:value-type="float" office:value="14289" calcext:value-type="float">
            <text:p>14289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8791" calcext:value-type="float">
            <text:p>48791</text:p>
          </table:table-cell>
          <table:table-cell office:value-type="float" office:value="48773" calcext:value-type="float">
            <text:p>48773</text:p>
          </table:table-cell>
          <table:table-cell office:value-type="float" office:value="15410" calcext:value-type="float">
            <text:p>15410</text:p>
          </table:table-cell>
          <table:table-cell office:value-type="float" office:value="14331" calcext:value-type="float">
            <text:p>14331</text:p>
          </table:table-cell>
          <table:table-cell office:value-type="float" office:value="15639" calcext:value-type="float">
            <text:p>15639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9215" calcext:value-type="float">
            <text:p>49215</text:p>
          </table:table-cell>
          <table:table-cell office:value-type="float" office:value="49195" calcext:value-type="float">
            <text:p>49195</text:p>
          </table:table-cell>
          <table:table-cell office:value-type="float" office:value="15564" calcext:value-type="float">
            <text:p>15564</text:p>
          </table:table-cell>
          <table:table-cell office:value-type="float" office:value="14473" calcext:value-type="float">
            <text:p>14473</text:p>
          </table:table-cell>
          <table:table-cell office:value-type="float" office:value="15858" calcext:value-type="float">
            <text:p>1585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461" calcext:value-type="float">
            <text:p>49461</text:p>
          </table:table-cell>
          <table:table-cell office:value-type="float" office:value="49439" calcext:value-type="float">
            <text:p>49439</text:p>
          </table:table-cell>
          <table:table-cell office:value-type="float" office:value="17035" calcext:value-type="float">
            <text:p>17035</text:p>
          </table:table-cell>
          <table:table-cell office:value-type="float" office:value="15857" calcext:value-type="float">
            <text:p>15857</text:p>
          </table:table-cell>
          <table:table-cell office:value-type="float" office:value="16596" calcext:value-type="float">
            <text:p>1659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92" calcext:value-type="float">
            <text:p>50092</text:p>
          </table:table-cell>
          <table:table-cell office:value-type="float" office:value="50074" calcext:value-type="float">
            <text:p>50074</text:p>
          </table:table-cell>
          <table:table-cell office:value-type="float" office:value="17382" calcext:value-type="float">
            <text:p>17382</text:p>
          </table:table-cell>
          <table:table-cell office:value-type="float" office:value="16182" calcext:value-type="float">
            <text:p>16182</text:p>
          </table:table-cell>
          <table:table-cell office:value-type="float" office:value="17151" calcext:value-type="float">
            <text:p>1715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294" calcext:value-type="float">
            <text:p>50294</text:p>
          </table:table-cell>
          <table:table-cell office:value-type="float" office:value="50262" calcext:value-type="float">
            <text:p>50262</text:p>
          </table:table-cell>
          <table:table-cell office:value-type="float" office:value="17404" calcext:value-type="float">
            <text:p>17404</text:p>
          </table:table-cell>
          <table:table-cell office:value-type="float" office:value="16204" calcext:value-type="float">
            <text:p>16204</text:p>
          </table:table-cell>
          <table:table-cell office:value-type="float" office:value="17620" calcext:value-type="float">
            <text:p>1762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326" calcext:value-type="float">
            <text:p>50326</text:p>
          </table:table-cell>
          <table:table-cell office:value-type="float" office:value="50309" calcext:value-type="float">
            <text:p>50309</text:p>
          </table:table-cell>
          <table:table-cell office:value-type="float" office:value="17782" calcext:value-type="float">
            <text:p>17782</text:p>
          </table:table-cell>
          <table:table-cell office:value-type="float" office:value="16554" calcext:value-type="float">
            <text:p>16554</text:p>
          </table:table-cell>
          <table:table-cell office:value-type="float" office:value="18034" calcext:value-type="float">
            <text:p>18034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2137" calcext:value-type="float">
            <text:p>52137</text:p>
          </table:table-cell>
          <table:table-cell office:value-type="float" office:value="52114" calcext:value-type="float">
            <text:p>52114</text:p>
          </table:table-cell>
          <table:table-cell office:value-type="float" office:value="19872" calcext:value-type="float">
            <text:p>19872</text:p>
          </table:table-cell>
          <table:table-cell office:value-type="float" office:value="18518" calcext:value-type="float">
            <text:p>18518</text:p>
          </table:table-cell>
          <table:table-cell office:value-type="float" office:value="18294" calcext:value-type="float">
            <text:p>18294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963" calcext:value-type="float">
            <text:p>52963</text:p>
          </table:table-cell>
          <table:table-cell office:value-type="float" office:value="52941" calcext:value-type="float">
            <text:p>52941</text:p>
          </table:table-cell>
          <table:table-cell office:value-type="float" office:value="20021" calcext:value-type="float">
            <text:p>20021</text:p>
          </table:table-cell>
          <table:table-cell office:value-type="float" office:value="18658" calcext:value-type="float">
            <text:p>18658</text:p>
          </table:table-cell>
          <table:table-cell office:value-type="float" office:value="18998" calcext:value-type="float">
            <text:p>18998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Geolife-6000 k=10 μ=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73" calcext:value-type="float">
            <text:p>673</text:p>
          </table:table-cell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office:value-type="float" office:value="2752" calcext:value-type="float">
            <text:p>2752</text:p>
          </table:table-cell>
          <table:table-cell office:value-type="float" office:value="2111" calcext:value-type="float">
            <text:p>2111</text:p>
          </table:table-cell>
          <table:table-cell office:value-type="float" office:value="1748" calcext:value-type="float">
            <text:p>1748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2540" calcext:value-type="float">
            <text:p>12540</text:p>
          </table:table-cell>
          <table:table-cell office:value-type="float" office:value="5047" calcext:value-type="float">
            <text:p>5047</text:p>
          </table:table-cell>
          <table:table-cell office:value-type="float" office:value="6307" calcext:value-type="float">
            <text:p>6307</text:p>
          </table:table-cell>
          <table:table-cell office:value-type="float" office:value="4670" calcext:value-type="float">
            <text:p>467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30" calcext:value-type="float">
            <text:p>16230</text:p>
          </table:table-cell>
          <table:table-cell office:value-type="float" office:value="16227" calcext:value-type="float">
            <text:p>16227</text:p>
          </table:table-cell>
          <table:table-cell office:value-type="float" office:value="6482" calcext:value-type="float">
            <text:p>6482</text:p>
          </table:table-cell>
          <table:table-cell office:value-type="float" office:value="5785" calcext:value-type="float">
            <text:p>5785</text:p>
          </table:table-cell>
          <table:table-cell office:value-type="float" office:value="6011" calcext:value-type="float">
            <text:p>601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956" calcext:value-type="float">
            <text:p>18956</text:p>
          </table:table-cell>
          <table:table-cell office:value-type="float" office:value="18955" calcext:value-type="float">
            <text:p>18955</text:p>
          </table:table-cell>
          <table:table-cell office:value-type="float" office:value="7687" calcext:value-type="float">
            <text:p>7687</text:p>
          </table:table-cell>
          <table:table-cell office:value-type="float" office:value="6641" calcext:value-type="float">
            <text:p>6641</text:p>
          </table:table-cell>
          <table:table-cell office:value-type="float" office:value="7159" calcext:value-type="float">
            <text:p>715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57" calcext:value-type="float">
            <text:p>21557</text:p>
          </table:table-cell>
          <table:table-cell office:value-type="float" office:value="21551" calcext:value-type="float">
            <text:p>21551</text:p>
          </table:table-cell>
          <table:table-cell office:value-type="float" office:value="8998" calcext:value-type="float">
            <text:p>8998</text:p>
          </table:table-cell>
          <table:table-cell office:value-type="float" office:value="7210" calcext:value-type="float">
            <text:p>7210</text:p>
          </table:table-cell>
          <table:table-cell office:value-type="float" office:value="8404" calcext:value-type="float">
            <text:p>840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671" calcext:value-type="float">
            <text:p>27671</text:p>
          </table:table-cell>
          <table:table-cell office:value-type="float" office:value="27661" calcext:value-type="float">
            <text:p>27661</text:p>
          </table:table-cell>
          <table:table-cell office:value-type="float" office:value="10477" calcext:value-type="float">
            <text:p>10477</text:p>
          </table:table-cell>
          <table:table-cell office:value-type="float" office:value="7307" calcext:value-type="float">
            <text:p>7307</text:p>
          </table:table-cell>
          <table:table-cell office:value-type="float" office:value="9816" calcext:value-type="float">
            <text:p>981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31" calcext:value-type="float">
            <text:p>33431</text:p>
          </table:table-cell>
          <table:table-cell office:value-type="float" office:value="33415" calcext:value-type="float">
            <text:p>33415</text:p>
          </table:table-cell>
          <table:table-cell office:value-type="float" office:value="12754" calcext:value-type="float">
            <text:p>12754</text:p>
          </table:table-cell>
          <table:table-cell office:value-type="float" office:value="11756" calcext:value-type="float">
            <text:p>11756</text:p>
          </table:table-cell>
          <table:table-cell office:value-type="float" office:value="11885" calcext:value-type="float">
            <text:p>1188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6503" calcext:value-type="float">
            <text:p>46503</text:p>
          </table:table-cell>
          <table:table-cell office:value-type="float" office:value="14546" calcext:value-type="float">
            <text:p>14546</text:p>
          </table:table-cell>
          <table:table-cell office:value-type="float" office:value="11785" calcext:value-type="float">
            <text:p>11785</text:p>
          </table:table-cell>
          <table:table-cell office:value-type="float" office:value="13540" calcext:value-type="float">
            <text:p>1354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3067" calcext:value-type="float">
            <text:p>53067</text:p>
          </table:table-cell>
          <table:table-cell office:value-type="float" office:value="53045" calcext:value-type="float">
            <text:p>53045</text:p>
          </table:table-cell>
          <table:table-cell office:value-type="float" office:value="17424" calcext:value-type="float">
            <text:p>17424</text:p>
          </table:table-cell>
          <table:table-cell office:value-type="float" office:value="14423" calcext:value-type="float">
            <text:p>14423</text:p>
          </table:table-cell>
          <table:table-cell office:value-type="float" office:value="16285" calcext:value-type="float">
            <text:p>16285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8838" calcext:value-type="float">
            <text:p>58838</text:p>
          </table:table-cell>
          <table:table-cell office:value-type="float" office:value="58808" calcext:value-type="float">
            <text:p>58808</text:p>
          </table:table-cell>
          <table:table-cell office:value-type="float" office:value="21581" calcext:value-type="float">
            <text:p>21581</text:p>
          </table:table-cell>
          <table:table-cell office:value-type="float" office:value="17327" calcext:value-type="float">
            <text:p>17327</text:p>
          </table:table-cell>
          <table:table-cell office:value-type="float" office:value="20337" calcext:value-type="float">
            <text:p>20337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6050" calcext:value-type="float">
            <text:p>66050</text:p>
          </table:table-cell>
          <table:table-cell office:value-type="float" office:value="66006" calcext:value-type="float">
            <text:p>66006</text:p>
          </table:table-cell>
          <table:table-cell office:value-type="float" office:value="25064" calcext:value-type="float">
            <text:p>25064</text:p>
          </table:table-cell>
          <table:table-cell office:value-type="float" office:value="19423" calcext:value-type="float">
            <text:p>19423</text:p>
          </table:table-cell>
          <table:table-cell office:value-type="float" office:value="23449" calcext:value-type="float">
            <text:p>23449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563" calcext:value-type="float">
            <text:p>69563</text:p>
          </table:table-cell>
          <table:table-cell office:value-type="float" office:value="69468" calcext:value-type="float">
            <text:p>69468</text:p>
          </table:table-cell>
          <table:table-cell office:value-type="float" office:value="27883" calcext:value-type="float">
            <text:p>27883</text:p>
          </table:table-cell>
          <table:table-cell office:value-type="float" office:value="20466" calcext:value-type="float">
            <text:p>20466</text:p>
          </table:table-cell>
          <table:table-cell office:value-type="float" office:value="26263" calcext:value-type="float">
            <text:p>2626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5959" calcext:value-type="float">
            <text:p>85959</text:p>
          </table:table-cell>
          <table:table-cell office:value-type="float" office:value="85872" calcext:value-type="float">
            <text:p>85872</text:p>
          </table:table-cell>
          <table:table-cell office:value-type="float" office:value="33391" calcext:value-type="float">
            <text:p>33391</text:p>
          </table:table-cell>
          <table:table-cell office:value-type="float" office:value="20327" calcext:value-type="float">
            <text:p>20327</text:p>
          </table:table-cell>
          <table:table-cell office:value-type="float" office:value="31410" calcext:value-type="float">
            <text:p>3141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eolife-6000 |Q|=10 k=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524" calcext:value-type="float">
            <text:p>46524</text:p>
          </table:table-cell>
          <table:table-cell office:value-type="float" office:value="39258" calcext:value-type="float">
            <text:p>39258</text:p>
          </table:table-cell>
          <table:table-cell office:value-type="float" office:value="46524" calcext:value-type="float">
            <text:p>46524</text:p>
          </table:table-cell>
          <table:table-cell table:number-columns-repeated="3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0890" calcext:value-type="float">
            <text:p>10890</text:p>
          </table:table-cell>
          <table:table-cell office:value-type="float" office:value="20389" calcext:value-type="float">
            <text:p>20389</text:p>
          </table:table-cell>
          <table:table-cell office:value-type="float" office:value="10905" calcext:value-type="float">
            <text:p>10905</text:p>
          </table:table-cell>
          <table:table-cell table:number-columns-repeated="3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3257" calcext:value-type="float">
            <text:p>13257</text:p>
          </table:table-cell>
          <table:table-cell office:value-type="float" office:value="16701" calcext:value-type="float">
            <text:p>16701</text:p>
          </table:table-cell>
          <table:table-cell office:value-type="float" office:value="12441" calcext:value-type="float">
            <text:p>12441</text:p>
          </table:table-cell>
          <table:table-cell table:number-columns-repeated="3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5179" calcext:value-type="float">
            <text:p>15179</text:p>
          </table:table-cell>
          <table:table-cell office:value-type="float" office:value="15500" calcext:value-type="float">
            <text:p>15500</text:p>
          </table:table-cell>
          <table:table-cell office:value-type="float" office:value="14130" calcext:value-type="float">
            <text:p>14130</text:p>
          </table:table-cell>
          <table:table-cell table:number-columns-repeated="3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7101" calcext:value-type="float">
            <text:p>17101</text:p>
          </table:table-cell>
          <table:table-cell office:value-type="float" office:value="10366" calcext:value-type="float">
            <text:p>10366</text:p>
          </table:table-cell>
          <table:table-cell office:value-type="float" office:value="15852" calcext:value-type="float">
            <text:p>15852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258" calcext:value-type="float">
            <text:p>18258</text:p>
          </table:table-cell>
          <table:table-cell office:value-type="float" office:value="11383" calcext:value-type="float">
            <text:p>11383</text:p>
          </table:table-cell>
          <table:table-cell office:value-type="float" office:value="16888" calcext:value-type="float">
            <text:p>16888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20874" calcext:value-type="float">
            <text:p>20874</text:p>
          </table:table-cell>
          <table:table-cell office:value-type="float" office:value="9607" calcext:value-type="float">
            <text:p>9607</text:p>
          </table:table-cell>
          <table:table-cell office:value-type="float" office:value="19320" calcext:value-type="float">
            <text:p>19320</text:p>
          </table:table-cell>
          <table:table-cell table:number-columns-repeated="3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2658" calcext:value-type="float">
            <text:p>22658</text:p>
          </table:table-cell>
          <table:table-cell office:value-type="float" office:value="7947" calcext:value-type="float">
            <text:p>7947</text:p>
          </table:table-cell>
          <table:table-cell office:value-type="float" office:value="20942" calcext:value-type="float">
            <text:p>20942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24568" calcext:value-type="float">
            <text:p>24568</text:p>
          </table:table-cell>
          <table:table-cell office:value-type="float" office:value="7642" calcext:value-type="float">
            <text:p>7642</text:p>
          </table:table-cell>
          <table:table-cell office:value-type="float" office:value="22768" calcext:value-type="float">
            <text:p>22768</text:p>
          </table:table-cell>
          <table:table-cell table:number-columns-repeated="3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122687" calcext:value-type="float">
            <text:p>122687</text:p>
          </table:table-cell>
          <table:table-cell office:value-type="float" office:value="7748" calcext:value-type="float">
            <text:p>7748</text:p>
          </table:table-cell>
          <table:table-cell office:value-type="float" office:value="13549" calcext:value-type="float">
            <text:p>1354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548" calcext:value-type="float">
            <text:p>126548</text:p>
          </table:table-cell>
          <table:table-cell office:value-type="float" office:value="7449" calcext:value-type="float">
            <text:p>7449</text:p>
          </table:table-cell>
          <table:table-cell office:value-type="float" office:value="14095" calcext:value-type="float">
            <text:p>140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/00/00</text:date>, <text:time style:data-style-name="N2" text:time-value="11:10:30.88528486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ne </meta:initial-creator>
    <meta:creation-date>2016-06-20T07:58:53.022502823</meta:creation-date>
    <dc:date>2016-06-28T11:29:01.419093964</dc:date>
    <dc:creator>Crane </dc:creator>
    <meta:editing-duration>P1DT5H56M1S</meta:editing-duration>
    <meta:editing-cycles>217</meta:editing-cycles>
    <meta:generator>LibreOffice/5.1.3.2$Linux_x86 LibreOffice_project/10m0$Build-2</meta:generator>
    <meta:document-statistic meta:table-count="9" meta:cell-count="6038"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2:Sheet1.F21" chart:data-source-has-labels="both" svg:x="1.331cm" svg:y="0.18cm" svg:width="12.052cm" svg:height="7.659cm">
          <chartooo:coordinate-region svg:x="2.693cm" svg:y="0.379cm" svg:width="10.504cm" svg:height="6.813cm"/>
          <chart:axis chart:dimension="x" chart:name="primary-x" chart:style-name="ch4" chartooo:axis-type="auto">
            <chartooo:date-scale/>
            <chart:title svg:x="7.22cm" svg:y="8.019cm" chart:style-name="ch5">
              <text:p>k</text:p>
            </chart:title>
            <chart:categories table:cell-range-address="Sheet1.A3:Sheet1.A21"/>
          </chart:axis>
          <chart:axis chart:dimension="y" chart:name="primary-y" chart:style-name="ch4">
            <chart:title svg:x="0.451cm" svg:y="4.463cm" chart:style-name="ch6">
              <text:p>count</text:p>
            </chart:title>
            <chart:grid chart:style-name="ch7" chart:class="major"/>
          </chart:axis>
          <chart:series chart:style-name="ch8" chart:values-cell-range-address="Sheet1.B3:Sheet1.B21" chart:label-cell-address="Sheet1.B2:Sheet1.B2" chart:class="chart:line">
            <chart:data-point chart:repeated="19"/>
          </chart:series>
          <chart:series chart:style-name="ch9" chart:values-cell-range-address="Sheet1.C3:Sheet1.C21" chart:label-cell-address="Sheet1.C2:Sheet1.C2" chart:class="chart:line">
            <chart:data-point chart:repeated="19"/>
          </chart:series>
          <chart:series chart:style-name="ch10" chart:values-cell-range-address="Sheet1.D3:Sheet1.D21" chart:label-cell-address="Sheet1.D2:Sheet1.D2" chart:class="chart:line">
            <chart:data-point chart:repeated="19"/>
          </chart:series>
          <chart:series chart:style-name="ch11" chart:values-cell-range-address="Sheet1.E3:Sheet1.E21" chart:label-cell-address="Sheet1.E2:Sheet1.E2" chart:class="chart:line">
            <chart:data-point chart:repeated="19"/>
          </chart:series>
          <chart:series chart:style-name="ch12" chart:values-cell-range-address="Sheet1.F3:Sheet1.F21" chart:label-cell-address="Sheet1.F2:Sheet1.F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2:Sheet1.B2</svg:desc>
                </draw:g>
              </table:table-cell>
              <table:table-cell office:value-type="string">
                <text:p>NS</text:p>
                <draw:g>
                  <svg:desc>Sheet1.C2:Sheet1.C2</svg:desc>
                </draw:g>
              </table:table-cell>
              <table:table-cell office:value-type="string">
                <text:p>QE</text:p>
                <draw:g>
                  <svg:desc>Sheet1.D2:Sheet1.D2</svg:desc>
                </draw:g>
              </table:table-cell>
              <table:table-cell office:value-type="string">
                <text:p>AF</text:p>
                <draw:g>
                  <svg:desc>Sheet1.E2:Sheet1.E2</svg:desc>
                </draw:g>
              </table:table-cell>
              <table:table-cell office:value-type="string">
                <text:p>AFGH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75287">
                <text:p>75287</text:p>
                <draw:g>
                  <svg:desc>Sheet1.B3:Sheet1.B21</svg:desc>
                </draw:g>
              </table:table-cell>
              <table:table-cell office:value-type="float" office:value="75143">
                <text:p>75143</text:p>
                <draw:g>
                  <svg:desc>Sheet1.C3:Sheet1.C21</svg:desc>
                </draw:g>
              </table:table-cell>
              <table:table-cell office:value-type="float" office:value="3069">
                <text:p>3069</text:p>
                <draw:g>
                  <svg:desc>Sheet1.D3:Sheet1.D21</svg:desc>
                </draw:g>
              </table:table-cell>
              <table:table-cell office:value-type="float" office:value="3069">
                <text:p>3069</text:p>
                <draw:g>
                  <svg:desc>Sheet1.E3:Sheet1.E21</svg:desc>
                </draw:g>
              </table:table-cell>
              <table:table-cell office:value-type="float" office:value="3075">
                <text:p>3075</text:p>
                <draw:g>
                  <svg:desc>Sheet1.F3:Sheet1.F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376">
                <text:p>75376</text:p>
              </table:table-cell>
              <table:table-cell office:value-type="float" office:value="75254">
                <text:p>75254</text:p>
              </table:table-cell>
              <table:table-cell office:value-type="float" office:value="4891">
                <text:p>4891</text:p>
              </table:table-cell>
              <table:table-cell office:value-type="float" office:value="4891">
                <text:p>4891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824">
                <text:p>75824</text:p>
              </table:table-cell>
              <table:table-cell office:value-type="float" office:value="75693">
                <text:p>75693</text:p>
              </table:table-cell>
              <table:table-cell office:value-type="float" office:value="9991">
                <text:p>9991</text:p>
              </table:table-cell>
              <table:table-cell office:value-type="float" office:value="9989">
                <text:p>9989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938">
                <text:p>75938</text:p>
              </table:table-cell>
              <table:table-cell office:value-type="float" office:value="75812">
                <text:p>75812</text:p>
              </table:table-cell>
              <table:table-cell office:value-type="float" office:value="30798">
                <text:p>30798</text:p>
              </table:table-cell>
              <table:table-cell office:value-type="float" office:value="30764">
                <text:p>30764</text:p>
              </table:table-cell>
              <table:table-cell office:value-type="float" office:value="30807">
                <text:p>30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959">
                <text:p>124959</text:p>
              </table:table-cell>
              <table:table-cell office:value-type="float" office:value="124338">
                <text:p>124338</text:p>
              </table:table-cell>
              <table:table-cell office:value-type="float" office:value="38393">
                <text:p>38393</text:p>
              </table:table-cell>
              <table:table-cell office:value-type="float" office:value="38356">
                <text:p>38356</text:p>
              </table:table-cell>
              <table:table-cell office:value-type="float" office:value="38402">
                <text:p>384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255">
                <text:p>127255</text:p>
              </table:table-cell>
              <table:table-cell office:value-type="float" office:value="126768">
                <text:p>126768</text:p>
              </table:table-cell>
              <table:table-cell office:value-type="float" office:value="40803">
                <text:p>40803</text:p>
              </table:table-cell>
              <table:table-cell office:value-type="float" office:value="40761">
                <text:p>40761</text:p>
              </table:table-cell>
              <table:table-cell office:value-type="float" office:value="40812">
                <text:p>408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468">
                <text:p>127468</text:p>
              </table:table-cell>
              <table:table-cell office:value-type="float" office:value="127242">
                <text:p>127242</text:p>
              </table:table-cell>
              <table:table-cell office:value-type="float" office:value="43878">
                <text:p>43878</text:p>
              </table:table-cell>
              <table:table-cell office:value-type="float" office:value="43833">
                <text:p>43833</text:p>
              </table:table-cell>
              <table:table-cell office:value-type="float" office:value="43887">
                <text:p>438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324">
                <text:p>129324</text:p>
              </table:table-cell>
              <table:table-cell office:value-type="float" office:value="129099">
                <text:p>129099</text:p>
              </table:table-cell>
              <table:table-cell office:value-type="float" office:value="44215">
                <text:p>44215</text:p>
              </table:table-cell>
              <table:table-cell office:value-type="float" office:value="44170">
                <text:p>44170</text:p>
              </table:table-cell>
              <table:table-cell office:value-type="float" office:value="44224">
                <text:p>44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627">
                <text:p>175627</text:p>
              </table:table-cell>
              <table:table-cell office:value-type="float" office:value="44540">
                <text:p>44540</text:p>
              </table:table-cell>
              <table:table-cell office:value-type="float" office:value="44495">
                <text:p>44495</text:p>
              </table:table-cell>
              <table:table-cell office:value-type="float" office:value="44549">
                <text:p>445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664">
                <text:p>180664</text:p>
              </table:table-cell>
              <table:table-cell office:value-type="float" office:value="180338">
                <text:p>180338</text:p>
              </table:table-cell>
              <table:table-cell office:value-type="float" office:value="44606">
                <text:p>44606</text:p>
              </table:table-cell>
              <table:table-cell office:value-type="float" office:value="44561">
                <text:p>44561</text:p>
              </table:table-cell>
              <table:table-cell office:value-type="float" office:value="44615">
                <text:p>446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69">
                <text:p>254669</text:p>
              </table:table-cell>
              <table:table-cell office:value-type="float" office:value="254153">
                <text:p>254153</text:p>
              </table:table-cell>
              <table:table-cell office:value-type="float" office:value="46551">
                <text:p>46551</text:p>
              </table:table-cell>
              <table:table-cell office:value-type="float" office:value="46506">
                <text:p>46506</text:p>
              </table:table-cell>
              <table:table-cell office:value-type="float" office:value="46560">
                <text:p>465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8688">
                <text:p>278688</text:p>
              </table:table-cell>
              <table:table-cell office:value-type="float" office:value="278158">
                <text:p>278158</text:p>
              </table:table-cell>
              <table:table-cell office:value-type="float" office:value="61823">
                <text:p>61823</text:p>
              </table:table-cell>
              <table:table-cell office:value-type="float" office:value="61768">
                <text:p>61768</text:p>
              </table:table-cell>
              <table:table-cell office:value-type="float" office:value="61832">
                <text:p>618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642">
                <text:p>322642</text:p>
              </table:table-cell>
              <table:table-cell office:value-type="float" office:value="322054">
                <text:p>322054</text:p>
              </table:table-cell>
              <table:table-cell office:value-type="float" office:value="63626">
                <text:p>63626</text:p>
              </table:table-cell>
              <table:table-cell office:value-type="float" office:value="63571">
                <text:p>63571</text:p>
              </table:table-cell>
              <table:table-cell office:value-type="float" office:value="63635">
                <text:p>636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8924">
                <text:p>338924</text:p>
              </table:table-cell>
              <table:table-cell office:value-type="float" office:value="337998">
                <text:p>337998</text:p>
              </table:table-cell>
              <table:table-cell office:value-type="float" office:value="65225">
                <text:p>65225</text:p>
              </table:table-cell>
              <table:table-cell office:value-type="float" office:value="65167">
                <text:p>65167</text:p>
              </table:table-cell>
              <table:table-cell office:value-type="float" office:value="65234">
                <text:p>652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284">
                <text:p>361284</text:p>
              </table:table-cell>
              <table:table-cell office:value-type="float" office:value="360413">
                <text:p>360413</text:p>
              </table:table-cell>
              <table:table-cell office:value-type="float" office:value="67782">
                <text:p>67782</text:p>
              </table:table-cell>
              <table:table-cell office:value-type="float" office:value="67723">
                <text:p>67723</text:p>
              </table:table-cell>
              <table:table-cell office:value-type="float" office:value="67791">
                <text:p>677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8868">
                <text:p>368868</text:p>
              </table:table-cell>
              <table:table-cell office:value-type="float" office:value="368186">
                <text:p>368186</text:p>
              </table:table-cell>
              <table:table-cell office:value-type="float" office:value="68383">
                <text:p>68383</text:p>
              </table:table-cell>
              <table:table-cell office:value-type="float" office:value="68323">
                <text:p>68323</text:p>
              </table:table-cell>
              <table:table-cell office:value-type="float" office:value="68392">
                <text:p>683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984">
                <text:p>376984</text:p>
              </table:table-cell>
              <table:table-cell office:value-type="float" office:value="376327">
                <text:p>376327</text:p>
              </table:table-cell>
              <table:table-cell office:value-type="float" office:value="70443">
                <text:p>70443</text:p>
              </table:table-cell>
              <table:table-cell office:value-type="float" office:value="70379">
                <text:p>70379</text:p>
              </table:table-cell>
              <table:table-cell office:value-type="float" office:value="70452">
                <text:p>704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672">
                <text:p>380672</text:p>
              </table:table-cell>
              <table:table-cell office:value-type="float" office:value="379966">
                <text:p>379966</text:p>
              </table:table-cell>
              <table:table-cell office:value-type="float" office:value="72319">
                <text:p>72319</text:p>
              </table:table-cell>
              <table:table-cell office:value-type="float" office:value="72254">
                <text:p>72254</text:p>
              </table:table-cell>
              <table:table-cell office:value-type="float" office:value="72328">
                <text:p>723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3027">
                <text:p>383027</text:p>
              </table:table-cell>
              <table:table-cell office:value-type="float" office:value="382302">
                <text:p>382302</text:p>
              </table:table-cell>
              <table:table-cell office:value-type="float" office:value="73358">
                <text:p>73358</text:p>
              </table:table-cell>
              <table:table-cell office:value-type="float" office:value="73293">
                <text:p>73293</text:p>
              </table:table-cell>
              <table:table-cell office:value-type="float" office:value="73367">
                <text:p>7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7cm" svg:height="9cm" xlink:href=".." xlink:type="simple" chart:class="chart:bar" chart:style-name="ch1">
        <chart:legend chart:legend-position="end" svg:x="20.679cm" svg:y="3.205cm" style:legend-expansion="high" chart:style-name="ch2"/>
        <chart:plot-area chart:style-name="ch3" table:cell-range-address="'uniform-res'.A3:'uniform-res'.F21 'uniform-res'.B2:'uniform-res'.F2" chart:data-source-has-labels="both" svg:x="0.447cm" svg:y="0.18cm" svg:width="19.785cm" svg:height="8.64cm">
          <chartooo:coordinate-region svg:x="1.809cm" svg:y="0.38cm" svg:width="18.423cm" svg:height="7.793cm"/>
          <chart:axis chart:dimension="x" chart:name="primary-x" chart:style-name="ch4" chartooo:axis-type="auto">
            <chartooo:date-scale/>
            <chart:categories table:cell-range-address="'uniform-res'.A3:'uniform-res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iform-res'.B3:'uniform-res'.B21" chart:label-cell-address="'uniform-res'.B2:'uniform-res'.B2" chart:class="chart:bar">
            <chart:data-point chart:repeated="19"/>
          </chart:series>
          <chart:series chart:style-name="ch8" chart:values-cell-range-address="'uniform-res'.C3:'uniform-res'.C21" chart:label-cell-address="'uniform-res'.C2:'uniform-res'.C2" chart:class="chart:bar">
            <chart:data-point chart:repeated="19"/>
          </chart:series>
          <chart:series chart:style-name="ch9" chart:values-cell-range-address="'uniform-res'.D3:'uniform-res'.D21" chart:label-cell-address="'uniform-res'.D2:'uniform-res'.D2" chart:class="chart:bar">
            <chart:data-point chart:repeated="19"/>
          </chart:series>
          <chart:series chart:style-name="ch10" chart:values-cell-range-address="'uniform-res'.E3:'uniform-res'.E21" chart:label-cell-address="'uniform-res'.E2:'uniform-res'.E2" chart:class="chart:bar">
            <chart:data-point chart:repeated="19"/>
          </chart:series>
          <chart:series chart:style-name="ch11" chart:values-cell-range-address="'uniform-res'.F3:'uniform-res'.F21" chart:label-cell-address="'uniform-res'.F2:'uniform-res'.F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2:'uniform-res'.B2</svg:desc>
                </draw:g>
              </table:table-cell>
              <table:table-cell office:value-type="string">
                <text:p>NS</text:p>
                <draw:g>
                  <svg:desc>'uniform-res'.C2:'uniform-res'.C2</svg:desc>
                </draw:g>
              </table:table-cell>
              <table:table-cell office:value-type="string">
                <text:p>QE</text:p>
                <draw:g>
                  <svg:desc>'uniform-res'.D2:'uniform-res'.D2</svg:desc>
                </draw:g>
              </table:table-cell>
              <table:table-cell office:value-type="string">
                <text:p>AF</text:p>
                <draw:g>
                  <svg:desc>'uniform-res'.E2:'uniform-res'.E2</svg:desc>
                </draw:g>
              </table:table-cell>
              <table:table-cell office:value-type="string">
                <text:p>AFGH</text:p>
                <draw:g>
                  <svg:desc>'uniform-res'.F2:'uniform-res'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3:'uniform-res'.A21</svg:desc>
                </draw:g>
              </table:table-cell>
              <table:table-cell office:value-type="float" office:value="57406">
                <text:p>57406</text:p>
                <draw:g>
                  <svg:desc>'uniform-res'.B3:'uniform-res'.B21</svg:desc>
                </draw:g>
              </table:table-cell>
              <table:table-cell office:value-type="float" office:value="55505">
                <text:p>55505</text:p>
                <draw:g>
                  <svg:desc>'uniform-res'.C3:'uniform-res'.C21</svg:desc>
                </draw:g>
              </table:table-cell>
              <table:table-cell office:value-type="float" office:value="14495">
                <text:p>14495</text:p>
                <draw:g>
                  <svg:desc>'uniform-res'.D3:'uniform-res'.D21</svg:desc>
                </draw:g>
              </table:table-cell>
              <table:table-cell office:value-type="float" office:value="7432">
                <text:p>7432</text:p>
                <draw:g>
                  <svg:desc>'uniform-res'.E3:'uniform-res'.E21</svg:desc>
                </draw:g>
              </table:table-cell>
              <table:table-cell office:value-type="float" office:value="14370">
                <text:p>14370</text:p>
                <draw:g>
                  <svg:desc>'uniform-res'.F3:'uniform-res'.F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8126">
                <text:p>58126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012">
                <text:p>59012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1792">
                <text:p>61792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2615">
                <text:p>62615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5462">
                <text:p>65462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6356">
                <text:p>66356</text:p>
              </table:table-cell>
              <table:table-cell office:value-type="float" office:value="15923">
                <text:p>15923</text:p>
              </table:table-cell>
              <table:table-cell office:value-type="float" office:value="14898">
                <text:p>14898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69273">
                <text:p>69273</text:p>
              </table:table-cell>
              <table:table-cell office:value-type="float" office:value="16489">
                <text:p>16489</text:p>
              </table:table-cell>
              <table:table-cell office:value-type="float" office:value="16165">
                <text:p>16165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6256">
                <text:p>1625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3212">
                <text:p>73212</text:p>
              </table:table-cell>
              <table:table-cell office:value-type="float" office:value="17245">
                <text:p>17245</text:p>
              </table:table-cell>
              <table:table-cell office:value-type="float" office:value="17256">
                <text:p>17256</text:p>
              </table:table-cell>
              <table:table-cell office:value-type="float" office:value="17114">
                <text:p>17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4233">
                <text:p>74233</text:p>
              </table:table-cell>
              <table:table-cell office:value-type="float" office:value="17465">
                <text:p>17465</text:p>
              </table:table-cell>
              <table:table-cell office:value-type="float" office:value="17259">
                <text:p>17259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7333">
                <text:p>77333</text:p>
              </table:table-cell>
              <table:table-cell office:value-type="float" office:value="18129">
                <text:p>18129</text:p>
              </table:table-cell>
              <table:table-cell office:value-type="float" office:value="17259">
                <text:p>17259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8224">
                <text:p>78224</text:p>
              </table:table-cell>
              <table:table-cell office:value-type="float" office:value="18345">
                <text:p>18345</text:p>
              </table:table-cell>
              <table:table-cell office:value-type="float" office:value="18262">
                <text:p>18262</text:p>
              </table:table-cell>
              <table:table-cell office:value-type="float" office:value="18208">
                <text:p>18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1386">
                <text:p>81386</text:p>
              </table:table-cell>
              <table:table-cell office:value-type="float" office:value="18917">
                <text:p>18917</text:p>
              </table:table-cell>
              <table:table-cell office:value-type="float" office:value="18479">
                <text:p>18479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2453">
                <text:p>82453</text:p>
              </table:table-cell>
              <table:table-cell office:value-type="float" office:value="19133">
                <text:p>19133</text:p>
              </table:table-cell>
              <table:table-cell office:value-type="float" office:value="18574">
                <text:p>18574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5646">
                <text:p>85646</text:p>
              </table:table-cell>
              <table:table-cell office:value-type="float" office:value="20230">
                <text:p>20230</text:p>
              </table:table-cell>
              <table:table-cell office:value-type="float" office:value="20787">
                <text:p>20787</text:p>
              </table:table-cell>
              <table:table-cell office:value-type="float" office:value="20086">
                <text:p>200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6756">
                <text:p>86756</text:p>
              </table:table-cell>
              <table:table-cell office:value-type="float" office:value="21446">
                <text:p>21446</text:p>
              </table:table-cell>
              <table:table-cell office:value-type="float" office:value="20977">
                <text:p>20977</text:p>
              </table:table-cell>
              <table:table-cell office:value-type="float" office:value="21302">
                <text:p>213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89975">
                <text:p>89975</text:p>
              </table:table-cell>
              <table:table-cell office:value-type="float" office:value="22807">
                <text:p>22807</text:p>
              </table:table-cell>
              <table:table-cell office:value-type="float" office:value="21519">
                <text:p>21519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0016">
                <text:p>90016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4034">
                <text:p>240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res'.A72:'uniform-res'.F91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'uniform-res'.A73:'uniform-res'.A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res'.B73:'uniform-res'.B91" chart:label-cell-address="'uniform-res'.B72:'uniform-res'.B72" chart:class="chart:line">
            <chart:data-point chart:repeated="19"/>
          </chart:series>
          <chart:series chart:style-name="ch7" chart:values-cell-range-address="'uniform-res'.C73:'uniform-res'.C91" chart:label-cell-address="'uniform-res'.C72:'uniform-res'.C72" chart:class="chart:line">
            <chart:data-point chart:repeated="19"/>
          </chart:series>
          <chart:series chart:style-name="ch8" chart:values-cell-range-address="'uniform-res'.D73:'uniform-res'.D91" chart:label-cell-address="'uniform-res'.D72:'uniform-res'.D72" chart:class="chart:line">
            <chart:data-point chart:repeated="19"/>
          </chart:series>
          <chart:series chart:style-name="ch9" chart:values-cell-range-address="'uniform-res'.E73:'uniform-res'.E91" chart:label-cell-address="'uniform-res'.E72:'uniform-res'.E72" chart:class="chart:line">
            <chart:data-point chart:repeated="19"/>
          </chart:series>
          <chart:series chart:style-name="ch10" chart:values-cell-range-address="'uniform-res'.F73:'uniform-res'.F91" chart:label-cell-address="'uniform-res'.F72:'uniform-res'.F72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72:'uniform-res'.B72</svg:desc>
                </draw:g>
              </table:table-cell>
              <table:table-cell office:value-type="string">
                <text:p>NS</text:p>
                <draw:g>
                  <svg:desc>'uniform-res'.C72:'uniform-res'.C72</svg:desc>
                </draw:g>
              </table:table-cell>
              <table:table-cell office:value-type="string">
                <text:p>QE</text:p>
                <draw:g>
                  <svg:desc>'uniform-res'.D72:'uniform-res'.D72</svg:desc>
                </draw:g>
              </table:table-cell>
              <table:table-cell office:value-type="string">
                <text:p>AF</text:p>
                <draw:g>
                  <svg:desc>'uniform-res'.E72:'uniform-res'.E72</svg:desc>
                </draw:g>
              </table:table-cell>
              <table:table-cell office:value-type="string">
                <text:p>AFGH</text:p>
                <draw:g>
                  <svg:desc>'uniform-res'.F72:'uniform-res'.F7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73:'uniform-res'.A91</svg:desc>
                </draw:g>
              </table:table-cell>
              <table:table-cell office:value-type="float" office:value="57406">
                <text:p>57406</text:p>
                <draw:g>
                  <svg:desc>'uniform-res'.B73:'uniform-res'.B91</svg:desc>
                </draw:g>
              </table:table-cell>
              <table:table-cell office:value-type="float" office:value="57405">
                <text:p>57405</text:p>
                <draw:g>
                  <svg:desc>'uniform-res'.C73:'uniform-res'.C91</svg:desc>
                </draw:g>
              </table:table-cell>
              <table:table-cell office:value-type="float" office:value="14495">
                <text:p>14495</text:p>
                <draw:g>
                  <svg:desc>'uniform-res'.D73:'uniform-res'.D91</svg:desc>
                </draw:g>
              </table:table-cell>
              <table:table-cell office:value-type="float" office:value="NaN">
                <text:p>NaN</text:p>
                <draw:g>
                  <svg:desc>'uniform-res'.E73:'uniform-res'.E91</svg:desc>
                </draw:g>
              </table:table-cell>
              <table:table-cell office:value-type="float" office:value="NaN">
                <text:p>NaN</text:p>
                <draw:g>
                  <svg:desc>'uniform-res'.F73:'uniform-res'.F9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60082">
                <text:p>60082</text:p>
              </table:table-cell>
              <table:table-cell office:value-type="float" office:value="14575">
                <text:p>1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60980">
                <text:p>60980</text:p>
              </table:table-cell>
              <table:table-cell office:value-type="float" office:value="14767">
                <text:p>1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3816">
                <text:p>63816</text:p>
              </table:table-cell>
              <table:table-cell office:value-type="float" office:value="15117">
                <text:p>1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4651">
                <text:p>64651</text:p>
              </table:table-cell>
              <table:table-cell office:value-type="float" office:value="15117">
                <text:p>1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7554">
                <text:p>67554</text:p>
              </table:table-cell>
              <table:table-cell office:value-type="float" office:value="15715">
                <text:p>1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8460">
                <text:p>68460</text:p>
              </table:table-cell>
              <table:table-cell office:value-type="float" office:value="15923">
                <text:p>1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71433">
                <text:p>71433</text:p>
              </table:table-cell>
              <table:table-cell office:value-type="float" office:value="16489">
                <text:p>1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2465">
                <text:p>72465</text:p>
              </table:table-cell>
              <table:table-cell office:value-type="float" office:value="16709">
                <text:p>1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5440">
                <text:p>75440</text:p>
              </table:table-cell>
              <table:table-cell office:value-type="float" office:value="17245">
                <text:p>1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6473">
                <text:p>76473</text:p>
              </table:table-cell>
              <table:table-cell office:value-type="float" office:value="17465">
                <text:p>1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9629">
                <text:p>79629</text:p>
              </table:table-cell>
              <table:table-cell office:value-type="float" office:value="18129">
                <text:p>18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80532">
                <text:p>80532</text:p>
              </table:table-cell>
              <table:table-cell office:value-type="float" office:value="18345">
                <text:p>1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3744">
                <text:p>83744</text:p>
              </table:table-cell>
              <table:table-cell office:value-type="float" office:value="18917">
                <text:p>1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4829">
                <text:p>84829</text:p>
              </table:table-cell>
              <table:table-cell office:value-type="float" office:value="19133">
                <text:p>1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8078">
                <text:p>88078</text:p>
              </table:table-cell>
              <table:table-cell office:value-type="float" office:value="20230">
                <text:p>20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9198">
                <text:p>89198</text:p>
              </table:table-cell>
              <table:table-cell office:value-type="float" office:value="21446">
                <text:p>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92471">
                <text:p>92471</text:p>
              </table:table-cell>
              <table:table-cell office:value-type="float" office:value="22807">
                <text:p>2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2514">
                <text:p>92514</text:p>
              </table:table-cell>
              <table:table-cell office:value-type="float" office:value="24185">
                <text:p>2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res'.A94:'uniform-res'.F108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uniform-res'.A95:'uniform-res'.A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res'.B95:'uniform-res'.B108" chart:label-cell-address="'uniform-res'.B94:'uniform-res'.B94" chart:class="chart:line">
            <chart:data-point chart:repeated="14"/>
          </chart:series>
          <chart:series chart:style-name="ch7" chart:values-cell-range-address="'uniform-res'.C95:'uniform-res'.C108" chart:label-cell-address="'uniform-res'.C94:'uniform-res'.C94" chart:class="chart:line">
            <chart:data-point chart:repeated="14"/>
          </chart:series>
          <chart:series chart:style-name="ch8" chart:values-cell-range-address="'uniform-res'.D95:'uniform-res'.D108" chart:label-cell-address="'uniform-res'.D94:'uniform-res'.D94" chart:class="chart:line">
            <chart:data-point chart:repeated="14"/>
          </chart:series>
          <chart:series chart:style-name="ch9" chart:values-cell-range-address="'uniform-res'.E95:'uniform-res'.E108" chart:label-cell-address="'uniform-res'.E94:'uniform-res'.E94" chart:class="chart:line">
            <chart:data-point chart:repeated="14"/>
          </chart:series>
          <chart:series chart:style-name="ch10" chart:values-cell-range-address="'uniform-res'.F95:'uniform-res'.F108" chart:label-cell-address="'uniform-res'.F94:'uniform-res'.F9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94:'uniform-res'.B94</svg:desc>
                </draw:g>
              </table:table-cell>
              <table:table-cell office:value-type="string">
                <text:p>NS</text:p>
                <draw:g>
                  <svg:desc>'uniform-res'.C94:'uniform-res'.C94</svg:desc>
                </draw:g>
              </table:table-cell>
              <table:table-cell office:value-type="string">
                <text:p>QE</text:p>
                <draw:g>
                  <svg:desc>'uniform-res'.D94:'uniform-res'.D94</svg:desc>
                </draw:g>
              </table:table-cell>
              <table:table-cell office:value-type="string">
                <text:p>AF</text:p>
                <draw:g>
                  <svg:desc>'uniform-res'.E94:'uniform-res'.E94</svg:desc>
                </draw:g>
              </table:table-cell>
              <table:table-cell office:value-type="string">
                <text:p>AFGH</text:p>
                <draw:g>
                  <svg:desc>'uniform-res'.F94:'uniform-res'.F9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95:'uniform-res'.A108</svg:desc>
                </draw:g>
              </table:table-cell>
              <table:table-cell office:value-type="float" office:value="1423">
                <text:p>1423</text:p>
                <draw:g>
                  <svg:desc>'uniform-res'.B95:'uniform-res'.B108</svg:desc>
                </draw:g>
              </table:table-cell>
              <table:table-cell office:value-type="float" office:value="1421">
                <text:p>1421</text:p>
                <draw:g>
                  <svg:desc>'uniform-res'.C95:'uniform-res'.C108</svg:desc>
                </draw:g>
              </table:table-cell>
              <table:table-cell office:value-type="float" office:value="735">
                <text:p>735</text:p>
                <draw:g>
                  <svg:desc>'uniform-res'.D95:'uniform-res'.D108</svg:desc>
                </draw:g>
              </table:table-cell>
              <table:table-cell office:value-type="float" office:value="NaN">
                <text:p>NaN</text:p>
                <draw:g>
                  <svg:desc>'uniform-res'.E95:'uniform-res'.E108</svg:desc>
                </draw:g>
              </table:table-cell>
              <table:table-cell office:value-type="float" office:value="NaN">
                <text:p>NaN</text:p>
                <draw:g>
                  <svg:desc>'uniform-res'.F95:'uniform-res'.F10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791">
                <text:p>4791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9292">
                <text:p>9292</text:p>
              </table:table-cell>
              <table:table-cell office:value-type="float" office:value="2444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5435">
                <text:p>35435</text:p>
              </table:table-cell>
              <table:table-cell office:value-type="float" office:value="10336">
                <text:p>1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2615">
                <text:p>42615</text:p>
              </table:table-cell>
              <table:table-cell office:value-type="float" office:value="10783">
                <text:p>1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8567">
                <text:p>48567</text:p>
              </table:table-cell>
              <table:table-cell office:value-type="float" office:value="10925">
                <text:p>1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5738">
                <text:p>55738</text:p>
              </table:table-cell>
              <table:table-cell office:value-type="float" office:value="10410">
                <text:p>10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6641">
                <text:p>66641</text:p>
              </table:table-cell>
              <table:table-cell office:value-type="float" office:value="14041">
                <text:p>1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2465">
                <text:p>72465</text:p>
              </table:table-cell>
              <table:table-cell office:value-type="float" office:value="16709">
                <text:p>1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80073">
                <text:p>80073</text:p>
              </table:table-cell>
              <table:table-cell office:value-type="float" office:value="20407">
                <text:p>2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91479">
                <text:p>91479</text:p>
              </table:table-cell>
              <table:table-cell office:value-type="float" office:value="26310">
                <text:p>26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9025">
                <text:p>119025</text:p>
              </table:table-cell>
              <table:table-cell office:value-type="float" office:value="33744">
                <text:p>3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6496">
                <text:p>126496</text:p>
              </table:table-cell>
              <table:table-cell office:value-type="float" office:value="32889">
                <text:p>3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3953">
                <text:p>133953</text:p>
              </table:table-cell>
              <table:table-cell office:value-type="float" office:value="38098">
                <text:p>3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'uniform-res'.A112:'uniform-res'.D123" chart:data-source-has-labels="both" svg:x="0.32cm" svg:y="0.18cm" svg:width="13.063cm" svg:height="8.64cm">
          <chartooo:coordinate-region svg:x="0.756cm" svg:y="0.379cm" svg:width="12.348cm" svg:height="7.794cm"/>
          <chart:axis chart:dimension="x" chart:name="primary-x" chart:style-name="ch4" chartooo:axis-type="auto">
            <chartooo:date-scale/>
            <chart:categories table:cell-range-address="'uniform-res'.A113:'uniform-res'.A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res'.B113:'uniform-res'.B123" chart:label-cell-address="'uniform-res'.B112:'uniform-res'.B112" chart:class="chart:line">
            <chart:data-point chart:repeated="11"/>
          </chart:series>
          <chart:series chart:style-name="ch7" chart:values-cell-range-address="'uniform-res'.C113:'uniform-res'.C123" chart:label-cell-address="'uniform-res'.C112:'uniform-res'.C112" chart:class="chart:line">
            <chart:data-point chart:repeated="11"/>
          </chart:series>
          <chart:series chart:style-name="ch8" chart:values-cell-range-address="'uniform-res'.D113:'uniform-res'.D123" chart:label-cell-address="'uniform-res'.D112:'uniform-res'.D11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uniform-res'.B112:'uniform-res'.B112</svg:desc>
                </draw:g>
              </table:table-cell>
              <table:table-cell office:value-type="string">
                <text:p>AF</text:p>
                <draw:g>
                  <svg:desc>'uniform-res'.C112:'uniform-res'.C112</svg:desc>
                </draw:g>
              </table:table-cell>
              <table:table-cell office:value-type="string">
                <text:p>AFGH</text:p>
                <draw:g>
                  <svg:desc>'uniform-res'.D112:'uniform-res'.D1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niform-res'.A113:'uniform-res'.A123</svg:desc>
                </draw:g>
              </table:table-cell>
              <table:table-cell office:value-type="float" office:value="NaN">
                <text:p>NaN</text:p>
                <draw:g>
                  <svg:desc>'uniform-res'.B113:'uniform-res'.B123</svg:desc>
                </draw:g>
              </table:table-cell>
              <table:table-cell office:value-type="float" office:value="NaN">
                <text:p>NaN</text:p>
                <draw:g>
                  <svg:desc>'uniform-res'.C113:'uniform-res'.C123</svg:desc>
                </draw:g>
              </table:table-cell>
              <table:table-cell office:value-type="float" office:value="NaN">
                <text:p>NaN</text:p>
                <draw:g>
                  <svg:desc>'uniform-res'.D113:'uniform-res'.D12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26cm" svg:height="9cm" xlink:href=".." xlink:type="simple" chart:class="chart:bar" chart:style-name="ch1">
        <chart:legend chart:legend-position="end" svg:x="19.117cm" svg:y="3.205cm" style:legend-expansion="high" chart:style-name="ch2"/>
        <chart:plot-area chart:style-name="ch3" table:cell-range-address="'geolife-6000'.A187:'geolife-6000'.F205 'geolife-6000'.B186:'geolife-6000'.F186" chart:data-source-has-labels="both" svg:x="0.416cm" svg:y="0.18cm" svg:width="18.286cm" svg:height="8.64cm">
          <chartooo:coordinate-region svg:x="1.778cm" svg:y="0.379cm" svg:width="16.924cm" svg:height="7.794cm"/>
          <chart:axis chart:dimension="x" chart:name="primary-x" chart:style-name="ch4" chartooo:axis-type="auto">
            <chartooo:date-scale/>
            <chart:categories table:cell-range-address="'geolife-6000'.A187:'geolife-6000'.A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187:'geolife-6000'.B205" chart:label-cell-address="'geolife-6000'.B186:'geolife-6000'.B186" chart:class="chart:bar">
            <chart:data-point chart:repeated="19"/>
          </chart:series>
          <chart:series chart:style-name="ch8" chart:values-cell-range-address="'geolife-6000'.C187:'geolife-6000'.C205" chart:label-cell-address="'geolife-6000'.C186:'geolife-6000'.C186" chart:class="chart:bar">
            <chart:data-point chart:repeated="19"/>
          </chart:series>
          <chart:series chart:style-name="ch9" chart:values-cell-range-address="'geolife-6000'.D187:'geolife-6000'.D205" chart:label-cell-address="'geolife-6000'.D186:'geolife-6000'.D186" chart:class="chart:bar">
            <chart:data-point chart:repeated="19"/>
          </chart:series>
          <chart:series chart:style-name="ch10" chart:values-cell-range-address="'geolife-6000'.E187:'geolife-6000'.E205" chart:label-cell-address="'geolife-6000'.E186:'geolife-6000'.E186" chart:class="chart:bar">
            <chart:data-point chart:repeated="19"/>
          </chart:series>
          <chart:series chart:style-name="ch11" chart:values-cell-range-address="'geolife-6000'.F187:'geolife-6000'.F205" chart:label-cell-address="'geolife-6000'.F186:'geolife-6000'.F18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186:'geolife-6000'.B186</svg:desc>
                </draw:g>
              </table:table-cell>
              <table:table-cell office:value-type="string">
                <text:p>NS</text:p>
                <draw:g>
                  <svg:desc>'geolife-6000'.C186:'geolife-6000'.C186</svg:desc>
                </draw:g>
              </table:table-cell>
              <table:table-cell office:value-type="string">
                <text:p>QE</text:p>
                <draw:g>
                  <svg:desc>'geolife-6000'.D186:'geolife-6000'.D186</svg:desc>
                </draw:g>
              </table:table-cell>
              <table:table-cell office:value-type="string">
                <text:p>AF</text:p>
                <draw:g>
                  <svg:desc>'geolife-6000'.E186:'geolife-6000'.E186</svg:desc>
                </draw:g>
              </table:table-cell>
              <table:table-cell office:value-type="string">
                <text:p>AFGH</text:p>
                <draw:g>
                  <svg:desc>'geolife-6000'.F186:'geolife-6000'.F18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187:'geolife-6000'.A205</svg:desc>
                </draw:g>
              </table:table-cell>
              <table:table-cell office:value-type="float" office:value="75287">
                <text:p>75287</text:p>
                <draw:g>
                  <svg:desc>'geolife-6000'.B187:'geolife-6000'.B205</svg:desc>
                </draw:g>
              </table:table-cell>
              <table:table-cell office:value-type="float" office:value="75247">
                <text:p>75247</text:p>
                <draw:g>
                  <svg:desc>'geolife-6000'.C187:'geolife-6000'.C205</svg:desc>
                </draw:g>
              </table:table-cell>
              <table:table-cell office:value-type="float" office:value="20672">
                <text:p>20672</text:p>
                <draw:g>
                  <svg:desc>'geolife-6000'.D187:'geolife-6000'.D205</svg:desc>
                </draw:g>
              </table:table-cell>
              <table:table-cell office:value-type="float" office:value="3079">
                <text:p>3079</text:p>
                <draw:g>
                  <svg:desc>'geolife-6000'.E187:'geolife-6000'.E205</svg:desc>
                </draw:g>
              </table:table-cell>
              <table:table-cell office:value-type="float" office:value="20641">
                <text:p>20641</text:p>
                <draw:g>
                  <svg:desc>'geolife-6000'.F187:'geolife-6000'.F20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376">
                <text:p>75376</text:p>
              </table:table-cell>
              <table:table-cell office:value-type="float" office:value="75359">
                <text:p>75359</text:p>
              </table:table-cell>
              <table:table-cell office:value-type="float" office:value="20701">
                <text:p>20701</text:p>
              </table:table-cell>
              <table:table-cell office:value-type="float" office:value="4910">
                <text:p>4910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824">
                <text:p>75824</text:p>
              </table:table-cell>
              <table:table-cell office:value-type="float" office:value="75800">
                <text:p>75800</text:p>
              </table:table-cell>
              <table:table-cell office:value-type="float" office:value="20917">
                <text:p>20917</text:p>
              </table:table-cell>
              <table:table-cell office:value-type="float" office:value="10019">
                <text:p>10019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938">
                <text:p>75938</text:p>
              </table:table-cell>
              <table:table-cell office:value-type="float" office:value="75920">
                <text:p>75920</text:p>
              </table:table-cell>
              <table:table-cell office:value-type="float" office:value="30882">
                <text:p>30882</text:p>
              </table:table-cell>
              <table:table-cell office:value-type="float" office:value="30835">
                <text:p>30835</text:p>
              </table:table-cell>
              <table:table-cell office:value-type="float" office:value="30840">
                <text:p>308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959">
                <text:p>124959</text:p>
              </table:table-cell>
              <table:table-cell office:value-type="float" office:value="124521">
                <text:p>124521</text:p>
              </table:table-cell>
              <table:table-cell office:value-type="float" office:value="38492">
                <text:p>38492</text:p>
              </table:table-cell>
              <table:table-cell office:value-type="float" office:value="38439">
                <text:p>38439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255">
                <text:p>127255</text:p>
              </table:table-cell>
              <table:table-cell office:value-type="float" office:value="126958">
                <text:p>126958</text:p>
              </table:table-cell>
              <table:table-cell office:value-type="float" office:value="40916">
                <text:p>40916</text:p>
              </table:table-cell>
              <table:table-cell office:value-type="float" office:value="40858">
                <text:p>40858</text:p>
              </table:table-cell>
              <table:table-cell office:value-type="float" office:value="40839">
                <text:p>408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468">
                <text:p>127468</text:p>
              </table:table-cell>
              <table:table-cell office:value-type="float" office:value="127439">
                <text:p>127439</text:p>
              </table:table-cell>
              <table:table-cell office:value-type="float" office:value="44005">
                <text:p>44005</text:p>
              </table:table-cell>
              <table:table-cell office:value-type="float" office:value="43936">
                <text:p>43936</text:p>
              </table:table-cell>
              <table:table-cell office:value-type="float" office:value="43910">
                <text:p>439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324">
                <text:p>129324</text:p>
              </table:table-cell>
              <table:table-cell office:value-type="float" office:value="129305">
                <text:p>129305</text:p>
              </table:table-cell>
              <table:table-cell office:value-type="float" office:value="44356">
                <text:p>44356</text:p>
              </table:table-cell>
              <table:table-cell office:value-type="float" office:value="44282">
                <text:p>44282</text:p>
              </table:table-cell>
              <table:table-cell office:value-type="float" office:value="44243">
                <text:p>442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96">
                <text:p>44696</text:p>
              </table:table-cell>
              <table:table-cell office:value-type="float" office:value="44616">
                <text:p>44616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664">
                <text:p>180664</text:p>
              </table:table-cell>
              <table:table-cell office:value-type="float" office:value="180652">
                <text:p>180652</text:p>
              </table:table-cell>
              <table:table-cell office:value-type="float" office:value="44777">
                <text:p>44777</text:p>
              </table:table-cell>
              <table:table-cell office:value-type="float" office:value="44691">
                <text:p>44691</text:p>
              </table:table-cell>
              <table:table-cell office:value-type="float" office:value="44630">
                <text:p>44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69">
                <text:p>254669</text:p>
              </table:table-cell>
              <table:table-cell office:value-type="float" office:value="254646">
                <text:p>254646</text:p>
              </table:table-cell>
              <table:table-cell office:value-type="float" office:value="64546">
                <text:p>64546</text:p>
              </table:table-cell>
              <table:table-cell office:value-type="float" office:value="46645">
                <text:p>46645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8688">
                <text:p>278688</text:p>
              </table:table-cell>
              <table:table-cell office:value-type="float" office:value="278675">
                <text:p>278675</text:p>
              </table:table-cell>
              <table:table-cell office:value-type="float" office:value="71566">
                <text:p>71566</text:p>
              </table:table-cell>
              <table:table-cell office:value-type="float" office:value="61926">
                <text:p>61926</text:p>
              </table:table-cell>
              <table:table-cell office:value-type="float" office:value="71315">
                <text:p>71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642">
                <text:p>322642</text:p>
              </table:table-cell>
              <table:table-cell office:value-type="float" office:value="322633">
                <text:p>322633</text:p>
              </table:table-cell>
              <table:table-cell office:value-type="float" office:value="101661">
                <text:p>101661</text:p>
              </table:table-cell>
              <table:table-cell office:value-type="float" office:value="63732">
                <text:p>63732</text:p>
              </table:table-cell>
              <table:table-cell office:value-type="float" office:value="101293">
                <text:p>1012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8924">
                <text:p>338924</text:p>
              </table:table-cell>
              <table:table-cell office:value-type="float" office:value="338595">
                <text:p>338595</text:p>
              </table:table-cell>
              <table:table-cell office:value-type="float" office:value="120926">
                <text:p>120926</text:p>
              </table:table-cell>
              <table:table-cell office:value-type="float" office:value="65334">
                <text:p>65334</text:p>
              </table:table-cell>
              <table:table-cell office:value-type="float" office:value="120558">
                <text:p>120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284">
                <text:p>361284</text:p>
              </table:table-cell>
              <table:table-cell office:value-type="float" office:value="361032">
                <text:p>361032</text:p>
              </table:table-cell>
              <table:table-cell office:value-type="float" office:value="135465">
                <text:p>135465</text:p>
              </table:table-cell>
              <table:table-cell office:value-type="float" office:value="67900">
                <text:p>67900</text:p>
              </table:table-cell>
              <table:table-cell office:value-type="float" office:value="135097">
                <text:p>1350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8868">
                <text:p>368868</text:p>
              </table:table-cell>
              <table:table-cell office:value-type="float" office:value="368809">
                <text:p>368809</text:p>
              </table:table-cell>
              <table:table-cell office:value-type="float" office:value="145160">
                <text:p>145160</text:p>
              </table:table-cell>
              <table:table-cell office:value-type="float" office:value="68510">
                <text:p>68510</text:p>
              </table:table-cell>
              <table:table-cell office:value-type="float" office:value="144938">
                <text:p>144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984">
                <text:p>376984</text:p>
              </table:table-cell>
              <table:table-cell office:value-type="float" office:value="376958">
                <text:p>376958</text:p>
              </table:table-cell>
              <table:table-cell office:value-type="float" office:value="151335">
                <text:p>151335</text:p>
              </table:table-cell>
              <table:table-cell office:value-type="float" office:value="70574">
                <text:p>70574</text:p>
              </table:table-cell>
              <table:table-cell office:value-type="float" office:value="150967">
                <text:p>1509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672">
                <text:p>380672</text:p>
              </table:table-cell>
              <table:table-cell office:value-type="float" office:value="380604">
                <text:p>380604</text:p>
              </table:table-cell>
              <table:table-cell office:value-type="float" office:value="155357">
                <text:p>155357</text:p>
              </table:table-cell>
              <table:table-cell office:value-type="float" office:value="72459">
                <text:p>72459</text:p>
              </table:table-cell>
              <table:table-cell office:value-type="float" office:value="154989">
                <text:p>1549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3027">
                <text:p>383027</text:p>
              </table:table-cell>
              <table:table-cell office:value-type="float" office:value="382943">
                <text:p>382943</text:p>
              </table:table-cell>
              <table:table-cell office:value-type="float" office:value="160023">
                <text:p>160023</text:p>
              </table:table-cell>
              <table:table-cell office:value-type="float" office:value="73507">
                <text:p>73507</text:p>
              </table:table-cell>
              <table:table-cell office:value-type="float" office:value="159655">
                <text:p>1596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76cm" svg:height="8.998cm" xlink:href=".." xlink:type="simple" chart:class="chart:bar" chart:style-name="ch1">
        <chart:legend svg:x="18.468cm" svg:y="2.567cm" style:legend-expansion="custom" chartooo:width="1.907cm" chartooo:height="2.589cm" style:legend-expansion-aspect-ratio="0.736577829277713" chart:style-name="ch2"/>
        <chart:plot-area chart:style-name="ch3" table:cell-range-address="'geolife-6000'.A210:'geolife-6000'.F223 'geolife-6000'.B209:'geolife-6000'.F209" chart:data-source-has-labels="both" svg:x="0.966cm" svg:y="-0.008cm" svg:width="17.01cm" svg:height="8.634cm">
          <chartooo:coordinate-region svg:x="2.328cm" svg:y="0.192cm" svg:width="15.648cm" svg:height="7.787cm"/>
          <chart:axis chart:dimension="x" chart:name="primary-x" chart:style-name="ch4" chartooo:axis-type="auto">
            <chartooo:date-scale/>
            <chart:categories table:cell-range-address="'geolife-6000'.A210:'geolife-6000'.A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210:'geolife-6000'.B223" chart:label-cell-address="'geolife-6000'.B209:'geolife-6000'.B209" chart:class="chart:bar">
            <chart:data-point chart:repeated="14"/>
          </chart:series>
          <chart:series chart:style-name="ch8" chart:values-cell-range-address="'geolife-6000'.C210:'geolife-6000'.C223" chart:label-cell-address="'geolife-6000'.C209:'geolife-6000'.C209" chart:class="chart:bar">
            <chart:data-point chart:repeated="14"/>
          </chart:series>
          <chart:series chart:style-name="ch9" chart:values-cell-range-address="'geolife-6000'.D210:'geolife-6000'.D223" chart:label-cell-address="'geolife-6000'.D209:'geolife-6000'.D209" chart:class="chart:bar">
            <chart:data-point chart:repeated="14"/>
          </chart:series>
          <chart:series chart:style-name="ch10" chart:values-cell-range-address="'geolife-6000'.E210:'geolife-6000'.E223" chart:label-cell-address="'geolife-6000'.E209:'geolife-6000'.E209" chart:class="chart:bar">
            <chart:data-point chart:repeated="14"/>
          </chart:series>
          <chart:series chart:style-name="ch11" chart:values-cell-range-address="'geolife-6000'.F210:'geolife-6000'.F223" chart:label-cell-address="'geolife-6000'.F209:'geolife-6000'.F209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209:'geolife-6000'.B209</svg:desc>
                </draw:g>
              </table:table-cell>
              <table:table-cell office:value-type="string">
                <text:p>NS</text:p>
                <draw:g>
                  <svg:desc>'geolife-6000'.C209:'geolife-6000'.C209</svg:desc>
                </draw:g>
              </table:table-cell>
              <table:table-cell office:value-type="string">
                <text:p>QE</text:p>
                <draw:g>
                  <svg:desc>'geolife-6000'.D209:'geolife-6000'.D209</svg:desc>
                </draw:g>
              </table:table-cell>
              <table:table-cell office:value-type="string">
                <text:p>AF</text:p>
                <draw:g>
                  <svg:desc>'geolife-6000'.E209:'geolife-6000'.E209</svg:desc>
                </draw:g>
              </table:table-cell>
              <table:table-cell office:value-type="string">
                <text:p>AFGH</text:p>
                <draw:g>
                  <svg:desc>'geolife-6000'.F209:'geolife-6000'.F20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210:'geolife-6000'.A223</svg:desc>
                </draw:g>
              </table:table-cell>
              <table:table-cell office:value-type="float" office:value="11061">
                <text:p>11061</text:p>
                <draw:g>
                  <svg:desc>'geolife-6000'.B210:'geolife-6000'.B223</svg:desc>
                </draw:g>
              </table:table-cell>
              <table:table-cell office:value-type="float" office:value="11060">
                <text:p>11060</text:p>
                <draw:g>
                  <svg:desc>'geolife-6000'.C210:'geolife-6000'.C223</svg:desc>
                </draw:g>
              </table:table-cell>
              <table:table-cell office:value-type="float" office:value="11075">
                <text:p>11075</text:p>
                <draw:g>
                  <svg:desc>'geolife-6000'.D210:'geolife-6000'.D223</svg:desc>
                </draw:g>
              </table:table-cell>
              <table:table-cell office:value-type="float" office:value="7822">
                <text:p>7822</text:p>
                <draw:g>
                  <svg:desc>'geolife-6000'.E210:'geolife-6000'.E223</svg:desc>
                </draw:g>
              </table:table-cell>
              <table:table-cell office:value-type="float" office:value="11061">
                <text:p>11061</text:p>
                <draw:g>
                  <svg:desc>'geolife-6000'.F210:'geolife-6000'.F2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607">
                <text:p>17607</text:p>
              </table:table-cell>
              <table:table-cell office:value-type="float" office:value="17605">
                <text:p>17605</text:p>
              </table:table-cell>
              <table:table-cell office:value-type="float" office:value="17627">
                <text:p>17627</text:p>
              </table:table-cell>
              <table:table-cell office:value-type="float" office:value="12722">
                <text:p>12722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68">
                <text:p>23368</text:p>
              </table:table-cell>
              <table:table-cell office:value-type="float" office:value="23365">
                <text:p>23365</text:p>
              </table:table-cell>
              <table:table-cell office:value-type="float" office:value="23394">
                <text:p>23394</text:p>
              </table:table-cell>
              <table:table-cell office:value-type="float" office:value="16640">
                <text:p>16640</text:p>
              </table:table-cell>
              <table:table-cell office:value-type="float" office:value="23376">
                <text:p>233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93">
                <text:p>29393</text:p>
              </table:table-cell>
              <table:table-cell office:value-type="float" office:value="29389">
                <text:p>29389</text:p>
              </table:table-cell>
              <table:table-cell office:value-type="float" office:value="29424">
                <text:p>29424</text:p>
              </table:table-cell>
              <table:table-cell office:value-type="float" office:value="21935">
                <text:p>21935</text:p>
              </table:table-cell>
              <table:table-cell office:value-type="float" office:value="29403">
                <text:p>294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50">
                <text:p>34650</text:p>
              </table:table-cell>
              <table:table-cell office:value-type="float" office:value="34644">
                <text:p>34644</text:p>
              </table:table-cell>
              <table:table-cell office:value-type="float" office:value="34687">
                <text:p>34687</text:p>
              </table:table-cell>
              <table:table-cell office:value-type="float" office:value="25120">
                <text:p>25120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431">
                <text:p>55431</text:p>
              </table:table-cell>
              <table:table-cell office:value-type="float" office:value="55425">
                <text:p>55425</text:p>
              </table:table-cell>
              <table:table-cell office:value-type="float" office:value="42232">
                <text:p>42232</text:p>
              </table:table-cell>
              <table:table-cell office:value-type="float" office:value="38375">
                <text:p>38375</text:p>
              </table:table-cell>
              <table:table-cell office:value-type="float" office:value="42185">
                <text:p>421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69">
                <text:p>89269</text:p>
              </table:table-cell>
              <table:table-cell office:value-type="float" office:value="89246">
                <text:p>89246</text:p>
              </table:table-cell>
              <table:table-cell office:value-type="float" office:value="43327">
                <text:p>43327</text:p>
              </table:table-cell>
              <table:table-cell office:value-type="float" office:value="43267">
                <text:p>43267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11">
                <text:p>170011</text:p>
              </table:table-cell>
              <table:table-cell office:value-type="float" office:value="170002">
                <text:p>170002</text:p>
              </table:table-cell>
              <table:table-cell office:value-type="float" office:value="43877">
                <text:p>43877</text:p>
              </table:table-cell>
              <table:table-cell office:value-type="float" office:value="43807">
                <text:p>43807</text:p>
              </table:table-cell>
              <table:table-cell office:value-type="float" office:value="43754">
                <text:p>437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96">
                <text:p>44696</text:p>
              </table:table-cell>
              <table:table-cell office:value-type="float" office:value="44616">
                <text:p>44616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9453">
                <text:p>189453</text:p>
              </table:table-cell>
              <table:table-cell office:value-type="float" office:value="189441">
                <text:p>189441</text:p>
              </table:table-cell>
              <table:table-cell office:value-type="float" office:value="55520">
                <text:p>55520</text:p>
              </table:table-cell>
              <table:table-cell office:value-type="float" office:value="45108">
                <text:p>45108</text:p>
              </table:table-cell>
              <table:table-cell office:value-type="float" office:value="55341">
                <text:p>553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87">
                <text:p>278587</text:p>
              </table:table-cell>
              <table:table-cell office:value-type="float" office:value="278570">
                <text:p>278570</text:p>
              </table:table-cell>
              <table:table-cell office:value-type="float" office:value="60872">
                <text:p>60872</text:p>
              </table:table-cell>
              <table:table-cell office:value-type="float" office:value="45365">
                <text:p>45365</text:p>
              </table:table-cell>
              <table:table-cell office:value-type="float" office:value="60683">
                <text:p>606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5007">
                <text:p>315007</text:p>
              </table:table-cell>
              <table:table-cell office:value-type="float" office:value="314988">
                <text:p>314988</text:p>
              </table:table-cell>
              <table:table-cell office:value-type="float" office:value="65649">
                <text:p>65649</text:p>
              </table:table-cell>
              <table:table-cell office:value-type="float" office:value="45457">
                <text:p>45457</text:p>
              </table:table-cell>
              <table:table-cell office:value-type="float" office:value="65414">
                <text:p>654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4023">
                <text:p>364023</text:p>
              </table:table-cell>
              <table:table-cell office:value-type="float" office:value="363999">
                <text:p>363999</text:p>
              </table:table-cell>
              <table:table-cell office:value-type="float" office:value="71302">
                <text:p>71302</text:p>
              </table:table-cell>
              <table:table-cell office:value-type="float" office:value="45466">
                <text:p>45466</text:p>
              </table:table-cell>
              <table:table-cell office:value-type="float" office:value="71004">
                <text:p>710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9194">
                <text:p>369194</text:p>
              </table:table-cell>
              <table:table-cell office:value-type="float" office:value="369169">
                <text:p>369169</text:p>
              </table:table-cell>
              <table:table-cell office:value-type="float" office:value="79311">
                <text:p>79311</text:p>
              </table:table-cell>
              <table:table-cell office:value-type="float" office:value="45503">
                <text:p>45503</text:p>
              </table:table-cell>
              <table:table-cell office:value-type="float" office:value="78908">
                <text:p>7890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91cm" svg:height="9cm" xlink:href=".." xlink:type="simple" chart:class="chart:line" chart:style-name="ch1">
        <chart:legend chart:legend-position="end" svg:x="18.693cm" svg:y="3.703cm" style:legend-expansion="high" chart:style-name="ch2"/>
        <chart:plot-area chart:style-name="ch3" table:cell-range-address="'geolife-6000'.A226:'geolife-6000'.D237" chart:data-source-has-labels="both" svg:x="0.419cm" svg:y="0.18cm" svg:width="17.856cm" svg:height="8.64cm">
          <chartooo:coordinate-region svg:x="1.596cm" svg:y="0.38cm" svg:width="16.4cm" svg:height="7.793cm"/>
          <chart:axis chart:dimension="x" chart:name="primary-x" chart:style-name="ch4" chartooo:axis-type="auto">
            <chartooo:date-scale/>
            <chart:categories table:cell-range-address="'geolife-6000'.A227:'geolife-6000'.A2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6000'.B227:'geolife-6000'.B237" chart:label-cell-address="'geolife-6000'.B226:'geolife-6000'.B226" chart:class="chart:line">
            <chart:data-point chart:repeated="11"/>
          </chart:series>
          <chart:series chart:style-name="ch7" chart:values-cell-range-address="'geolife-6000'.C227:'geolife-6000'.C237" chart:label-cell-address="'geolife-6000'.C226:'geolife-6000'.C226" chart:class="chart:line">
            <chart:data-point chart:repeated="11"/>
          </chart:series>
          <chart:series chart:style-name="ch8" chart:values-cell-range-address="'geolife-6000'.D227:'geolife-6000'.D237" chart:label-cell-address="'geolife-6000'.D226:'geolife-6000'.D22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226:'geolife-6000'.B226</svg:desc>
                </draw:g>
              </table:table-cell>
              <table:table-cell office:value-type="string">
                <text:p>AF</text:p>
                <draw:g>
                  <svg:desc>'geolife-6000'.C226:'geolife-6000'.C226</svg:desc>
                </draw:g>
              </table:table-cell>
              <table:table-cell office:value-type="string">
                <text:p>AFGH</text:p>
                <draw:g>
                  <svg:desc>'geolife-6000'.D226:'geolife-6000'.D2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227:'geolife-6000'.A237</svg:desc>
                </draw:g>
              </table:table-cell>
              <table:table-cell office:value-type="float" office:value="175937">
                <text:p>175937</text:p>
                <draw:g>
                  <svg:desc>'geolife-6000'.B227:'geolife-6000'.B237</svg:desc>
                </draw:g>
              </table:table-cell>
              <table:table-cell office:value-type="float" office:value="175927">
                <text:p>175927</text:p>
                <draw:g>
                  <svg:desc>'geolife-6000'.C227:'geolife-6000'.C237</svg:desc>
                </draw:g>
              </table:table-cell>
              <table:table-cell office:value-type="float" office:value="175937">
                <text:p>175937</text:p>
                <draw:g>
                  <svg:desc>'geolife-6000'.D227:'geolife-6000'.D23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76048">
                <text:p>176048</text:p>
              </table:table-cell>
              <table:table-cell office:value-type="float" office:value="75968">
                <text:p>75968</text:p>
              </table:table-cell>
              <table:table-cell office:value-type="float" office:value="175907">
                <text:p>1759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5143">
                <text:p>65143</text:p>
              </table:table-cell>
              <table:table-cell office:value-type="float" office:value="60071">
                <text:p>60071</text:p>
              </table:table-cell>
              <table:table-cell office:value-type="float" office:value="65005">
                <text:p>65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664">
                <text:p>44664</text:p>
              </table:table-cell>
              <table:table-cell office:value-type="float" office:value="44584">
                <text:p>44584</text:p>
              </table:table-cell>
              <table:table-cell office:value-type="float" office:value="44533">
                <text:p>445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3453">
                <text:p>43453</text:p>
              </table:table-cell>
              <table:table-cell office:value-type="float" office:value="42767">
                <text:p>42767</text:p>
              </table:table-cell>
              <table:table-cell office:value-type="float" office:value="43326">
                <text:p>433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3493">
                <text:p>43493</text:p>
              </table:table-cell>
              <table:table-cell office:value-type="float" office:value="43493">
                <text:p>43493</text:p>
              </table:table-cell>
              <table:table-cell office:value-type="float" office:value="43493">
                <text:p>4349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3543">
                <text:p>43543</text:p>
              </table:table-cell>
              <table:table-cell office:value-type="float" office:value="43543">
                <text:p>43543</text:p>
              </table:table-cell>
              <table:table-cell office:value-type="float" office:value="43543">
                <text:p>4354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3614">
                <text:p>43614</text:p>
              </table:table-cell>
              <table:table-cell office:value-type="float" office:value="43614">
                <text:p>43614</text:p>
              </table:table-cell>
              <table:table-cell office:value-type="float" office:value="43614">
                <text:p>4361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658">
                <text:p>43658</text:p>
              </table:table-cell>
              <table:table-cell office:value-type="float" office:value="43658">
                <text:p>43658</text:p>
              </table:table-cell>
              <table:table-cell office:value-type="float" office:value="43658">
                <text:p>4365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698">
                <text:p>43698</text:p>
              </table:table-cell>
              <table:table-cell office:value-type="float" office:value="43698">
                <text:p>43698</text:p>
              </table:table-cell>
              <table:table-cell office:value-type="float" office:value="43698">
                <text:p>436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38">
                <text:p>43738</text:p>
              </table:table-cell>
              <table:table-cell office:value-type="float" office:value="43738">
                <text:p>43738</text:p>
              </table:table-cell>
              <table:table-cell office:value-type="float" office:value="43738">
                <text:p>437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geolife-6000'.A247:'geolife-6000'.F266" chart:data-source-has-labels="both" svg:x="0.32cm" svg:y="0.18cm" svg:width="13.652cm" svg:height="8.64cm">
          <chartooo:coordinate-region svg:x="1.682cm" svg:y="0.379cm" svg:width="12.29cm" svg:height="7.794cm"/>
          <chart:axis chart:dimension="x" chart:name="primary-x" chart:style-name="ch4" chartooo:axis-type="auto">
            <chartooo:date-scale/>
            <chart:categories table:cell-range-address="'geolife-6000'.A248:'geolife-6000'.A2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248:'geolife-6000'.B266" chart:label-cell-address="'geolife-6000'.B247:'geolife-6000'.B247" chart:class="chart:bar">
            <chart:data-point chart:repeated="19"/>
          </chart:series>
          <chart:series chart:style-name="ch8" chart:values-cell-range-address="'geolife-6000'.C248:'geolife-6000'.C266" chart:label-cell-address="'geolife-6000'.C247:'geolife-6000'.C247" chart:class="chart:bar">
            <chart:data-point chart:repeated="19"/>
          </chart:series>
          <chart:series chart:style-name="ch9" chart:values-cell-range-address="'geolife-6000'.D248:'geolife-6000'.D266" chart:label-cell-address="'geolife-6000'.D247:'geolife-6000'.D247" chart:class="chart:bar">
            <chart:data-point chart:repeated="19"/>
          </chart:series>
          <chart:series chart:style-name="ch10" chart:values-cell-range-address="'geolife-6000'.E248:'geolife-6000'.E266" chart:label-cell-address="'geolife-6000'.E247:'geolife-6000'.E247" chart:class="chart:bar">
            <chart:data-point chart:repeated="19"/>
          </chart:series>
          <chart:series chart:style-name="ch11" chart:values-cell-range-address="'geolife-6000'.F248:'geolife-6000'.F266" chart:label-cell-address="'geolife-6000'.F247:'geolife-6000'.F247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247:'geolife-6000'.B247</svg:desc>
                </draw:g>
              </table:table-cell>
              <table:table-cell office:value-type="string">
                <text:p>NS</text:p>
                <draw:g>
                  <svg:desc>'geolife-6000'.C247:'geolife-6000'.C247</svg:desc>
                </draw:g>
              </table:table-cell>
              <table:table-cell office:value-type="string">
                <text:p>QE</text:p>
                <draw:g>
                  <svg:desc>'geolife-6000'.D247:'geolife-6000'.D247</svg:desc>
                </draw:g>
              </table:table-cell>
              <table:table-cell office:value-type="string">
                <text:p>AF</text:p>
                <draw:g>
                  <svg:desc>'geolife-6000'.E247:'geolife-6000'.E247</svg:desc>
                </draw:g>
              </table:table-cell>
              <table:table-cell office:value-type="string">
                <text:p>AFGH</text:p>
                <draw:g>
                  <svg:desc>'geolife-6000'.F247:'geolife-6000'.F24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248:'geolife-6000'.A266</svg:desc>
                </draw:g>
              </table:table-cell>
              <table:table-cell office:value-type="float" office:value="75287">
                <text:p>75287</text:p>
                <draw:g>
                  <svg:desc>'geolife-6000'.B248:'geolife-6000'.B266</svg:desc>
                </draw:g>
              </table:table-cell>
              <table:table-cell office:value-type="float" office:value="75247">
                <text:p>75247</text:p>
                <draw:g>
                  <svg:desc>'geolife-6000'.C248:'geolife-6000'.C266</svg:desc>
                </draw:g>
              </table:table-cell>
              <table:table-cell office:value-type="float" office:value="20637">
                <text:p>20637</text:p>
                <draw:g>
                  <svg:desc>'geolife-6000'.D248:'geolife-6000'.D266</svg:desc>
                </draw:g>
              </table:table-cell>
              <table:table-cell office:value-type="float" office:value="6157">
                <text:p>6157</text:p>
                <draw:g>
                  <svg:desc>'geolife-6000'.E248:'geolife-6000'.E266</svg:desc>
                </draw:g>
              </table:table-cell>
              <table:table-cell office:value-type="float" office:value="20641">
                <text:p>20641</text:p>
                <draw:g>
                  <svg:desc>'geolife-6000'.F248:'geolife-6000'.F26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376">
                <text:p>75376</text:p>
              </table:table-cell>
              <table:table-cell office:value-type="float" office:value="75359">
                <text:p>75359</text:p>
              </table:table-cell>
              <table:table-cell office:value-type="float" office:value="20666">
                <text:p>20666</text:p>
              </table:table-cell>
              <table:table-cell office:value-type="float" office:value="9809">
                <text:p>9809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824">
                <text:p>75824</text:p>
              </table:table-cell>
              <table:table-cell office:value-type="float" office:value="75800">
                <text:p>75800</text:p>
              </table:table-cell>
              <table:table-cell office:value-type="float" office:value="20882">
                <text:p>20882</text:p>
              </table:table-cell>
              <table:table-cell office:value-type="float" office:value="20013">
                <text:p>20013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938">
                <text:p>75938</text:p>
              </table:table-cell>
              <table:table-cell office:value-type="float" office:value="75920">
                <text:p>75920</text:p>
              </table:table-cell>
              <table:table-cell office:value-type="float" office:value="30843">
                <text:p>30843</text:p>
              </table:table-cell>
              <table:table-cell office:value-type="float" office:value="61571">
                <text:p>61571</text:p>
              </table:table-cell>
              <table:table-cell office:value-type="float" office:value="30840">
                <text:p>308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959">
                <text:p>124959</text:p>
              </table:table-cell>
              <table:table-cell office:value-type="float" office:value="124521">
                <text:p>124521</text:p>
              </table:table-cell>
              <table:table-cell office:value-type="float" office:value="38441">
                <text:p>38441</text:p>
              </table:table-cell>
              <table:table-cell office:value-type="float" office:value="76763">
                <text:p>76763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255">
                <text:p>127255</text:p>
              </table:table-cell>
              <table:table-cell office:value-type="float" office:value="126958">
                <text:p>126958</text:p>
              </table:table-cell>
              <table:table-cell office:value-type="float" office:value="40855">
                <text:p>40855</text:p>
              </table:table-cell>
              <table:table-cell office:value-type="float" office:value="81581">
                <text:p>81581</text:p>
              </table:table-cell>
              <table:table-cell office:value-type="float" office:value="40839">
                <text:p>408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468">
                <text:p>127468</text:p>
              </table:table-cell>
              <table:table-cell office:value-type="float" office:value="127439">
                <text:p>127439</text:p>
              </table:table-cell>
              <table:table-cell office:value-type="float" office:value="43933">
                <text:p>43933</text:p>
              </table:table-cell>
              <table:table-cell office:value-type="float" office:value="87721">
                <text:p>87721</text:p>
              </table:table-cell>
              <table:table-cell office:value-type="float" office:value="43910">
                <text:p>439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324">
                <text:p>129324</text:p>
              </table:table-cell>
              <table:table-cell office:value-type="float" office:value="129305">
                <text:p>129305</text:p>
              </table:table-cell>
              <table:table-cell office:value-type="float" office:value="44273">
                <text:p>44273</text:p>
              </table:table-cell>
              <table:table-cell office:value-type="float" office:value="88403">
                <text:p>88403</text:p>
              </table:table-cell>
              <table:table-cell office:value-type="float" office:value="44243">
                <text:p>442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01">
                <text:p>44601</text:p>
              </table:table-cell>
              <table:table-cell office:value-type="float" office:value="89061">
                <text:p>89061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664">
                <text:p>180664</text:p>
              </table:table-cell>
              <table:table-cell office:value-type="float" office:value="180652">
                <text:p>180652</text:p>
              </table:table-cell>
              <table:table-cell office:value-type="float" office:value="44672">
                <text:p>44672</text:p>
              </table:table-cell>
              <table:table-cell office:value-type="float" office:value="89201">
                <text:p>89201</text:p>
              </table:table-cell>
              <table:table-cell office:value-type="float" office:value="44630">
                <text:p>44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69">
                <text:p>254669</text:p>
              </table:table-cell>
              <table:table-cell office:value-type="float" office:value="254646">
                <text:p>254646</text:p>
              </table:table-cell>
              <table:table-cell office:value-type="float" office:value="64401">
                <text:p>64401</text:p>
              </table:table-cell>
              <table:table-cell office:value-type="float" office:value="93099">
                <text:p>93099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8688">
                <text:p>278688</text:p>
              </table:table-cell>
              <table:table-cell office:value-type="float" office:value="278675">
                <text:p>278675</text:p>
              </table:table-cell>
              <table:table-cell office:value-type="float" office:value="71377">
                <text:p>71377</text:p>
              </table:table-cell>
              <table:table-cell office:value-type="float" office:value="123631">
                <text:p>123631</text:p>
              </table:table-cell>
              <table:table-cell office:value-type="float" office:value="71315">
                <text:p>71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642">
                <text:p>322642</text:p>
              </table:table-cell>
              <table:table-cell office:value-type="float" office:value="322633">
                <text:p>322633</text:p>
              </table:table-cell>
              <table:table-cell office:value-type="float" office:value="101373">
                <text:p>101373</text:p>
              </table:table-cell>
              <table:table-cell office:value-type="float" office:value="127233">
                <text:p>127233</text:p>
              </table:table-cell>
              <table:table-cell office:value-type="float" office:value="101293">
                <text:p>1012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8924">
                <text:p>338924</text:p>
              </table:table-cell>
              <table:table-cell office:value-type="float" office:value="338595">
                <text:p>338595</text:p>
              </table:table-cell>
              <table:table-cell office:value-type="float" office:value="120638">
                <text:p>120638</text:p>
              </table:table-cell>
              <table:table-cell office:value-type="float" office:value="130421">
                <text:p>130421</text:p>
              </table:table-cell>
              <table:table-cell office:value-type="float" office:value="120558">
                <text:p>120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284">
                <text:p>361284</text:p>
              </table:table-cell>
              <table:table-cell office:value-type="float" office:value="361032">
                <text:p>361032</text:p>
              </table:table-cell>
              <table:table-cell office:value-type="float" office:value="135177">
                <text:p>135177</text:p>
              </table:table-cell>
              <table:table-cell office:value-type="float" office:value="135541">
                <text:p>135541</text:p>
              </table:table-cell>
              <table:table-cell office:value-type="float" office:value="135097">
                <text:p>1350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8868">
                <text:p>368868</text:p>
              </table:table-cell>
              <table:table-cell office:value-type="float" office:value="368809">
                <text:p>368809</text:p>
              </table:table-cell>
              <table:table-cell office:value-type="float" office:value="145018">
                <text:p>145018</text:p>
              </table:table-cell>
              <table:table-cell office:value-type="float" office:value="136749">
                <text:p>136749</text:p>
              </table:table-cell>
              <table:table-cell office:value-type="float" office:value="144938">
                <text:p>144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984">
                <text:p>376984</text:p>
              </table:table-cell>
              <table:table-cell office:value-type="float" office:value="376958">
                <text:p>376958</text:p>
              </table:table-cell>
              <table:table-cell office:value-type="float" office:value="151047">
                <text:p>151047</text:p>
              </table:table-cell>
              <table:table-cell office:value-type="float" office:value="140859">
                <text:p>140859</text:p>
              </table:table-cell>
              <table:table-cell office:value-type="float" office:value="150967">
                <text:p>1509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672">
                <text:p>380672</text:p>
              </table:table-cell>
              <table:table-cell office:value-type="float" office:value="380604">
                <text:p>380604</text:p>
              </table:table-cell>
              <table:table-cell office:value-type="float" office:value="155069">
                <text:p>155069</text:p>
              </table:table-cell>
              <table:table-cell office:value-type="float" office:value="144617">
                <text:p>144617</text:p>
              </table:table-cell>
              <table:table-cell office:value-type="float" office:value="154989">
                <text:p>1549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3027">
                <text:p>383027</text:p>
              </table:table-cell>
              <table:table-cell office:value-type="float" office:value="382943">
                <text:p>382943</text:p>
              </table:table-cell>
              <table:table-cell office:value-type="float" office:value="159735">
                <text:p>159735</text:p>
              </table:table-cell>
              <table:table-cell office:value-type="float" office:value="146703">
                <text:p>146703</text:p>
              </table:table-cell>
              <table:table-cell office:value-type="float" office:value="159655">
                <text:p>1596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geolife-6000'.A270:'geolife-6000'.F284" chart:data-source-has-labels="both" svg:x="0.32cm" svg:y="0.18cm" svg:width="13.652cm" svg:height="8.64cm">
          <chartooo:coordinate-region svg:x="1.682cm" svg:y="0.38cm" svg:width="12.29cm" svg:height="7.793cm"/>
          <chart:axis chart:dimension="x" chart:name="primary-x" chart:style-name="ch4" chartooo:axis-type="auto">
            <chartooo:date-scale/>
            <chart:categories table:cell-range-address="'geolife-6000'.A271:'geolife-6000'.A2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271:'geolife-6000'.B284" chart:label-cell-address="'geolife-6000'.B270:'geolife-6000'.B270" chart:class="chart:bar">
            <chart:data-point chart:repeated="14"/>
          </chart:series>
          <chart:series chart:style-name="ch8" chart:values-cell-range-address="'geolife-6000'.C271:'geolife-6000'.C284" chart:label-cell-address="'geolife-6000'.C270:'geolife-6000'.C270" chart:class="chart:bar">
            <chart:data-point chart:repeated="14"/>
          </chart:series>
          <chart:series chart:style-name="ch9" chart:values-cell-range-address="'geolife-6000'.D271:'geolife-6000'.D284" chart:label-cell-address="'geolife-6000'.D270:'geolife-6000'.D270" chart:class="chart:bar">
            <chart:data-point chart:repeated="14"/>
          </chart:series>
          <chart:series chart:style-name="ch10" chart:values-cell-range-address="'geolife-6000'.E271:'geolife-6000'.E284" chart:label-cell-address="'geolife-6000'.E270:'geolife-6000'.E270" chart:class="chart:bar">
            <chart:data-point chart:repeated="14"/>
          </chart:series>
          <chart:series chart:style-name="ch11" chart:values-cell-range-address="'geolife-6000'.F271:'geolife-6000'.F284" chart:label-cell-address="'geolife-6000'.F270:'geolife-6000'.F270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270:'geolife-6000'.B270</svg:desc>
                </draw:g>
              </table:table-cell>
              <table:table-cell office:value-type="string">
                <text:p>NS</text:p>
                <draw:g>
                  <svg:desc>'geolife-6000'.C270:'geolife-6000'.C270</svg:desc>
                </draw:g>
              </table:table-cell>
              <table:table-cell office:value-type="string">
                <text:p>QE</text:p>
                <draw:g>
                  <svg:desc>'geolife-6000'.D270:'geolife-6000'.D270</svg:desc>
                </draw:g>
              </table:table-cell>
              <table:table-cell office:value-type="string">
                <text:p>AF</text:p>
                <draw:g>
                  <svg:desc>'geolife-6000'.E270:'geolife-6000'.E270</svg:desc>
                </draw:g>
              </table:table-cell>
              <table:table-cell office:value-type="string">
                <text:p>AFGH</text:p>
                <draw:g>
                  <svg:desc>'geolife-6000'.F270:'geolife-6000'.F27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271:'geolife-6000'.A284</svg:desc>
                </draw:g>
              </table:table-cell>
              <table:table-cell office:value-type="float" office:value="11061">
                <text:p>11061</text:p>
                <draw:g>
                  <svg:desc>'geolife-6000'.B271:'geolife-6000'.B284</svg:desc>
                </draw:g>
              </table:table-cell>
              <table:table-cell office:value-type="float" office:value="11060">
                <text:p>11060</text:p>
                <draw:g>
                  <svg:desc>'geolife-6000'.C271:'geolife-6000'.C284</svg:desc>
                </draw:g>
              </table:table-cell>
              <table:table-cell office:value-type="float" office:value="11064">
                <text:p>11064</text:p>
                <draw:g>
                  <svg:desc>'geolife-6000'.D271:'geolife-6000'.D284</svg:desc>
                </draw:g>
              </table:table-cell>
              <table:table-cell office:value-type="float" office:value="15627">
                <text:p>15627</text:p>
                <draw:g>
                  <svg:desc>'geolife-6000'.E271:'geolife-6000'.E284</svg:desc>
                </draw:g>
              </table:table-cell>
              <table:table-cell office:value-type="float" office:value="11061">
                <text:p>11061</text:p>
                <draw:g>
                  <svg:desc>'geolife-6000'.F271:'geolife-6000'.F28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607">
                <text:p>17607</text:p>
              </table:table-cell>
              <table:table-cell office:value-type="float" office:value="17605">
                <text:p>17605</text:p>
              </table:table-cell>
              <table:table-cell office:value-type="float" office:value="17613">
                <text:p>17613</text:p>
              </table:table-cell>
              <table:table-cell office:value-type="float" office:value="25413">
                <text:p>25413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68">
                <text:p>23368</text:p>
              </table:table-cell>
              <table:table-cell office:value-type="float" office:value="23365">
                <text:p>23365</text:p>
              </table:table-cell>
              <table:table-cell office:value-type="float" office:value="23377">
                <text:p>23377</text:p>
              </table:table-cell>
              <table:table-cell office:value-type="float" office:value="33235">
                <text:p>33235</text:p>
              </table:table-cell>
              <table:table-cell office:value-type="float" office:value="23376">
                <text:p>233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93">
                <text:p>29393</text:p>
              </table:table-cell>
              <table:table-cell office:value-type="float" office:value="29389">
                <text:p>29389</text:p>
              </table:table-cell>
              <table:table-cell office:value-type="float" office:value="29404">
                <text:p>29404</text:p>
              </table:table-cell>
              <table:table-cell office:value-type="float" office:value="43809">
                <text:p>43809</text:p>
              </table:table-cell>
              <table:table-cell office:value-type="float" office:value="29403">
                <text:p>294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50">
                <text:p>34650</text:p>
              </table:table-cell>
              <table:table-cell office:value-type="float" office:value="34644">
                <text:p>34644</text:p>
              </table:table-cell>
              <table:table-cell office:value-type="float" office:value="34664">
                <text:p>34664</text:p>
              </table:table-cell>
              <table:table-cell office:value-type="float" office:value="50165">
                <text:p>50165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431">
                <text:p>55431</text:p>
              </table:table-cell>
              <table:table-cell office:value-type="float" office:value="55425">
                <text:p>55425</text:p>
              </table:table-cell>
              <table:table-cell office:value-type="float" office:value="42196">
                <text:p>42196</text:p>
              </table:table-cell>
              <table:table-cell office:value-type="float" office:value="76651">
                <text:p>76651</text:p>
              </table:table-cell>
              <table:table-cell office:value-type="float" office:value="42185">
                <text:p>421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69">
                <text:p>89269</text:p>
              </table:table-cell>
              <table:table-cell office:value-type="float" office:value="89246">
                <text:p>89246</text:p>
              </table:table-cell>
              <table:table-cell office:value-type="float" office:value="43250">
                <text:p>43250</text:p>
              </table:table-cell>
              <table:table-cell office:value-type="float" office:value="86379">
                <text:p>86379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11">
                <text:p>170011</text:p>
              </table:table-cell>
              <table:table-cell office:value-type="float" office:value="170002">
                <text:p>170002</text:p>
              </table:table-cell>
              <table:table-cell office:value-type="float" office:value="43791">
                <text:p>43791</text:p>
              </table:table-cell>
              <table:table-cell office:value-type="float" office:value="87451">
                <text:p>87451</text:p>
              </table:table-cell>
              <table:table-cell office:value-type="float" office:value="43754">
                <text:p>437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01">
                <text:p>44601</text:p>
              </table:table-cell>
              <table:table-cell office:value-type="float" office:value="89061">
                <text:p>89061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9453">
                <text:p>189453</text:p>
              </table:table-cell>
              <table:table-cell office:value-type="float" office:value="189441">
                <text:p>189441</text:p>
              </table:table-cell>
              <table:table-cell office:value-type="float" office:value="55386">
                <text:p>55386</text:p>
              </table:table-cell>
              <table:table-cell office:value-type="float" office:value="90037">
                <text:p>90037</text:p>
              </table:table-cell>
              <table:table-cell office:value-type="float" office:value="55341">
                <text:p>553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87">
                <text:p>278587</text:p>
              </table:table-cell>
              <table:table-cell office:value-type="float" office:value="278570">
                <text:p>278570</text:p>
              </table:table-cell>
              <table:table-cell office:value-type="float" office:value="60727">
                <text:p>60727</text:p>
              </table:table-cell>
              <table:table-cell office:value-type="float" office:value="90543">
                <text:p>90543</text:p>
              </table:table-cell>
              <table:table-cell office:value-type="float" office:value="60683">
                <text:p>606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5007">
                <text:p>315007</text:p>
              </table:table-cell>
              <table:table-cell office:value-type="float" office:value="314988">
                <text:p>314988</text:p>
              </table:table-cell>
              <table:table-cell office:value-type="float" office:value="65465">
                <text:p>65465</text:p>
              </table:table-cell>
              <table:table-cell office:value-type="float" office:value="90719">
                <text:p>90719</text:p>
              </table:table-cell>
              <table:table-cell office:value-type="float" office:value="65414">
                <text:p>654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4023">
                <text:p>364023</text:p>
              </table:table-cell>
              <table:table-cell office:value-type="float" office:value="363999">
                <text:p>363999</text:p>
              </table:table-cell>
              <table:table-cell office:value-type="float" office:value="71060">
                <text:p>71060</text:p>
              </table:table-cell>
              <table:table-cell office:value-type="float" office:value="90729">
                <text:p>90729</text:p>
              </table:table-cell>
              <table:table-cell office:value-type="float" office:value="71004">
                <text:p>710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9194">
                <text:p>369194</text:p>
              </table:table-cell>
              <table:table-cell office:value-type="float" office:value="369169">
                <text:p>369169</text:p>
              </table:table-cell>
              <table:table-cell office:value-type="float" office:value="78973">
                <text:p>78973</text:p>
              </table:table-cell>
              <table:table-cell office:value-type="float" office:value="90795">
                <text:p>90795</text:p>
              </table:table-cell>
              <table:table-cell office:value-type="float" office:value="78908">
                <text:p>789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'geolife-6000'.A287:'geolife-6000'.D298" chart:data-source-has-labels="both" svg:x="0.2cm" svg:y="0.232cm" svg:width="13.061cm" svg:height="8.638cm">
          <chartooo:coordinate-region svg:x="1.562cm" svg:y="0.432cm" svg:width="11.605cm" svg:height="7.791cm"/>
          <chart:axis chart:dimension="x" chart:name="primary-x" chart:style-name="ch4" chartooo:axis-type="auto">
            <chartooo:date-scale/>
            <chart:categories table:cell-range-address="'geolife-6000'.A288:'geolife-6000'.A2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6000'.B288:'geolife-6000'.B298" chart:label-cell-address="'geolife-6000'.B287:'geolife-6000'.B287" chart:class="chart:line">
            <chart:data-point chart:repeated="11"/>
          </chart:series>
          <chart:series chart:style-name="ch7" chart:values-cell-range-address="'geolife-6000'.C288:'geolife-6000'.C298" chart:label-cell-address="'geolife-6000'.C287:'geolife-6000'.C287" chart:class="chart:line">
            <chart:data-point chart:repeated="11"/>
          </chart:series>
          <chart:series chart:style-name="ch8" chart:values-cell-range-address="'geolife-6000'.D288:'geolife-6000'.D298" chart:label-cell-address="'geolife-6000'.D287:'geolife-6000'.D28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287:'geolife-6000'.B287</svg:desc>
                </draw:g>
              </table:table-cell>
              <table:table-cell office:value-type="string">
                <text:p>AF</text:p>
                <draw:g>
                  <svg:desc>'geolife-6000'.C287:'geolife-6000'.C287</svg:desc>
                </draw:g>
              </table:table-cell>
              <table:table-cell office:value-type="string">
                <text:p>AFGH</text:p>
                <draw:g>
                  <svg:desc>'geolife-6000'.D287:'geolife-6000'.D28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288:'geolife-6000'.A298</svg:desc>
                </draw:g>
              </table:table-cell>
              <table:table-cell office:value-type="float" office:value="175937">
                <text:p>175937</text:p>
                <draw:g>
                  <svg:desc>'geolife-6000'.B288:'geolife-6000'.B298</svg:desc>
                </draw:g>
              </table:table-cell>
              <table:table-cell office:value-type="float" office:value="351263">
                <text:p>351263</text:p>
                <draw:g>
                  <svg:desc>'geolife-6000'.C288:'geolife-6000'.C298</svg:desc>
                </draw:g>
              </table:table-cell>
              <table:table-cell office:value-type="float" office:value="175937">
                <text:p>175937</text:p>
                <draw:g>
                  <svg:desc>'geolife-6000'.D288:'geolife-6000'.D29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75958">
                <text:p>175958</text:p>
              </table:table-cell>
              <table:table-cell office:value-type="float" office:value="151695">
                <text:p>151695</text:p>
              </table:table-cell>
              <table:table-cell office:value-type="float" office:value="175907">
                <text:p>1759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5049">
                <text:p>65049</text:p>
              </table:table-cell>
              <table:table-cell office:value-type="float" office:value="129919">
                <text:p>129919</text:p>
              </table:table-cell>
              <table:table-cell office:value-type="float" office:value="65005">
                <text:p>65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69">
                <text:p>44569</text:p>
              </table:table-cell>
              <table:table-cell office:value-type="float" office:value="88997">
                <text:p>88997</text:p>
              </table:table-cell>
              <table:table-cell office:value-type="float" office:value="44533">
                <text:p>445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3352">
                <text:p>43352</text:p>
              </table:table-cell>
              <table:table-cell office:value-type="float" office:value="85387">
                <text:p>85387</text:p>
              </table:table-cell>
              <table:table-cell office:value-type="float" office:value="43326">
                <text:p>433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3370">
                <text:p>43370</text:p>
              </table:table-cell>
              <table:table-cell office:value-type="float" office:value="80995">
                <text:p>80995</text:p>
              </table:table-cell>
              <table:table-cell office:value-type="float" office:value="43342">
                <text:p>4334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3398">
                <text:p>43398</text:p>
              </table:table-cell>
              <table:table-cell office:value-type="float" office:value="74787">
                <text:p>74787</text:p>
              </table:table-cell>
              <table:table-cell office:value-type="float" office:value="43378">
                <text:p>4337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3436">
                <text:p>43436</text:p>
              </table:table-cell>
              <table:table-cell office:value-type="float" office:value="41717">
                <text:p>41717</text:p>
              </table:table-cell>
              <table:table-cell office:value-type="float" office:value="43424">
                <text:p>434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458">
                <text:p>43458</text:p>
              </table:table-cell>
              <table:table-cell office:value-type="float" office:value="32377">
                <text:p>32377</text:p>
              </table:table-cell>
              <table:table-cell office:value-type="float" office:value="43448">
                <text:p>434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476">
                <text:p>43476</text:p>
              </table:table-cell>
              <table:table-cell office:value-type="float" office:value="20065">
                <text:p>20065</text:p>
              </table:table-cell>
              <table:table-cell office:value-type="float" office:value="43464">
                <text:p>43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494">
                <text:p>43494</text:p>
              </table:table-cell>
              <table:table-cell office:value-type="float" office:value="18983">
                <text:p>18983</text:p>
              </table:table-cell>
              <table:table-cell office:value-type="float" office:value="43480">
                <text:p>4348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25:Sheet1.F39" chart:data-source-has-labels="both" svg:x="1.331cm" svg:y="0.18cm" svg:width="12.052cm" svg:height="7.659cm">
          <chartooo:coordinate-region svg:x="2.693cm" svg:y="0.38cm" svg:width="10.503cm" svg:height="6.812cm"/>
          <chart:axis chart:dimension="x" chart:name="primary-x" chart:style-name="ch4" chartooo:axis-type="auto">
            <chartooo:date-scale/>
            <chart:title svg:x="7.101cm" svg:y="8.019cm" chart:style-name="ch5">
              <text:p>|Q|</text:p>
            </chart:title>
            <chart:categories table:cell-range-address="Sheet1.A26:Sheet1.A39"/>
          </chart:axis>
          <chart:axis chart:dimension="y" chart:name="primary-y" chart:style-name="ch4">
            <chart:title svg:x="0.451cm" svg:y="4.463cm" chart:style-name="ch6">
              <text:p>count</text:p>
            </chart:title>
            <chart:grid chart:style-name="ch7" chart:class="major"/>
          </chart:axis>
          <chart:series chart:style-name="ch8" chart:values-cell-range-address="Sheet1.B26:Sheet1.B39" chart:label-cell-address="Sheet1.B25:Sheet1.B25" chart:class="chart:line">
            <chart:data-point chart:repeated="14"/>
          </chart:series>
          <chart:series chart:style-name="ch9" chart:values-cell-range-address="Sheet1.C26:Sheet1.C39" chart:label-cell-address="Sheet1.C25:Sheet1.C25" chart:class="chart:line">
            <chart:data-point chart:repeated="14"/>
          </chart:series>
          <chart:series chart:style-name="ch10" chart:values-cell-range-address="Sheet1.D26:Sheet1.D39" chart:label-cell-address="Sheet1.D25:Sheet1.D25" chart:class="chart:line">
            <chart:data-point chart:repeated="14"/>
          </chart:series>
          <chart:series chart:style-name="ch11" chart:values-cell-range-address="Sheet1.E26:Sheet1.E39" chart:label-cell-address="Sheet1.E25:Sheet1.E25" chart:class="chart:line">
            <chart:data-point chart:repeated="14"/>
          </chart:series>
          <chart:series chart:style-name="ch12" chart:values-cell-range-address="Sheet1.F26:Sheet1.F39" chart:label-cell-address="Sheet1.F25:Sheet1.F2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25:Sheet1.B25</svg:desc>
                </draw:g>
              </table:table-cell>
              <table:table-cell office:value-type="string">
                <text:p>NS</text:p>
                <draw:g>
                  <svg:desc>Sheet1.C25:Sheet1.C25</svg:desc>
                </draw:g>
              </table:table-cell>
              <table:table-cell office:value-type="string">
                <text:p>QE</text:p>
                <draw:g>
                  <svg:desc>Sheet1.D25:Sheet1.D25</svg:desc>
                </draw:g>
              </table:table-cell>
              <table:table-cell office:value-type="string">
                <text:p>AF</text:p>
                <draw:g>
                  <svg:desc>Sheet1.E25:Sheet1.E25</svg:desc>
                </draw:g>
              </table:table-cell>
              <table:table-cell office:value-type="string">
                <text:p>AFGH</text:p>
                <draw:g>
                  <svg:desc>Sheet1.F25:Sheet1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6:Sheet1.A39</svg:desc>
                </draw:g>
              </table:table-cell>
              <table:table-cell office:value-type="float" office:value="11061">
                <text:p>11061</text:p>
                <draw:g>
                  <svg:desc>Sheet1.B26:Sheet1.B39</svg:desc>
                </draw:g>
              </table:table-cell>
              <table:table-cell office:value-type="float" office:value="11051">
                <text:p>11051</text:p>
                <draw:g>
                  <svg:desc>Sheet1.C26:Sheet1.C39</svg:desc>
                </draw:g>
              </table:table-cell>
              <table:table-cell office:value-type="float" office:value="11060">
                <text:p>11060</text:p>
                <draw:g>
                  <svg:desc>Sheet1.D26:Sheet1.D39</svg:desc>
                </draw:g>
              </table:table-cell>
              <table:table-cell office:value-type="float" office:value="7813">
                <text:p>7813</text:p>
                <draw:g>
                  <svg:desc>Sheet1.E26:Sheet1.E39</svg:desc>
                </draw:g>
              </table:table-cell>
              <table:table-cell office:value-type="float" office:value="11061">
                <text:p>11061</text:p>
                <draw:g>
                  <svg:desc>Sheet1.F26:Sheet1.F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607">
                <text:p>17607</text:p>
              </table:table-cell>
              <table:table-cell office:value-type="float" office:value="17586">
                <text:p>17586</text:p>
              </table:table-cell>
              <table:table-cell office:value-type="float" office:value="17605">
                <text:p>17605</text:p>
              </table:table-cell>
              <table:table-cell office:value-type="float" office:value="12704">
                <text:p>12704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68">
                <text:p>23368</text:p>
              </table:table-cell>
              <table:table-cell office:value-type="float" office:value="23336">
                <text:p>23336</text:p>
              </table:table-cell>
              <table:table-cell office:value-type="float" office:value="23365">
                <text:p>23365</text:p>
              </table:table-cell>
              <table:table-cell office:value-type="float" office:value="16613">
                <text:p>16613</text:p>
              </table:table-cell>
              <table:table-cell office:value-type="float" office:value="23368">
                <text:p>233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93">
                <text:p>29393</text:p>
              </table:table-cell>
              <table:table-cell office:value-type="float" office:value="29349">
                <text:p>29349</text:p>
              </table:table-cell>
              <table:table-cell office:value-type="float" office:value="29389">
                <text:p>29389</text:p>
              </table:table-cell>
              <table:table-cell office:value-type="float" office:value="21898">
                <text:p>21898</text:p>
              </table:table-cell>
              <table:table-cell office:value-type="float" office:value="29393">
                <text:p>293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50">
                <text:p>34650</text:p>
              </table:table-cell>
              <table:table-cell office:value-type="float" office:value="34594">
                <text:p>34594</text:p>
              </table:table-cell>
              <table:table-cell office:value-type="float" office:value="34645">
                <text:p>34645</text:p>
              </table:table-cell>
              <table:table-cell office:value-type="float" office:value="25074">
                <text:p>25074</text:p>
              </table:table-cell>
              <table:table-cell office:value-type="float" office:value="34650">
                <text:p>346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431">
                <text:p>55431</text:p>
              </table:table-cell>
              <table:table-cell office:value-type="float" office:value="55358">
                <text:p>55358</text:p>
              </table:table-cell>
              <table:table-cell office:value-type="float" office:value="42165">
                <text:p>42165</text:p>
              </table:table-cell>
              <table:table-cell office:value-type="float" office:value="38315">
                <text:p>38315</text:p>
              </table:table-cell>
              <table:table-cell office:value-type="float" office:value="42171">
                <text:p>42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69">
                <text:p>89269</text:p>
              </table:table-cell>
              <table:table-cell office:value-type="float" office:value="89123">
                <text:p>89123</text:p>
              </table:table-cell>
              <table:table-cell office:value-type="float" office:value="43209">
                <text:p>43209</text:p>
              </table:table-cell>
              <table:table-cell office:value-type="float" office:value="43164">
                <text:p>43164</text:p>
              </table:table-cell>
              <table:table-cell office:value-type="float" office:value="43216">
                <text:p>432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11">
                <text:p>170011</text:p>
              </table:table-cell>
              <table:table-cell office:value-type="float" office:value="169712">
                <text:p>169712</text:p>
              </table:table-cell>
              <table:table-cell office:value-type="float" office:value="43740">
                <text:p>43740</text:p>
              </table:table-cell>
              <table:table-cell office:value-type="float" office:value="43695">
                <text:p>43695</text:p>
              </table:table-cell>
              <table:table-cell office:value-type="float" office:value="43748">
                <text:p>437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627">
                <text:p>175627</text:p>
              </table:table-cell>
              <table:table-cell office:value-type="float" office:value="44540">
                <text:p>44540</text:p>
              </table:table-cell>
              <table:table-cell office:value-type="float" office:value="44495">
                <text:p>44495</text:p>
              </table:table-cell>
              <table:table-cell office:value-type="float" office:value="44549">
                <text:p>445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9453">
                <text:p>189453</text:p>
              </table:table-cell>
              <table:table-cell office:value-type="float" office:value="189105">
                <text:p>189105</text:p>
              </table:table-cell>
              <table:table-cell office:value-type="float" office:value="45023">
                <text:p>45023</text:p>
              </table:table-cell>
              <table:table-cell office:value-type="float" office:value="44978">
                <text:p>44978</text:p>
              </table:table-cell>
              <table:table-cell office:value-type="float" office:value="45033">
                <text:p>450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87">
                <text:p>278587</text:p>
              </table:table-cell>
              <table:table-cell office:value-type="float" office:value="278041">
                <text:p>278041</text:p>
              </table:table-cell>
              <table:table-cell office:value-type="float" office:value="45271">
                <text:p>45271</text:p>
              </table:table-cell>
              <table:table-cell office:value-type="float" office:value="45226">
                <text:p>45226</text:p>
              </table:table-cell>
              <table:table-cell office:value-type="float" office:value="45282">
                <text:p>452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5007">
                <text:p>315007</text:p>
              </table:table-cell>
              <table:table-cell office:value-type="float" office:value="314411">
                <text:p>314411</text:p>
              </table:table-cell>
              <table:table-cell office:value-type="float" office:value="45354">
                <text:p>45354</text:p>
              </table:table-cell>
              <table:table-cell office:value-type="float" office:value="45309">
                <text:p>45309</text:p>
              </table:table-cell>
              <table:table-cell office:value-type="float" office:value="45366">
                <text:p>453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4023">
                <text:p>364023</text:p>
              </table:table-cell>
              <table:table-cell office:value-type="float" office:value="363349">
                <text:p>363349</text:p>
              </table:table-cell>
              <table:table-cell office:value-type="float" office:value="45354">
                <text:p>45354</text:p>
              </table:table-cell>
              <table:table-cell office:value-type="float" office:value="45309">
                <text:p>45309</text:p>
              </table:table-cell>
              <table:table-cell office:value-type="float" office:value="45366">
                <text:p>453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9194">
                <text:p>369194</text:p>
              </table:table-cell>
              <table:table-cell office:value-type="float" office:value="368509">
                <text:p>368509</text:p>
              </table:table-cell>
              <table:table-cell office:value-type="float" office:value="45382">
                <text:p>45382</text:p>
              </table:table-cell>
              <table:table-cell office:value-type="float" office:value="45337">
                <text:p>45337</text:p>
              </table:table-cell>
              <table:table-cell office:value-type="float" office:value="45395">
                <text:p>45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09cm" svg:height="10.24cm" xlink:href=".." xlink:type="simple" chart:class="chart:bar" chart:style-name="ch1">
        <chart:legend chart:legend-position="end" svg:x="25.001cm" svg:y="3.825cm" style:legend-expansion="high" chart:style-name="ch2"/>
        <chart:plot-area chart:style-name="ch3" table:cell-range-address="'geolife-6000'.A3:'geolife-6000'.F21 'geolife-6000'.B2:'geolife-6000'.F2" chart:data-source-has-labels="both" svg:x="0.534cm" svg:y="0.204cm" svg:width="23.933cm" svg:height="9.832cm">
          <chartooo:coordinate-region svg:x="1.896cm" svg:y="0.403cm" svg:width="22.571cm" svg:height="8.986cm"/>
          <chart:axis chart:dimension="x" chart:name="primary-x" chart:style-name="ch4" chartooo:axis-type="auto">
            <chartooo:date-scale/>
            <chart:categories table:cell-range-address="'geolife-6000'.A3:'geolife-6000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3:'geolife-6000'.B21" chart:label-cell-address="'geolife-6000'.B2:'geolife-6000'.B2" chart:class="chart:bar">
            <chart:data-point chart:repeated="19"/>
          </chart:series>
          <chart:series chart:style-name="ch8" chart:values-cell-range-address="'geolife-6000'.C3:'geolife-6000'.C21" chart:label-cell-address="'geolife-6000'.C2:'geolife-6000'.C2" chart:class="chart:bar">
            <chart:data-point chart:repeated="19"/>
          </chart:series>
          <chart:series chart:style-name="ch9" chart:values-cell-range-address="'geolife-6000'.D3:'geolife-6000'.D21" chart:label-cell-address="'geolife-6000'.D2:'geolife-6000'.D2" chart:class="chart:bar">
            <chart:data-point chart:repeated="19"/>
          </chart:series>
          <chart:series chart:style-name="ch10" chart:values-cell-range-address="'geolife-6000'.E3:'geolife-6000'.E21" chart:label-cell-address="'geolife-6000'.E2:'geolife-6000'.E2" chart:class="chart:bar">
            <chart:data-point chart:repeated="19"/>
          </chart:series>
          <chart:series chart:style-name="ch11" chart:values-cell-range-address="'geolife-6000'.F3:'geolife-6000'.F21" chart:label-cell-address="'geolife-6000'.F2:'geolife-6000'.F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2:'geolife-6000'.B2</svg:desc>
                </draw:g>
              </table:table-cell>
              <table:table-cell office:value-type="string">
                <text:p>NS</text:p>
                <draw:g>
                  <svg:desc>'geolife-6000'.C2:'geolife-6000'.C2</svg:desc>
                </draw:g>
              </table:table-cell>
              <table:table-cell office:value-type="string">
                <text:p>QE</text:p>
                <draw:g>
                  <svg:desc>'geolife-6000'.D2:'geolife-6000'.D2</svg:desc>
                </draw:g>
              </table:table-cell>
              <table:table-cell office:value-type="string">
                <text:p>AF</text:p>
                <draw:g>
                  <svg:desc>'geolife-6000'.E2:'geolife-6000'.E2</svg:desc>
                </draw:g>
              </table:table-cell>
              <table:table-cell office:value-type="string">
                <text:p>AFGH</text:p>
                <draw:g>
                  <svg:desc>'geolife-6000'.F2:'geolife-6000'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3:'geolife-6000'.A21</svg:desc>
                </draw:g>
              </table:table-cell>
              <table:table-cell office:value-type="float" office:value="75287">
                <text:p>75287</text:p>
                <draw:g>
                  <svg:desc>'geolife-6000'.B3:'geolife-6000'.B21</svg:desc>
                </draw:g>
              </table:table-cell>
              <table:table-cell office:value-type="float" office:value="75247">
                <text:p>75247</text:p>
                <draw:g>
                  <svg:desc>'geolife-6000'.C3:'geolife-6000'.C21</svg:desc>
                </draw:g>
              </table:table-cell>
              <table:table-cell office:value-type="float" office:value="20637">
                <text:p>20637</text:p>
                <draw:g>
                  <svg:desc>'geolife-6000'.D3:'geolife-6000'.D21</svg:desc>
                </draw:g>
              </table:table-cell>
              <table:table-cell office:value-type="float" office:value="3079">
                <text:p>3079</text:p>
                <draw:g>
                  <svg:desc>'geolife-6000'.E3:'geolife-6000'.E21</svg:desc>
                </draw:g>
              </table:table-cell>
              <table:table-cell office:value-type="float" office:value="20641">
                <text:p>20641</text:p>
                <draw:g>
                  <svg:desc>'geolife-6000'.F3:'geolife-6000'.F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376">
                <text:p>75376</text:p>
              </table:table-cell>
              <table:table-cell office:value-type="float" office:value="75359">
                <text:p>75359</text:p>
              </table:table-cell>
              <table:table-cell office:value-type="float" office:value="20666">
                <text:p>20666</text:p>
              </table:table-cell>
              <table:table-cell office:value-type="float" office:value="4910">
                <text:p>4910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824">
                <text:p>75824</text:p>
              </table:table-cell>
              <table:table-cell office:value-type="float" office:value="75800">
                <text:p>75800</text:p>
              </table:table-cell>
              <table:table-cell office:value-type="float" office:value="20882">
                <text:p>20882</text:p>
              </table:table-cell>
              <table:table-cell office:value-type="float" office:value="10019">
                <text:p>10019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938">
                <text:p>75938</text:p>
              </table:table-cell>
              <table:table-cell office:value-type="float" office:value="75920">
                <text:p>75920</text:p>
              </table:table-cell>
              <table:table-cell office:value-type="float" office:value="30843">
                <text:p>30843</text:p>
              </table:table-cell>
              <table:table-cell office:value-type="float" office:value="30835">
                <text:p>30835</text:p>
              </table:table-cell>
              <table:table-cell office:value-type="float" office:value="30840">
                <text:p>308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959">
                <text:p>124959</text:p>
              </table:table-cell>
              <table:table-cell office:value-type="float" office:value="124521">
                <text:p>124521</text:p>
              </table:table-cell>
              <table:table-cell office:value-type="float" office:value="38441">
                <text:p>38441</text:p>
              </table:table-cell>
              <table:table-cell office:value-type="float" office:value="38439">
                <text:p>38439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255">
                <text:p>127255</text:p>
              </table:table-cell>
              <table:table-cell office:value-type="float" office:value="126958">
                <text:p>126958</text:p>
              </table:table-cell>
              <table:table-cell office:value-type="float" office:value="40855">
                <text:p>40855</text:p>
              </table:table-cell>
              <table:table-cell office:value-type="float" office:value="40858">
                <text:p>40858</text:p>
              </table:table-cell>
              <table:table-cell office:value-type="float" office:value="40839">
                <text:p>408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468">
                <text:p>127468</text:p>
              </table:table-cell>
              <table:table-cell office:value-type="float" office:value="127439">
                <text:p>127439</text:p>
              </table:table-cell>
              <table:table-cell office:value-type="float" office:value="43933">
                <text:p>43933</text:p>
              </table:table-cell>
              <table:table-cell office:value-type="float" office:value="43936">
                <text:p>43936</text:p>
              </table:table-cell>
              <table:table-cell office:value-type="float" office:value="43910">
                <text:p>439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324">
                <text:p>129324</text:p>
              </table:table-cell>
              <table:table-cell office:value-type="float" office:value="129305">
                <text:p>129305</text:p>
              </table:table-cell>
              <table:table-cell office:value-type="float" office:value="44273">
                <text:p>44273</text:p>
              </table:table-cell>
              <table:table-cell office:value-type="float" office:value="44282">
                <text:p>44282</text:p>
              </table:table-cell>
              <table:table-cell office:value-type="float" office:value="44243">
                <text:p>442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01">
                <text:p>44601</text:p>
              </table:table-cell>
              <table:table-cell office:value-type="float" office:value="44616">
                <text:p>44616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664">
                <text:p>180664</text:p>
              </table:table-cell>
              <table:table-cell office:value-type="float" office:value="180652">
                <text:p>180652</text:p>
              </table:table-cell>
              <table:table-cell office:value-type="float" office:value="44672">
                <text:p>44672</text:p>
              </table:table-cell>
              <table:table-cell office:value-type="float" office:value="44691">
                <text:p>44691</text:p>
              </table:table-cell>
              <table:table-cell office:value-type="float" office:value="44630">
                <text:p>44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69">
                <text:p>254669</text:p>
              </table:table-cell>
              <table:table-cell office:value-type="float" office:value="254646">
                <text:p>254646</text:p>
              </table:table-cell>
              <table:table-cell office:value-type="float" office:value="64401">
                <text:p>64401</text:p>
              </table:table-cell>
              <table:table-cell office:value-type="float" office:value="46645">
                <text:p>46645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8688">
                <text:p>278688</text:p>
              </table:table-cell>
              <table:table-cell office:value-type="float" office:value="278675">
                <text:p>278675</text:p>
              </table:table-cell>
              <table:table-cell office:value-type="float" office:value="71377">
                <text:p>71377</text:p>
              </table:table-cell>
              <table:table-cell office:value-type="float" office:value="61926">
                <text:p>61926</text:p>
              </table:table-cell>
              <table:table-cell office:value-type="float" office:value="71315">
                <text:p>71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642">
                <text:p>322642</text:p>
              </table:table-cell>
              <table:table-cell office:value-type="float" office:value="322633">
                <text:p>322633</text:p>
              </table:table-cell>
              <table:table-cell office:value-type="float" office:value="101373">
                <text:p>101373</text:p>
              </table:table-cell>
              <table:table-cell office:value-type="float" office:value="63732">
                <text:p>63732</text:p>
              </table:table-cell>
              <table:table-cell office:value-type="float" office:value="101293">
                <text:p>1012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8924">
                <text:p>338924</text:p>
              </table:table-cell>
              <table:table-cell office:value-type="float" office:value="338595">
                <text:p>338595</text:p>
              </table:table-cell>
              <table:table-cell office:value-type="float" office:value="120638">
                <text:p>120638</text:p>
              </table:table-cell>
              <table:table-cell office:value-type="float" office:value="65334">
                <text:p>65334</text:p>
              </table:table-cell>
              <table:table-cell office:value-type="float" office:value="120558">
                <text:p>120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284">
                <text:p>361284</text:p>
              </table:table-cell>
              <table:table-cell office:value-type="float" office:value="361032">
                <text:p>361032</text:p>
              </table:table-cell>
              <table:table-cell office:value-type="float" office:value="135177">
                <text:p>135177</text:p>
              </table:table-cell>
              <table:table-cell office:value-type="float" office:value="67900">
                <text:p>67900</text:p>
              </table:table-cell>
              <table:table-cell office:value-type="float" office:value="135097">
                <text:p>1350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8868">
                <text:p>368868</text:p>
              </table:table-cell>
              <table:table-cell office:value-type="float" office:value="368809">
                <text:p>368809</text:p>
              </table:table-cell>
              <table:table-cell office:value-type="float" office:value="145018">
                <text:p>145018</text:p>
              </table:table-cell>
              <table:table-cell office:value-type="float" office:value="68510">
                <text:p>68510</text:p>
              </table:table-cell>
              <table:table-cell office:value-type="float" office:value="144938">
                <text:p>144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984">
                <text:p>376984</text:p>
              </table:table-cell>
              <table:table-cell office:value-type="float" office:value="376958">
                <text:p>376958</text:p>
              </table:table-cell>
              <table:table-cell office:value-type="float" office:value="151047">
                <text:p>151047</text:p>
              </table:table-cell>
              <table:table-cell office:value-type="float" office:value="70574">
                <text:p>70574</text:p>
              </table:table-cell>
              <table:table-cell office:value-type="float" office:value="150967">
                <text:p>1509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672">
                <text:p>380672</text:p>
              </table:table-cell>
              <table:table-cell office:value-type="float" office:value="380604">
                <text:p>380604</text:p>
              </table:table-cell>
              <table:table-cell office:value-type="float" office:value="155069">
                <text:p>155069</text:p>
              </table:table-cell>
              <table:table-cell office:value-type="float" office:value="72459">
                <text:p>72459</text:p>
              </table:table-cell>
              <table:table-cell office:value-type="float" office:value="154989">
                <text:p>1549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3027">
                <text:p>383027</text:p>
              </table:table-cell>
              <table:table-cell office:value-type="float" office:value="382943">
                <text:p>382943</text:p>
              </table:table-cell>
              <table:table-cell office:value-type="float" office:value="159735">
                <text:p>159735</text:p>
              </table:table-cell>
              <table:table-cell office:value-type="float" office:value="73507">
                <text:p>73507</text:p>
              </table:table-cell>
              <table:table-cell office:value-type="float" office:value="159655">
                <text:p>15965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79cm" svg:height="8.994cm" xlink:href=".." xlink:type="simple" chart:class="chart:bar" chart:style-name="ch1">
        <chart:legend chart:legend-position="end" svg:x="23.87cm" svg:y="3.202cm" style:legend-expansion="high" chart:style-name="ch2"/>
        <chart:plot-area chart:style-name="ch3" table:cell-range-address="'geolife-6000'.A25:'geolife-6000'.F39" chart:data-source-has-labels="both" svg:x="0.511cm" svg:y="0.179cm" svg:width="22.849cm" svg:height="8.636cm">
          <chartooo:coordinate-region svg:x="1.873cm" svg:y="0.379cm" svg:width="21.487cm" svg:height="7.789cm"/>
          <chart:axis chart:dimension="x" chart:name="primary-x" chart:style-name="ch4" chartooo:axis-type="auto">
            <chartooo:date-scale/>
            <chart:categories table:cell-range-address="'geolife-6000'.A26:'geolife-6000'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26:'geolife-6000'.B39" chart:label-cell-address="'geolife-6000'.B25:'geolife-6000'.B25" chart:class="chart:bar">
            <chart:data-point chart:repeated="14"/>
          </chart:series>
          <chart:series chart:style-name="ch8" chart:values-cell-range-address="'geolife-6000'.C26:'geolife-6000'.C39" chart:label-cell-address="'geolife-6000'.C25:'geolife-6000'.C25" chart:class="chart:bar">
            <chart:data-point chart:repeated="14"/>
          </chart:series>
          <chart:series chart:style-name="ch9" chart:values-cell-range-address="'geolife-6000'.D26:'geolife-6000'.D39" chart:label-cell-address="'geolife-6000'.D25:'geolife-6000'.D25" chart:class="chart:bar">
            <chart:data-point chart:repeated="14"/>
          </chart:series>
          <chart:series chart:style-name="ch10" chart:values-cell-range-address="'geolife-6000'.E26:'geolife-6000'.E39" chart:label-cell-address="'geolife-6000'.E25:'geolife-6000'.E25" chart:class="chart:bar">
            <chart:data-point chart:repeated="14"/>
          </chart:series>
          <chart:series chart:style-name="ch11" chart:values-cell-range-address="'geolife-6000'.F26:'geolife-6000'.F39" chart:label-cell-address="'geolife-6000'.F25:'geolife-6000'.F2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25:'geolife-6000'.B25</svg:desc>
                </draw:g>
              </table:table-cell>
              <table:table-cell office:value-type="string">
                <text:p>NS</text:p>
                <draw:g>
                  <svg:desc>'geolife-6000'.C25:'geolife-6000'.C25</svg:desc>
                </draw:g>
              </table:table-cell>
              <table:table-cell office:value-type="string">
                <text:p>QE</text:p>
                <draw:g>
                  <svg:desc>'geolife-6000'.D25:'geolife-6000'.D25</svg:desc>
                </draw:g>
              </table:table-cell>
              <table:table-cell office:value-type="string">
                <text:p>AF</text:p>
                <draw:g>
                  <svg:desc>'geolife-6000'.E25:'geolife-6000'.E25</svg:desc>
                </draw:g>
              </table:table-cell>
              <table:table-cell office:value-type="string">
                <text:p>AFGH</text:p>
                <draw:g>
                  <svg:desc>'geolife-6000'.F25:'geolife-6000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26:'geolife-6000'.A39</svg:desc>
                </draw:g>
              </table:table-cell>
              <table:table-cell office:value-type="float" office:value="11061">
                <text:p>11061</text:p>
                <draw:g>
                  <svg:desc>'geolife-6000'.B26:'geolife-6000'.B39</svg:desc>
                </draw:g>
              </table:table-cell>
              <table:table-cell office:value-type="float" office:value="11060">
                <text:p>11060</text:p>
                <draw:g>
                  <svg:desc>'geolife-6000'.C26:'geolife-6000'.C39</svg:desc>
                </draw:g>
              </table:table-cell>
              <table:table-cell office:value-type="float" office:value="11064">
                <text:p>11064</text:p>
                <draw:g>
                  <svg:desc>'geolife-6000'.D26:'geolife-6000'.D39</svg:desc>
                </draw:g>
              </table:table-cell>
              <table:table-cell office:value-type="float" office:value="7822">
                <text:p>7822</text:p>
                <draw:g>
                  <svg:desc>'geolife-6000'.E26:'geolife-6000'.E39</svg:desc>
                </draw:g>
              </table:table-cell>
              <table:table-cell office:value-type="float" office:value="11061">
                <text:p>11061</text:p>
                <draw:g>
                  <svg:desc>'geolife-6000'.F26:'geolife-6000'.F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607">
                <text:p>17607</text:p>
              </table:table-cell>
              <table:table-cell office:value-type="float" office:value="17605">
                <text:p>17605</text:p>
              </table:table-cell>
              <table:table-cell office:value-type="float" office:value="17613">
                <text:p>17613</text:p>
              </table:table-cell>
              <table:table-cell office:value-type="float" office:value="12722">
                <text:p>12722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68">
                <text:p>23368</text:p>
              </table:table-cell>
              <table:table-cell office:value-type="float" office:value="23365">
                <text:p>23365</text:p>
              </table:table-cell>
              <table:table-cell office:value-type="float" office:value="23377">
                <text:p>23377</text:p>
              </table:table-cell>
              <table:table-cell office:value-type="float" office:value="16640">
                <text:p>16640</text:p>
              </table:table-cell>
              <table:table-cell office:value-type="float" office:value="23376">
                <text:p>233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93">
                <text:p>29393</text:p>
              </table:table-cell>
              <table:table-cell office:value-type="float" office:value="29389">
                <text:p>29389</text:p>
              </table:table-cell>
              <table:table-cell office:value-type="float" office:value="29404">
                <text:p>29404</text:p>
              </table:table-cell>
              <table:table-cell office:value-type="float" office:value="21935">
                <text:p>21935</text:p>
              </table:table-cell>
              <table:table-cell office:value-type="float" office:value="29403">
                <text:p>294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50">
                <text:p>34650</text:p>
              </table:table-cell>
              <table:table-cell office:value-type="float" office:value="34644">
                <text:p>34644</text:p>
              </table:table-cell>
              <table:table-cell office:value-type="float" office:value="34664">
                <text:p>34664</text:p>
              </table:table-cell>
              <table:table-cell office:value-type="float" office:value="25120">
                <text:p>25120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431">
                <text:p>55431</text:p>
              </table:table-cell>
              <table:table-cell office:value-type="float" office:value="55425">
                <text:p>55425</text:p>
              </table:table-cell>
              <table:table-cell office:value-type="float" office:value="42196">
                <text:p>42196</text:p>
              </table:table-cell>
              <table:table-cell office:value-type="float" office:value="38375">
                <text:p>38375</text:p>
              </table:table-cell>
              <table:table-cell office:value-type="float" office:value="42185">
                <text:p>421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69">
                <text:p>89269</text:p>
              </table:table-cell>
              <table:table-cell office:value-type="float" office:value="89246">
                <text:p>89246</text:p>
              </table:table-cell>
              <table:table-cell office:value-type="float" office:value="43250">
                <text:p>43250</text:p>
              </table:table-cell>
              <table:table-cell office:value-type="float" office:value="43267">
                <text:p>43267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11">
                <text:p>170011</text:p>
              </table:table-cell>
              <table:table-cell office:value-type="float" office:value="170002">
                <text:p>170002</text:p>
              </table:table-cell>
              <table:table-cell office:value-type="float" office:value="43791">
                <text:p>43791</text:p>
              </table:table-cell>
              <table:table-cell office:value-type="float" office:value="43807">
                <text:p>43807</text:p>
              </table:table-cell>
              <table:table-cell office:value-type="float" office:value="43754">
                <text:p>437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927">
                <text:p>175927</text:p>
              </table:table-cell>
              <table:table-cell office:value-type="float" office:value="44601">
                <text:p>44601</text:p>
              </table:table-cell>
              <table:table-cell office:value-type="float" office:value="44616">
                <text:p>44616</text:p>
              </table:table-cell>
              <table:table-cell office:value-type="float" office:value="44565">
                <text:p>445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9453">
                <text:p>189453</text:p>
              </table:table-cell>
              <table:table-cell office:value-type="float" office:value="189441">
                <text:p>189441</text:p>
              </table:table-cell>
              <table:table-cell office:value-type="float" office:value="55386">
                <text:p>55386</text:p>
              </table:table-cell>
              <table:table-cell office:value-type="float" office:value="45108">
                <text:p>45108</text:p>
              </table:table-cell>
              <table:table-cell office:value-type="float" office:value="55341">
                <text:p>553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87">
                <text:p>278587</text:p>
              </table:table-cell>
              <table:table-cell office:value-type="float" office:value="278570">
                <text:p>278570</text:p>
              </table:table-cell>
              <table:table-cell office:value-type="float" office:value="60727">
                <text:p>60727</text:p>
              </table:table-cell>
              <table:table-cell office:value-type="float" office:value="45365">
                <text:p>45365</text:p>
              </table:table-cell>
              <table:table-cell office:value-type="float" office:value="60683">
                <text:p>606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5007">
                <text:p>315007</text:p>
              </table:table-cell>
              <table:table-cell office:value-type="float" office:value="314988">
                <text:p>314988</text:p>
              </table:table-cell>
              <table:table-cell office:value-type="float" office:value="65465">
                <text:p>65465</text:p>
              </table:table-cell>
              <table:table-cell office:value-type="float" office:value="45457">
                <text:p>45457</text:p>
              </table:table-cell>
              <table:table-cell office:value-type="float" office:value="65414">
                <text:p>654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4023">
                <text:p>364023</text:p>
              </table:table-cell>
              <table:table-cell office:value-type="float" office:value="363999">
                <text:p>363999</text:p>
              </table:table-cell>
              <table:table-cell office:value-type="float" office:value="71060">
                <text:p>71060</text:p>
              </table:table-cell>
              <table:table-cell office:value-type="float" office:value="45466">
                <text:p>45466</text:p>
              </table:table-cell>
              <table:table-cell office:value-type="float" office:value="71004">
                <text:p>710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9194">
                <text:p>369194</text:p>
              </table:table-cell>
              <table:table-cell office:value-type="float" office:value="369169">
                <text:p>369169</text:p>
              </table:table-cell>
              <table:table-cell office:value-type="float" office:value="78973">
                <text:p>78973</text:p>
              </table:table-cell>
              <table:table-cell office:value-type="float" office:value="45503">
                <text:p>45503</text:p>
              </table:table-cell>
              <table:table-cell office:value-type="float" office:value="78908">
                <text:p>7890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78cm" svg:height="9cm" xlink:href=".." xlink:type="simple" chart:class="chart:bar" chart:style-name="ch1">
        <chart:legend chart:legend-position="end" svg:x="18.869cm" svg:y="3.703cm" style:legend-expansion="high" chart:style-name="ch2"/>
        <chart:plot-area chart:style-name="ch3" table:cell-range-address="'geolife-6000'.A42:'geolife-6000'.D53" chart:data-source-has-labels="both" svg:x="0.411cm" svg:y="0.18cm" svg:width="18.048cm" svg:height="8.64cm">
          <chartooo:coordinate-region svg:x="1.773cm" svg:y="0.38cm" svg:width="16.686cm" svg:height="7.793cm"/>
          <chart:axis chart:dimension="x" chart:name="primary-x" chart:style-name="ch4" chartooo:axis-type="auto">
            <chartooo:date-scale/>
            <chart:categories table:cell-range-address="'geolife-6000'.A43:'geolife-6000'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43:'geolife-6000'.B53" chart:label-cell-address="'geolife-6000'.B42:'geolife-6000'.B42" chart:class="chart:bar">
            <chart:data-point chart:repeated="11"/>
          </chart:series>
          <chart:series chart:style-name="ch8" chart:values-cell-range-address="'geolife-6000'.C43:'geolife-6000'.C53" chart:label-cell-address="'geolife-6000'.C42:'geolife-6000'.C42" chart:class="chart:bar">
            <chart:data-point chart:repeated="11"/>
          </chart:series>
          <chart:series chart:style-name="ch9" chart:values-cell-range-address="'geolife-6000'.D43:'geolife-6000'.D53" chart:label-cell-address="'geolife-6000'.D42:'geolife-6000'.D4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42:'geolife-6000'.B42</svg:desc>
                </draw:g>
              </table:table-cell>
              <table:table-cell office:value-type="string">
                <text:p>AF</text:p>
                <draw:g>
                  <svg:desc>'geolife-6000'.C42:'geolife-6000'.C42</svg:desc>
                </draw:g>
              </table:table-cell>
              <table:table-cell office:value-type="string">
                <text:p>AFGH</text:p>
                <draw:g>
                  <svg:desc>'geolife-6000'.D42:'geolife-6000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43:'geolife-6000'.A53</svg:desc>
                </draw:g>
              </table:table-cell>
              <table:table-cell office:value-type="float" office:value="175937">
                <text:p>175937</text:p>
                <draw:g>
                  <svg:desc>'geolife-6000'.B43:'geolife-6000'.B53</svg:desc>
                </draw:g>
              </table:table-cell>
              <table:table-cell office:value-type="float" office:value="175927">
                <text:p>175927</text:p>
                <draw:g>
                  <svg:desc>'geolife-6000'.C43:'geolife-6000'.C53</svg:desc>
                </draw:g>
              </table:table-cell>
              <table:table-cell office:value-type="float" office:value="175937">
                <text:p>175937</text:p>
                <draw:g>
                  <svg:desc>'geolife-6000'.D43:'geolife-6000'.D5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75958">
                <text:p>175958</text:p>
              </table:table-cell>
              <table:table-cell office:value-type="float" office:value="75968">
                <text:p>75968</text:p>
              </table:table-cell>
              <table:table-cell office:value-type="float" office:value="175907">
                <text:p>1759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5049">
                <text:p>65049</text:p>
              </table:table-cell>
              <table:table-cell office:value-type="float" office:value="65071">
                <text:p>65071</text:p>
              </table:table-cell>
              <table:table-cell office:value-type="float" office:value="65005">
                <text:p>65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69">
                <text:p>44569</text:p>
              </table:table-cell>
              <table:table-cell office:value-type="float" office:value="44584">
                <text:p>44584</text:p>
              </table:table-cell>
              <table:table-cell office:value-type="float" office:value="44533">
                <text:p>445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3352">
                <text:p>43352</text:p>
              </table:table-cell>
              <table:table-cell office:value-type="float" office:value="42767">
                <text:p>42767</text:p>
              </table:table-cell>
              <table:table-cell office:value-type="float" office:value="43326">
                <text:p>433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3370">
                <text:p>43370</text:p>
              </table:table-cell>
              <table:table-cell office:value-type="float" office:value="40563">
                <text:p>40563</text:p>
              </table:table-cell>
              <table:table-cell office:value-type="float" office:value="43342">
                <text:p>4334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3398">
                <text:p>43398</text:p>
              </table:table-cell>
              <table:table-cell office:value-type="float" office:value="37449">
                <text:p>37449</text:p>
              </table:table-cell>
              <table:table-cell office:value-type="float" office:value="43378">
                <text:p>4337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3436">
                <text:p>43436</text:p>
              </table:table-cell>
              <table:table-cell office:value-type="float" office:value="20905">
                <text:p>20905</text:p>
              </table:table-cell>
              <table:table-cell office:value-type="float" office:value="43424">
                <text:p>434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458">
                <text:p>43458</text:p>
              </table:table-cell>
              <table:table-cell office:value-type="float" office:value="16230">
                <text:p>16230</text:p>
              </table:table-cell>
              <table:table-cell office:value-type="float" office:value="43448">
                <text:p>434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476">
                <text:p>43476</text:p>
              </table:table-cell>
              <table:table-cell office:value-type="float" office:value="10073">
                <text:p>10073</text:p>
              </table:table-cell>
              <table:table-cell office:value-type="float" office:value="43464">
                <text:p>43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494">
                <text:p>43494</text:p>
              </table:table-cell>
              <table:table-cell office:value-type="float" office:value="9532">
                <text:p>9532</text:p>
              </table:table-cell>
              <table:table-cell office:value-type="float" office:value="43480">
                <text:p>4348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8cm" svg:height="10.585cm" xlink:href=".." xlink:type="simple" chart:class="chart:bar" chart:style-name="ch1">
        <chart:legend chart:legend-position="end" svg:x="21.972cm" svg:y="3.997cm" style:legend-expansion="high" chart:style-name="ch2"/>
        <chart:plot-area chart:style-name="ch3" table:cell-range-address="'geolife-6000'.A68:'geolife-6000'.F87" chart:data-source-has-labels="both" svg:x="0.473cm" svg:y="0.211cm" svg:width="21.026cm" svg:height="10.163cm">
          <chartooo:coordinate-region svg:x="1.835cm" svg:y="0.41cm" svg:width="19.664cm" svg:height="9.317cm"/>
          <chart:axis chart:dimension="x" chart:name="primary-x" chart:style-name="ch4" chartooo:axis-type="auto">
            <chartooo:date-scale/>
            <chart:categories table:cell-range-address="'geolife-6000'.A69:'geolife-6000'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69:'geolife-6000'.B87" chart:label-cell-address="'geolife-6000'.B68:'geolife-6000'.B68" chart:class="chart:bar">
            <chart:data-point chart:repeated="19"/>
          </chart:series>
          <chart:series chart:style-name="ch8" chart:values-cell-range-address="'geolife-6000'.C69:'geolife-6000'.C87" chart:label-cell-address="'geolife-6000'.C68:'geolife-6000'.C68" chart:class="chart:bar">
            <chart:data-point chart:repeated="19"/>
          </chart:series>
          <chart:series chart:style-name="ch9" chart:values-cell-range-address="'geolife-6000'.D69:'geolife-6000'.D87" chart:label-cell-address="'geolife-6000'.D68:'geolife-6000'.D68" chart:class="chart:bar">
            <chart:data-point chart:repeated="19"/>
          </chart:series>
          <chart:series chart:style-name="ch10" chart:values-cell-range-address="'geolife-6000'.E69:'geolife-6000'.E87" chart:label-cell-address="'geolife-6000'.E68:'geolife-6000'.E68" chart:class="chart:bar">
            <chart:data-point chart:repeated="19"/>
          </chart:series>
          <chart:series chart:style-name="ch11" chart:values-cell-range-address="'geolife-6000'.F69:'geolife-6000'.F87" chart:label-cell-address="'geolife-6000'.F68:'geolife-6000'.F68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68:'geolife-6000'.B68</svg:desc>
                </draw:g>
              </table:table-cell>
              <table:table-cell office:value-type="string">
                <text:p>NS</text:p>
                <draw:g>
                  <svg:desc>'geolife-6000'.C68:'geolife-6000'.C68</svg:desc>
                </draw:g>
              </table:table-cell>
              <table:table-cell office:value-type="string">
                <text:p>QE</text:p>
                <draw:g>
                  <svg:desc>'geolife-6000'.D68:'geolife-6000'.D68</svg:desc>
                </draw:g>
              </table:table-cell>
              <table:table-cell office:value-type="string">
                <text:p>AF</text:p>
                <draw:g>
                  <svg:desc>'geolife-6000'.E68:'geolife-6000'.E68</svg:desc>
                </draw:g>
              </table:table-cell>
              <table:table-cell office:value-type="string">
                <text:p>AFGH</text:p>
                <draw:g>
                  <svg:desc>'geolife-6000'.F68:'geolife-6000'.F6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69:'geolife-6000'.A87</svg:desc>
                </draw:g>
              </table:table-cell>
              <table:table-cell office:value-type="float" office:value="74060">
                <text:p>74060</text:p>
                <draw:g>
                  <svg:desc>'geolife-6000'.B69:'geolife-6000'.B87</svg:desc>
                </draw:g>
              </table:table-cell>
              <table:table-cell office:value-type="float" office:value="2">
                <text:p>2</text:p>
                <draw:g>
                  <svg:desc>'geolife-6000'.C69:'geolife-6000'.C87</svg:desc>
                </draw:g>
              </table:table-cell>
              <table:table-cell office:value-type="float" office:value="86">
                <text:p>86</text:p>
                <draw:g>
                  <svg:desc>'geolife-6000'.D69:'geolife-6000'.D87</svg:desc>
                </draw:g>
              </table:table-cell>
              <table:table-cell office:value-type="float" office:value="2">
                <text:p>2</text:p>
                <draw:g>
                  <svg:desc>'geolife-6000'.E69:'geolife-6000'.E87</svg:desc>
                </draw:g>
              </table:table-cell>
              <table:table-cell office:value-type="float" office:value="10752">
                <text:p>10752</text:p>
                <draw:g>
                  <svg:desc>'geolife-6000'.F69:'geolife-6000'.F8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185">
                <text:p>75185</text:p>
              </table:table-cell>
              <table:table-cell office:value-type="float" office:value="74321">
                <text:p>74321</text:p>
              </table:table-cell>
              <table:table-cell office:value-type="float" office:value="9860">
                <text:p>9860</text:p>
              </table:table-cell>
              <table:table-cell office:value-type="float" office:value="9843">
                <text:p>9843</text:p>
              </table:table-cell>
              <table:table-cell office:value-type="float" office:value="13812">
                <text:p>13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160">
                <text:p>76160</text:p>
              </table:table-cell>
              <table:table-cell office:value-type="float" office:value="76142">
                <text:p>76142</text:p>
              </table:table-cell>
              <table:table-cell office:value-type="float" office:value="76166">
                <text:p>76166</text:p>
              </table:table-cell>
              <table:table-cell office:value-type="float" office:value="74330">
                <text:p>74330</text:p>
              </table:table-cell>
              <table:table-cell office:value-type="float" office:value="76180">
                <text:p>761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978">
                <text:p>96978</text:p>
              </table:table-cell>
              <table:table-cell office:value-type="float" office:value="96959">
                <text:p>96959</text:p>
              </table:table-cell>
              <table:table-cell office:value-type="float" office:value="96984">
                <text:p>96984</text:p>
              </table:table-cell>
              <table:table-cell office:value-type="float" office:value="76151">
                <text:p>76151</text:p>
              </table:table-cell>
              <table:table-cell office:value-type="float" office:value="96998">
                <text:p>96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166">
                <text:p>98166</text:p>
              </table:table-cell>
              <table:table-cell office:value-type="float" office:value="98147">
                <text:p>98147</text:p>
              </table:table-cell>
              <table:table-cell office:value-type="float" office:value="98172">
                <text:p>98172</text:p>
              </table:table-cell>
              <table:table-cell office:value-type="float" office:value="96968">
                <text:p>96968</text:p>
              </table:table-cell>
              <table:table-cell office:value-type="float" office:value="98186">
                <text:p>981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088">
                <text:p>109088</text:p>
              </table:table-cell>
              <table:table-cell office:value-type="float" office:value="109067">
                <text:p>109067</text:p>
              </table:table-cell>
              <table:table-cell office:value-type="float" office:value="109094">
                <text:p>109094</text:p>
              </table:table-cell>
              <table:table-cell office:value-type="float" office:value="98156">
                <text:p>98156</text:p>
              </table:table-cell>
              <table:table-cell office:value-type="float" office:value="109108">
                <text:p>1091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9571">
                <text:p>179571</text:p>
              </table:table-cell>
              <table:table-cell office:value-type="float" office:value="179525">
                <text:p>179525</text:p>
              </table:table-cell>
              <table:table-cell office:value-type="float" office:value="179577">
                <text:p>179577</text:p>
              </table:table-cell>
              <table:table-cell office:value-type="float" office:value="179534">
                <text:p>179534</text:p>
              </table:table-cell>
              <table:table-cell office:value-type="float" office:value="179591">
                <text:p>1795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9660">
                <text:p>179660</text:p>
              </table:table-cell>
              <table:table-cell office:value-type="float" office:value="179634">
                <text:p>179634</text:p>
              </table:table-cell>
              <table:table-cell office:value-type="float" office:value="179666">
                <text:p>179666</text:p>
              </table:table-cell>
              <table:table-cell office:value-type="float" office:value="179643">
                <text:p>179643</text:p>
              </table:table-cell>
              <table:table-cell office:value-type="float" office:value="179680">
                <text:p>1796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5954">
                <text:p>185954</text:p>
              </table:table-cell>
              <table:table-cell office:value-type="float" office:value="185936">
                <text:p>185936</text:p>
              </table:table-cell>
              <table:table-cell office:value-type="float" office:value="185960">
                <text:p>185960</text:p>
              </table:table-cell>
              <table:table-cell office:value-type="float" office:value="185945">
                <text:p>185945</text:p>
              </table:table-cell>
              <table:table-cell office:value-type="float" office:value="185974">
                <text:p>185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2157">
                <text:p>272157</text:p>
              </table:table-cell>
              <table:table-cell office:value-type="float" office:value="235980">
                <text:p>235980</text:p>
              </table:table-cell>
              <table:table-cell office:value-type="float" office:value="272163">
                <text:p>272163</text:p>
              </table:table-cell>
              <table:table-cell office:value-type="float" office:value="235989">
                <text:p>235989</text:p>
              </table:table-cell>
              <table:table-cell office:value-type="float" office:value="272177">
                <text:p>2721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2158">
                <text:p>272158</text:p>
              </table:table-cell>
              <table:table-cell office:value-type="float" office:value="235980">
                <text:p>235980</text:p>
              </table:table-cell>
              <table:table-cell office:value-type="float" office:value="272164">
                <text:p>272164</text:p>
              </table:table-cell>
              <table:table-cell office:value-type="float" office:value="235989">
                <text:p>235989</text:p>
              </table:table-cell>
              <table:table-cell office:value-type="float" office:value="272178">
                <text:p>2721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726">
                <text:p>301726</text:p>
              </table:table-cell>
              <table:table-cell office:value-type="float" office:value="301636">
                <text:p>301636</text:p>
              </table:table-cell>
              <table:table-cell office:value-type="float" office:value="301732">
                <text:p>301732</text:p>
              </table:table-cell>
              <table:table-cell office:value-type="float" office:value="301645">
                <text:p>301645</text:p>
              </table:table-cell>
              <table:table-cell office:value-type="float" office:value="301746">
                <text:p>301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938">
                <text:p>301938</text:p>
              </table:table-cell>
              <table:table-cell office:value-type="float" office:value="301903">
                <text:p>301903</text:p>
              </table:table-cell>
              <table:table-cell office:value-type="float" office:value="301944">
                <text:p>301944</text:p>
              </table:table-cell>
              <table:table-cell office:value-type="float" office:value="301912">
                <text:p>301912</text:p>
              </table:table-cell>
              <table:table-cell office:value-type="float" office:value="301958">
                <text:p>3019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27420">
                <text:p>327420</text:p>
              </table:table-cell>
              <table:table-cell office:value-type="float" office:value="327383">
                <text:p>327383</text:p>
              </table:table-cell>
              <table:table-cell office:value-type="float" office:value="327426">
                <text:p>327426</text:p>
              </table:table-cell>
              <table:table-cell office:value-type="float" office:value="327392">
                <text:p>327392</text:p>
              </table:table-cell>
              <table:table-cell office:value-type="float" office:value="327440">
                <text:p>3274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0206">
                <text:p>350206</text:p>
              </table:table-cell>
              <table:table-cell office:value-type="float" office:value="350132">
                <text:p>350132</text:p>
              </table:table-cell>
              <table:table-cell office:value-type="float" office:value="350212">
                <text:p>350212</text:p>
              </table:table-cell>
              <table:table-cell office:value-type="float" office:value="350141">
                <text:p>350141</text:p>
              </table:table-cell>
              <table:table-cell office:value-type="float" office:value="350226">
                <text:p>3502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207">
                <text:p>350207</text:p>
              </table:table-cell>
              <table:table-cell office:value-type="float" office:value="350148">
                <text:p>350148</text:p>
              </table:table-cell>
              <table:table-cell office:value-type="float" office:value="350213">
                <text:p>350213</text:p>
              </table:table-cell>
              <table:table-cell office:value-type="float" office:value="350157">
                <text:p>350157</text:p>
              </table:table-cell>
              <table:table-cell office:value-type="float" office:value="350227">
                <text:p>3502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4111">
                <text:p>394111</text:p>
              </table:table-cell>
              <table:table-cell office:value-type="float" office:value="393906">
                <text:p>393906</text:p>
              </table:table-cell>
              <table:table-cell office:value-type="float" office:value="394117">
                <text:p>394117</text:p>
              </table:table-cell>
              <table:table-cell office:value-type="float" office:value="393915">
                <text:p>393915</text:p>
              </table:table-cell>
              <table:table-cell office:value-type="float" office:value="394131">
                <text:p>3941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4112">
                <text:p>394112</text:p>
              </table:table-cell>
              <table:table-cell office:value-type="float" office:value="393940">
                <text:p>393940</text:p>
              </table:table-cell>
              <table:table-cell office:value-type="float" office:value="394118">
                <text:p>394118</text:p>
              </table:table-cell>
              <table:table-cell office:value-type="float" office:value="393949">
                <text:p>393949</text:p>
              </table:table-cell>
              <table:table-cell office:value-type="float" office:value="394132">
                <text:p>394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20">
                <text:p>396020</text:p>
              </table:table-cell>
              <table:table-cell office:value-type="float" office:value="395612">
                <text:p>395612</text:p>
              </table:table-cell>
              <table:table-cell office:value-type="float" office:value="396026">
                <text:p>396026</text:p>
              </table:table-cell>
              <table:table-cell office:value-type="float" office:value="395621">
                <text:p>395621</text:p>
              </table:table-cell>
              <table:table-cell office:value-type="float" office:value="396040">
                <text:p>3960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84cm" svg:height="8.994cm" xlink:href=".." xlink:type="simple" chart:class="chart:bar" chart:style-name="ch1">
        <chart:legend chart:legend-position="end" svg:x="21.475cm" svg:y="3.202cm" style:legend-expansion="high" chart:style-name="ch2"/>
        <chart:plot-area chart:style-name="ch3" table:cell-range-address="'geolife-6000'.A91:'geolife-6000'.F105" chart:data-source-has-labels="both" svg:x="0.463cm" svg:y="0.179cm" svg:width="20.55cm" svg:height="8.636cm">
          <chartooo:coordinate-region svg:x="1.825cm" svg:y="0.379cm" svg:width="19.188cm" svg:height="7.789cm"/>
          <chart:axis chart:dimension="x" chart:name="primary-x" chart:style-name="ch4" chartooo:axis-type="auto">
            <chartooo:date-scale/>
            <chart:categories table:cell-range-address="'geolife-6000'.A92:'geolife-6000'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92:'geolife-6000'.B105" chart:label-cell-address="'geolife-6000'.B91:'geolife-6000'.B91" chart:class="chart:bar">
            <chart:data-point chart:repeated="14"/>
          </chart:series>
          <chart:series chart:style-name="ch8" chart:values-cell-range-address="'geolife-6000'.C92:'geolife-6000'.C105" chart:label-cell-address="'geolife-6000'.C91:'geolife-6000'.C91" chart:class="chart:bar">
            <chart:data-point chart:repeated="14"/>
          </chart:series>
          <chart:series chart:style-name="ch9" chart:values-cell-range-address="'geolife-6000'.D92:'geolife-6000'.D105" chart:label-cell-address="'geolife-6000'.D91:'geolife-6000'.D91" chart:class="chart:bar">
            <chart:data-point chart:repeated="14"/>
          </chart:series>
          <chart:series chart:style-name="ch10" chart:values-cell-range-address="'geolife-6000'.E92:'geolife-6000'.E105" chart:label-cell-address="'geolife-6000'.E91:'geolife-6000'.E91" chart:class="chart:bar">
            <chart:data-point chart:repeated="14"/>
          </chart:series>
          <chart:series chart:style-name="ch11" chart:values-cell-range-address="'geolife-6000'.F92:'geolife-6000'.F105" chart:label-cell-address="'geolife-6000'.F91:'geolife-6000'.F9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91:'geolife-6000'.B91</svg:desc>
                </draw:g>
              </table:table-cell>
              <table:table-cell office:value-type="string">
                <text:p>NS</text:p>
                <draw:g>
                  <svg:desc>'geolife-6000'.C91:'geolife-6000'.C91</svg:desc>
                </draw:g>
              </table:table-cell>
              <table:table-cell office:value-type="string">
                <text:p>QE</text:p>
                <draw:g>
                  <svg:desc>'geolife-6000'.D91:'geolife-6000'.D91</svg:desc>
                </draw:g>
              </table:table-cell>
              <table:table-cell office:value-type="string">
                <text:p>AF</text:p>
                <draw:g>
                  <svg:desc>'geolife-6000'.E91:'geolife-6000'.E91</svg:desc>
                </draw:g>
              </table:table-cell>
              <table:table-cell office:value-type="string">
                <text:p>AFGH</text:p>
                <draw:g>
                  <svg:desc>'geolife-6000'.F91:'geolife-6000'.F9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92:'geolife-6000'.A105</svg:desc>
                </draw:g>
              </table:table-cell>
              <table:table-cell office:value-type="float" office:value="35353">
                <text:p>35353</text:p>
                <draw:g>
                  <svg:desc>'geolife-6000'.B92:'geolife-6000'.B105</svg:desc>
                </draw:g>
              </table:table-cell>
              <table:table-cell office:value-type="float" office:value="35351">
                <text:p>35351</text:p>
                <draw:g>
                  <svg:desc>'geolife-6000'.C92:'geolife-6000'.C105</svg:desc>
                </draw:g>
              </table:table-cell>
              <table:table-cell office:value-type="float" office:value="35353">
                <text:p>35353</text:p>
                <draw:g>
                  <svg:desc>'geolife-6000'.D92:'geolife-6000'.D105</svg:desc>
                </draw:g>
              </table:table-cell>
              <table:table-cell office:value-type="float" office:value="35351">
                <text:p>35351</text:p>
                <draw:g>
                  <svg:desc>'geolife-6000'.E92:'geolife-6000'.E105</svg:desc>
                </draw:g>
              </table:table-cell>
              <table:table-cell office:value-type="float" office:value="35353">
                <text:p>35353</text:p>
                <draw:g>
                  <svg:desc>'geolife-6000'.F92:'geolife-6000'.F10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591">
                <text:p>53591</text:p>
              </table:table-cell>
              <table:table-cell office:value-type="float" office:value="53587">
                <text:p>53587</text:p>
              </table:table-cell>
              <table:table-cell office:value-type="float" office:value="53592">
                <text:p>53592</text:p>
              </table:table-cell>
              <table:table-cell office:value-type="float" office:value="53589">
                <text:p>53589</text:p>
              </table:table-cell>
              <table:table-cell office:value-type="float" office:value="53592">
                <text:p>535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655">
                <text:p>71655</text:p>
              </table:table-cell>
              <table:table-cell office:value-type="float" office:value="71648">
                <text:p>71648</text:p>
              </table:table-cell>
              <table:table-cell office:value-type="float" office:value="71656">
                <text:p>71656</text:p>
              </table:table-cell>
              <table:table-cell office:value-type="float" office:value="71651">
                <text:p>71651</text:p>
              </table:table-cell>
              <table:table-cell office:value-type="float" office:value="71659">
                <text:p>716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831">
                <text:p>89831</text:p>
              </table:table-cell>
              <table:table-cell office:value-type="float" office:value="89822">
                <text:p>89822</text:p>
              </table:table-cell>
              <table:table-cell office:value-type="float" office:value="89832">
                <text:p>89832</text:p>
              </table:table-cell>
              <table:table-cell office:value-type="float" office:value="89826">
                <text:p>89826</text:p>
              </table:table-cell>
              <table:table-cell office:value-type="float" office:value="89836">
                <text:p>89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7239">
                <text:p>107239</text:p>
              </table:table-cell>
              <table:table-cell office:value-type="float" office:value="107226">
                <text:p>107226</text:p>
              </table:table-cell>
              <table:table-cell office:value-type="float" office:value="107241">
                <text:p>107241</text:p>
              </table:table-cell>
              <table:table-cell office:value-type="float" office:value="107231">
                <text:p>107231</text:p>
              </table:table-cell>
              <table:table-cell office:value-type="float" office:value="107247">
                <text:p>1072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319">
                <text:p>127319</text:p>
              </table:table-cell>
              <table:table-cell office:value-type="float" office:value="127307">
                <text:p>127307</text:p>
              </table:table-cell>
              <table:table-cell office:value-type="float" office:value="127322">
                <text:p>127322</text:p>
              </table:table-cell>
              <table:table-cell office:value-type="float" office:value="127313">
                <text:p>127313</text:p>
              </table:table-cell>
              <table:table-cell office:value-type="float" office:value="127330">
                <text:p>1273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7088">
                <text:p>147088</text:p>
              </table:table-cell>
              <table:table-cell office:value-type="float" office:value="147074">
                <text:p>147074</text:p>
              </table:table-cell>
              <table:table-cell office:value-type="float" office:value="147092">
                <text:p>147092</text:p>
              </table:table-cell>
              <table:table-cell office:value-type="float" office:value="147081">
                <text:p>147081</text:p>
              </table:table-cell>
              <table:table-cell office:value-type="float" office:value="147102">
                <text:p>1471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7810">
                <text:p>167810</text:p>
              </table:table-cell>
              <table:table-cell office:value-type="float" office:value="167794">
                <text:p>167794</text:p>
              </table:table-cell>
              <table:table-cell office:value-type="float" office:value="167815">
                <text:p>167815</text:p>
              </table:table-cell>
              <table:table-cell office:value-type="float" office:value="167802">
                <text:p>167802</text:p>
              </table:table-cell>
              <table:table-cell office:value-type="float" office:value="167827">
                <text:p>167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5954">
                <text:p>185954</text:p>
              </table:table-cell>
              <table:table-cell office:value-type="float" office:value="185936">
                <text:p>185936</text:p>
              </table:table-cell>
              <table:table-cell office:value-type="float" office:value="185960">
                <text:p>185960</text:p>
              </table:table-cell>
              <table:table-cell office:value-type="float" office:value="185945">
                <text:p>185945</text:p>
              </table:table-cell>
              <table:table-cell office:value-type="float" office:value="185974">
                <text:p>185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4038">
                <text:p>204038</text:p>
              </table:table-cell>
              <table:table-cell office:value-type="float" office:value="204017">
                <text:p>204017</text:p>
              </table:table-cell>
              <table:table-cell office:value-type="float" office:value="204045">
                <text:p>204045</text:p>
              </table:table-cell>
              <table:table-cell office:value-type="float" office:value="204027">
                <text:p>204027</text:p>
              </table:table-cell>
              <table:table-cell office:value-type="float" office:value="204061">
                <text:p>2040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4842">
                <text:p>224842</text:p>
              </table:table-cell>
              <table:table-cell office:value-type="float" office:value="224820">
                <text:p>224820</text:p>
              </table:table-cell>
              <table:table-cell office:value-type="float" office:value="224850">
                <text:p>224850</text:p>
              </table:table-cell>
              <table:table-cell office:value-type="float" office:value="224831">
                <text:p>224831</text:p>
              </table:table-cell>
              <table:table-cell office:value-type="float" office:value="224868">
                <text:p>224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3851">
                <text:p>243851</text:p>
              </table:table-cell>
              <table:table-cell office:value-type="float" office:value="243827">
                <text:p>243827</text:p>
              </table:table-cell>
              <table:table-cell office:value-type="float" office:value="243860">
                <text:p>243860</text:p>
              </table:table-cell>
              <table:table-cell office:value-type="float" office:value="243839">
                <text:p>243839</text:p>
              </table:table-cell>
              <table:table-cell office:value-type="float" office:value="243880">
                <text:p>2438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2631">
                <text:p>262631</text:p>
              </table:table-cell>
              <table:table-cell office:value-type="float" office:value="262604">
                <text:p>262604</text:p>
              </table:table-cell>
              <table:table-cell office:value-type="float" office:value="262641">
                <text:p>262641</text:p>
              </table:table-cell>
              <table:table-cell office:value-type="float" office:value="262617">
                <text:p>262617</text:p>
              </table:table-cell>
              <table:table-cell office:value-type="float" office:value="262663">
                <text:p>2626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0206">
                <text:p>280206</text:p>
              </table:table-cell>
              <table:table-cell office:value-type="float" office:value="280175">
                <text:p>280175</text:p>
              </table:table-cell>
              <table:table-cell office:value-type="float" office:value="280217">
                <text:p>280217</text:p>
              </table:table-cell>
              <table:table-cell office:value-type="float" office:value="280189">
                <text:p>280189</text:p>
              </table:table-cell>
              <table:table-cell office:value-type="float" office:value="280241">
                <text:p>28024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93cm" svg:height="9.02cm" xlink:href=".." xlink:type="simple" chart:class="chart:bar" chart:style-name="ch1">
        <chart:legend chart:legend-position="end" svg:x="20.485cm" svg:y="3.713cm" style:legend-expansion="high" chart:style-name="ch2"/>
        <chart:plot-area chart:style-name="ch3" table:cell-range-address="'geolife-6000'.A108:'geolife-6000'.D119" chart:data-source-has-labels="both" svg:x="0.25cm" svg:y="0.053cm" svg:width="20.337cm" svg:height="8.652cm">
          <chartooo:coordinate-region svg:x="1.612cm" svg:y="0.253cm" svg:width="18.975cm" svg:height="7.805cm"/>
          <chart:axis chart:dimension="x" chart:name="primary-x" chart:style-name="ch4" chartooo:axis-type="auto">
            <chartooo:date-scale/>
            <chart:categories table:cell-range-address="'geolife-6000'.A109:'geolife-6000'.A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109:'geolife-6000'.B119" chart:label-cell-address="'geolife-6000'.B108:'geolife-6000'.B108" chart:class="chart:bar">
            <chart:data-point chart:repeated="11"/>
          </chart:series>
          <chart:series chart:style-name="ch8" chart:values-cell-range-address="'geolife-6000'.C109:'geolife-6000'.C119" chart:label-cell-address="'geolife-6000'.C108:'geolife-6000'.C108" chart:class="chart:bar">
            <chart:data-point chart:repeated="11"/>
          </chart:series>
          <chart:series chart:style-name="ch9" chart:values-cell-range-address="'geolife-6000'.D109:'geolife-6000'.D119" chart:label-cell-address="'geolife-6000'.D108:'geolife-6000'.D108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108:'geolife-6000'.B108</svg:desc>
                </draw:g>
              </table:table-cell>
              <table:table-cell office:value-type="string">
                <text:p>AF</text:p>
                <draw:g>
                  <svg:desc>'geolife-6000'.C108:'geolife-6000'.C108</svg:desc>
                </draw:g>
              </table:table-cell>
              <table:table-cell office:value-type="string">
                <text:p>AFGH</text:p>
                <draw:g>
                  <svg:desc>'geolife-6000'.D108:'geolife-6000'.D10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109:'geolife-6000'.A119</svg:desc>
                </draw:g>
              </table:table-cell>
              <table:table-cell office:value-type="float" office:value="185954">
                <text:p>185954</text:p>
                <draw:g>
                  <svg:desc>'geolife-6000'.B109:'geolife-6000'.B119</svg:desc>
                </draw:g>
              </table:table-cell>
              <table:table-cell office:value-type="float" office:value="185936">
                <text:p>185936</text:p>
                <draw:g>
                  <svg:desc>'geolife-6000'.C109:'geolife-6000'.C119</svg:desc>
                </draw:g>
              </table:table-cell>
              <table:table-cell office:value-type="float" office:value="185954">
                <text:p>185954</text:p>
                <draw:g>
                  <svg:desc>'geolife-6000'.D109:'geolife-6000'.D11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85954">
                <text:p>185954</text:p>
              </table:table-cell>
              <table:table-cell office:value-type="float" office:value="185936">
                <text:p>185936</text:p>
              </table:table-cell>
              <table:table-cell office:value-type="float" office:value="185962">
                <text:p>18596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85954">
                <text:p>185954</text:p>
              </table:table-cell>
              <table:table-cell office:value-type="float" office:value="185936">
                <text:p>185936</text:p>
              </table:table-cell>
              <table:table-cell office:value-type="float" office:value="185970">
                <text:p>18597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5960">
                <text:p>185960</text:p>
              </table:table-cell>
              <table:table-cell office:value-type="float" office:value="185945">
                <text:p>185945</text:p>
              </table:table-cell>
              <table:table-cell office:value-type="float" office:value="185974">
                <text:p>1859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5963">
                <text:p>185963</text:p>
              </table:table-cell>
              <table:table-cell office:value-type="float" office:value="185945">
                <text:p>185945</text:p>
              </table:table-cell>
              <table:table-cell office:value-type="float" office:value="185978">
                <text:p>1859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85970">
                <text:p>185970</text:p>
              </table:table-cell>
              <table:table-cell office:value-type="float" office:value="185954">
                <text:p>185954</text:p>
              </table:table-cell>
              <table:table-cell office:value-type="float" office:value="185982">
                <text:p>1859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85981">
                <text:p>185981</text:p>
              </table:table-cell>
              <table:table-cell office:value-type="float" office:value="185963">
                <text:p>185963</text:p>
              </table:table-cell>
              <table:table-cell office:value-type="float" office:value="185994">
                <text:p>1859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85981">
                <text:p>185981</text:p>
              </table:table-cell>
              <table:table-cell office:value-type="float" office:value="185963">
                <text:p>185963</text:p>
              </table:table-cell>
              <table:table-cell office:value-type="float" office:value="185994">
                <text:p>1859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85999">
                <text:p>185999</text:p>
              </table:table-cell>
              <table:table-cell office:value-type="float" office:value="185981">
                <text:p>185981</text:p>
              </table:table-cell>
              <table:table-cell office:value-type="float" office:value="186010">
                <text:p>18601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6017">
                <text:p>186017</text:p>
              </table:table-cell>
              <table:table-cell office:value-type="float" office:value="185999">
                <text:p>185999</text:p>
              </table:table-cell>
              <table:table-cell office:value-type="float" office:value="186026">
                <text:p>18602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2060">
                <text:p>172060</text:p>
              </table:table-cell>
              <table:table-cell office:value-type="float" office:value="153981">
                <text:p>153981</text:p>
              </table:table-cell>
              <table:table-cell office:value-type="float" office:value="172068">
                <text:p>17206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52cm" svg:height="8.979cm" xlink:href=".." xlink:type="simple" chart:class="chart:line" chart:style-name="ch1">
        <chart:legend chart:legend-position="end" svg:x="18.055cm" svg:y="3.194cm" style:legend-expansion="high" chart:style-name="ch2"/>
        <chart:plot-area chart:style-name="ch3" table:cell-range-address="Sheet1.A61:Sheet1.F80" chart:data-source-has-labels="both" svg:x="0.407cm" svg:y="0.179cm" svg:width="17.241cm" svg:height="8.621cm">
          <chartooo:coordinate-region svg:x="1.769cm" svg:y="0.379cm" svg:width="15.692cm" svg:height="7.774cm"/>
          <chart:axis chart:dimension="x" chart:name="primary-x" chart:style-name="ch4" chartooo:axis-type="auto">
            <chartooo:date-scale/>
            <chart:categories table:cell-range-address="Sheet1.A62:Sheet1.A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2:Sheet1.B80" chart:label-cell-address="Sheet1.B61:Sheet1.B61" chart:class="chart:line">
            <chart:data-point chart:repeated="19"/>
          </chart:series>
          <chart:series chart:style-name="ch7" chart:values-cell-range-address="Sheet1.C62:Sheet1.C80" chart:label-cell-address="Sheet1.C61:Sheet1.C61" chart:class="chart:line">
            <chart:data-point chart:repeated="19"/>
          </chart:series>
          <chart:series chart:style-name="ch8" chart:values-cell-range-address="Sheet1.D62:Sheet1.D80" chart:label-cell-address="Sheet1.D61:Sheet1.D61" chart:class="chart:line">
            <chart:data-point chart:repeated="19"/>
          </chart:series>
          <chart:series chart:style-name="ch9" chart:values-cell-range-address="Sheet1.E62:Sheet1.E80" chart:label-cell-address="Sheet1.E61:Sheet1.E61" chart:class="chart:line">
            <chart:data-point chart:repeated="19"/>
          </chart:series>
          <chart:series chart:style-name="ch10" chart:values-cell-range-address="Sheet1.F62:Sheet1.F80" chart:label-cell-address="Sheet1.F61:Sheet1.F6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61:Sheet1.B61</svg:desc>
                </draw:g>
              </table:table-cell>
              <table:table-cell office:value-type="string">
                <text:p>NS</text:p>
                <draw:g>
                  <svg:desc>Sheet1.C61:Sheet1.C61</svg:desc>
                </draw:g>
              </table:table-cell>
              <table:table-cell office:value-type="string">
                <text:p>QE</text:p>
                <draw:g>
                  <svg:desc>Sheet1.D61:Sheet1.D61</svg:desc>
                </draw:g>
              </table:table-cell>
              <table:table-cell office:value-type="string">
                <text:p>AF</text:p>
                <draw:g>
                  <svg:desc>Sheet1.E61:Sheet1.E61</svg:desc>
                </draw:g>
              </table:table-cell>
              <table:table-cell office:value-type="string">
                <text:p>AFGH</text:p>
                <draw:g>
                  <svg:desc>Sheet1.F61:Sheet1.F6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2:Sheet1.A80</svg:desc>
                </draw:g>
              </table:table-cell>
              <table:table-cell office:value-type="float" office:value="75287">
                <text:p>75287</text:p>
                <draw:g>
                  <svg:desc>Sheet1.B62:Sheet1.B80</svg:desc>
                </draw:g>
              </table:table-cell>
              <table:table-cell office:value-type="float" office:value="75143">
                <text:p>75143</text:p>
                <draw:g>
                  <svg:desc>Sheet1.C62:Sheet1.C80</svg:desc>
                </draw:g>
              </table:table-cell>
              <table:table-cell office:value-type="float" office:value="20637">
                <text:p>20637</text:p>
                <draw:g>
                  <svg:desc>Sheet1.D62:Sheet1.D80</svg:desc>
                </draw:g>
              </table:table-cell>
              <table:table-cell office:value-type="float" office:value="3069">
                <text:p>3069</text:p>
                <draw:g>
                  <svg:desc>Sheet1.E62:Sheet1.E80</svg:desc>
                </draw:g>
              </table:table-cell>
              <table:table-cell office:value-type="float" office:value="20606">
                <text:p>20606</text:p>
                <draw:g>
                  <svg:desc>Sheet1.F62:Sheet1.F8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376">
                <text:p>75376</text:p>
              </table:table-cell>
              <table:table-cell office:value-type="float" office:value="75254">
                <text:p>75254</text:p>
              </table:table-cell>
              <table:table-cell office:value-type="float" office:value="20666">
                <text:p>20666</text:p>
              </table:table-cell>
              <table:table-cell office:value-type="float" office:value="4890">
                <text:p>4890</text:p>
              </table:table-cell>
              <table:table-cell office:value-type="float" office:value="20635">
                <text:p>20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824">
                <text:p>75824</text:p>
              </table:table-cell>
              <table:table-cell office:value-type="float" office:value="75693">
                <text:p>75693</text:p>
              </table:table-cell>
              <table:table-cell office:value-type="float" office:value="20882">
                <text:p>20882</text:p>
              </table:table-cell>
              <table:table-cell office:value-type="float" office:value="9987">
                <text:p>9987</text:p>
              </table:table-cell>
              <table:table-cell office:value-type="float" office:value="20851">
                <text:p>20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938">
                <text:p>75938</text:p>
              </table:table-cell>
              <table:table-cell office:value-type="float" office:value="75812">
                <text:p>75812</text:p>
              </table:table-cell>
              <table:table-cell office:value-type="float" office:value="30843">
                <text:p>30843</text:p>
              </table:table-cell>
              <table:table-cell office:value-type="float" office:value="30761">
                <text:p>30761</text:p>
              </table:table-cell>
              <table:table-cell office:value-type="float" office:value="30802">
                <text:p>30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959">
                <text:p>124959</text:p>
              </table:table-cell>
              <table:table-cell office:value-type="float" office:value="124338">
                <text:p>124338</text:p>
              </table:table-cell>
              <table:table-cell office:value-type="float" office:value="38441">
                <text:p>38441</text:p>
              </table:table-cell>
              <table:table-cell office:value-type="float" office:value="38352">
                <text:p>38352</text:p>
              </table:table-cell>
              <table:table-cell office:value-type="float" office:value="38390">
                <text:p>383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7255">
                <text:p>127255</text:p>
              </table:table-cell>
              <table:table-cell office:value-type="float" office:value="126768">
                <text:p>126768</text:p>
              </table:table-cell>
              <table:table-cell office:value-type="float" office:value="40855">
                <text:p>40855</text:p>
              </table:table-cell>
              <table:table-cell office:value-type="float" office:value="40756">
                <text:p>40756</text:p>
              </table:table-cell>
              <table:table-cell office:value-type="float" office:value="40794">
                <text:p>40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468">
                <text:p>127468</text:p>
              </table:table-cell>
              <table:table-cell office:value-type="float" office:value="127242">
                <text:p>127242</text:p>
              </table:table-cell>
              <table:table-cell office:value-type="float" office:value="43933">
                <text:p>43933</text:p>
              </table:table-cell>
              <table:table-cell office:value-type="float" office:value="43821">
                <text:p>43821</text:p>
              </table:table-cell>
              <table:table-cell office:value-type="float" office:value="43862">
                <text:p>438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324">
                <text:p>129324</text:p>
              </table:table-cell>
              <table:table-cell office:value-type="float" office:value="129099">
                <text:p>129099</text:p>
              </table:table-cell>
              <table:table-cell office:value-type="float" office:value="44273">
                <text:p>44273</text:p>
              </table:table-cell>
              <table:table-cell office:value-type="float" office:value="44157">
                <text:p>44157</text:p>
              </table:table-cell>
              <table:table-cell office:value-type="float" office:value="44192">
                <text:p>441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627">
                <text:p>175627</text:p>
              </table:table-cell>
              <table:table-cell office:value-type="float" office:value="44601">
                <text:p>44601</text:p>
              </table:table-cell>
              <table:table-cell office:value-type="float" office:value="44481">
                <text:p>44481</text:p>
              </table:table-cell>
              <table:table-cell office:value-type="float" office:value="44510">
                <text:p>445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664">
                <text:p>180664</text:p>
              </table:table-cell>
              <table:table-cell office:value-type="float" office:value="180338">
                <text:p>180338</text:p>
              </table:table-cell>
              <table:table-cell office:value-type="float" office:value="44672">
                <text:p>44672</text:p>
              </table:table-cell>
              <table:table-cell office:value-type="float" office:value="44546">
                <text:p>44546</text:p>
              </table:table-cell>
              <table:table-cell office:value-type="float" office:value="44571">
                <text:p>445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69">
                <text:p>254669</text:p>
              </table:table-cell>
              <table:table-cell office:value-type="float" office:value="254153">
                <text:p>254153</text:p>
              </table:table-cell>
              <table:table-cell office:value-type="float" office:value="64401">
                <text:p>64401</text:p>
              </table:table-cell>
              <table:table-cell office:value-type="float" office:value="46490">
                <text:p>46490</text:p>
              </table:table-cell>
              <table:table-cell office:value-type="float" office:value="64270">
                <text:p>642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8688">
                <text:p>278688</text:p>
              </table:table-cell>
              <table:table-cell office:value-type="float" office:value="278158">
                <text:p>278158</text:p>
              </table:table-cell>
              <table:table-cell office:value-type="float" office:value="71377">
                <text:p>71377</text:p>
              </table:table-cell>
              <table:table-cell office:value-type="float" office:value="61751">
                <text:p>61751</text:p>
              </table:table-cell>
              <table:table-cell office:value-type="float" office:value="71206">
                <text:p>712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642">
                <text:p>322642</text:p>
              </table:table-cell>
              <table:table-cell office:value-type="float" office:value="322054">
                <text:p>322054</text:p>
              </table:table-cell>
              <table:table-cell office:value-type="float" office:value="101373">
                <text:p>101373</text:p>
              </table:table-cell>
              <table:table-cell office:value-type="float" office:value="63547">
                <text:p>63547</text:p>
              </table:table-cell>
              <table:table-cell office:value-type="float" office:value="101112">
                <text:p>101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8924">
                <text:p>338924</text:p>
              </table:table-cell>
              <table:table-cell office:value-type="float" office:value="337998">
                <text:p>337998</text:p>
              </table:table-cell>
              <table:table-cell office:value-type="float" office:value="120638">
                <text:p>120638</text:p>
              </table:table-cell>
              <table:table-cell office:value-type="float" office:value="65136">
                <text:p>65136</text:p>
              </table:table-cell>
              <table:table-cell office:value-type="float" office:value="120377">
                <text:p>1203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284">
                <text:p>361284</text:p>
              </table:table-cell>
              <table:table-cell office:value-type="float" office:value="360413">
                <text:p>360413</text:p>
              </table:table-cell>
              <table:table-cell office:value-type="float" office:value="135177">
                <text:p>135177</text:p>
              </table:table-cell>
              <table:table-cell office:value-type="float" office:value="67691">
                <text:p>67691</text:p>
              </table:table-cell>
              <table:table-cell office:value-type="float" office:value="134916">
                <text:p>1349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8868">
                <text:p>368868</text:p>
              </table:table-cell>
              <table:table-cell office:value-type="float" office:value="368186">
                <text:p>368186</text:p>
              </table:table-cell>
              <table:table-cell office:value-type="float" office:value="145018">
                <text:p>145018</text:p>
              </table:table-cell>
              <table:table-cell office:value-type="float" office:value="68290">
                <text:p>68290</text:p>
              </table:table-cell>
              <table:table-cell office:value-type="float" office:value="144757">
                <text:p>1447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984">
                <text:p>376984</text:p>
              </table:table-cell>
              <table:table-cell office:value-type="float" office:value="376327">
                <text:p>376327</text:p>
              </table:table-cell>
              <table:table-cell office:value-type="float" office:value="151047">
                <text:p>151047</text:p>
              </table:table-cell>
              <table:table-cell office:value-type="float" office:value="70340">
                <text:p>70340</text:p>
              </table:table-cell>
              <table:table-cell office:value-type="float" office:value="150786">
                <text:p>1507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672">
                <text:p>380672</text:p>
              </table:table-cell>
              <table:table-cell office:value-type="float" office:value="379966">
                <text:p>379966</text:p>
              </table:table-cell>
              <table:table-cell office:value-type="float" office:value="155069">
                <text:p>155069</text:p>
              </table:table-cell>
              <table:table-cell office:value-type="float" office:value="72214">
                <text:p>72214</text:p>
              </table:table-cell>
              <table:table-cell office:value-type="float" office:value="154808">
                <text:p>1548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3027">
                <text:p>383027</text:p>
              </table:table-cell>
              <table:table-cell office:value-type="float" office:value="382302">
                <text:p>382302</text:p>
              </table:table-cell>
              <table:table-cell office:value-type="float" office:value="159735">
                <text:p>159735</text:p>
              </table:table-cell>
              <table:table-cell office:value-type="float" office:value="73252">
                <text:p>73252</text:p>
              </table:table-cell>
              <table:table-cell office:value-type="float" office:value="159474">
                <text:p>15947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99cm" svg:height="9.002cm" xlink:href=".." xlink:type="simple" chart:class="chart:bar" chart:style-name="ch1">
        <chart:legend chart:legend-position="end" svg:x="20.29cm" svg:y="3.206cm" style:legend-expansion="high" chart:style-name="ch2"/>
        <chart:plot-area chart:style-name="ch3" table:cell-range-address="'t-drive'.A170:'t-drive'.F189" chart:data-source-has-labels="both" svg:x="0.439cm" svg:y="0.18cm" svg:width="19.413cm" svg:height="8.642cm">
          <chartooo:coordinate-region svg:x="1.616cm" svg:y="0.379cm" svg:width="18.236cm" svg:height="7.796cm"/>
          <chart:axis chart:dimension="x" chart:name="primary-x" chart:style-name="ch4" chartooo:axis-type="auto">
            <chartooo:date-scale/>
            <chart:categories table:cell-range-address="'t-drive'.A171:'t-drive'.A1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-drive'.B171:'t-drive'.B189" chart:label-cell-address="'t-drive'.B170:'t-drive'.B170" chart:class="chart:bar">
            <chart:data-point chart:repeated="19"/>
          </chart:series>
          <chart:series chart:style-name="ch8" chart:values-cell-range-address="'t-drive'.C171:'t-drive'.C189" chart:label-cell-address="'t-drive'.C170:'t-drive'.C170" chart:class="chart:bar">
            <chart:data-point chart:repeated="19"/>
          </chart:series>
          <chart:series chart:style-name="ch9" chart:values-cell-range-address="'t-drive'.D171:'t-drive'.D189" chart:label-cell-address="'t-drive'.D170:'t-drive'.D170" chart:class="chart:bar">
            <chart:data-point chart:repeated="19"/>
          </chart:series>
          <chart:series chart:style-name="ch10" chart:values-cell-range-address="'t-drive'.E171:'t-drive'.E189" chart:label-cell-address="'t-drive'.E170:'t-drive'.E170" chart:class="chart:bar">
            <chart:data-point chart:repeated="19"/>
          </chart:series>
          <chart:series chart:style-name="ch11" chart:values-cell-range-address="'t-drive'.F171:'t-drive'.F189" chart:label-cell-address="'t-drive'.F170:'t-drive'.F170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'.B170:'t-drive'.B170</svg:desc>
                </draw:g>
              </table:table-cell>
              <table:table-cell office:value-type="string">
                <text:p>NS</text:p>
                <draw:g>
                  <svg:desc>'t-drive'.C170:'t-drive'.C170</svg:desc>
                </draw:g>
              </table:table-cell>
              <table:table-cell office:value-type="string">
                <text:p>QE</text:p>
                <draw:g>
                  <svg:desc>'t-drive'.D170:'t-drive'.D170</svg:desc>
                </draw:g>
              </table:table-cell>
              <table:table-cell office:value-type="string">
                <text:p>AF</text:p>
                <draw:g>
                  <svg:desc>'t-drive'.E170:'t-drive'.E170</svg:desc>
                </draw:g>
              </table:table-cell>
              <table:table-cell office:value-type="string">
                <text:p>AFGH</text:p>
                <draw:g>
                  <svg:desc>'t-drive'.F170:'t-drive'.F17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'.A171:'t-drive'.A189</svg:desc>
                </draw:g>
              </table:table-cell>
              <table:table-cell office:value-type="float" office:value="35043">
                <text:p>35043</text:p>
                <draw:g>
                  <svg:desc>'t-drive'.B171:'t-drive'.B189</svg:desc>
                </draw:g>
              </table:table-cell>
              <table:table-cell office:value-type="float" office:value="35029">
                <text:p>35029</text:p>
                <draw:g>
                  <svg:desc>'t-drive'.C171:'t-drive'.C189</svg:desc>
                </draw:g>
              </table:table-cell>
              <table:table-cell office:value-type="float" office:value="11564">
                <text:p>11564</text:p>
                <draw:g>
                  <svg:desc>'t-drive'.D171:'t-drive'.D189</svg:desc>
                </draw:g>
              </table:table-cell>
              <table:table-cell office:value-type="float" office:value="NaN">
                <text:p>NaN</text:p>
                <draw:g>
                  <svg:desc>'t-drive'.E171:'t-drive'.E189</svg:desc>
                </draw:g>
              </table:table-cell>
              <table:table-cell office:value-type="float" office:value="10763">
                <text:p>10763</text:p>
                <draw:g>
                  <svg:desc>'t-drive'.F171:'t-drive'.F18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097">
                <text:p>38097</text:p>
              </table:table-cell>
              <table:table-cell office:value-type="float" office:value="38068">
                <text:p>38068</text:p>
              </table:table-cell>
              <table:table-cell office:value-type="float" office:value="12461">
                <text:p>12461</text:p>
              </table:table-cell>
              <table:table-cell office:value-type="float" office:value="NaN">
                <text:p>NaN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169">
                <text:p>39169</text:p>
              </table:table-cell>
              <table:table-cell office:value-type="float" office:value="39154">
                <text:p>39154</text:p>
              </table:table-cell>
              <table:table-cell office:value-type="float" office:value="13468">
                <text:p>13468</text:p>
              </table:table-cell>
              <table:table-cell office:value-type="float" office:value="NaN">
                <text:p>NaN</text:p>
              </table:table-cell>
              <table:table-cell office:value-type="float" office:value="12531">
                <text:p>125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288">
                <text:p>39288</text:p>
              </table:table-cell>
              <table:table-cell office:value-type="float" office:value="39252">
                <text:p>39252</text:p>
              </table:table-cell>
              <table:table-cell office:value-type="float" office:value="13597">
                <text:p>13597</text:p>
              </table:table-cell>
              <table:table-cell office:value-type="float" office:value="NaN">
                <text:p>NaN</text:p>
              </table:table-cell>
              <table:table-cell office:value-type="float" office:value="12655">
                <text:p>126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12">
                <text:p>42612</text:p>
              </table:table-cell>
              <table:table-cell office:value-type="float" office:value="42575">
                <text:p>42575</text:p>
              </table:table-cell>
              <table:table-cell office:value-type="float" office:value="13725">
                <text:p>13725</text:p>
              </table:table-cell>
              <table:table-cell office:value-type="float" office:value="NaN">
                <text:p>NaN</text:p>
              </table:table-cell>
              <table:table-cell office:value-type="float" office:value="12774">
                <text:p>12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987">
                <text:p>43987</text:p>
              </table:table-cell>
              <table:table-cell office:value-type="float" office:value="43962">
                <text:p>43962</text:p>
              </table:table-cell>
              <table:table-cell office:value-type="float" office:value="13865">
                <text:p>13865</text:p>
              </table:table-cell>
              <table:table-cell office:value-type="float" office:value="NaN">
                <text:p>NaN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090">
                <text:p>44090</text:p>
              </table:table-cell>
              <table:table-cell office:value-type="float" office:value="43999">
                <text:p>43999</text:p>
              </table:table-cell>
              <table:table-cell office:value-type="float" office:value="14210">
                <text:p>14210</text:p>
              </table:table-cell>
              <table:table-cell office:value-type="float" office:value="NaN">
                <text:p>NaN</text:p>
              </table:table-cell>
              <table:table-cell office:value-type="float" office:value="13231">
                <text:p>132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417">
                <text:p>45417</text:p>
              </table:table-cell>
              <table:table-cell office:value-type="float" office:value="45401">
                <text:p>45401</text:p>
              </table:table-cell>
              <table:table-cell office:value-type="float" office:value="14267">
                <text:p>14267</text:p>
              </table:table-cell>
              <table:table-cell office:value-type="float" office:value="NaN">
                <text:p>NaN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524">
                <text:p>46524</text:p>
              </table:table-cell>
              <table:table-cell office:value-type="float" office:value="46503">
                <text:p>46503</text:p>
              </table:table-cell>
              <table:table-cell office:value-type="float" office:value="14546">
                <text:p>14546</text:p>
              </table:table-cell>
              <table:table-cell office:value-type="float" office:value="NaN">
                <text:p>NaN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036">
                <text:p>47036</text:p>
              </table:table-cell>
              <table:table-cell office:value-type="float" office:value="47016">
                <text:p>47016</text:p>
              </table:table-cell>
              <table:table-cell office:value-type="float" office:value="15161">
                <text:p>15161</text:p>
              </table:table-cell>
              <table:table-cell office:value-type="float" office:value="NaN">
                <text:p>NaN</text:p>
              </table:table-cell>
              <table:table-cell office:value-type="float" office:value="14103">
                <text:p>141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629">
                <text:p>47629</text:p>
              </table:table-cell>
              <table:table-cell office:value-type="float" office:value="47610">
                <text:p>47610</text:p>
              </table:table-cell>
              <table:table-cell office:value-type="float" office:value="15366">
                <text:p>15366</text:p>
              </table:table-cell>
              <table:table-cell office:value-type="float" office:value="NaN">
                <text:p>NaN</text:p>
              </table:table-cell>
              <table:table-cell office:value-type="float" office:value="14289">
                <text:p>142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791">
                <text:p>48791</text:p>
              </table:table-cell>
              <table:table-cell office:value-type="float" office:value="48773">
                <text:p>48773</text:p>
              </table:table-cell>
              <table:table-cell office:value-type="float" office:value="15410">
                <text:p>15410</text:p>
              </table:table-cell>
              <table:table-cell office:value-type="float" office:value="NaN">
                <text:p>NaN</text:p>
              </table:table-cell>
              <table:table-cell office:value-type="float" office:value="14331">
                <text:p>143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215">
                <text:p>49215</text:p>
              </table:table-cell>
              <table:table-cell office:value-type="float" office:value="49195">
                <text:p>49195</text:p>
              </table:table-cell>
              <table:table-cell office:value-type="float" office:value="15564">
                <text:p>15564</text:p>
              </table:table-cell>
              <table:table-cell office:value-type="float" office:value="NaN">
                <text:p>NaN</text:p>
              </table:table-cell>
              <table:table-cell office:value-type="float" office:value="14473">
                <text:p>144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461">
                <text:p>49461</text:p>
              </table:table-cell>
              <table:table-cell office:value-type="float" office:value="49439">
                <text:p>49439</text:p>
              </table:table-cell>
              <table:table-cell office:value-type="float" office:value="17035">
                <text:p>17035</text:p>
              </table:table-cell>
              <table:table-cell office:value-type="float" office:value="NaN">
                <text:p>NaN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092">
                <text:p>50092</text:p>
              </table:table-cell>
              <table:table-cell office:value-type="float" office:value="50074">
                <text:p>50074</text:p>
              </table:table-cell>
              <table:table-cell office:value-type="float" office:value="17382">
                <text:p>17382</text:p>
              </table:table-cell>
              <table:table-cell office:value-type="float" office:value="NaN">
                <text:p>NaN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0294">
                <text:p>50294</text:p>
              </table:table-cell>
              <table:table-cell office:value-type="float" office:value="50262">
                <text:p>50262</text:p>
              </table:table-cell>
              <table:table-cell office:value-type="float" office:value="17404">
                <text:p>17404</text:p>
              </table:table-cell>
              <table:table-cell office:value-type="float" office:value="NaN">
                <text:p>NaN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326">
                <text:p>50326</text:p>
              </table:table-cell>
              <table:table-cell office:value-type="float" office:value="50309">
                <text:p>50309</text:p>
              </table:table-cell>
              <table:table-cell office:value-type="float" office:value="17782">
                <text:p>17782</text:p>
              </table:table-cell>
              <table:table-cell office:value-type="float" office:value="NaN">
                <text:p>NaN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137">
                <text:p>52137</text:p>
              </table:table-cell>
              <table:table-cell office:value-type="float" office:value="52114">
                <text:p>52114</text:p>
              </table:table-cell>
              <table:table-cell office:value-type="float" office:value="19872">
                <text:p>19872</text:p>
              </table:table-cell>
              <table:table-cell office:value-type="float" office:value="NaN">
                <text:p>NaN</text:p>
              </table:table-cell>
              <table:table-cell office:value-type="float" office:value="18518">
                <text:p>18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963">
                <text:p>52963</text:p>
              </table:table-cell>
              <table:table-cell office:value-type="float" office:value="52941">
                <text:p>52941</text:p>
              </table:table-cell>
              <table:table-cell office:value-type="float" office:value="20021">
                <text:p>20021</text:p>
              </table:table-cell>
              <table:table-cell office:value-type="float" office:value="NaN">
                <text:p>NaN</text:p>
              </table:table-cell>
              <table:table-cell office:value-type="float" office:value="18658">
                <text:p>1865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08cm" svg:height="9.002cm" xlink:href=".." xlink:type="simple" chart:class="chart:bar" chart:style-name="ch1">
        <chart:legend chart:legend-position="end" svg:x="20.2cm" svg:y="3.206cm" style:legend-expansion="high" chart:style-name="ch2"/>
        <chart:plot-area chart:style-name="ch3" table:cell-range-address="'t-drive'.A194:'t-drive'.F207 't-drive'.B193:'t-drive'.F193" chart:data-source-has-labels="both" svg:x="0.438cm" svg:y="0.18cm" svg:width="19.324cm" svg:height="8.642cm">
          <chartooo:coordinate-region svg:x="1.8cm" svg:y="0.38cm" svg:width="17.962cm" svg:height="7.795cm"/>
          <chart:axis chart:dimension="x" chart:name="primary-x" chart:style-name="ch4" chartooo:axis-type="auto">
            <chartooo:date-scale/>
            <chart:categories table:cell-range-address="'t-drive'.A194:'t-drive'.A2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-drive'.B194:'t-drive'.B207" chart:label-cell-address="'t-drive'.B193:'t-drive'.B193" chart:class="chart:bar">
            <chart:data-point chart:repeated="14"/>
          </chart:series>
          <chart:series chart:style-name="ch8" chart:values-cell-range-address="'t-drive'.C194:'t-drive'.C207" chart:label-cell-address="'t-drive'.C193:'t-drive'.C193" chart:class="chart:bar">
            <chart:data-point chart:repeated="14"/>
          </chart:series>
          <chart:series chart:style-name="ch9" chart:values-cell-range-address="'t-drive'.D194:'t-drive'.D207" chart:label-cell-address="'t-drive'.D193:'t-drive'.D193" chart:class="chart:bar">
            <chart:data-point chart:repeated="14"/>
          </chart:series>
          <chart:series chart:style-name="ch10" chart:values-cell-range-address="'t-drive'.E194:'t-drive'.E207" chart:label-cell-address="'t-drive'.E193:'t-drive'.E193" chart:class="chart:bar">
            <chart:data-point chart:repeated="14"/>
          </chart:series>
          <chart:series chart:style-name="ch11" chart:values-cell-range-address="'t-drive'.F194:'t-drive'.F207" chart:label-cell-address="'t-drive'.F193:'t-drive'.F193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'.B193:'t-drive'.B193</svg:desc>
                </draw:g>
              </table:table-cell>
              <table:table-cell office:value-type="string">
                <text:p>NS</text:p>
                <draw:g>
                  <svg:desc>'t-drive'.C193:'t-drive'.C193</svg:desc>
                </draw:g>
              </table:table-cell>
              <table:table-cell office:value-type="string">
                <text:p>QE</text:p>
                <draw:g>
                  <svg:desc>'t-drive'.D193:'t-drive'.D193</svg:desc>
                </draw:g>
              </table:table-cell>
              <table:table-cell office:value-type="string">
                <text:p>AF</text:p>
                <draw:g>
                  <svg:desc>'t-drive'.E193:'t-drive'.E193</svg:desc>
                </draw:g>
              </table:table-cell>
              <table:table-cell office:value-type="string">
                <text:p>AFGH</text:p>
                <draw:g>
                  <svg:desc>'t-drive'.F193:'t-drive'.F19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'.A194:'t-drive'.A207</svg:desc>
                </draw:g>
              </table:table-cell>
              <table:table-cell office:value-type="float" office:value="603">
                <text:p>603</text:p>
                <draw:g>
                  <svg:desc>'t-drive'.B194:'t-drive'.B207</svg:desc>
                </draw:g>
              </table:table-cell>
              <table:table-cell office:value-type="float" office:value="603">
                <text:p>603</text:p>
                <draw:g>
                  <svg:desc>'t-drive'.C194:'t-drive'.C207</svg:desc>
                </draw:g>
              </table:table-cell>
              <table:table-cell office:value-type="float" office:value="673">
                <text:p>673</text:p>
                <draw:g>
                  <svg:desc>'t-drive'.D194:'t-drive'.D207</svg:desc>
                </draw:g>
              </table:table-cell>
              <table:table-cell office:value-type="float" office:value="NaN">
                <text:p>NaN</text:p>
                <draw:g>
                  <svg:desc>'t-drive'.E194:'t-drive'.E207</svg:desc>
                </draw:g>
              </table:table-cell>
              <table:table-cell office:value-type="float" office:value="581">
                <text:p>581</text:p>
                <draw:g>
                  <svg:desc>'t-drive'.F194:'t-drive'.F20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58">
                <text:p>2758</text:p>
              </table:table-cell>
              <table:table-cell office:value-type="float" office:value="2752">
                <text:p>2752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40">
                <text:p>12540</text:p>
              </table:table-cell>
              <table:table-cell office:value-type="float" office:value="12540">
                <text:p>12540</text:p>
              </table:table-cell>
              <table:table-cell office:value-type="float" office:value="5047">
                <text:p>5047</text:p>
              </table:table-cell>
              <table:table-cell office:value-type="float" office:value="NaN">
                <text:p>NaN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230">
                <text:p>16230</text:p>
              </table:table-cell>
              <table:table-cell office:value-type="float" office:value="16227">
                <text:p>16227</text:p>
              </table:table-cell>
              <table:table-cell office:value-type="float" office:value="6482">
                <text:p>6482</text:p>
              </table:table-cell>
              <table:table-cell office:value-type="float" office:value="NaN">
                <text:p>NaN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956">
                <text:p>18956</text:p>
              </table:table-cell>
              <table:table-cell office:value-type="float" office:value="18955">
                <text:p>18955</text:p>
              </table:table-cell>
              <table:table-cell office:value-type="float" office:value="7687">
                <text:p>7687</text:p>
              </table:table-cell>
              <table:table-cell office:value-type="float" office:value="NaN">
                <text:p>NaN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557">
                <text:p>21557</text:p>
              </table:table-cell>
              <table:table-cell office:value-type="float" office:value="21551">
                <text:p>21551</text:p>
              </table:table-cell>
              <table:table-cell office:value-type="float" office:value="8998">
                <text:p>8998</text:p>
              </table:table-cell>
              <table:table-cell office:value-type="float" office:value="NaN">
                <text:p>NaN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71">
                <text:p>27671</text:p>
              </table:table-cell>
              <table:table-cell office:value-type="float" office:value="27661">
                <text:p>27661</text:p>
              </table:table-cell>
              <table:table-cell office:value-type="float" office:value="10477">
                <text:p>10477</text:p>
              </table:table-cell>
              <table:table-cell office:value-type="float" office:value="NaN">
                <text:p>NaN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431">
                <text:p>33431</text:p>
              </table:table-cell>
              <table:table-cell office:value-type="float" office:value="33415">
                <text:p>33415</text:p>
              </table:table-cell>
              <table:table-cell office:value-type="float" office:value="12754">
                <text:p>12754</text:p>
              </table:table-cell>
              <table:table-cell office:value-type="float" office:value="NaN">
                <text:p>NaN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524">
                <text:p>46524</text:p>
              </table:table-cell>
              <table:table-cell office:value-type="float" office:value="46503">
                <text:p>46503</text:p>
              </table:table-cell>
              <table:table-cell office:value-type="float" office:value="14546">
                <text:p>14546</text:p>
              </table:table-cell>
              <table:table-cell office:value-type="float" office:value="NaN">
                <text:p>NaN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067">
                <text:p>53067</text:p>
              </table:table-cell>
              <table:table-cell office:value-type="float" office:value="53045">
                <text:p>53045</text:p>
              </table:table-cell>
              <table:table-cell office:value-type="float" office:value="17424">
                <text:p>17424</text:p>
              </table:table-cell>
              <table:table-cell office:value-type="float" office:value="NaN">
                <text:p>NaN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838">
                <text:p>58838</text:p>
              </table:table-cell>
              <table:table-cell office:value-type="float" office:value="58808">
                <text:p>58808</text:p>
              </table:table-cell>
              <table:table-cell office:value-type="float" office:value="21581">
                <text:p>21581</text:p>
              </table:table-cell>
              <table:table-cell office:value-type="float" office:value="NaN">
                <text:p>NaN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050">
                <text:p>66050</text:p>
              </table:table-cell>
              <table:table-cell office:value-type="float" office:value="66006">
                <text:p>66006</text:p>
              </table:table-cell>
              <table:table-cell office:value-type="float" office:value="25064">
                <text:p>25064</text:p>
              </table:table-cell>
              <table:table-cell office:value-type="float" office:value="NaN">
                <text:p>NaN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9563">
                <text:p>69563</text:p>
              </table:table-cell>
              <table:table-cell office:value-type="float" office:value="69468">
                <text:p>69468</text:p>
              </table:table-cell>
              <table:table-cell office:value-type="float" office:value="27883">
                <text:p>27883</text:p>
              </table:table-cell>
              <table:table-cell office:value-type="float" office:value="NaN">
                <text:p>NaN</text:p>
              </table:table-cell>
              <table:table-cell office:value-type="float" office:value="26263">
                <text:p>26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5959">
                <text:p>85959</text:p>
              </table:table-cell>
              <table:table-cell office:value-type="float" office:value="85872">
                <text:p>85872</text:p>
              </table:table-cell>
              <table:table-cell office:value-type="float" office:value="33391">
                <text:p>33391</text:p>
              </table:table-cell>
              <table:table-cell office:value-type="float" office:value="NaN">
                <text:p>NaN</text:p>
              </table:table-cell>
              <table:table-cell office:value-type="float" office:value="31410">
                <text:p>3141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8cm" svg:height="9.011cm" xlink:href=".." xlink:type="simple" chart:class="chart:bar" chart:style-name="ch1">
        <chart:legend chart:legend-position="end" svg:x="18.43cm" svg:y="3.21cm" style:legend-expansion="high" chart:style-name="ch2"/>
        <chart:plot-area chart:style-name="ch3" table:cell-range-address="'geolife-6000'.A307:'geolife-6000'.F326" chart:data-source-has-labels="both" svg:x="0.402cm" svg:y="0.18cm" svg:width="17.626cm" svg:height="8.651cm">
          <chartooo:coordinate-region svg:x="1.949cm" svg:y="0.38cm" svg:width="16.079cm" svg:height="7.804cm"/>
          <chart:axis chart:dimension="x" chart:name="primary-x" chart:style-name="ch4" chartooo:axis-type="auto">
            <chartooo:date-scale/>
            <chart:categories table:cell-range-address="'geolife-6000'.A308:'geolife-6000'.A3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308:'geolife-6000'.B326" chart:label-cell-address="'geolife-6000'.B307:'geolife-6000'.B307" chart:class="chart:bar">
            <chart:data-point chart:repeated="19"/>
          </chart:series>
          <chart:series chart:style-name="ch8" chart:values-cell-range-address="'geolife-6000'.C308:'geolife-6000'.C326" chart:label-cell-address="'geolife-6000'.C307:'geolife-6000'.C307" chart:class="chart:bar">
            <chart:data-point chart:repeated="19"/>
          </chart:series>
          <chart:series chart:style-name="ch9" chart:values-cell-range-address="'geolife-6000'.D308:'geolife-6000'.D326" chart:label-cell-address="'geolife-6000'.D307:'geolife-6000'.D307" chart:class="chart:bar">
            <chart:data-point chart:repeated="19"/>
          </chart:series>
          <chart:series chart:style-name="ch10" chart:values-cell-range-address="'geolife-6000'.E308:'geolife-6000'.E326" chart:label-cell-address="'geolife-6000'.E307:'geolife-6000'.E307" chart:class="chart:bar">
            <chart:data-point chart:repeated="19"/>
          </chart:series>
          <chart:series chart:style-name="ch11" chart:values-cell-range-address="'geolife-6000'.F308:'geolife-6000'.F326" chart:label-cell-address="'geolife-6000'.F307:'geolife-6000'.F307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307:'geolife-6000'.B307</svg:desc>
                </draw:g>
              </table:table-cell>
              <table:table-cell office:value-type="string">
                <text:p>NS</text:p>
                <draw:g>
                  <svg:desc>'geolife-6000'.C307:'geolife-6000'.C307</svg:desc>
                </draw:g>
              </table:table-cell>
              <table:table-cell office:value-type="string">
                <text:p>QE</text:p>
                <draw:g>
                  <svg:desc>'geolife-6000'.D307:'geolife-6000'.D307</svg:desc>
                </draw:g>
              </table:table-cell>
              <table:table-cell office:value-type="string">
                <text:p>AF</text:p>
                <draw:g>
                  <svg:desc>'geolife-6000'.E307:'geolife-6000'.E307</svg:desc>
                </draw:g>
              </table:table-cell>
              <table:table-cell office:value-type="string">
                <text:p>AFGH</text:p>
                <draw:g>
                  <svg:desc>'geolife-6000'.F307:'geolife-6000'.F30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308:'geolife-6000'.A326</svg:desc>
                </draw:g>
              </table:table-cell>
              <table:table-cell office:value-type="float" office:value="364">
                <text:p>364</text:p>
                <draw:g>
                  <svg:desc>'geolife-6000'.B308:'geolife-6000'.B326</svg:desc>
                </draw:g>
              </table:table-cell>
              <table:table-cell office:value-type="float" office:value="2">
                <text:p>2</text:p>
                <draw:g>
                  <svg:desc>'geolife-6000'.C308:'geolife-6000'.C326</svg:desc>
                </draw:g>
              </table:table-cell>
              <table:table-cell office:value-type="float" office:value="364">
                <text:p>364</text:p>
                <draw:g>
                  <svg:desc>'geolife-6000'.D308:'geolife-6000'.D326</svg:desc>
                </draw:g>
              </table:table-cell>
              <table:table-cell office:value-type="float" office:value="2">
                <text:p>2</text:p>
                <draw:g>
                  <svg:desc>'geolife-6000'.E308:'geolife-6000'.E326</svg:desc>
                </draw:g>
              </table:table-cell>
              <table:table-cell office:value-type="float" office:value="372">
                <text:p>372</text:p>
                <draw:g>
                  <svg:desc>'geolife-6000'.F308:'geolife-6000'.F32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61">
                <text:p>9361</text:p>
              </table:table-cell>
              <table:table-cell office:value-type="float" office:value="8793">
                <text:p>8793</text:p>
              </table:table-cell>
              <table:table-cell office:value-type="float" office:value="9361">
                <text:p>9361</text:p>
              </table:table-cell>
              <table:table-cell office:value-type="float" office:value="8793">
                <text:p>8793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670">
                <text:p>44670</text:p>
              </table:table-cell>
              <table:table-cell office:value-type="float" office:value="44643">
                <text:p>44643</text:p>
              </table:table-cell>
              <table:table-cell office:value-type="float" office:value="44670">
                <text:p>44670</text:p>
              </table:table-cell>
              <table:table-cell office:value-type="float" office:value="44643">
                <text:p>44643</text:p>
              </table:table-cell>
              <table:table-cell office:value-type="float" office:value="44678">
                <text:p>44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483">
                <text:p>90483</text:p>
              </table:table-cell>
              <table:table-cell office:value-type="float" office:value="90458">
                <text:p>90458</text:p>
              </table:table-cell>
              <table:table-cell office:value-type="float" office:value="90483">
                <text:p>90483</text:p>
              </table:table-cell>
              <table:table-cell office:value-type="float" office:value="90458">
                <text:p>90458</text:p>
              </table:table-cell>
              <table:table-cell office:value-type="float" office:value="90491">
                <text:p>904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4428">
                <text:p>474428</text:p>
              </table:table-cell>
              <table:table-cell office:value-type="float" office:value="474405">
                <text:p>474405</text:p>
              </table:table-cell>
              <table:table-cell office:value-type="float" office:value="474428">
                <text:p>474428</text:p>
              </table:table-cell>
              <table:table-cell office:value-type="float" office:value="474405">
                <text:p>474405</text:p>
              </table:table-cell>
              <table:table-cell office:value-type="float" office:value="474436">
                <text:p>4744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4464">
                <text:p>474464</text:p>
              </table:table-cell>
              <table:table-cell office:value-type="float" office:value="474434">
                <text:p>474434</text:p>
              </table:table-cell>
              <table:table-cell office:value-type="float" office:value="474464">
                <text:p>474464</text:p>
              </table:table-cell>
              <table:table-cell office:value-type="float" office:value="474434">
                <text:p>474434</text:p>
              </table:table-cell>
              <table:table-cell office:value-type="float" office:value="474472">
                <text:p>4744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1436">
                <text:p>491436</text:p>
              </table:table-cell>
              <table:table-cell office:value-type="float" office:value="491251">
                <text:p>491251</text:p>
              </table:table-cell>
              <table:table-cell office:value-type="float" office:value="491436">
                <text:p>491436</text:p>
              </table:table-cell>
              <table:table-cell office:value-type="float" office:value="491251">
                <text:p>491251</text:p>
              </table:table-cell>
              <table:table-cell office:value-type="float" office:value="491444">
                <text:p>4914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1469">
                <text:p>491469</text:p>
              </table:table-cell>
              <table:table-cell office:value-type="float" office:value="491450">
                <text:p>491450</text:p>
              </table:table-cell>
              <table:table-cell office:value-type="float" office:value="491469">
                <text:p>491469</text:p>
              </table:table-cell>
              <table:table-cell office:value-type="float" office:value="491450">
                <text:p>491450</text:p>
              </table:table-cell>
              <table:table-cell office:value-type="float" office:value="491477">
                <text:p>4914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532">
                <text:p>535532</text:p>
              </table:table-cell>
              <table:table-cell office:value-type="float" office:value="535509">
                <text:p>535509</text:p>
              </table:table-cell>
              <table:table-cell office:value-type="float" office:value="535532">
                <text:p>535532</text:p>
              </table:table-cell>
              <table:table-cell office:value-type="float" office:value="535509">
                <text:p>535509</text:p>
              </table:table-cell>
              <table:table-cell office:value-type="float" office:value="535540">
                <text:p>535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4717">
                <text:p>624717</text:p>
              </table:table-cell>
              <table:table-cell office:value-type="float" office:value="624652">
                <text:p>624652</text:p>
              </table:table-cell>
              <table:table-cell office:value-type="float" office:value="624717">
                <text:p>624717</text:p>
              </table:table-cell>
              <table:table-cell office:value-type="float" office:value="624652">
                <text:p>624652</text:p>
              </table:table-cell>
              <table:table-cell office:value-type="float" office:value="624725">
                <text:p>6247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75">
                <text:p>992975</text:p>
              </table:table-cell>
              <table:table-cell office:value-type="float" office:value="992957">
                <text:p>992957</text:p>
              </table:table-cell>
              <table:table-cell office:value-type="float" office:value="992983">
                <text:p>99298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24cm" svg:height="7.055cm" xlink:href=".." xlink:type="simple" chart:class="chart:line" chart:style-name="ch1">
        <chart:legend chart:legend-position="end" svg:x="12.427cm" svg:y="2.73cm" style:legend-expansion="high" chart:style-name="ch2"/>
        <chart:plot-area chart:style-name="ch3" table:cell-range-address="Sheet1.A42:Sheet1.D53" chart:data-source-has-labels="both" svg:x="1.305cm" svg:y="0.141cm" svg:width="10.828cm" svg:height="5.792cm">
          <chartooo:coordinate-region svg:x="2.482cm" svg:y="0.341cm" svg:width="9.372cm" svg:height="4.945cm"/>
          <chart:axis chart:dimension="x" chart:name="primary-x" chart:style-name="ch4" chartooo:axis-type="auto">
            <chartooo:date-scale/>
            <chart:title svg:x="6.569cm" svg:y="6.074cm" chart:style-name="ch5">
              <text:p>μ</text:p>
            </chart:title>
            <chart:categories table:cell-range-address="Sheet1.A43:Sheet1.A53"/>
          </chart:axis>
          <chart:axis chart:dimension="y" chart:name="primary-y" chart:style-name="ch4">
            <chart:title svg:x="0.451cm" svg:y="3.491cm" chart:style-name="ch6">
              <text:p>count</text:p>
            </chart:title>
            <chart:grid chart:style-name="ch7" chart:class="major"/>
          </chart:axis>
          <chart:series chart:style-name="ch8" chart:values-cell-range-address="Sheet1.B43:Sheet1.B53" chart:label-cell-address="Sheet1.B42:Sheet1.B42" chart:class="chart:line">
            <chart:data-point chart:repeated="11"/>
          </chart:series>
          <chart:series chart:style-name="ch9" chart:values-cell-range-address="Sheet1.C43:Sheet1.C53" chart:label-cell-address="Sheet1.C42:Sheet1.C42" chart:class="chart:line">
            <chart:data-point chart:repeated="11"/>
          </chart:series>
          <chart:series chart:style-name="ch10" chart:values-cell-range-address="Sheet1.D43:Sheet1.D53" chart:label-cell-address="Sheet1.D42:Sheet1.D4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Sheet1.B42:Sheet1.B42</svg:desc>
                </draw:g>
              </table:table-cell>
              <table:table-cell office:value-type="string">
                <text:p>AF</text:p>
                <draw:g>
                  <svg:desc>Sheet1.C42:Sheet1.C42</svg:desc>
                </draw:g>
              </table:table-cell>
              <table:table-cell office:value-type="string">
                <text:p>AFGH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3:Sheet1.A53</svg:desc>
                </draw:g>
              </table:table-cell>
              <table:table-cell office:value-type="float" office:value="175937">
                <text:p>175937</text:p>
                <draw:g>
                  <svg:desc>Sheet1.B43:Sheet1.B53</svg:desc>
                </draw:g>
              </table:table-cell>
              <table:table-cell office:value-type="float" office:value="175627">
                <text:p>175627</text:p>
                <draw:g>
                  <svg:desc>Sheet1.C43:Sheet1.C53</svg:desc>
                </draw:g>
              </table:table-cell>
              <table:table-cell office:value-type="float" office:value="175937">
                <text:p>175937</text:p>
                <draw:g>
                  <svg:desc>Sheet1.D43:Sheet1.D5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75928">
                <text:p>175928</text:p>
              </table:table-cell>
              <table:table-cell office:value-type="float" office:value="75825">
                <text:p>75825</text:p>
              </table:table-cell>
              <table:table-cell office:value-type="float" office:value="175837">
                <text:p>17583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4995">
                <text:p>64995</text:p>
              </table:table-cell>
              <table:table-cell office:value-type="float" office:value="64924">
                <text:p>64924</text:p>
              </table:table-cell>
              <table:table-cell office:value-type="float" office:value="65004">
                <text:p>6500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08">
                <text:p>44508</text:p>
              </table:table-cell>
              <table:table-cell office:value-type="float" office:value="44463">
                <text:p>44463</text:p>
              </table:table-cell>
              <table:table-cell office:value-type="float" office:value="44517">
                <text:p>4451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2685">
                <text:p>42685</text:p>
              </table:table-cell>
              <table:table-cell office:value-type="float" office:value="42652">
                <text:p>42652</text:p>
              </table:table-cell>
              <table:table-cell office:value-type="float" office:value="42694">
                <text:p>4269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0481">
                <text:p>40481</text:p>
              </table:table-cell>
              <table:table-cell office:value-type="float" office:value="40456">
                <text:p>4045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7367">
                <text:p>37367</text:p>
              </table:table-cell>
              <table:table-cell office:value-type="float" office:value="37352">
                <text:p>37352</text:p>
              </table:table-cell>
              <table:table-cell office:value-type="float" office:value="37376">
                <text:p>373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0823">
                <text:p>20823</text:p>
              </table:table-cell>
              <table:table-cell office:value-type="float" office:value="20817">
                <text:p>20817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6148">
                <text:p>16148</text:p>
              </table:table-cell>
              <table:table-cell office:value-type="float" office:value="16147">
                <text:p>16147</text:p>
              </table:table-cell>
              <table:table-cell office:value-type="float" office:value="16157">
                <text:p>161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991">
                <text:p>9991</text:p>
              </table:table-cell>
              <table:table-cell office:value-type="float" office:value="9991">
                <text:p>9991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50">
                <text:p>9450</text:p>
              </table:table-cell>
              <table:table-cell office:value-type="float" office:value="9450">
                <text:p>9450</text:p>
              </table:table-cell>
              <table:table-cell office:value-type="float" office:value="9457">
                <text:p>9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55cm" svg:height="7.579cm" xlink:href=".." xlink:type="simple" chart:class="chart:bar" chart:style-name="ch1">
        <chart:legend chart:legend-position="end" svg:x="18.247cm" svg:y="2.494cm" style:legend-expansion="high" chart:style-name="ch2"/>
        <chart:plot-area chart:style-name="ch3" table:cell-range-address="'geolife-6000'.A330:'geolife-6000'.F344" chart:data-source-has-labels="both" svg:x="0.399cm" svg:y="0.151cm" svg:width="17.449cm" svg:height="7.277cm">
          <chartooo:coordinate-region svg:x="1.761cm" svg:y="0.35cm" svg:width="16.087cm" svg:height="6.431cm"/>
          <chart:axis chart:dimension="x" chart:name="primary-x" chart:style-name="ch4" chartooo:axis-type="auto">
            <chartooo:date-scale/>
            <chart:categories table:cell-range-address="'geolife-6000'.A331:'geolife-6000'.A3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331:'geolife-6000'.B344" chart:label-cell-address="'geolife-6000'.B330:'geolife-6000'.B330" chart:class="chart:bar">
            <chart:data-point chart:repeated="14"/>
          </chart:series>
          <chart:series chart:style-name="ch8" chart:values-cell-range-address="'geolife-6000'.C331:'geolife-6000'.C344" chart:label-cell-address="'geolife-6000'.C330:'geolife-6000'.C330" chart:class="chart:bar">
            <chart:data-point chart:repeated="14"/>
          </chart:series>
          <chart:series chart:style-name="ch9" chart:values-cell-range-address="'geolife-6000'.D331:'geolife-6000'.D344" chart:label-cell-address="'geolife-6000'.D330:'geolife-6000'.D330" chart:class="chart:bar">
            <chart:data-point chart:repeated="14"/>
          </chart:series>
          <chart:series chart:style-name="ch10" chart:values-cell-range-address="'geolife-6000'.E331:'geolife-6000'.E344" chart:label-cell-address="'geolife-6000'.E330:'geolife-6000'.E330" chart:class="chart:bar">
            <chart:data-point chart:repeated="14"/>
          </chart:series>
          <chart:series chart:style-name="ch11" chart:values-cell-range-address="'geolife-6000'.F331:'geolife-6000'.F344" chart:label-cell-address="'geolife-6000'.F330:'geolife-6000'.F330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330:'geolife-6000'.B330</svg:desc>
                </draw:g>
              </table:table-cell>
              <table:table-cell office:value-type="string">
                <text:p>NS</text:p>
                <draw:g>
                  <svg:desc>'geolife-6000'.C330:'geolife-6000'.C330</svg:desc>
                </draw:g>
              </table:table-cell>
              <table:table-cell office:value-type="string">
                <text:p>QE</text:p>
                <draw:g>
                  <svg:desc>'geolife-6000'.D330:'geolife-6000'.D330</svg:desc>
                </draw:g>
              </table:table-cell>
              <table:table-cell office:value-type="string">
                <text:p>AF</text:p>
                <draw:g>
                  <svg:desc>'geolife-6000'.E330:'geolife-6000'.E330</svg:desc>
                </draw:g>
              </table:table-cell>
              <table:table-cell office:value-type="string">
                <text:p>AFGH</text:p>
                <draw:g>
                  <svg:desc>'geolife-6000'.F330:'geolife-6000'.F33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331:'geolife-6000'.A344</svg:desc>
                </draw:g>
              </table:table-cell>
              <table:table-cell office:value-type="float" office:value="106449">
                <text:p>106449</text:p>
                <draw:g>
                  <svg:desc>'geolife-6000'.B331:'geolife-6000'.B344</svg:desc>
                </draw:g>
              </table:table-cell>
              <table:table-cell office:value-type="float" office:value="106446">
                <text:p>106446</text:p>
                <draw:g>
                  <svg:desc>'geolife-6000'.C331:'geolife-6000'.C344</svg:desc>
                </draw:g>
              </table:table-cell>
              <table:table-cell office:value-type="float" office:value="106449">
                <text:p>106449</text:p>
                <draw:g>
                  <svg:desc>'geolife-6000'.D331:'geolife-6000'.D344</svg:desc>
                </draw:g>
              </table:table-cell>
              <table:table-cell office:value-type="float" office:value="106446">
                <text:p>106446</text:p>
                <draw:g>
                  <svg:desc>'geolife-6000'.E331:'geolife-6000'.E344</svg:desc>
                </draw:g>
              </table:table-cell>
              <table:table-cell office:value-type="float" office:value="106449">
                <text:p>106449</text:p>
                <draw:g>
                  <svg:desc>'geolife-6000'.F331:'geolife-6000'.F34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9744">
                <text:p>159744</text:p>
              </table:table-cell>
              <table:table-cell office:value-type="float" office:value="159736">
                <text:p>159736</text:p>
              </table:table-cell>
              <table:table-cell office:value-type="float" office:value="159744">
                <text:p>159744</text:p>
              </table:table-cell>
              <table:table-cell office:value-type="float" office:value="159736">
                <text:p>159736</text:p>
              </table:table-cell>
              <table:table-cell office:value-type="float" office:value="159745">
                <text:p>1597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2874">
                <text:p>212874</text:p>
              </table:table-cell>
              <table:table-cell office:value-type="float" office:value="212861">
                <text:p>212861</text:p>
              </table:table-cell>
              <table:table-cell office:value-type="float" office:value="212874">
                <text:p>212874</text:p>
              </table:table-cell>
              <table:table-cell office:value-type="float" office:value="212861">
                <text:p>212861</text:p>
              </table:table-cell>
              <table:table-cell office:value-type="float" office:value="212876">
                <text:p>2128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6066">
                <text:p>266066</text:p>
              </table:table-cell>
              <table:table-cell office:value-type="float" office:value="266049">
                <text:p>266049</text:p>
              </table:table-cell>
              <table:table-cell office:value-type="float" office:value="266066">
                <text:p>266066</text:p>
              </table:table-cell>
              <table:table-cell office:value-type="float" office:value="266049">
                <text:p>266049</text:p>
              </table:table-cell>
              <table:table-cell office:value-type="float" office:value="266069">
                <text:p>2660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9136">
                <text:p>319136</text:p>
              </table:table-cell>
              <table:table-cell office:value-type="float" office:value="319117">
                <text:p>319117</text:p>
              </table:table-cell>
              <table:table-cell office:value-type="float" office:value="319136">
                <text:p>319136</text:p>
              </table:table-cell>
              <table:table-cell office:value-type="float" office:value="319117">
                <text:p>319117</text:p>
              </table:table-cell>
              <table:table-cell office:value-type="float" office:value="319140">
                <text:p>319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3463">
                <text:p>373463</text:p>
              </table:table-cell>
              <table:table-cell office:value-type="float" office:value="373441">
                <text:p>373441</text:p>
              </table:table-cell>
              <table:table-cell office:value-type="float" office:value="373463">
                <text:p>373463</text:p>
              </table:table-cell>
              <table:table-cell office:value-type="float" office:value="373441">
                <text:p>373441</text:p>
              </table:table-cell>
              <table:table-cell office:value-type="float" office:value="373468">
                <text:p>373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7721">
                <text:p>427721</text:p>
              </table:table-cell>
              <table:table-cell office:value-type="float" office:value="427697">
                <text:p>427697</text:p>
              </table:table-cell>
              <table:table-cell office:value-type="float" office:value="427721">
                <text:p>427721</text:p>
              </table:table-cell>
              <table:table-cell office:value-type="float" office:value="427697">
                <text:p>427697</text:p>
              </table:table-cell>
              <table:table-cell office:value-type="float" office:value="427727">
                <text:p>4277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2325">
                <text:p>482325</text:p>
              </table:table-cell>
              <table:table-cell office:value-type="float" office:value="482304">
                <text:p>482304</text:p>
              </table:table-cell>
              <table:table-cell office:value-type="float" office:value="482325">
                <text:p>482325</text:p>
              </table:table-cell>
              <table:table-cell office:value-type="float" office:value="482304">
                <text:p>482304</text:p>
              </table:table-cell>
              <table:table-cell office:value-type="float" office:value="482332">
                <text:p>4823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532">
                <text:p>535532</text:p>
              </table:table-cell>
              <table:table-cell office:value-type="float" office:value="535509">
                <text:p>535509</text:p>
              </table:table-cell>
              <table:table-cell office:value-type="float" office:value="535532">
                <text:p>535532</text:p>
              </table:table-cell>
              <table:table-cell office:value-type="float" office:value="535509">
                <text:p>535509</text:p>
              </table:table-cell>
              <table:table-cell office:value-type="float" office:value="535540">
                <text:p>535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9156">
                <text:p>589156</text:p>
              </table:table-cell>
              <table:table-cell office:value-type="float" office:value="589113">
                <text:p>589113</text:p>
              </table:table-cell>
              <table:table-cell office:value-type="float" office:value="589156">
                <text:p>589156</text:p>
              </table:table-cell>
              <table:table-cell office:value-type="float" office:value="589113">
                <text:p>589113</text:p>
              </table:table-cell>
              <table:table-cell office:value-type="float" office:value="589165">
                <text:p>5891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43644">
                <text:p>643644</text:p>
              </table:table-cell>
              <table:table-cell office:value-type="float" office:value="643616">
                <text:p>643616</text:p>
              </table:table-cell>
              <table:table-cell office:value-type="float" office:value="643644">
                <text:p>643644</text:p>
              </table:table-cell>
              <table:table-cell office:value-type="float" office:value="643616">
                <text:p>643616</text:p>
              </table:table-cell>
              <table:table-cell office:value-type="float" office:value="643654">
                <text:p>6436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97548">
                <text:p>697548</text:p>
              </table:table-cell>
              <table:table-cell office:value-type="float" office:value="697515">
                <text:p>697515</text:p>
              </table:table-cell>
              <table:table-cell office:value-type="float" office:value="697548">
                <text:p>697548</text:p>
              </table:table-cell>
              <table:table-cell office:value-type="float" office:value="697515">
                <text:p>697515</text:p>
              </table:table-cell>
              <table:table-cell office:value-type="float" office:value="697559">
                <text:p>6975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51520">
                <text:p>751520</text:p>
              </table:table-cell>
              <table:table-cell office:value-type="float" office:value="751485">
                <text:p>751485</text:p>
              </table:table-cell>
              <table:table-cell office:value-type="float" office:value="751520">
                <text:p>751520</text:p>
              </table:table-cell>
              <table:table-cell office:value-type="float" office:value="751485">
                <text:p>751485</text:p>
              </table:table-cell>
              <table:table-cell office:value-type="float" office:value="751532">
                <text:p>7515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4626">
                <text:p>804626</text:p>
              </table:table-cell>
              <table:table-cell office:value-type="float" office:value="804589">
                <text:p>804589</text:p>
              </table:table-cell>
              <table:table-cell office:value-type="float" office:value="804626">
                <text:p>804626</text:p>
              </table:table-cell>
              <table:table-cell office:value-type="float" office:value="804589">
                <text:p>804589</text:p>
              </table:table-cell>
              <table:table-cell office:value-type="float" office:value="804639">
                <text:p>80463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47cm" svg:height="9.011cm" xlink:href=".." xlink:type="simple" chart:class="chart:bar" chart:style-name="ch1">
        <chart:legend chart:legend-position="end" svg:x="20.138cm" svg:y="3.21cm" style:legend-expansion="high" chart:style-name="ch2"/>
        <chart:plot-area chart:style-name="ch3" table:cell-range-address="'geolife-6000'.A363:'geolife-6000'.F382" chart:data-source-has-labels="both" svg:x="0.436cm" svg:y="0.18cm" svg:width="19.267cm" svg:height="8.651cm">
          <chartooo:coordinate-region svg:x="1.798cm" svg:y="0.379cm" svg:width="17.905cm" svg:height="7.805cm"/>
          <chart:axis chart:dimension="x" chart:name="primary-x" chart:style-name="ch4" chartooo:axis-type="auto">
            <chartooo:date-scale/>
            <chart:categories table:cell-range-address="'geolife-6000'.A364:'geolife-6000'.A3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364:'geolife-6000'.B382" chart:label-cell-address="'geolife-6000'.B363:'geolife-6000'.B363" chart:class="chart:bar">
            <chart:data-point chart:repeated="19"/>
          </chart:series>
          <chart:series chart:style-name="ch8" chart:values-cell-range-address="'geolife-6000'.C364:'geolife-6000'.C382" chart:label-cell-address="'geolife-6000'.C363:'geolife-6000'.C363" chart:class="chart:bar">
            <chart:data-point chart:repeated="19"/>
          </chart:series>
          <chart:series chart:style-name="ch9" chart:values-cell-range-address="'geolife-6000'.D364:'geolife-6000'.D382" chart:label-cell-address="'geolife-6000'.D363:'geolife-6000'.D363" chart:class="chart:bar">
            <chart:data-point chart:repeated="19"/>
          </chart:series>
          <chart:series chart:style-name="ch10" chart:values-cell-range-address="'geolife-6000'.E364:'geolife-6000'.E382" chart:label-cell-address="'geolife-6000'.E363:'geolife-6000'.E363" chart:class="chart:bar">
            <chart:data-point chart:repeated="19"/>
          </chart:series>
          <chart:series chart:style-name="ch11" chart:values-cell-range-address="'geolife-6000'.F364:'geolife-6000'.F382" chart:label-cell-address="'geolife-6000'.F363:'geolife-6000'.F36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363:'geolife-6000'.B363</svg:desc>
                </draw:g>
              </table:table-cell>
              <table:table-cell office:value-type="string">
                <text:p>NS</text:p>
                <draw:g>
                  <svg:desc>'geolife-6000'.C363:'geolife-6000'.C363</svg:desc>
                </draw:g>
              </table:table-cell>
              <table:table-cell office:value-type="string">
                <text:p>QE</text:p>
                <draw:g>
                  <svg:desc>'geolife-6000'.D363:'geolife-6000'.D363</svg:desc>
                </draw:g>
              </table:table-cell>
              <table:table-cell office:value-type="string">
                <text:p>AF</text:p>
                <draw:g>
                  <svg:desc>'geolife-6000'.E363:'geolife-6000'.E363</svg:desc>
                </draw:g>
              </table:table-cell>
              <table:table-cell office:value-type="string">
                <text:p>AFGH</text:p>
                <draw:g>
                  <svg:desc>'geolife-6000'.F363:'geolife-6000'.F3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364:'geolife-6000'.A382</svg:desc>
                </draw:g>
              </table:table-cell>
              <table:table-cell office:value-type="float" office:value="69019">
                <text:p>69019</text:p>
                <draw:g>
                  <svg:desc>'geolife-6000'.B364:'geolife-6000'.B382</svg:desc>
                </draw:g>
              </table:table-cell>
              <table:table-cell office:value-type="float" office:value="69011">
                <text:p>69011</text:p>
                <draw:g>
                  <svg:desc>'geolife-6000'.C364:'geolife-6000'.C382</svg:desc>
                </draw:g>
              </table:table-cell>
              <table:table-cell office:value-type="float" office:value="13494">
                <text:p>13494</text:p>
                <draw:g>
                  <svg:desc>'geolife-6000'.D364:'geolife-6000'.D382</svg:desc>
                </draw:g>
              </table:table-cell>
              <table:table-cell office:value-type="float" office:value="37006">
                <text:p>37006</text:p>
                <draw:g>
                  <svg:desc>'geolife-6000'.E364:'geolife-6000'.E382</svg:desc>
                </draw:g>
              </table:table-cell>
              <table:table-cell office:value-type="float" office:value="13434">
                <text:p>13434</text:p>
                <draw:g>
                  <svg:desc>'geolife-6000'.F364:'geolife-6000'.F38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244">
                <text:p>70244</text:p>
              </table:table-cell>
              <table:table-cell office:value-type="float" office:value="70227">
                <text:p>70227</text:p>
              </table:table-cell>
              <table:table-cell office:value-type="float" office:value="27701">
                <text:p>27701</text:p>
              </table:table-cell>
              <table:table-cell office:value-type="float" office:value="49135">
                <text:p>49135</text:p>
              </table:table-cell>
              <table:table-cell office:value-type="float" office:value="27608">
                <text:p>2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592">
                <text:p>88592</text:p>
              </table:table-cell>
              <table:table-cell office:value-type="float" office:value="88586">
                <text:p>88586</text:p>
              </table:table-cell>
              <table:table-cell office:value-type="float" office:value="29329">
                <text:p>29329</text:p>
              </table:table-cell>
              <table:table-cell office:value-type="float" office:value="51050">
                <text:p>51050</text:p>
              </table:table-cell>
              <table:table-cell office:value-type="float" office:value="29229">
                <text:p>2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215">
                <text:p>111215</text:p>
              </table:table-cell>
              <table:table-cell office:value-type="float" office:value="111207">
                <text:p>111207</text:p>
              </table:table-cell>
              <table:table-cell office:value-type="float" office:value="44155">
                <text:p>44155</text:p>
              </table:table-cell>
              <table:table-cell office:value-type="float" office:value="61100">
                <text:p>61100</text:p>
              </table:table-cell>
              <table:table-cell office:value-type="float" office:value="44015">
                <text:p>44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520">
                <text:p>114520</text:p>
              </table:table-cell>
              <table:table-cell office:value-type="float" office:value="114508">
                <text:p>114508</text:p>
              </table:table-cell>
              <table:table-cell office:value-type="float" office:value="51351">
                <text:p>51351</text:p>
              </table:table-cell>
              <table:table-cell office:value-type="float" office:value="62013">
                <text:p>62013</text:p>
              </table:table-cell>
              <table:table-cell office:value-type="float" office:value="51201">
                <text:p>51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5504">
                <text:p>115504</text:p>
              </table:table-cell>
              <table:table-cell office:value-type="float" office:value="115494">
                <text:p>115494</text:p>
              </table:table-cell>
              <table:table-cell office:value-type="float" office:value="55473">
                <text:p>55473</text:p>
              </table:table-cell>
              <table:table-cell office:value-type="float" office:value="62977">
                <text:p>62977</text:p>
              </table:table-cell>
              <table:table-cell office:value-type="float" office:value="55316">
                <text:p>55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5732">
                <text:p>115732</text:p>
              </table:table-cell>
              <table:table-cell office:value-type="float" office:value="115722">
                <text:p>115722</text:p>
              </table:table-cell>
              <table:table-cell office:value-type="float" office:value="68186">
                <text:p>68186</text:p>
              </table:table-cell>
              <table:table-cell office:value-type="float" office:value="63076">
                <text:p>63076</text:p>
              </table:table-cell>
              <table:table-cell office:value-type="float" office:value="68015">
                <text:p>680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761">
                <text:p>115761</text:p>
              </table:table-cell>
              <table:table-cell office:value-type="float" office:value="115754">
                <text:p>115754</text:p>
              </table:table-cell>
              <table:table-cell office:value-type="float" office:value="70630">
                <text:p>70630</text:p>
              </table:table-cell>
              <table:table-cell office:value-type="float" office:value="64246">
                <text:p>64246</text:p>
              </table:table-cell>
              <table:table-cell office:value-type="float" office:value="70459">
                <text:p>704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7521">
                <text:p>117521</text:p>
              </table:table-cell>
              <table:table-cell office:value-type="float" office:value="71444">
                <text:p>71444</text:p>
              </table:table-cell>
              <table:table-cell office:value-type="float" office:value="65182">
                <text:p>65182</text:p>
              </table:table-cell>
              <table:table-cell office:value-type="float" office:value="71273">
                <text:p>712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657">
                <text:p>117657</text:p>
              </table:table-cell>
              <table:table-cell office:value-type="float" office:value="117646">
                <text:p>117646</text:p>
              </table:table-cell>
              <table:table-cell office:value-type="float" office:value="73060">
                <text:p>73060</text:p>
              </table:table-cell>
              <table:table-cell office:value-type="float" office:value="66774">
                <text:p>66774</text:p>
              </table:table-cell>
              <table:table-cell office:value-type="float" office:value="72889">
                <text:p>728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935">
                <text:p>117935</text:p>
              </table:table-cell>
              <table:table-cell office:value-type="float" office:value="117930">
                <text:p>117930</text:p>
              </table:table-cell>
              <table:table-cell office:value-type="float" office:value="73154">
                <text:p>73154</text:p>
              </table:table-cell>
              <table:table-cell office:value-type="float" office:value="68077">
                <text:p>68077</text:p>
              </table:table-cell>
              <table:table-cell office:value-type="float" office:value="72983">
                <text:p>729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283">
                <text:p>118283</text:p>
              </table:table-cell>
              <table:table-cell office:value-type="float" office:value="118278">
                <text:p>118278</text:p>
              </table:table-cell>
              <table:table-cell office:value-type="float" office:value="74693">
                <text:p>74693</text:p>
              </table:table-cell>
              <table:table-cell office:value-type="float" office:value="68695">
                <text:p>68695</text:p>
              </table:table-cell>
              <table:table-cell office:value-type="float" office:value="74522">
                <text:p>745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451">
                <text:p>118451</text:p>
              </table:table-cell>
              <table:table-cell office:value-type="float" office:value="118444">
                <text:p>118444</text:p>
              </table:table-cell>
              <table:table-cell office:value-type="float" office:value="75650">
                <text:p>75650</text:p>
              </table:table-cell>
              <table:table-cell office:value-type="float" office:value="68842">
                <text:p>68842</text:p>
              </table:table-cell>
              <table:table-cell office:value-type="float" office:value="75479">
                <text:p>754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665">
                <text:p>118665</text:p>
              </table:table-cell>
              <table:table-cell office:value-type="float" office:value="118657">
                <text:p>118657</text:p>
              </table:table-cell>
              <table:table-cell office:value-type="float" office:value="76403">
                <text:p>76403</text:p>
              </table:table-cell>
              <table:table-cell office:value-type="float" office:value="70514">
                <text:p>70514</text:p>
              </table:table-cell>
              <table:table-cell office:value-type="float" office:value="76232">
                <text:p>76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713">
                <text:p>118713</text:p>
              </table:table-cell>
              <table:table-cell office:value-type="float" office:value="118699">
                <text:p>118699</text:p>
              </table:table-cell>
              <table:table-cell office:value-type="float" office:value="77364">
                <text:p>77364</text:p>
              </table:table-cell>
              <table:table-cell office:value-type="float" office:value="72313">
                <text:p>72313</text:p>
              </table:table-cell>
              <table:table-cell office:value-type="float" office:value="77193">
                <text:p>77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910">
                <text:p>118910</text:p>
              </table:table-cell>
              <table:table-cell office:value-type="float" office:value="118902">
                <text:p>118902</text:p>
              </table:table-cell>
              <table:table-cell office:value-type="float" office:value="77753">
                <text:p>77753</text:p>
              </table:table-cell>
              <table:table-cell office:value-type="float" office:value="72465">
                <text:p>72465</text:p>
              </table:table-cell>
              <table:table-cell office:value-type="float" office:value="77577">
                <text:p>775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915">
                <text:p>118915</text:p>
              </table:table-cell>
              <table:table-cell office:value-type="float" office:value="118908">
                <text:p>118908</text:p>
              </table:table-cell>
              <table:table-cell office:value-type="float" office:value="79686">
                <text:p>79686</text:p>
              </table:table-cell>
              <table:table-cell office:value-type="float" office:value="72680">
                <text:p>72680</text:p>
              </table:table-cell>
              <table:table-cell office:value-type="float" office:value="79510">
                <text:p>795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882">
                <text:p>119882</text:p>
              </table:table-cell>
              <table:table-cell office:value-type="float" office:value="119869">
                <text:p>119869</text:p>
              </table:table-cell>
              <table:table-cell office:value-type="float" office:value="80040">
                <text:p>80040</text:p>
              </table:table-cell>
              <table:table-cell office:value-type="float" office:value="75695">
                <text:p>75695</text:p>
              </table:table-cell>
              <table:table-cell office:value-type="float" office:value="79864">
                <text:p>798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970">
                <text:p>119970</text:p>
              </table:table-cell>
              <table:table-cell office:value-type="float" office:value="119961">
                <text:p>119961</text:p>
              </table:table-cell>
              <table:table-cell office:value-type="float" office:value="83478">
                <text:p>83478</text:p>
              </table:table-cell>
              <table:table-cell office:value-type="float" office:value="76856">
                <text:p>76856</text:p>
              </table:table-cell>
              <table:table-cell office:value-type="float" office:value="83302">
                <text:p>833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67cm" svg:height="9.011cm" xlink:href=".." xlink:type="simple" chart:class="chart:bar" chart:style-name="ch1">
        <chart:legend chart:legend-position="end" svg:x="17.758cm" svg:y="3.21cm" style:legend-expansion="high" chart:style-name="ch2"/>
        <chart:plot-area chart:style-name="ch3" table:cell-range-address="'geolife-6000'.A386:'geolife-6000'.F400" chart:data-source-has-labels="both" svg:x="0.389cm" svg:y="0.18cm" svg:width="16.981cm" svg:height="8.651cm">
          <chartooo:coordinate-region svg:x="1.751cm" svg:y="0.38cm" svg:width="15.619cm" svg:height="7.804cm"/>
          <chart:axis chart:dimension="x" chart:name="primary-x" chart:style-name="ch4" chartooo:axis-type="auto">
            <chartooo:date-scale/>
            <chart:categories table:cell-range-address="'geolife-6000'.A387:'geolife-6000'.A4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387:'geolife-6000'.B400" chart:label-cell-address="'geolife-6000'.B386:'geolife-6000'.B386" chart:class="chart:bar">
            <chart:data-point chart:repeated="14"/>
          </chart:series>
          <chart:series chart:style-name="ch8" chart:values-cell-range-address="'geolife-6000'.C387:'geolife-6000'.C400" chart:label-cell-address="'geolife-6000'.C386:'geolife-6000'.C386" chart:class="chart:bar">
            <chart:data-point chart:repeated="14"/>
          </chart:series>
          <chart:series chart:style-name="ch9" chart:values-cell-range-address="'geolife-6000'.D387:'geolife-6000'.D400" chart:label-cell-address="'geolife-6000'.D386:'geolife-6000'.D386" chart:class="chart:bar">
            <chart:data-point chart:repeated="14"/>
          </chart:series>
          <chart:series chart:style-name="ch10" chart:values-cell-range-address="'geolife-6000'.E387:'geolife-6000'.E400" chart:label-cell-address="'geolife-6000'.E386:'geolife-6000'.E386" chart:class="chart:bar">
            <chart:data-point chart:repeated="14"/>
          </chart:series>
          <chart:series chart:style-name="ch11" chart:values-cell-range-address="'geolife-6000'.F387:'geolife-6000'.F400" chart:label-cell-address="'geolife-6000'.F386:'geolife-6000'.F386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386:'geolife-6000'.B386</svg:desc>
                </draw:g>
              </table:table-cell>
              <table:table-cell office:value-type="string">
                <text:p>NS</text:p>
                <draw:g>
                  <svg:desc>'geolife-6000'.C386:'geolife-6000'.C386</svg:desc>
                </draw:g>
              </table:table-cell>
              <table:table-cell office:value-type="string">
                <text:p>QE</text:p>
                <draw:g>
                  <svg:desc>'geolife-6000'.D386:'geolife-6000'.D386</svg:desc>
                </draw:g>
              </table:table-cell>
              <table:table-cell office:value-type="string">
                <text:p>AF</text:p>
                <draw:g>
                  <svg:desc>'geolife-6000'.E386:'geolife-6000'.E386</svg:desc>
                </draw:g>
              </table:table-cell>
              <table:table-cell office:value-type="string">
                <text:p>AFGH</text:p>
                <draw:g>
                  <svg:desc>'geolife-6000'.F386:'geolife-6000'.F38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387:'geolife-6000'.A400</svg:desc>
                </draw:g>
              </table:table-cell>
              <table:table-cell office:value-type="float" office:value="9821">
                <text:p>9821</text:p>
                <draw:g>
                  <svg:desc>'geolife-6000'.B387:'geolife-6000'.B400</svg:desc>
                </draw:g>
              </table:table-cell>
              <table:table-cell office:value-type="float" office:value="9821">
                <text:p>9821</text:p>
                <draw:g>
                  <svg:desc>'geolife-6000'.C387:'geolife-6000'.C400</svg:desc>
                </draw:g>
              </table:table-cell>
              <table:table-cell office:value-type="float" office:value="8047">
                <text:p>8047</text:p>
                <draw:g>
                  <svg:desc>'geolife-6000'.D387:'geolife-6000'.D400</svg:desc>
                </draw:g>
              </table:table-cell>
              <table:table-cell office:value-type="float" office:value="7935">
                <text:p>7935</text:p>
                <draw:g>
                  <svg:desc>'geolife-6000'.E387:'geolife-6000'.E400</svg:desc>
                </draw:g>
              </table:table-cell>
              <table:table-cell office:value-type="float" office:value="8025">
                <text:p>8025</text:p>
                <draw:g>
                  <svg:desc>'geolife-6000'.F387:'geolife-6000'.F4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26">
                <text:p>14426</text:p>
              </table:table-cell>
              <table:table-cell office:value-type="float" office:value="14408">
                <text:p>14408</text:p>
              </table:table-cell>
              <table:table-cell office:value-type="float" office:value="13289">
                <text:p>13289</text:p>
              </table:table-cell>
              <table:table-cell office:value-type="float" office:value="12301">
                <text:p>12301</text:p>
              </table:table-cell>
              <table:table-cell office:value-type="float" office:value="13258">
                <text:p>132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969">
                <text:p>21969</text:p>
              </table:table-cell>
              <table:table-cell office:value-type="float" office:value="21967">
                <text:p>21967</text:p>
              </table:table-cell>
              <table:table-cell office:value-type="float" office:value="15434">
                <text:p>15434</text:p>
              </table:table-cell>
              <table:table-cell office:value-type="float" office:value="17602">
                <text:p>17602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208">
                <text:p>42208</text:p>
              </table:table-cell>
              <table:table-cell office:value-type="float" office:value="42207">
                <text:p>42207</text:p>
              </table:table-cell>
              <table:table-cell office:value-type="float" office:value="22950">
                <text:p>22950</text:p>
              </table:table-cell>
              <table:table-cell office:value-type="float" office:value="29158">
                <text:p>29158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786">
                <text:p>48786</text:p>
              </table:table-cell>
              <table:table-cell office:value-type="float" office:value="48782">
                <text:p>48782</text:p>
              </table:table-cell>
              <table:table-cell office:value-type="float" office:value="44920">
                <text:p>44920</text:p>
              </table:table-cell>
              <table:table-cell office:value-type="float" office:value="34227">
                <text:p>34227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517">
                <text:p>60517</text:p>
              </table:table-cell>
              <table:table-cell office:value-type="float" office:value="60494">
                <text:p>60494</text:p>
              </table:table-cell>
              <table:table-cell office:value-type="float" office:value="55802">
                <text:p>55802</text:p>
              </table:table-cell>
              <table:table-cell office:value-type="float" office:value="40498">
                <text:p>40498</text:p>
              </table:table-cell>
              <table:table-cell office:value-type="float" office:value="55660">
                <text:p>556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550">
                <text:p>90550</text:p>
              </table:table-cell>
              <table:table-cell office:value-type="float" office:value="90546">
                <text:p>90546</text:p>
              </table:table-cell>
              <table:table-cell office:value-type="float" office:value="68403">
                <text:p>68403</text:p>
              </table:table-cell>
              <table:table-cell office:value-type="float" office:value="51744">
                <text:p>51744</text:p>
              </table:table-cell>
              <table:table-cell office:value-type="float" office:value="68252">
                <text:p>682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0353">
                <text:p>110353</text:p>
              </table:table-cell>
              <table:table-cell office:value-type="float" office:value="110338">
                <text:p>110338</text:p>
              </table:table-cell>
              <table:table-cell office:value-type="float" office:value="72998">
                <text:p>72998</text:p>
              </table:table-cell>
              <table:table-cell office:value-type="float" office:value="61141">
                <text:p>61141</text:p>
              </table:table-cell>
              <table:table-cell office:value-type="float" office:value="72837">
                <text:p>728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7521">
                <text:p>117521</text:p>
              </table:table-cell>
              <table:table-cell office:value-type="float" office:value="71444">
                <text:p>71444</text:p>
              </table:table-cell>
              <table:table-cell office:value-type="float" office:value="65182">
                <text:p>65182</text:p>
              </table:table-cell>
              <table:table-cell office:value-type="float" office:value="71273">
                <text:p>712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8973">
                <text:p>128973</text:p>
              </table:table-cell>
              <table:table-cell office:value-type="float" office:value="128951">
                <text:p>128951</text:p>
              </table:table-cell>
              <table:table-cell office:value-type="float" office:value="72991">
                <text:p>72991</text:p>
              </table:table-cell>
              <table:table-cell office:value-type="float" office:value="70615">
                <text:p>70615</text:p>
              </table:table-cell>
              <table:table-cell office:value-type="float" office:value="72808">
                <text:p>728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2444">
                <text:p>142444</text:p>
              </table:table-cell>
              <table:table-cell office:value-type="float" office:value="142414">
                <text:p>142414</text:p>
              </table:table-cell>
              <table:table-cell office:value-type="float" office:value="78098">
                <text:p>78098</text:p>
              </table:table-cell>
              <table:table-cell office:value-type="float" office:value="80232">
                <text:p>80232</text:p>
              </table:table-cell>
              <table:table-cell office:value-type="float" office:value="77901">
                <text:p>779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0395">
                <text:p>160395</text:p>
              </table:table-cell>
              <table:table-cell office:value-type="float" office:value="160378">
                <text:p>160378</text:p>
              </table:table-cell>
              <table:table-cell office:value-type="float" office:value="86201">
                <text:p>86201</text:p>
              </table:table-cell>
              <table:table-cell office:value-type="float" office:value="85989">
                <text:p>85989</text:p>
              </table:table-cell>
              <table:table-cell office:value-type="float" office:value="85986">
                <text:p>859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158">
                <text:p>178158</text:p>
              </table:table-cell>
              <table:table-cell office:value-type="float" office:value="178114">
                <text:p>178114</text:p>
              </table:table-cell>
              <table:table-cell office:value-type="float" office:value="105613">
                <text:p>105613</text:p>
              </table:table-cell>
              <table:table-cell office:value-type="float" office:value="97729">
                <text:p>97729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5921">
                <text:p>195921</text:p>
              </table:table-cell>
              <table:table-cell office:value-type="float" office:value="195850">
                <text:p>195850</text:p>
              </table:table-cell>
              <table:table-cell office:value-type="float" office:value="127987">
                <text:p>127987</text:p>
              </table:table-cell>
              <table:table-cell office:value-type="float" office:value="102690">
                <text:p>102690</text:p>
              </table:table-cell>
              <table:table-cell office:value-type="float" office:value="127754">
                <text:p>127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'geolife-6000'.A403:'geolife-6000'.D414" chart:data-source-has-labels="both" svg:x="0.32cm" svg:y="0.18cm" svg:width="13.063cm" svg:height="8.64cm">
          <chartooo:coordinate-region svg:x="1.497cm" svg:y="0.379cm" svg:width="11.607cm" svg:height="7.794cm"/>
          <chart:axis chart:dimension="x" chart:name="primary-x" chart:style-name="ch4" chartooo:axis-type="auto">
            <chartooo:date-scale/>
            <chart:categories table:cell-range-address="'geolife-6000'.A404:'geolife-6000'.A4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6000'.B404:'geolife-6000'.B414" chart:label-cell-address="'geolife-6000'.B403:'geolife-6000'.B403" chart:class="chart:line">
            <chart:data-point chart:repeated="11"/>
          </chart:series>
          <chart:series chart:style-name="ch7" chart:values-cell-range-address="'geolife-6000'.C404:'geolife-6000'.C414" chart:label-cell-address="'geolife-6000'.C403:'geolife-6000'.C403" chart:class="chart:line">
            <chart:data-point chart:repeated="11"/>
          </chart:series>
          <chart:series chart:style-name="ch8" chart:values-cell-range-address="'geolife-6000'.D404:'geolife-6000'.D414" chart:label-cell-address="'geolife-6000'.D403:'geolife-6000'.D40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403:'geolife-6000'.B403</svg:desc>
                </draw:g>
              </table:table-cell>
              <table:table-cell office:value-type="string">
                <text:p>AF</text:p>
                <draw:g>
                  <svg:desc>'geolife-6000'.C403:'geolife-6000'.C403</svg:desc>
                </draw:g>
              </table:table-cell>
              <table:table-cell office:value-type="string">
                <text:p>AFGH</text:p>
                <draw:g>
                  <svg:desc>'geolife-6000'.D403:'geolife-6000'.D40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404:'geolife-6000'.A414</svg:desc>
                </draw:g>
              </table:table-cell>
              <table:table-cell office:value-type="float" office:value="117539">
                <text:p>117539</text:p>
                <draw:g>
                  <svg:desc>'geolife-6000'.B404:'geolife-6000'.B414</svg:desc>
                </draw:g>
              </table:table-cell>
              <table:table-cell office:value-type="float" office:value="116422">
                <text:p>116422</text:p>
                <draw:g>
                  <svg:desc>'geolife-6000'.C404:'geolife-6000'.C414</svg:desc>
                </draw:g>
              </table:table-cell>
              <table:table-cell office:value-type="float" office:value="117539">
                <text:p>117539</text:p>
                <draw:g>
                  <svg:desc>'geolife-6000'.D404:'geolife-6000'.D41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72645">
                <text:p>72645</text:p>
              </table:table-cell>
              <table:table-cell office:value-type="float" office:value="89904">
                <text:p>89904</text:p>
              </table:table-cell>
              <table:table-cell office:value-type="float" office:value="72565">
                <text:p>7256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1168">
                <text:p>71168</text:p>
              </table:table-cell>
              <table:table-cell office:value-type="float" office:value="70659">
                <text:p>70659</text:p>
              </table:table-cell>
              <table:table-cell office:value-type="float" office:value="71021">
                <text:p>7102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1447">
                <text:p>71447</text:p>
              </table:table-cell>
              <table:table-cell office:value-type="float" office:value="66779">
                <text:p>66779</text:p>
              </table:table-cell>
              <table:table-cell office:value-type="float" office:value="71279">
                <text:p>7127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0886">
                <text:p>70886</text:p>
              </table:table-cell>
              <table:table-cell office:value-type="float" office:value="65350">
                <text:p>65350</text:p>
              </table:table-cell>
              <table:table-cell office:value-type="float" office:value="70671">
                <text:p>706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2921">
                <text:p>62921</text:p>
              </table:table-cell>
              <table:table-cell office:value-type="float" office:value="64816">
                <text:p>64816</text:p>
              </table:table-cell>
              <table:table-cell office:value-type="float" office:value="62656">
                <text:p>626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8176">
                <text:p>58176</text:p>
              </table:table-cell>
              <table:table-cell office:value-type="float" office:value="63231">
                <text:p>63231</text:p>
              </table:table-cell>
              <table:table-cell office:value-type="float" office:value="57886">
                <text:p>578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8424">
                <text:p>58424</text:p>
              </table:table-cell>
              <table:table-cell office:value-type="float" office:value="63165">
                <text:p>63165</text:p>
              </table:table-cell>
              <table:table-cell office:value-type="float" office:value="58094">
                <text:p>580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8720">
                <text:p>58720</text:p>
              </table:table-cell>
              <table:table-cell office:value-type="float" office:value="59822">
                <text:p>59822</text:p>
              </table:table-cell>
              <table:table-cell office:value-type="float" office:value="58396">
                <text:p>583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9032">
                <text:p>59032</text:p>
              </table:table-cell>
              <table:table-cell office:value-type="float" office:value="58756">
                <text:p>58756</text:p>
              </table:table-cell>
              <table:table-cell office:value-type="float" office:value="58732">
                <text:p>587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6213">
                <text:p>66213</text:p>
              </table:table-cell>
              <table:table-cell office:value-type="float" office:value="59035">
                <text:p>59035</text:p>
              </table:table-cell>
              <table:table-cell office:value-type="float" office:value="65934">
                <text:p>6593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5cm" svg:height="8.981cm" xlink:href=".." xlink:type="simple" chart:class="chart:bar" chart:style-name="ch1">
        <chart:legend chart:legend-position="end" svg:x="18.857cm" svg:y="3.195cm" style:legend-expansion="high" chart:style-name="ch2"/>
        <chart:plot-area chart:style-name="ch3" table:cell-range-address="'geolife-6000'.A420:'geolife-6000'.F439" chart:data-source-has-labels="both" svg:x="0.411cm" svg:y="0.179cm" svg:width="18.035cm" svg:height="8.623cm">
          <chartooo:coordinate-region svg:x="1.773cm" svg:y="0.379cm" svg:width="16.673cm" svg:height="7.776cm"/>
          <chart:axis chart:dimension="x" chart:name="primary-x" chart:style-name="ch4" chartooo:axis-type="auto">
            <chartooo:date-scale/>
            <chart:categories table:cell-range-address="'geolife-6000'.A421:'geolife-6000'.A4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421:'geolife-6000'.B439" chart:label-cell-address="'geolife-6000'.B420:'geolife-6000'.B420" chart:class="chart:bar">
            <chart:data-point chart:repeated="19"/>
          </chart:series>
          <chart:series chart:style-name="ch8" chart:values-cell-range-address="'geolife-6000'.C421:'geolife-6000'.C439" chart:label-cell-address="'geolife-6000'.C420:'geolife-6000'.C420" chart:class="chart:bar">
            <chart:data-point chart:repeated="19"/>
          </chart:series>
          <chart:series chart:style-name="ch9" chart:values-cell-range-address="'geolife-6000'.D421:'geolife-6000'.D439" chart:label-cell-address="'geolife-6000'.D420:'geolife-6000'.D420" chart:class="chart:bar">
            <chart:data-point chart:repeated="19"/>
          </chart:series>
          <chart:series chart:style-name="ch10" chart:values-cell-range-address="'geolife-6000'.E421:'geolife-6000'.E439" chart:label-cell-address="'geolife-6000'.E420:'geolife-6000'.E420" chart:class="chart:bar">
            <chart:data-point chart:repeated="19"/>
          </chart:series>
          <chart:series chart:style-name="ch11" chart:values-cell-range-address="'geolife-6000'.F421:'geolife-6000'.F439" chart:label-cell-address="'geolife-6000'.F420:'geolife-6000'.F420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420:'geolife-6000'.B420</svg:desc>
                </draw:g>
              </table:table-cell>
              <table:table-cell office:value-type="string">
                <text:p>NS</text:p>
                <draw:g>
                  <svg:desc>'geolife-6000'.C420:'geolife-6000'.C420</svg:desc>
                </draw:g>
              </table:table-cell>
              <table:table-cell office:value-type="string">
                <text:p>QE</text:p>
                <draw:g>
                  <svg:desc>'geolife-6000'.D420:'geolife-6000'.D420</svg:desc>
                </draw:g>
              </table:table-cell>
              <table:table-cell office:value-type="string">
                <text:p>AF</text:p>
                <draw:g>
                  <svg:desc>'geolife-6000'.E420:'geolife-6000'.E420</svg:desc>
                </draw:g>
              </table:table-cell>
              <table:table-cell office:value-type="string">
                <text:p>AFGH</text:p>
                <draw:g>
                  <svg:desc>'geolife-6000'.F420:'geolife-6000'.F42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421:'geolife-6000'.A439</svg:desc>
                </draw:g>
              </table:table-cell>
              <table:table-cell office:value-type="float" office:value="49891">
                <text:p>49891</text:p>
                <draw:g>
                  <svg:desc>'geolife-6000'.B421:'geolife-6000'.B439</svg:desc>
                </draw:g>
              </table:table-cell>
              <table:table-cell office:value-type="float" office:value="49882">
                <text:p>49882</text:p>
                <draw:g>
                  <svg:desc>'geolife-6000'.C421:'geolife-6000'.C439</svg:desc>
                </draw:g>
              </table:table-cell>
              <table:table-cell office:value-type="float" office:value="8519">
                <text:p>8519</text:p>
                <draw:g>
                  <svg:desc>'geolife-6000'.D421:'geolife-6000'.D439</svg:desc>
                </draw:g>
              </table:table-cell>
              <table:table-cell office:value-type="float" office:value="22">
                <text:p>22</text:p>
                <draw:g>
                  <svg:desc>'geolife-6000'.E421:'geolife-6000'.E439</svg:desc>
                </draw:g>
              </table:table-cell>
              <table:table-cell office:value-type="float" office:value="8534">
                <text:p>8534</text:p>
                <draw:g>
                  <svg:desc>'geolife-6000'.F421:'geolife-6000'.F4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814">
                <text:p>57814</text:p>
              </table:table-cell>
              <table:table-cell office:value-type="float" office:value="57758">
                <text:p>57758</text:p>
              </table:table-cell>
              <table:table-cell office:value-type="float" office:value="9605">
                <text:p>9605</text:p>
              </table:table-cell>
              <table:table-cell office:value-type="float" office:value="41">
                <text:p>41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6188">
                <text:p>66188</text:p>
              </table:table-cell>
              <table:table-cell office:value-type="float" office:value="66182">
                <text:p>66182</text:p>
              </table:table-cell>
              <table:table-cell office:value-type="float" office:value="10974">
                <text:p>10974</text:p>
              </table:table-cell>
              <table:table-cell office:value-type="float" office:value="153">
                <text:p>153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4469">
                <text:p>94469</text:p>
              </table:table-cell>
              <table:table-cell office:value-type="float" office:value="94463">
                <text:p>94463</text:p>
              </table:table-cell>
              <table:table-cell office:value-type="float" office:value="16333">
                <text:p>16333</text:p>
              </table:table-cell>
              <table:table-cell office:value-type="float" office:value="187">
                <text:p>187</text:p>
              </table:table-cell>
              <table:table-cell office:value-type="float" office:value="16296">
                <text:p>162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57">
                <text:p>95957</text:p>
              </table:table-cell>
              <table:table-cell office:value-type="float" office:value="95950">
                <text:p>95950</text:p>
              </table:table-cell>
              <table:table-cell office:value-type="float" office:value="17829">
                <text:p>17829</text:p>
              </table:table-cell>
              <table:table-cell office:value-type="float" office:value="235">
                <text:p>235</text:p>
              </table:table-cell>
              <table:table-cell office:value-type="float" office:value="17783">
                <text:p>177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103">
                <text:p>118103</text:p>
              </table:table-cell>
              <table:table-cell office:value-type="float" office:value="118088">
                <text:p>118088</text:p>
              </table:table-cell>
              <table:table-cell office:value-type="float" office:value="23590">
                <text:p>23590</text:p>
              </table:table-cell>
              <table:table-cell office:value-type="float" office:value="555">
                <text:p>55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045">
                <text:p>135045</text:p>
              </table:table-cell>
              <table:table-cell office:value-type="float" office:value="135012">
                <text:p>135012</text:p>
              </table:table-cell>
              <table:table-cell office:value-type="float" office:value="28435">
                <text:p>28435</text:p>
              </table:table-cell>
              <table:table-cell office:value-type="float" office:value="851">
                <text:p>851</text:p>
              </table:table-cell>
              <table:table-cell office:value-type="float" office:value="28370">
                <text:p>283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3728">
                <text:p>153728</text:p>
              </table:table-cell>
              <table:table-cell office:value-type="float" office:value="153694">
                <text:p>153694</text:p>
              </table:table-cell>
              <table:table-cell office:value-type="float" office:value="28549">
                <text:p>28549</text:p>
              </table:table-cell>
              <table:table-cell office:value-type="float" office:value="1086">
                <text:p>1086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0178">
                <text:p>190178</text:p>
              </table:table-cell>
              <table:table-cell office:value-type="float" office:value="190157">
                <text:p>190157</text:p>
              </table:table-cell>
              <table:table-cell office:value-type="float" office:value="32524">
                <text:p>32524</text:p>
              </table:table-cell>
              <table:table-cell office:value-type="float" office:value="1269">
                <text:p>1269</text:p>
              </table:table-cell>
              <table:table-cell office:value-type="float" office:value="32459">
                <text:p>324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1907">
                <text:p>201907</text:p>
              </table:table-cell>
              <table:table-cell office:value-type="float" office:value="201883">
                <text:p>201883</text:p>
              </table:table-cell>
              <table:table-cell office:value-type="float" office:value="35019">
                <text:p>35019</text:p>
              </table:table-cell>
              <table:table-cell office:value-type="float" office:value="1904">
                <text:p>1904</text:p>
              </table:table-cell>
              <table:table-cell office:value-type="float" office:value="34954">
                <text:p>3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2470">
                <text:p>202470</text:p>
              </table:table-cell>
              <table:table-cell office:value-type="float" office:value="202436">
                <text:p>202436</text:p>
              </table:table-cell>
              <table:table-cell office:value-type="float" office:value="35051">
                <text:p>35051</text:p>
              </table:table-cell>
              <table:table-cell office:value-type="float" office:value="4599">
                <text:p>4599</text:p>
              </table:table-cell>
              <table:table-cell office:value-type="float" office:value="34978">
                <text:p>349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7179">
                <text:p>217179</text:p>
              </table:table-cell>
              <table:table-cell office:value-type="float" office:value="217168">
                <text:p>217168</text:p>
              </table:table-cell>
              <table:table-cell office:value-type="float" office:value="35317">
                <text:p>35317</text:p>
              </table:table-cell>
              <table:table-cell office:value-type="float" office:value="10803">
                <text:p>10803</text:p>
              </table:table-cell>
              <table:table-cell office:value-type="float" office:value="35244">
                <text:p>352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2165">
                <text:p>222165</text:p>
              </table:table-cell>
              <table:table-cell office:value-type="float" office:value="222124">
                <text:p>222124</text:p>
              </table:table-cell>
              <table:table-cell office:value-type="float" office:value="41148">
                <text:p>41148</text:p>
              </table:table-cell>
              <table:table-cell office:value-type="float" office:value="12328">
                <text:p>12328</text:p>
              </table:table-cell>
              <table:table-cell office:value-type="float" office:value="41075">
                <text:p>41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1472">
                <text:p>231472</text:p>
              </table:table-cell>
              <table:table-cell office:value-type="float" office:value="231457">
                <text:p>231457</text:p>
              </table:table-cell>
              <table:table-cell office:value-type="float" office:value="42076">
                <text:p>42076</text:p>
              </table:table-cell>
              <table:table-cell office:value-type="float" office:value="17825">
                <text:p>17825</text:p>
              </table:table-cell>
              <table:table-cell office:value-type="float" office:value="41994">
                <text:p>419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3324">
                <text:p>243324</text:p>
              </table:table-cell>
              <table:table-cell office:value-type="float" office:value="243314">
                <text:p>243314</text:p>
              </table:table-cell>
              <table:table-cell office:value-type="float" office:value="47917">
                <text:p>47917</text:p>
              </table:table-cell>
              <table:table-cell office:value-type="float" office:value="25974">
                <text:p>25974</text:p>
              </table:table-cell>
              <table:table-cell office:value-type="float" office:value="47829">
                <text:p>478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871">
                <text:p>254871</text:p>
              </table:table-cell>
              <table:table-cell office:value-type="float" office:value="254864">
                <text:p>254864</text:p>
              </table:table-cell>
              <table:table-cell office:value-type="float" office:value="50132">
                <text:p>50132</text:p>
              </table:table-cell>
              <table:table-cell office:value-type="float" office:value="26637">
                <text:p>26637</text:p>
              </table:table-cell>
              <table:table-cell office:value-type="float" office:value="50030">
                <text:p>500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0875">
                <text:p>260875</text:p>
              </table:table-cell>
              <table:table-cell office:value-type="float" office:value="260843">
                <text:p>260843</text:p>
              </table:table-cell>
              <table:table-cell office:value-type="float" office:value="50754">
                <text:p>50754</text:p>
              </table:table-cell>
              <table:table-cell office:value-type="float" office:value="27247">
                <text:p>27247</text:p>
              </table:table-cell>
              <table:table-cell office:value-type="float" office:value="50638">
                <text:p>506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80275">
                <text:p>280275</text:p>
              </table:table-cell>
              <table:table-cell office:value-type="float" office:value="280262">
                <text:p>280262</text:p>
              </table:table-cell>
              <table:table-cell office:value-type="float" office:value="51312">
                <text:p>51312</text:p>
              </table:table-cell>
              <table:table-cell office:value-type="float" office:value="35067">
                <text:p>35067</text:p>
              </table:table-cell>
              <table:table-cell office:value-type="float" office:value="51183">
                <text:p>511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7970">
                <text:p>287970</text:p>
              </table:table-cell>
              <table:table-cell office:value-type="float" office:value="287948">
                <text:p>287948</text:p>
              </table:table-cell>
              <table:table-cell office:value-type="float" office:value="51533">
                <text:p>51533</text:p>
              </table:table-cell>
              <table:table-cell office:value-type="float" office:value="39186">
                <text:p>39186</text:p>
              </table:table-cell>
              <table:table-cell office:value-type="float" office:value="51395">
                <text:p>5139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geolife-6000'.A443:'geolife-6000'.F457" chart:data-source-has-labels="both" svg:x="0.32cm" svg:y="0.18cm" svg:width="13.652cm" svg:height="8.64cm">
          <chartooo:coordinate-region svg:x="1.682cm" svg:y="0.379cm" svg:width="12.29cm" svg:height="7.794cm"/>
          <chart:axis chart:dimension="x" chart:name="primary-x" chart:style-name="ch4" chartooo:axis-type="auto">
            <chartooo:date-scale/>
            <chart:categories table:cell-range-address="'geolife-6000'.A444:'geolife-6000'.A4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444:'geolife-6000'.B457" chart:label-cell-address="'geolife-6000'.B443:'geolife-6000'.B443" chart:class="chart:bar">
            <chart:data-point chart:repeated="14"/>
          </chart:series>
          <chart:series chart:style-name="ch8" chart:values-cell-range-address="'geolife-6000'.C444:'geolife-6000'.C457" chart:label-cell-address="'geolife-6000'.C443:'geolife-6000'.C443" chart:class="chart:bar">
            <chart:data-point chart:repeated="14"/>
          </chart:series>
          <chart:series chart:style-name="ch9" chart:values-cell-range-address="'geolife-6000'.D444:'geolife-6000'.D457" chart:label-cell-address="'geolife-6000'.D443:'geolife-6000'.D443" chart:class="chart:bar">
            <chart:data-point chart:repeated="14"/>
          </chart:series>
          <chart:series chart:style-name="ch10" chart:values-cell-range-address="'geolife-6000'.E444:'geolife-6000'.E457" chart:label-cell-address="'geolife-6000'.E443:'geolife-6000'.E443" chart:class="chart:bar">
            <chart:data-point chart:repeated="14"/>
          </chart:series>
          <chart:series chart:style-name="ch11" chart:values-cell-range-address="'geolife-6000'.F444:'geolife-6000'.F457" chart:label-cell-address="'geolife-6000'.F443:'geolife-6000'.F443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6000'.B443:'geolife-6000'.B443</svg:desc>
                </draw:g>
              </table:table-cell>
              <table:table-cell office:value-type="string">
                <text:p>NS</text:p>
                <draw:g>
                  <svg:desc>'geolife-6000'.C443:'geolife-6000'.C443</svg:desc>
                </draw:g>
              </table:table-cell>
              <table:table-cell office:value-type="string">
                <text:p>QE</text:p>
                <draw:g>
                  <svg:desc>'geolife-6000'.D443:'geolife-6000'.D443</svg:desc>
                </draw:g>
              </table:table-cell>
              <table:table-cell office:value-type="string">
                <text:p>AF</text:p>
                <draw:g>
                  <svg:desc>'geolife-6000'.E443:'geolife-6000'.E443</svg:desc>
                </draw:g>
              </table:table-cell>
              <table:table-cell office:value-type="string">
                <text:p>AFGH</text:p>
                <draw:g>
                  <svg:desc>'geolife-6000'.F443:'geolife-6000'.F44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6000'.A444:'geolife-6000'.A457</svg:desc>
                </draw:g>
              </table:table-cell>
              <table:table-cell office:value-type="float" office:value="3029">
                <text:p>3029</text:p>
                <draw:g>
                  <svg:desc>'geolife-6000'.B444:'geolife-6000'.B457</svg:desc>
                </draw:g>
              </table:table-cell>
              <table:table-cell office:value-type="float" office:value="3029">
                <text:p>3029</text:p>
                <draw:g>
                  <svg:desc>'geolife-6000'.C444:'geolife-6000'.C457</svg:desc>
                </draw:g>
              </table:table-cell>
              <table:table-cell office:value-type="float" office:value="2628">
                <text:p>2628</text:p>
                <draw:g>
                  <svg:desc>'geolife-6000'.D444:'geolife-6000'.D457</svg:desc>
                </draw:g>
              </table:table-cell>
              <table:table-cell office:value-type="float" office:value="2197">
                <text:p>2197</text:p>
                <draw:g>
                  <svg:desc>'geolife-6000'.E444:'geolife-6000'.E457</svg:desc>
                </draw:g>
              </table:table-cell>
              <table:table-cell office:value-type="float" office:value="2626">
                <text:p>2626</text:p>
                <draw:g>
                  <svg:desc>'geolife-6000'.F444:'geolife-6000'.F45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85">
                <text:p>5185</text:p>
              </table:table-cell>
              <table:table-cell office:value-type="float" office:value="5179">
                <text:p>5179</text:p>
              </table:table-cell>
              <table:table-cell office:value-type="float" office:value="4892">
                <text:p>4892</text:p>
              </table:table-cell>
              <table:table-cell office:value-type="float" office:value="3929">
                <text:p>3929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01">
                <text:p>6901</text:p>
              </table:table-cell>
              <table:table-cell office:value-type="float" office:value="6899">
                <text:p>6899</text:p>
              </table:table-cell>
              <table:table-cell office:value-type="float" office:value="5628">
                <text:p>5628</text:p>
              </table:table-cell>
              <table:table-cell office:value-type="float" office:value="5823">
                <text:p>5823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03">
                <text:p>8103</text:p>
              </table:table-cell>
              <table:table-cell office:value-type="float" office:value="8099">
                <text:p>8099</text:p>
              </table:table-cell>
              <table:table-cell office:value-type="float" office:value="7485">
                <text:p>7485</text:p>
              </table:table-cell>
              <table:table-cell office:value-type="float" office:value="7482">
                <text:p>7482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457">
                <text:p>13457</text:p>
              </table:table-cell>
              <table:table-cell office:value-type="float" office:value="13452">
                <text:p>13452</text:p>
              </table:table-cell>
              <table:table-cell office:value-type="float" office:value="9140">
                <text:p>9140</text:p>
              </table:table-cell>
              <table:table-cell office:value-type="float" office:value="9081">
                <text:p>9081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486">
                <text:p>19486</text:p>
              </table:table-cell>
              <table:table-cell office:value-type="float" office:value="19481">
                <text:p>19481</text:p>
              </table:table-cell>
              <table:table-cell office:value-type="float" office:value="9804">
                <text:p>9804</text:p>
              </table:table-cell>
              <table:table-cell office:value-type="float" office:value="10154">
                <text:p>10154</text:p>
              </table:table-cell>
              <table:table-cell office:value-type="float" office:value="9775">
                <text:p>97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990">
                <text:p>59990</text:p>
              </table:table-cell>
              <table:table-cell office:value-type="float" office:value="59978">
                <text:p>59978</text:p>
              </table:table-cell>
              <table:table-cell office:value-type="float" office:value="12660">
                <text:p>12660</text:p>
              </table:table-cell>
              <table:table-cell office:value-type="float" office:value="12647">
                <text:p>12647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7026">
                <text:p>147026</text:p>
              </table:table-cell>
              <table:table-cell office:value-type="float" office:value="147010">
                <text:p>147010</text:p>
              </table:table-cell>
              <table:table-cell office:value-type="float" office:value="21210">
                <text:p>21210</text:p>
              </table:table-cell>
              <table:table-cell office:value-type="float" office:value="20935">
                <text:p>20935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0178">
                <text:p>190178</text:p>
              </table:table-cell>
              <table:table-cell office:value-type="float" office:value="190157">
                <text:p>190157</text:p>
              </table:table-cell>
              <table:table-cell office:value-type="float" office:value="32524">
                <text:p>32524</text:p>
              </table:table-cell>
              <table:table-cell office:value-type="float" office:value="39041">
                <text:p>39041</text:p>
              </table:table-cell>
              <table:table-cell office:value-type="float" office:value="32459">
                <text:p>324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330">
                <text:p>233330</text:p>
              </table:table-cell>
              <table:table-cell office:value-type="float" office:value="233177">
                <text:p>233177</text:p>
              </table:table-cell>
              <table:table-cell office:value-type="float" office:value="42426">
                <text:p>42426</text:p>
              </table:table-cell>
              <table:table-cell office:value-type="float" office:value="45277">
                <text:p>45277</text:p>
              </table:table-cell>
              <table:table-cell office:value-type="float" office:value="42349">
                <text:p>423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3874">
                <text:p>303874</text:p>
              </table:table-cell>
              <table:table-cell office:value-type="float" office:value="303821">
                <text:p>303821</text:p>
              </table:table-cell>
              <table:table-cell office:value-type="float" office:value="67320">
                <text:p>67320</text:p>
              </table:table-cell>
              <table:table-cell office:value-type="float" office:value="65781">
                <text:p>65781</text:p>
              </table:table-cell>
              <table:table-cell office:value-type="float" office:value="67211">
                <text:p>672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0423">
                <text:p>360423</text:p>
              </table:table-cell>
              <table:table-cell office:value-type="float" office:value="360212">
                <text:p>360212</text:p>
              </table:table-cell>
              <table:table-cell office:value-type="float" office:value="96661">
                <text:p>96661</text:p>
              </table:table-cell>
              <table:table-cell office:value-type="float" office:value="73273">
                <text:p>73273</text:p>
              </table:table-cell>
              <table:table-cell office:value-type="float" office:value="96474">
                <text:p>964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4839">
                <text:p>334839</text:p>
              </table:table-cell>
              <table:table-cell office:value-type="float" office:value="334677">
                <text:p>334677</text:p>
              </table:table-cell>
              <table:table-cell office:value-type="float" office:value="282431">
                <text:p>282431</text:p>
              </table:table-cell>
              <table:table-cell office:value-type="float" office:value="235566">
                <text:p>235566</text:p>
              </table:table-cell>
              <table:table-cell office:value-type="float" office:value="281958">
                <text:p>2819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4838">
                <text:p>434838</text:p>
              </table:table-cell>
              <table:table-cell office:value-type="float" office:value="434461">
                <text:p>434461</text:p>
              </table:table-cell>
              <table:table-cell office:value-type="float" office:value="352450">
                <text:p>352450</text:p>
              </table:table-cell>
              <table:table-cell office:value-type="float" office:value="335240">
                <text:p>335240</text:p>
              </table:table-cell>
              <table:table-cell office:value-type="float" office:value="351909">
                <text:p>35190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52cm" svg:height="7.43cm" xlink:href=".." xlink:type="simple" chart:class="chart:bar" chart:style-name="ch1">
        <chart:legend chart:legend-position="end" svg:x="13.244cm" svg:y="2.918cm" style:legend-expansion="high" chart:style-name="ch2"/>
        <chart:plot-area chart:style-name="ch3" table:cell-range-address="'geolife-6000'.A460:'geolife-6000'.D471" chart:data-source-has-labels="both" svg:x="0.299cm" svg:y="0.148cm" svg:width="12.646cm" svg:height="7.134cm">
          <chartooo:coordinate-region svg:x="1.661cm" svg:y="0.348cm" svg:width="11.284cm" svg:height="6.287cm"/>
          <chart:axis chart:dimension="x" chart:name="primary-x" chart:style-name="ch4" chartooo:axis-type="auto">
            <chartooo:date-scale/>
            <chart:categories table:cell-range-address="'geolife-6000'.A461:'geolife-6000'.A4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olife-6000'.B461:'geolife-6000'.B471" chart:label-cell-address="'geolife-6000'.B460:'geolife-6000'.B460" chart:class="chart:bar">
            <chart:data-point chart:repeated="11"/>
          </chart:series>
          <chart:series chart:style-name="ch8" chart:values-cell-range-address="'geolife-6000'.C461:'geolife-6000'.C471" chart:label-cell-address="'geolife-6000'.C460:'geolife-6000'.C460" chart:class="chart:bar">
            <chart:data-point chart:repeated="11"/>
          </chart:series>
          <chart:series chart:style-name="ch9" chart:values-cell-range-address="'geolife-6000'.D461:'geolife-6000'.D471" chart:label-cell-address="'geolife-6000'.D460:'geolife-6000'.D46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geolife-6000'.B460:'geolife-6000'.B460</svg:desc>
                </draw:g>
              </table:table-cell>
              <table:table-cell office:value-type="string">
                <text:p>AF</text:p>
                <draw:g>
                  <svg:desc>'geolife-6000'.C460:'geolife-6000'.C460</svg:desc>
                </draw:g>
              </table:table-cell>
              <table:table-cell office:value-type="string">
                <text:p>AFGH</text:p>
                <draw:g>
                  <svg:desc>'geolife-6000'.D460:'geolife-6000'.D4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olife-6000'.A461:'geolife-6000'.A471</svg:desc>
                </draw:g>
              </table:table-cell>
              <table:table-cell office:value-type="float" office:value="190178">
                <text:p>190178</text:p>
                <draw:g>
                  <svg:desc>'geolife-6000'.B461:'geolife-6000'.B471</svg:desc>
                </draw:g>
              </table:table-cell>
              <table:table-cell office:value-type="float" office:value="189586">
                <text:p>189586</text:p>
                <draw:g>
                  <svg:desc>'geolife-6000'.C461:'geolife-6000'.C471</svg:desc>
                </draw:g>
              </table:table-cell>
              <table:table-cell office:value-type="float" office:value="190178">
                <text:p>190178</text:p>
                <draw:g>
                  <svg:desc>'geolife-6000'.D461:'geolife-6000'.D47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3569">
                <text:p>53569</text:p>
              </table:table-cell>
              <table:table-cell office:value-type="float" office:value="143381">
                <text:p>143381</text:p>
              </table:table-cell>
              <table:table-cell office:value-type="float" office:value="53509">
                <text:p>5350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5005">
                <text:p>35005</text:p>
              </table:table-cell>
              <table:table-cell office:value-type="float" office:value="112655">
                <text:p>112655</text:p>
              </table:table-cell>
              <table:table-cell office:value-type="float" office:value="34948">
                <text:p>3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0902">
                <text:p>30902</text:p>
              </table:table-cell>
              <table:table-cell office:value-type="float" office:value="69050">
                <text:p>69050</text:p>
              </table:table-cell>
              <table:table-cell office:value-type="float" office:value="30829">
                <text:p>308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8591">
                <text:p>28591</text:p>
              </table:table-cell>
              <table:table-cell office:value-type="float" office:value="47862">
                <text:p>47862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8521">
                <text:p>28521</text:p>
              </table:table-cell>
              <table:table-cell office:value-type="float" office:value="47926">
                <text:p>47926</text:p>
              </table:table-cell>
              <table:table-cell office:value-type="float" office:value="28434">
                <text:p>2843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8449">
                <text:p>28449</text:p>
              </table:table-cell>
              <table:table-cell office:value-type="float" office:value="35105">
                <text:p>35105</text:p>
              </table:table-cell>
              <table:table-cell office:value-type="float" office:value="28368">
                <text:p>283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8501">
                <text:p>28501</text:p>
              </table:table-cell>
              <table:table-cell office:value-type="float" office:value="33932">
                <text:p>33932</text:p>
              </table:table-cell>
              <table:table-cell office:value-type="float" office:value="28420">
                <text:p>2842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8570">
                <text:p>28570</text:p>
              </table:table-cell>
              <table:table-cell office:value-type="float" office:value="28510">
                <text:p>28510</text:p>
              </table:table-cell>
              <table:table-cell office:value-type="float" office:value="28504">
                <text:p>285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8635">
                <text:p>28635</text:p>
              </table:table-cell>
              <table:table-cell office:value-type="float" office:value="28570">
                <text:p>28570</text:p>
              </table:table-cell>
              <table:table-cell office:value-type="float" office:value="28572">
                <text:p>2857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3356">
                <text:p>33356</text:p>
              </table:table-cell>
              <table:table-cell office:value-type="float" office:value="28629">
                <text:p>28629</text:p>
              </table:table-cell>
              <table:table-cell office:value-type="float" office:value="33224">
                <text:p>3322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73cm" svg:height="9.002cm" xlink:href=".." xlink:type="simple" chart:class="chart:bar" chart:style-name="ch1">
        <chart:legend chart:legend-position="end" svg:x="15.164cm" svg:y="3.704cm" style:legend-expansion="high" chart:style-name="ch2"/>
        <chart:plot-area chart:style-name="ch3" table:cell-range-address="'t-drive'.A211:'t-drive'.D221 't-drive'.B210:'t-drive'.D210" chart:data-source-has-labels="both" svg:x="0.422cm" svg:y="0.644cm" svg:width="14.484cm" svg:height="8.637cm">
          <chartooo:coordinate-region svg:x="1.784cm" svg:y="0.843cm" svg:width="13.122cm" svg:height="7.791cm"/>
          <chart:axis chart:dimension="x" chart:name="primary-x" chart:style-name="ch4" chartooo:axis-type="auto">
            <chartooo:date-scale/>
            <chart:categories table:cell-range-address="'t-drive'.A211:'t-drive'.A2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-drive'.B211:'t-drive'.B221" chart:label-cell-address="'t-drive'.B210:'t-drive'.B210" chart:class="chart:bar">
            <chart:data-point chart:repeated="11"/>
          </chart:series>
          <chart:series chart:style-name="ch8" chart:values-cell-range-address="'t-drive'.C211:'t-drive'.C221" chart:label-cell-address="'t-drive'.C210:'t-drive'.C210" chart:class="chart:bar">
            <chart:data-point chart:repeated="11"/>
          </chart:series>
          <chart:series chart:style-name="ch9" chart:values-cell-range-address="'t-drive'.D211:'t-drive'.D221" chart:label-cell-address="'t-drive'.D210:'t-drive'.D2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t-drive'.B210:'t-drive'.B210</svg:desc>
                </draw:g>
              </table:table-cell>
              <table:table-cell office:value-type="string">
                <text:p>AF</text:p>
                <draw:g>
                  <svg:desc>'t-drive'.C210:'t-drive'.C210</svg:desc>
                </draw:g>
              </table:table-cell>
              <table:table-cell office:value-type="string">
                <text:p>AFGH</text:p>
                <draw:g>
                  <svg:desc>'t-drive'.D210:'t-drive'.D2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-drive'.A211:'t-drive'.A221</svg:desc>
                </draw:g>
              </table:table-cell>
              <table:table-cell office:value-type="float" office:value="46524">
                <text:p>46524</text:p>
                <draw:g>
                  <svg:desc>'t-drive'.B211:'t-drive'.B221</svg:desc>
                </draw:g>
              </table:table-cell>
              <table:table-cell office:value-type="float" office:value="46503">
                <text:p>46503</text:p>
                <draw:g>
                  <svg:desc>'t-drive'.C211:'t-drive'.C221</svg:desc>
                </draw:g>
              </table:table-cell>
              <table:table-cell office:value-type="float" office:value="46524">
                <text:p>46524</text:p>
                <draw:g>
                  <svg:desc>'t-drive'.D211:'t-drive'.D22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890">
                <text:p>10890</text:p>
              </table:table-cell>
              <table:table-cell office:value-type="float" office:value="199">
                <text:p>199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3257">
                <text:p>13257</text:p>
              </table:table-cell>
              <table:table-cell office:value-type="float" office:value="141">
                <text:p>141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5179">
                <text:p>15179</text:p>
              </table:table-cell>
              <table:table-cell office:value-type="float" office:value="123">
                <text:p>123</text:p>
              </table:table-cell>
              <table:table-cell office:value-type="float" office:value="14130">
                <text:p>1413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7101">
                <text:p>17101</text:p>
              </table:table-cell>
              <table:table-cell office:value-type="float" office:value="113">
                <text:p>113</text:p>
              </table:table-cell>
              <table:table-cell office:value-type="float" office:value="15852">
                <text:p>1585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8258">
                <text:p>18258</text:p>
              </table:table-cell>
              <table:table-cell office:value-type="float" office:value="110">
                <text:p>110</text:p>
              </table:table-cell>
              <table:table-cell office:value-type="float" office:value="16888">
                <text:p>1688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874">
                <text:p>20874</text:p>
              </table:table-cell>
              <table:table-cell office:value-type="float" office:value="106">
                <text:p>106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658">
                <text:p>22658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4568">
                <text:p>2456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8764">
                <text:p>108764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3775">
                <text:p>10377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9cm" svg:height="9cm" xlink:href=".." xlink:type="simple" chart:class="chart:bar" chart:style-name="ch1">
        <chart:legend chart:legend-position="end" svg:x="20.801cm" svg:y="3.205cm" style:legend-expansion="high" chart:style-name="ch2"/>
        <chart:plot-area chart:style-name="ch3" table:cell-range-address="'uniform-res'.A25:'uniform-res'.F38 'uniform-res'.B24:'uniform-res'.F24" chart:data-source-has-labels="both" svg:x="0.45cm" svg:y="0.18cm" svg:width="19.901cm" svg:height="8.64cm">
          <chartooo:coordinate-region svg:x="1.812cm" svg:y="0.379cm" svg:width="18.539cm" svg:height="7.794cm"/>
          <chart:axis chart:dimension="x" chart:name="primary-x" chart:style-name="ch4" chartooo:axis-type="auto">
            <chartooo:date-scale/>
            <chart:categories table:cell-range-address="'uniform-res'.A25:'uniform-res'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iform-res'.B25:'uniform-res'.B38" chart:label-cell-address="'uniform-res'.B24:'uniform-res'.B24" chart:class="chart:bar">
            <chart:data-point chart:repeated="14"/>
          </chart:series>
          <chart:series chart:style-name="ch8" chart:values-cell-range-address="'uniform-res'.C25:'uniform-res'.C38" chart:label-cell-address="'uniform-res'.C24:'uniform-res'.C24" chart:class="chart:bar">
            <chart:data-point chart:repeated="14"/>
          </chart:series>
          <chart:series chart:style-name="ch9" chart:values-cell-range-address="'uniform-res'.D25:'uniform-res'.D38" chart:label-cell-address="'uniform-res'.D24:'uniform-res'.D24" chart:class="chart:bar">
            <chart:data-point chart:repeated="14"/>
          </chart:series>
          <chart:series chart:style-name="ch10" chart:values-cell-range-address="'uniform-res'.E25:'uniform-res'.E38" chart:label-cell-address="'uniform-res'.E24:'uniform-res'.E24" chart:class="chart:bar">
            <chart:data-point chart:repeated="14"/>
          </chart:series>
          <chart:series chart:style-name="ch11" chart:values-cell-range-address="'uniform-res'.F25:'uniform-res'.F38" chart:label-cell-address="'uniform-res'.F24:'uniform-res'.F24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24:'uniform-res'.B24</svg:desc>
                </draw:g>
              </table:table-cell>
              <table:table-cell office:value-type="string">
                <text:p>NS</text:p>
                <draw:g>
                  <svg:desc>'uniform-res'.C24:'uniform-res'.C24</svg:desc>
                </draw:g>
              </table:table-cell>
              <table:table-cell office:value-type="string">
                <text:p>QE</text:p>
                <draw:g>
                  <svg:desc>'uniform-res'.D24:'uniform-res'.D24</svg:desc>
                </draw:g>
              </table:table-cell>
              <table:table-cell office:value-type="string">
                <text:p>AF</text:p>
                <draw:g>
                  <svg:desc>'uniform-res'.E24:'uniform-res'.E24</svg:desc>
                </draw:g>
              </table:table-cell>
              <table:table-cell office:value-type="string">
                <text:p>AFGH</text:p>
                <draw:g>
                  <svg:desc>'uniform-res'.F24:'uniform-res'.F2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25:'uniform-res'.A38</svg:desc>
                </draw:g>
              </table:table-cell>
              <table:table-cell office:value-type="float" office:value="1423">
                <text:p>1423</text:p>
                <draw:g>
                  <svg:desc>'uniform-res'.B25:'uniform-res'.B38</svg:desc>
                </draw:g>
              </table:table-cell>
              <table:table-cell office:value-type="float" office:value="1401">
                <text:p>1401</text:p>
                <draw:g>
                  <svg:desc>'uniform-res'.C25:'uniform-res'.C38</svg:desc>
                </draw:g>
              </table:table-cell>
              <table:table-cell office:value-type="float" office:value="735">
                <text:p>735</text:p>
                <draw:g>
                  <svg:desc>'uniform-res'.D25:'uniform-res'.D38</svg:desc>
                </draw:g>
              </table:table-cell>
              <table:table-cell office:value-type="float" office:value="463">
                <text:p>463</text:p>
                <draw:g>
                  <svg:desc>'uniform-res'.E25:'uniform-res'.E38</svg:desc>
                </draw:g>
              </table:table-cell>
              <table:table-cell office:value-type="float" office:value="720">
                <text:p>720</text:p>
                <draw:g>
                  <svg:desc>'uniform-res'.F25:'uniform-res'.F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643">
                <text:p>4643</text:p>
              </table:table-cell>
              <table:table-cell office:value-type="float" office:value="1922">
                <text:p>1922</text:p>
              </table:table-cell>
              <table:table-cell office:value-type="float" office:value="1172">
                <text:p>1172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8996">
                <text:p>8996</text:p>
              </table:table-cell>
              <table:table-cell office:value-type="float" office:value="2444">
                <text:p>2444</text:p>
              </table:table-cell>
              <table:table-cell office:value-type="float" office:value="2033">
                <text:p>2033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4601">
                <text:p>34601</text:p>
              </table:table-cell>
              <table:table-cell office:value-type="float" office:value="10336">
                <text:p>10336</text:p>
              </table:table-cell>
              <table:table-cell office:value-type="float" office:value="5924">
                <text:p>592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1509">
                <text:p>41509</text:p>
              </table:table-cell>
              <table:table-cell office:value-type="float" office:value="10783">
                <text:p>10783</text:p>
              </table:table-cell>
              <table:table-cell office:value-type="float" office:value="6894">
                <text:p>6894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7221">
                <text:p>47221</text:p>
              </table:table-cell>
              <table:table-cell office:value-type="float" office:value="10925">
                <text:p>10925</text:p>
              </table:table-cell>
              <table:table-cell office:value-type="float" office:value="9019">
                <text:p>9019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4130">
                <text:p>54130</text:p>
              </table:table-cell>
              <table:table-cell office:value-type="float" office:value="10410">
                <text:p>10410</text:p>
              </table:table-cell>
              <table:table-cell office:value-type="float" office:value="12332">
                <text:p>12332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4707">
                <text:p>64707</text:p>
              </table:table-cell>
              <table:table-cell office:value-type="float" office:value="14041">
                <text:p>14041</text:p>
              </table:table-cell>
              <table:table-cell office:value-type="float" office:value="12370">
                <text:p>12370</text:p>
              </table:table-cell>
              <table:table-cell office:value-type="float" office:value="13918">
                <text:p>13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5566">
                <text:p>1556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7629">
                <text:p>77629</text:p>
              </table:table-cell>
              <table:table-cell office:value-type="float" office:value="20407">
                <text:p>20407</text:p>
              </table:table-cell>
              <table:table-cell office:value-type="float" office:value="16498">
                <text:p>16498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88691">
                <text:p>88691</text:p>
              </table:table-cell>
              <table:table-cell office:value-type="float" office:value="26310">
                <text:p>26310</text:p>
              </table:table-cell>
              <table:table-cell office:value-type="float" office:value="16298">
                <text:p>16298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5665">
                <text:p>115665</text:p>
              </table:table-cell>
              <table:table-cell office:value-type="float" office:value="33744">
                <text:p>33744</text:p>
              </table:table-cell>
              <table:table-cell office:value-type="float" office:value="20498">
                <text:p>20498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2864">
                <text:p>122864</text:p>
              </table:table-cell>
              <table:table-cell office:value-type="float" office:value="32889">
                <text:p>32889</text:p>
              </table:table-cell>
              <table:table-cell office:value-type="float" office:value="22673">
                <text:p>22673</text:p>
              </table:table-cell>
              <table:table-cell office:value-type="float" office:value="32702">
                <text:p>327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0053">
                <text:p>130053</text:p>
              </table:table-cell>
              <table:table-cell office:value-type="float" office:value="38098">
                <text:p>38098</text:p>
              </table:table-cell>
              <table:table-cell office:value-type="float" office:value="25129">
                <text:p>25129</text:p>
              </table:table-cell>
              <table:table-cell office:value-type="float" office:value="37889">
                <text:p>3788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skywed-res'.A2:'skywed-res'.F20 'skywed-res'.B1:'skywed-res'.F1" chart:data-source-has-labels="both" svg:x="0.32cm" svg:y="0.18cm" svg:width="13.652cm" svg:height="8.64cm">
          <chartooo:coordinate-region svg:x="1.682cm" svg:y="0.38cm" svg:width="12.29cm" svg:height="7.793cm"/>
          <chart:axis chart:dimension="x" chart:name="primary-x" chart:style-name="ch4" chartooo:axis-type="auto">
            <chartooo:date-scale/>
            <chart:categories table:cell-range-address="'skywed-res'.A2:'skywed-res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kywed-res'.B2:'skywed-res'.B20" chart:label-cell-address="'skywed-res'.B1:'skywed-res'.B1" chart:class="chart:bar">
            <chart:data-point chart:repeated="19"/>
          </chart:series>
          <chart:series chart:style-name="ch8" chart:values-cell-range-address="'skywed-res'.C2:'skywed-res'.C20" chart:label-cell-address="'skywed-res'.C1:'skywed-res'.C1" chart:class="chart:bar">
            <chart:data-point chart:repeated="19"/>
          </chart:series>
          <chart:series chart:style-name="ch9" chart:values-cell-range-address="'skywed-res'.D2:'skywed-res'.D20" chart:label-cell-address="'skywed-res'.D1:'skywed-res'.D1" chart:class="chart:bar">
            <chart:data-point chart:repeated="19"/>
          </chart:series>
          <chart:series chart:style-name="ch10" chart:values-cell-range-address="'skywed-res'.E2:'skywed-res'.E20" chart:label-cell-address="'skywed-res'.E1:'skywed-res'.E1" chart:class="chart:bar">
            <chart:data-point chart:repeated="19"/>
          </chart:series>
          <chart:series chart:style-name="ch11" chart:values-cell-range-address="'skywed-res'.F2:'skywed-res'.F20" chart:label-cell-address="'skywed-res'.F1:'skywed-res'.F1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1:'skywed-res'.B1</svg:desc>
                </draw:g>
              </table:table-cell>
              <table:table-cell office:value-type="string">
                <text:p>NS</text:p>
                <draw:g>
                  <svg:desc>'skywed-res'.C1:'skywed-res'.C1</svg:desc>
                </draw:g>
              </table:table-cell>
              <table:table-cell office:value-type="string">
                <text:p>QE</text:p>
                <draw:g>
                  <svg:desc>'skywed-res'.D1:'skywed-res'.D1</svg:desc>
                </draw:g>
              </table:table-cell>
              <table:table-cell office:value-type="string">
                <text:p>AF</text:p>
                <draw:g>
                  <svg:desc>'skywed-res'.E1:'skywed-res'.E1</svg:desc>
                </draw:g>
              </table:table-cell>
              <table:table-cell office:value-type="string">
                <text:p>AFGH</text:p>
                <draw:g>
                  <svg:desc>'skywed-res'.F1:'skywed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2:'skywed-res'.A20</svg:desc>
                </draw:g>
              </table:table-cell>
              <table:table-cell office:value-type="float" office:value="57406">
                <text:p>57406</text:p>
                <draw:g>
                  <svg:desc>'skywed-res'.B2:'skywed-res'.B20</svg:desc>
                </draw:g>
              </table:table-cell>
              <table:table-cell office:value-type="float" office:value="56405">
                <text:p>56405</text:p>
                <draw:g>
                  <svg:desc>'skywed-res'.C2:'skywed-res'.C20</svg:desc>
                </draw:g>
              </table:table-cell>
              <table:table-cell office:value-type="float" office:value="14495">
                <text:p>14495</text:p>
                <draw:g>
                  <svg:desc>'skywed-res'.D2:'skywed-res'.D20</svg:desc>
                </draw:g>
              </table:table-cell>
              <table:table-cell office:value-type="float" office:value="7432">
                <text:p>7432</text:p>
                <draw:g>
                  <svg:desc>'skywed-res'.E2:'skywed-res'.E20</svg:desc>
                </draw:g>
              </table:table-cell>
              <table:table-cell office:value-type="float" office:value="14370">
                <text:p>14370</text:p>
                <draw:g>
                  <svg:desc>'skywed-res'.F2:'skywed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9082">
                <text:p>59082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980">
                <text:p>59980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2816">
                <text:p>62816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3651">
                <text:p>63651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6554">
                <text:p>66554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7460">
                <text:p>67460</text:p>
              </table:table-cell>
              <table:table-cell office:value-type="float" office:value="15923">
                <text:p>15923</text:p>
              </table:table-cell>
              <table:table-cell office:value-type="float" office:value="14898">
                <text:p>14898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70433">
                <text:p>70433</text:p>
              </table:table-cell>
              <table:table-cell office:value-type="float" office:value="16489">
                <text:p>16489</text:p>
              </table:table-cell>
              <table:table-cell office:value-type="float" office:value="16165">
                <text:p>16165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1465">
                <text:p>71465</text:p>
              </table:table-cell>
              <table:table-cell office:value-type="float" office:value="16709">
                <text:p>16709</text:p>
              </table:table-cell>
              <table:table-cell office:value-type="float" office:value="16256">
                <text:p>1625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4440">
                <text:p>74440</text:p>
              </table:table-cell>
              <table:table-cell office:value-type="float" office:value="17245">
                <text:p>17245</text:p>
              </table:table-cell>
              <table:table-cell office:value-type="float" office:value="17256">
                <text:p>17256</text:p>
              </table:table-cell>
              <table:table-cell office:value-type="float" office:value="17114">
                <text:p>17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5473">
                <text:p>75473</text:p>
              </table:table-cell>
              <table:table-cell office:value-type="float" office:value="17465">
                <text:p>17465</text:p>
              </table:table-cell>
              <table:table-cell office:value-type="float" office:value="17259">
                <text:p>17259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8629">
                <text:p>78629</text:p>
              </table:table-cell>
              <table:table-cell office:value-type="float" office:value="18129">
                <text:p>18129</text:p>
              </table:table-cell>
              <table:table-cell office:value-type="float" office:value="17259">
                <text:p>17259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9532">
                <text:p>79532</text:p>
              </table:table-cell>
              <table:table-cell office:value-type="float" office:value="18345">
                <text:p>18345</text:p>
              </table:table-cell>
              <table:table-cell office:value-type="float" office:value="18262">
                <text:p>18262</text:p>
              </table:table-cell>
              <table:table-cell office:value-type="float" office:value="18208">
                <text:p>18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2744">
                <text:p>82744</text:p>
              </table:table-cell>
              <table:table-cell office:value-type="float" office:value="18917">
                <text:p>18917</text:p>
              </table:table-cell>
              <table:table-cell office:value-type="float" office:value="18479">
                <text:p>18479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3829">
                <text:p>83829</text:p>
              </table:table-cell>
              <table:table-cell office:value-type="float" office:value="19133">
                <text:p>19133</text:p>
              </table:table-cell>
              <table:table-cell office:value-type="float" office:value="18574">
                <text:p>18574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7078">
                <text:p>87078</text:p>
              </table:table-cell>
              <table:table-cell office:value-type="float" office:value="20230">
                <text:p>20230</text:p>
              </table:table-cell>
              <table:table-cell office:value-type="float" office:value="20787">
                <text:p>20787</text:p>
              </table:table-cell>
              <table:table-cell office:value-type="float" office:value="20086">
                <text:p>200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8198">
                <text:p>88198</text:p>
              </table:table-cell>
              <table:table-cell office:value-type="float" office:value="21446">
                <text:p>21446</text:p>
              </table:table-cell>
              <table:table-cell office:value-type="float" office:value="20977">
                <text:p>20977</text:p>
              </table:table-cell>
              <table:table-cell office:value-type="float" office:value="21302">
                <text:p>213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91471">
                <text:p>91471</text:p>
              </table:table-cell>
              <table:table-cell office:value-type="float" office:value="22807">
                <text:p>22807</text:p>
              </table:table-cell>
              <table:table-cell office:value-type="float" office:value="21519">
                <text:p>21519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1514">
                <text:p>91514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4034">
                <text:p>2403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't-drive'.D1:'t-drive'.F20" chart:data-source-has-labels="row" svg:x="0.32cm" svg:y="0.18cm" svg:width="13.652cm" svg:height="8.64cm">
          <chartooo:coordinate-region svg:x="1.127cm" svg:y="0.379cm" svg:width="12.84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-drive'.D2:'t-drive'.D20" chart:label-cell-address="'t-drive'.D1:'t-drive'.D1" chart:class="chart:bar">
            <chart:data-point chart:repeated="19"/>
          </chart:series>
          <chart:series chart:style-name="ch8" chart:values-cell-range-address="'t-drive'.E2:'t-drive'.E20" chart:label-cell-address="'t-drive'.E1:'t-drive'.E1" chart:class="chart:bar">
            <chart:data-point chart:repeated="19"/>
          </chart:series>
          <chart:series chart:style-name="ch9" chart:values-cell-range-address="'t-drive'.F2:'t-drive'.F20" chart:label-cell-address="'t-drive'.F1:'t-drive'.F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t-drive'.D1:'t-drive'.D1</svg:desc>
                </draw:g>
              </table:table-cell>
              <table:table-cell office:value-type="string">
                <text:p>AF</text:p>
                <draw:g>
                  <svg:desc>'t-drive'.E1:'t-drive'.E1</svg:desc>
                </draw:g>
              </table:table-cell>
              <table:table-cell office:value-type="string">
                <text:p>AFGH</text:p>
                <draw:g>
                  <svg:desc>'t-drive'.F1:'t-driv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't-drive'.D2:'t-drive'.D20</svg:desc>
                </draw:g>
              </table:table-cell>
              <table:table-cell office:value-type="float" office:value="22">
                <text:p>22</text:p>
                <draw:g>
                  <svg:desc>'t-drive'.E2:'t-drive'.E20</svg:desc>
                </draw:g>
              </table:table-cell>
              <table:table-cell office:value-type="float" office:value="22">
                <text:p>22</text:p>
                <draw:g>
                  <svg:desc>'t-drive'.F2:'t-drive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2">
                <text:p>23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">
                <text:p>377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9">
                <text:p>44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">
                <text:p>47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skywed-res'.A24:'skywed-res'.F37 'skywed-res'.B23:'skywed-res'.F23" chart:data-source-has-labels="both" svg:x="0.32cm" svg:y="0.18cm" svg:width="13.652cm" svg:height="8.64cm">
          <chartooo:coordinate-region svg:x="1.682cm" svg:y="0.379cm" svg:width="12.29cm" svg:height="7.794cm"/>
          <chart:axis chart:dimension="x" chart:name="primary-x" chart:style-name="ch4" chartooo:axis-type="auto">
            <chartooo:date-scale/>
            <chart:categories table:cell-range-address="'skywed-res'.A24:'skywed-res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kywed-res'.B24:'skywed-res'.B37" chart:label-cell-address="'skywed-res'.B23:'skywed-res'.B23" chart:class="chart:bar">
            <chart:data-point chart:repeated="14"/>
          </chart:series>
          <chart:series chart:style-name="ch8" chart:values-cell-range-address="'skywed-res'.C24:'skywed-res'.C37" chart:label-cell-address="'skywed-res'.C23:'skywed-res'.C23" chart:class="chart:bar">
            <chart:data-point chart:repeated="14"/>
          </chart:series>
          <chart:series chart:style-name="ch9" chart:values-cell-range-address="'skywed-res'.D24:'skywed-res'.D37" chart:label-cell-address="'skywed-res'.D23:'skywed-res'.D23" chart:class="chart:bar">
            <chart:data-point chart:repeated="14"/>
          </chart:series>
          <chart:series chart:style-name="ch10" chart:values-cell-range-address="'skywed-res'.E24:'skywed-res'.E37" chart:label-cell-address="'skywed-res'.E23:'skywed-res'.E23" chart:class="chart:bar">
            <chart:data-point chart:repeated="14"/>
          </chart:series>
          <chart:series chart:style-name="ch11" chart:values-cell-range-address="'skywed-res'.F24:'skywed-res'.F37" chart:label-cell-address="'skywed-res'.F23:'skywed-res'.F23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23:'skywed-res'.B23</svg:desc>
                </draw:g>
              </table:table-cell>
              <table:table-cell office:value-type="string">
                <text:p>NS</text:p>
                <draw:g>
                  <svg:desc>'skywed-res'.C23:'skywed-res'.C23</svg:desc>
                </draw:g>
              </table:table-cell>
              <table:table-cell office:value-type="string">
                <text:p>QE</text:p>
                <draw:g>
                  <svg:desc>'skywed-res'.D23:'skywed-res'.D23</svg:desc>
                </draw:g>
              </table:table-cell>
              <table:table-cell office:value-type="string">
                <text:p>AF</text:p>
                <draw:g>
                  <svg:desc>'skywed-res'.E23:'skywed-res'.E23</svg:desc>
                </draw:g>
              </table:table-cell>
              <table:table-cell office:value-type="string">
                <text:p>AFGH</text:p>
                <draw:g>
                  <svg:desc>'skywed-res'.F23:'skywed-res'.F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24:'skywed-res'.A37</svg:desc>
                </draw:g>
              </table:table-cell>
              <table:table-cell office:value-type="float" office:value="1423">
                <text:p>1423</text:p>
                <draw:g>
                  <svg:desc>'skywed-res'.B24:'skywed-res'.B37</svg:desc>
                </draw:g>
              </table:table-cell>
              <table:table-cell office:value-type="float" office:value="921">
                <text:p>921</text:p>
                <draw:g>
                  <svg:desc>'skywed-res'.C24:'skywed-res'.C37</svg:desc>
                </draw:g>
              </table:table-cell>
              <table:table-cell office:value-type="float" office:value="735">
                <text:p>735</text:p>
                <draw:g>
                  <svg:desc>'skywed-res'.D24:'skywed-res'.D37</svg:desc>
                </draw:g>
              </table:table-cell>
              <table:table-cell office:value-type="float" office:value="463">
                <text:p>463</text:p>
                <draw:g>
                  <svg:desc>'skywed-res'.E24:'skywed-res'.E37</svg:desc>
                </draw:g>
              </table:table-cell>
              <table:table-cell office:value-type="float" office:value="720">
                <text:p>720</text:p>
                <draw:g>
                  <svg:desc>'skywed-res'.F24:'skywed-res'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291">
                <text:p>4291</text:p>
              </table:table-cell>
              <table:table-cell office:value-type="float" office:value="1922">
                <text:p>1922</text:p>
              </table:table-cell>
              <table:table-cell office:value-type="float" office:value="1172">
                <text:p>1172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8792">
                <text:p>8792</text:p>
              </table:table-cell>
              <table:table-cell office:value-type="float" office:value="2444">
                <text:p>2444</text:p>
              </table:table-cell>
              <table:table-cell office:value-type="float" office:value="2033">
                <text:p>2033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4935">
                <text:p>34935</text:p>
              </table:table-cell>
              <table:table-cell office:value-type="float" office:value="10336">
                <text:p>10336</text:p>
              </table:table-cell>
              <table:table-cell office:value-type="float" office:value="5924">
                <text:p>592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2115">
                <text:p>42115</text:p>
              </table:table-cell>
              <table:table-cell office:value-type="float" office:value="10783">
                <text:p>10783</text:p>
              </table:table-cell>
              <table:table-cell office:value-type="float" office:value="6894">
                <text:p>6894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8067">
                <text:p>48067</text:p>
              </table:table-cell>
              <table:table-cell office:value-type="float" office:value="10925">
                <text:p>10925</text:p>
              </table:table-cell>
              <table:table-cell office:value-type="float" office:value="9019">
                <text:p>9019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5238">
                <text:p>55238</text:p>
              </table:table-cell>
              <table:table-cell office:value-type="float" office:value="10410">
                <text:p>10410</text:p>
              </table:table-cell>
              <table:table-cell office:value-type="float" office:value="12332">
                <text:p>12332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6141">
                <text:p>66141</text:p>
              </table:table-cell>
              <table:table-cell office:value-type="float" office:value="14041">
                <text:p>14041</text:p>
              </table:table-cell>
              <table:table-cell office:value-type="float" office:value="12370">
                <text:p>12370</text:p>
              </table:table-cell>
              <table:table-cell office:value-type="float" office:value="13918">
                <text:p>13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1965">
                <text:p>71965</text:p>
              </table:table-cell>
              <table:table-cell office:value-type="float" office:value="16709">
                <text:p>16709</text:p>
              </table:table-cell>
              <table:table-cell office:value-type="float" office:value="15566">
                <text:p>1556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9573">
                <text:p>79573</text:p>
              </table:table-cell>
              <table:table-cell office:value-type="float" office:value="20407">
                <text:p>20407</text:p>
              </table:table-cell>
              <table:table-cell office:value-type="float" office:value="16498">
                <text:p>16498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90979">
                <text:p>90979</text:p>
              </table:table-cell>
              <table:table-cell office:value-type="float" office:value="26310">
                <text:p>26310</text:p>
              </table:table-cell>
              <table:table-cell office:value-type="float" office:value="16298">
                <text:p>16298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8525">
                <text:p>118525</text:p>
              </table:table-cell>
              <table:table-cell office:value-type="float" office:value="33744">
                <text:p>33744</text:p>
              </table:table-cell>
              <table:table-cell office:value-type="float" office:value="20498">
                <text:p>20498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5996">
                <text:p>125996</text:p>
              </table:table-cell>
              <table:table-cell office:value-type="float" office:value="32889">
                <text:p>32889</text:p>
              </table:table-cell>
              <table:table-cell office:value-type="float" office:value="22673">
                <text:p>22673</text:p>
              </table:table-cell>
              <table:table-cell office:value-type="float" office:value="32702">
                <text:p>327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3453">
                <text:p>133453</text:p>
              </table:table-cell>
              <table:table-cell office:value-type="float" office:value="38098">
                <text:p>38098</text:p>
              </table:table-cell>
              <table:table-cell office:value-type="float" office:value="25129">
                <text:p>25129</text:p>
              </table:table-cell>
              <table:table-cell office:value-type="float" office:value="37889">
                <text:p>3788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11cm" svg:height="9.008cm" xlink:href=".." xlink:type="simple" chart:class="chart:line" chart:style-name="ch1">
        <chart:legend chart:legend-position="end" svg:x="17.413cm" svg:y="3.209cm" style:legend-expansion="high" chart:style-name="ch2"/>
        <chart:plot-area chart:style-name="ch3" table:cell-range-address="Sheet1.A84:Sheet1.F98" chart:data-source-has-labels="both" svg:x="0.394cm" svg:y="0.18cm" svg:width="16.626cm" svg:height="8.648cm">
          <chartooo:coordinate-region svg:x="1.756cm" svg:y="0.38cm" svg:width="15.077cm" svg:height="7.801cm"/>
          <chart:axis chart:dimension="x" chart:name="primary-x" chart:style-name="ch4" chartooo:axis-type="auto">
            <chartooo:date-scale/>
            <chart:categories table:cell-range-address="Sheet1.A85:Sheet1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5:Sheet1.B98" chart:label-cell-address="Sheet1.B84:Sheet1.B84" chart:class="chart:line">
            <chart:data-point chart:repeated="14"/>
          </chart:series>
          <chart:series chart:style-name="ch7" chart:values-cell-range-address="Sheet1.C85:Sheet1.C98" chart:label-cell-address="Sheet1.C84:Sheet1.C84" chart:class="chart:line">
            <chart:data-point chart:repeated="14"/>
          </chart:series>
          <chart:series chart:style-name="ch8" chart:values-cell-range-address="Sheet1.D85:Sheet1.D98" chart:label-cell-address="Sheet1.D84:Sheet1.D84" chart:class="chart:line">
            <chart:data-point chart:repeated="14"/>
          </chart:series>
          <chart:series chart:style-name="ch9" chart:values-cell-range-address="Sheet1.E85:Sheet1.E98" chart:label-cell-address="Sheet1.E84:Sheet1.E84" chart:class="chart:line">
            <chart:data-point chart:repeated="14"/>
          </chart:series>
          <chart:series chart:style-name="ch10" chart:values-cell-range-address="Sheet1.F85:Sheet1.F98" chart:label-cell-address="Sheet1.F84:Sheet1.F8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84:Sheet1.B84</svg:desc>
                </draw:g>
              </table:table-cell>
              <table:table-cell office:value-type="string">
                <text:p>NS</text:p>
                <draw:g>
                  <svg:desc>Sheet1.C84:Sheet1.C84</svg:desc>
                </draw:g>
              </table:table-cell>
              <table:table-cell office:value-type="string">
                <text:p>QE</text:p>
                <draw:g>
                  <svg:desc>Sheet1.D84:Sheet1.D84</svg:desc>
                </draw:g>
              </table:table-cell>
              <table:table-cell office:value-type="string">
                <text:p>AF</text:p>
                <draw:g>
                  <svg:desc>Sheet1.E84:Sheet1.E84</svg:desc>
                </draw:g>
              </table:table-cell>
              <table:table-cell office:value-type="string">
                <text:p>AFGH</text:p>
                <draw:g>
                  <svg:desc>Sheet1.F84:Sheet1.F8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85:Sheet1.A98</svg:desc>
                </draw:g>
              </table:table-cell>
              <table:table-cell office:value-type="float" office:value="11061">
                <text:p>11061</text:p>
                <draw:g>
                  <svg:desc>Sheet1.B85:Sheet1.B98</svg:desc>
                </draw:g>
              </table:table-cell>
              <table:table-cell office:value-type="float" office:value="11051">
                <text:p>11051</text:p>
                <draw:g>
                  <svg:desc>Sheet1.C85:Sheet1.C98</svg:desc>
                </draw:g>
              </table:table-cell>
              <table:table-cell office:value-type="float" office:value="11064">
                <text:p>11064</text:p>
                <draw:g>
                  <svg:desc>Sheet1.D85:Sheet1.D98</svg:desc>
                </draw:g>
              </table:table-cell>
              <table:table-cell office:value-type="float" office:value="7810">
                <text:p>7810</text:p>
                <draw:g>
                  <svg:desc>Sheet1.E85:Sheet1.E98</svg:desc>
                </draw:g>
              </table:table-cell>
              <table:table-cell office:value-type="float" office:value="11057">
                <text:p>11057</text:p>
                <draw:g>
                  <svg:desc>Sheet1.F85:Sheet1.F9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607">
                <text:p>17607</text:p>
              </table:table-cell>
              <table:table-cell office:value-type="float" office:value="17586">
                <text:p>17586</text:p>
              </table:table-cell>
              <table:table-cell office:value-type="float" office:value="17613">
                <text:p>17613</text:p>
              </table:table-cell>
              <table:table-cell office:value-type="float" office:value="12701">
                <text:p>12701</text:p>
              </table:table-cell>
              <table:table-cell office:value-type="float" office:value="17603">
                <text:p>176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68">
                <text:p>23368</text:p>
              </table:table-cell>
              <table:table-cell office:value-type="float" office:value="23336">
                <text:p>23336</text:p>
              </table:table-cell>
              <table:table-cell office:value-type="float" office:value="23377">
                <text:p>23377</text:p>
              </table:table-cell>
              <table:table-cell office:value-type="float" office:value="16610">
                <text:p>16610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93">
                <text:p>29393</text:p>
              </table:table-cell>
              <table:table-cell office:value-type="float" office:value="29349">
                <text:p>29349</text:p>
              </table:table-cell>
              <table:table-cell office:value-type="float" office:value="29404">
                <text:p>29404</text:p>
              </table:table-cell>
              <table:table-cell office:value-type="float" office:value="21895">
                <text:p>21895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50">
                <text:p>34650</text:p>
              </table:table-cell>
              <table:table-cell office:value-type="float" office:value="34594">
                <text:p>34594</text:p>
              </table:table-cell>
              <table:table-cell office:value-type="float" office:value="34664">
                <text:p>34664</text:p>
              </table:table-cell>
              <table:table-cell office:value-type="float" office:value="25071">
                <text:p>25071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431">
                <text:p>55431</text:p>
              </table:table-cell>
              <table:table-cell office:value-type="float" office:value="55358">
                <text:p>55358</text:p>
              </table:table-cell>
              <table:table-cell office:value-type="float" office:value="42196">
                <text:p>42196</text:p>
              </table:table-cell>
              <table:table-cell office:value-type="float" office:value="38312">
                <text:p>38312</text:p>
              </table:table-cell>
              <table:table-cell office:value-type="float" office:value="42160">
                <text:p>421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69">
                <text:p>89269</text:p>
              </table:table-cell>
              <table:table-cell office:value-type="float" office:value="89123">
                <text:p>89123</text:p>
              </table:table-cell>
              <table:table-cell office:value-type="float" office:value="43250">
                <text:p>43250</text:p>
              </table:table-cell>
              <table:table-cell office:value-type="float" office:value="43150">
                <text:p>43150</text:p>
              </table:table-cell>
              <table:table-cell office:value-type="float" office:value="43177">
                <text:p>431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11">
                <text:p>170011</text:p>
              </table:table-cell>
              <table:table-cell office:value-type="float" office:value="169712">
                <text:p>169712</text:p>
              </table:table-cell>
              <table:table-cell office:value-type="float" office:value="43791">
                <text:p>43791</text:p>
              </table:table-cell>
              <table:table-cell office:value-type="float" office:value="43681">
                <text:p>43681</text:p>
              </table:table-cell>
              <table:table-cell office:value-type="float" office:value="43709">
                <text:p>437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937">
                <text:p>175937</text:p>
              </table:table-cell>
              <table:table-cell office:value-type="float" office:value="175627">
                <text:p>175627</text:p>
              </table:table-cell>
              <table:table-cell office:value-type="float" office:value="44601">
                <text:p>44601</text:p>
              </table:table-cell>
              <table:table-cell office:value-type="float" office:value="44481">
                <text:p>44481</text:p>
              </table:table-cell>
              <table:table-cell office:value-type="float" office:value="44510">
                <text:p>445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9453">
                <text:p>189453</text:p>
              </table:table-cell>
              <table:table-cell office:value-type="float" office:value="189105">
                <text:p>189105</text:p>
              </table:table-cell>
              <table:table-cell office:value-type="float" office:value="55386">
                <text:p>55386</text:p>
              </table:table-cell>
              <table:table-cell office:value-type="float" office:value="44964">
                <text:p>44964</text:p>
              </table:table-cell>
              <table:table-cell office:value-type="float" office:value="55264">
                <text:p>55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87">
                <text:p>278587</text:p>
              </table:table-cell>
              <table:table-cell office:value-type="float" office:value="278041">
                <text:p>278041</text:p>
              </table:table-cell>
              <table:table-cell office:value-type="float" office:value="60727">
                <text:p>60727</text:p>
              </table:table-cell>
              <table:table-cell office:value-type="float" office:value="45212">
                <text:p>45212</text:p>
              </table:table-cell>
              <table:table-cell office:value-type="float" office:value="60594">
                <text:p>605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5007">
                <text:p>315007</text:p>
              </table:table-cell>
              <table:table-cell office:value-type="float" office:value="314411">
                <text:p>314411</text:p>
              </table:table-cell>
              <table:table-cell office:value-type="float" office:value="65465">
                <text:p>65465</text:p>
              </table:table-cell>
              <table:table-cell office:value-type="float" office:value="45295">
                <text:p>45295</text:p>
              </table:table-cell>
              <table:table-cell office:value-type="float" office:value="65295">
                <text:p>652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4023">
                <text:p>364023</text:p>
              </table:table-cell>
              <table:table-cell office:value-type="float" office:value="363349">
                <text:p>363349</text:p>
              </table:table-cell>
              <table:table-cell office:value-type="float" office:value="71060">
                <text:p>71060</text:p>
              </table:table-cell>
              <table:table-cell office:value-type="float" office:value="45295">
                <text:p>45295</text:p>
              </table:table-cell>
              <table:table-cell office:value-type="float" office:value="70835">
                <text:p>708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9194">
                <text:p>369194</text:p>
              </table:table-cell>
              <table:table-cell office:value-type="float" office:value="368509">
                <text:p>368509</text:p>
              </table:table-cell>
              <table:table-cell office:value-type="float" office:value="78973">
                <text:p>78973</text:p>
              </table:table-cell>
              <table:table-cell office:value-type="float" office:value="45323">
                <text:p>45323</text:p>
              </table:table-cell>
              <table:table-cell office:value-type="float" office:value="78657">
                <text:p>7865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35cm" svg:height="9.008cm" xlink:href=".." xlink:type="simple" chart:class="chart:line" chart:style-name="ch1">
        <chart:legend chart:legend-position="end" svg:x="20.037cm" svg:y="3.707cm" style:legend-expansion="high" chart:style-name="ch2"/>
        <chart:plot-area chart:style-name="ch3" table:cell-range-address="Sheet1.A101:Sheet1.D112" chart:data-source-has-labels="both" svg:x="0.446cm" svg:y="0.18cm" svg:width="19.146cm" svg:height="8.648cm">
          <chartooo:coordinate-region svg:x="1.623cm" svg:y="0.38cm" svg:width="17.69cm" svg:height="7.801cm"/>
          <chart:axis chart:dimension="x" chart:name="primary-x" chart:style-name="ch4" chartooo:axis-type="auto">
            <chartooo:date-scale/>
            <chart:categories table:cell-range-address="Sheet1.A102:Sheet1.A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2:Sheet1.B112" chart:label-cell-address="Sheet1.B101:Sheet1.B101" chart:class="chart:line">
            <chart:data-point chart:repeated="11"/>
          </chart:series>
          <chart:series chart:style-name="ch7" chart:values-cell-range-address="Sheet1.C102:Sheet1.C112" chart:label-cell-address="Sheet1.C101:Sheet1.C101" chart:class="chart:line">
            <chart:data-point chart:repeated="11"/>
          </chart:series>
          <chart:series chart:style-name="ch8" chart:values-cell-range-address="Sheet1.D102:Sheet1.D112" chart:label-cell-address="Sheet1.D101:Sheet1.D10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Sheet1.B101:Sheet1.B101</svg:desc>
                </draw:g>
              </table:table-cell>
              <table:table-cell office:value-type="string">
                <text:p>AF</text:p>
                <draw:g>
                  <svg:desc>Sheet1.C101:Sheet1.C101</svg:desc>
                </draw:g>
              </table:table-cell>
              <table:table-cell office:value-type="string">
                <text:p>AFGH</text:p>
                <draw:g>
                  <svg:desc>Sheet1.D101:Sheet1.D10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02:Sheet1.A112</svg:desc>
                </draw:g>
              </table:table-cell>
              <table:table-cell office:value-type="float" office:value="175937">
                <text:p>175937</text:p>
                <draw:g>
                  <svg:desc>Sheet1.B102:Sheet1.B112</svg:desc>
                </draw:g>
              </table:table-cell>
              <table:table-cell office:value-type="float" office:value="175627">
                <text:p>175627</text:p>
                <draw:g>
                  <svg:desc>Sheet1.C102:Sheet1.C112</svg:desc>
                </draw:g>
              </table:table-cell>
              <table:table-cell office:value-type="float" office:value="175937">
                <text:p>175937</text:p>
                <draw:g>
                  <svg:desc>Sheet1.D102:Sheet1.D1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75958">
                <text:p>175958</text:p>
              </table:table-cell>
              <table:table-cell office:value-type="float" office:value="75813">
                <text:p>75813</text:p>
              </table:table-cell>
              <table:table-cell office:value-type="float" office:value="175877">
                <text:p>17587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5049">
                <text:p>65049</text:p>
              </table:table-cell>
              <table:table-cell office:value-type="float" office:value="64910">
                <text:p>64910</text:p>
              </table:table-cell>
              <table:table-cell office:value-type="float" office:value="64958">
                <text:p>649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69">
                <text:p>44569</text:p>
              </table:table-cell>
              <table:table-cell office:value-type="float" office:value="44449">
                <text:p>44449</text:p>
              </table:table-cell>
              <table:table-cell office:value-type="float" office:value="44478">
                <text:p>4447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3352">
                <text:p>43352</text:p>
              </table:table-cell>
              <table:table-cell office:value-type="float" office:value="42644">
                <text:p>42644</text:p>
              </table:table-cell>
              <table:table-cell office:value-type="float" office:value="43261">
                <text:p>4326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3370">
                <text:p>43370</text:p>
              </table:table-cell>
              <table:table-cell office:value-type="float" office:value="40448">
                <text:p>40448</text:p>
              </table:table-cell>
              <table:table-cell office:value-type="float" office:value="43259">
                <text:p>4325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3398">
                <text:p>43398</text:p>
              </table:table-cell>
              <table:table-cell office:value-type="float" office:value="37344">
                <text:p>37344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3436">
                <text:p>43436</text:p>
              </table:table-cell>
              <table:table-cell office:value-type="float" office:value="20809">
                <text:p>20809</text:p>
              </table:table-cell>
              <table:table-cell office:value-type="float" office:value="43275">
                <text:p>432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458">
                <text:p>43458</text:p>
              </table:table-cell>
              <table:table-cell office:value-type="float" office:value="16139">
                <text:p>16139</text:p>
              </table:table-cell>
              <table:table-cell office:value-type="float" office:value="43277">
                <text:p>4327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476">
                <text:p>43476</text:p>
              </table:table-cell>
              <table:table-cell office:value-type="float" office:value="9983">
                <text:p>9983</text:p>
              </table:table-cell>
              <table:table-cell office:value-type="float" office:value="43275">
                <text:p>432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494">
                <text:p>43494</text:p>
              </table:table-cell>
              <table:table-cell office:value-type="float" office:value="9442">
                <text:p>9442</text:p>
              </table:table-cell>
              <table:table-cell office:value-type="float" office:value="43273">
                <text:p>4327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123:Sheet1.F142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Sheet1.A124:Sheet1.A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4:Sheet1.B142" chart:label-cell-address="Sheet1.B123:Sheet1.B123" chart:class="chart:line">
            <chart:data-point chart:repeated="19"/>
          </chart:series>
          <chart:series chart:style-name="ch7" chart:values-cell-range-address="Sheet1.C124:Sheet1.C142" chart:label-cell-address="Sheet1.C123:Sheet1.C123" chart:class="chart:line">
            <chart:data-point chart:repeated="19"/>
          </chart:series>
          <chart:series chart:style-name="ch8" chart:values-cell-range-address="Sheet1.D124:Sheet1.D142" chart:label-cell-address="Sheet1.D123:Sheet1.D123" chart:class="chart:line">
            <chart:data-point chart:repeated="19"/>
          </chart:series>
          <chart:series chart:style-name="ch9" chart:values-cell-range-address="Sheet1.E124:Sheet1.E142" chart:label-cell-address="Sheet1.E123:Sheet1.E123" chart:class="chart:line">
            <chart:data-point chart:repeated="19"/>
          </chart:series>
          <chart:series chart:style-name="ch10" chart:values-cell-range-address="Sheet1.F124:Sheet1.F142" chart:label-cell-address="Sheet1.F123:Sheet1.F12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123:Sheet1.B123</svg:desc>
                </draw:g>
              </table:table-cell>
              <table:table-cell office:value-type="string">
                <text:p>NS</text:p>
                <draw:g>
                  <svg:desc>Sheet1.C123:Sheet1.C123</svg:desc>
                </draw:g>
              </table:table-cell>
              <table:table-cell office:value-type="string">
                <text:p>QE</text:p>
                <draw:g>
                  <svg:desc>Sheet1.D123:Sheet1.D123</svg:desc>
                </draw:g>
              </table:table-cell>
              <table:table-cell office:value-type="string">
                <text:p>AF</text:p>
                <draw:g>
                  <svg:desc>Sheet1.E123:Sheet1.E123</svg:desc>
                </draw:g>
              </table:table-cell>
              <table:table-cell office:value-type="string">
                <text:p>AFGH</text:p>
                <draw:g>
                  <svg:desc>Sheet1.F123:Sheet1.F1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24:Sheet1.A142</svg:desc>
                </draw:g>
              </table:table-cell>
              <table:table-cell office:value-type="float" office:value="8936">
                <text:p>8936</text:p>
                <draw:g>
                  <svg:desc>Sheet1.B124:Sheet1.B142</svg:desc>
                </draw:g>
              </table:table-cell>
              <table:table-cell office:value-type="float" office:value="8737">
                <text:p>8737</text:p>
                <draw:g>
                  <svg:desc>Sheet1.C124:Sheet1.C142</svg:desc>
                </draw:g>
              </table:table-cell>
              <table:table-cell office:value-type="float" office:value="3941">
                <text:p>3941</text:p>
                <draw:g>
                  <svg:desc>Sheet1.D124:Sheet1.D142</svg:desc>
                </draw:g>
              </table:table-cell>
              <table:table-cell office:value-type="float" office:value="7">
                <text:p>7</text:p>
                <draw:g>
                  <svg:desc>Sheet1.E124:Sheet1.E142</svg:desc>
                </draw:g>
              </table:table-cell>
              <table:table-cell office:value-type="float" office:value="3907">
                <text:p>3907</text:p>
                <draw:g>
                  <svg:desc>Sheet1.F124:Sheet1.F14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945">
                <text:p>8945</text:p>
              </table:table-cell>
              <table:table-cell office:value-type="float" office:value="8752">
                <text:p>8752</text:p>
              </table:table-cell>
              <table:table-cell office:value-type="float" office:value="3982">
                <text:p>3982</text:p>
              </table:table-cell>
              <table:table-cell office:value-type="float" office:value="569">
                <text:p>569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274">
                <text:p>14274</text:p>
              </table:table-cell>
              <table:table-cell office:value-type="float" office:value="14201">
                <text:p>14201</text:p>
              </table:table-cell>
              <table:table-cell office:value-type="float" office:value="14301">
                <text:p>14301</text:p>
              </table:table-cell>
              <table:table-cell office:value-type="float" office:value="843">
                <text:p>843</text:p>
              </table:table-cell>
              <table:table-cell office:value-type="float" office:value="14267">
                <text:p>142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378">
                <text:p>63378</text:p>
              </table:table-cell>
              <table:table-cell office:value-type="float" office:value="63144">
                <text:p>63144</text:p>
              </table:table-cell>
              <table:table-cell office:value-type="float" office:value="15074">
                <text:p>15074</text:p>
              </table:table-cell>
              <table:table-cell office:value-type="float" office:value="8745">
                <text:p>8745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9332">
                <text:p>329332</text:p>
              </table:table-cell>
              <table:table-cell office:value-type="float" office:value="328478">
                <text:p>328478</text:p>
              </table:table-cell>
              <table:table-cell office:value-type="float" office:value="41258">
                <text:p>41258</text:p>
              </table:table-cell>
              <table:table-cell office:value-type="float" office:value="14212">
                <text:p>14212</text:p>
              </table:table-cell>
              <table:table-cell office:value-type="float" office:value="41204">
                <text:p>412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9116">
                <text:p>369116</text:p>
              </table:table-cell>
              <table:table-cell office:value-type="float" office:value="368318">
                <text:p>368318</text:p>
              </table:table-cell>
              <table:table-cell office:value-type="float" office:value="41688">
                <text:p>41688</text:p>
              </table:table-cell>
              <table:table-cell office:value-type="float" office:value="38881">
                <text:p>38881</text:p>
              </table:table-cell>
              <table:table-cell office:value-type="float" office:value="41634">
                <text:p>416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1695">
                <text:p>371695</text:p>
              </table:table-cell>
              <table:table-cell office:value-type="float" office:value="370888">
                <text:p>370888</text:p>
              </table:table-cell>
              <table:table-cell office:value-type="float" office:value="48712">
                <text:p>48712</text:p>
              </table:table-cell>
              <table:table-cell office:value-type="float" office:value="43379">
                <text:p>43379</text:p>
              </table:table-cell>
              <table:table-cell office:value-type="float" office:value="48558">
                <text:p>485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6158">
                <text:p>476158</text:p>
              </table:table-cell>
              <table:table-cell office:value-type="float" office:value="475191">
                <text:p>475191</text:p>
              </table:table-cell>
              <table:table-cell office:value-type="float" office:value="53048">
                <text:p>53048</text:p>
              </table:table-cell>
              <table:table-cell office:value-type="float" office:value="45027">
                <text:p>45027</text:p>
              </table:table-cell>
              <table:table-cell office:value-type="float" office:value="52824">
                <text:p>528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0593">
                <text:p>520593</text:p>
              </table:table-cell>
              <table:table-cell office:value-type="float" office:value="519546">
                <text:p>519546</text:p>
              </table:table-cell>
              <table:table-cell office:value-type="float" office:value="58094">
                <text:p>58094</text:p>
              </table:table-cell>
              <table:table-cell office:value-type="float" office:value="45565">
                <text:p>45565</text:p>
              </table:table-cell>
              <table:table-cell office:value-type="float" office:value="57810">
                <text:p>578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0594">
                <text:p>520594</text:p>
              </table:table-cell>
              <table:table-cell office:value-type="float" office:value="519549">
                <text:p>519549</text:p>
              </table:table-cell>
              <table:table-cell office:value-type="float" office:value="78564">
                <text:p>78564</text:p>
              </table:table-cell>
              <table:table-cell office:value-type="float" office:value="46390">
                <text:p>46390</text:p>
              </table:table-cell>
              <table:table-cell office:value-type="float" office:value="78190">
                <text:p>781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5510">
                <text:p>565510</text:p>
              </table:table-cell>
              <table:table-cell office:value-type="float" office:value="564428">
                <text:p>564428</text:p>
              </table:table-cell>
              <table:table-cell office:value-type="float" office:value="141701">
                <text:p>141701</text:p>
              </table:table-cell>
              <table:table-cell office:value-type="float" office:value="46872">
                <text:p>46872</text:p>
              </table:table-cell>
              <table:table-cell office:value-type="float" office:value="141287">
                <text:p>1412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86410">
                <text:p>586410</text:p>
              </table:table-cell>
              <table:table-cell office:value-type="float" office:value="585325">
                <text:p>585325</text:p>
              </table:table-cell>
              <table:table-cell office:value-type="float" office:value="209246">
                <text:p>209246</text:p>
              </table:table-cell>
              <table:table-cell office:value-type="float" office:value="47335">
                <text:p>47335</text:p>
              </table:table-cell>
              <table:table-cell office:value-type="float" office:value="208812">
                <text:p>2088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2783">
                <text:p>592783</text:p>
              </table:table-cell>
              <table:table-cell office:value-type="float" office:value="591672">
                <text:p>591672</text:p>
              </table:table-cell>
              <table:table-cell office:value-type="float" office:value="209246">
                <text:p>209246</text:p>
              </table:table-cell>
              <table:table-cell office:value-type="float" office:value="47632">
                <text:p>47632</text:p>
              </table:table-cell>
              <table:table-cell office:value-type="float" office:value="208812">
                <text:p>2088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6981">
                <text:p>636981</text:p>
              </table:table-cell>
              <table:table-cell office:value-type="float" office:value="635843">
                <text:p>635843</text:p>
              </table:table-cell>
              <table:table-cell office:value-type="float" office:value="267181">
                <text:p>267181</text:p>
              </table:table-cell>
              <table:table-cell office:value-type="float" office:value="47661">
                <text:p>47661</text:p>
              </table:table-cell>
              <table:table-cell office:value-type="float" office:value="266737">
                <text:p>2667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5479">
                <text:p>645479</text:p>
              </table:table-cell>
              <table:table-cell office:value-type="float" office:value="644288">
                <text:p>644288</text:p>
              </table:table-cell>
              <table:table-cell office:value-type="float" office:value="268906">
                <text:p>268906</text:p>
              </table:table-cell>
              <table:table-cell office:value-type="float" office:value="48210">
                <text:p>48210</text:p>
              </table:table-cell>
              <table:table-cell office:value-type="float" office:value="268462">
                <text:p>2684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48036">
                <text:p>648036</text:p>
              </table:table-cell>
              <table:table-cell office:value-type="float" office:value="646858">
                <text:p>646858</text:p>
              </table:table-cell>
              <table:table-cell office:value-type="float" office:value="269261">
                <text:p>269261</text:p>
              </table:table-cell>
              <table:table-cell office:value-type="float" office:value="48520">
                <text:p>48520</text:p>
              </table:table-cell>
              <table:table-cell office:value-type="float" office:value="268817">
                <text:p>2688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3734">
                <text:p>653734</text:p>
              </table:table-cell>
              <table:table-cell office:value-type="float" office:value="652567">
                <text:p>652567</text:p>
              </table:table-cell>
              <table:table-cell office:value-type="float" office:value="273274">
                <text:p>273274</text:p>
              </table:table-cell>
              <table:table-cell office:value-type="float" office:value="49467">
                <text:p>49467</text:p>
              </table:table-cell>
              <table:table-cell office:value-type="float" office:value="272830">
                <text:p>2728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5149">
                <text:p>655149</text:p>
              </table:table-cell>
              <table:table-cell office:value-type="float" office:value="653984">
                <text:p>653984</text:p>
              </table:table-cell>
              <table:table-cell office:value-type="float" office:value="277794">
                <text:p>277794</text:p>
              </table:table-cell>
              <table:table-cell office:value-type="float" office:value="49694">
                <text:p>49694</text:p>
              </table:table-cell>
              <table:table-cell office:value-type="float" office:value="277350">
                <text:p>2773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4030">
                <text:p>664030</text:p>
              </table:table-cell>
              <table:table-cell office:value-type="float" office:value="662798">
                <text:p>662798</text:p>
              </table:table-cell>
              <table:table-cell office:value-type="float" office:value="282427">
                <text:p>282427</text:p>
              </table:table-cell>
              <table:table-cell office:value-type="float" office:value="49894">
                <text:p>49894</text:p>
              </table:table-cell>
              <table:table-cell office:value-type="float" office:value="281983">
                <text:p>281983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146:Sheet1.F160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Sheet1.A147:Sheet1.A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7:Sheet1.B160" chart:label-cell-address="Sheet1.B146:Sheet1.B146" chart:class="chart:line">
            <chart:data-point chart:repeated="14"/>
          </chart:series>
          <chart:series chart:style-name="ch7" chart:values-cell-range-address="Sheet1.C147:Sheet1.C160" chart:label-cell-address="Sheet1.C146:Sheet1.C146" chart:class="chart:line">
            <chart:data-point chart:repeated="14"/>
          </chart:series>
          <chart:series chart:style-name="ch8" chart:values-cell-range-address="Sheet1.D147:Sheet1.D160" chart:label-cell-address="Sheet1.D146:Sheet1.D146" chart:class="chart:line">
            <chart:data-point chart:repeated="14"/>
          </chart:series>
          <chart:series chart:style-name="ch9" chart:values-cell-range-address="Sheet1.E147:Sheet1.E160" chart:label-cell-address="Sheet1.E146:Sheet1.E146" chart:class="chart:line">
            <chart:data-point chart:repeated="14"/>
          </chart:series>
          <chart:series chart:style-name="ch10" chart:values-cell-range-address="Sheet1.F147:Sheet1.F160" chart:label-cell-address="Sheet1.F146:Sheet1.F146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146:Sheet1.B146</svg:desc>
                </draw:g>
              </table:table-cell>
              <table:table-cell office:value-type="string">
                <text:p>NS</text:p>
                <draw:g>
                  <svg:desc>Sheet1.C146:Sheet1.C146</svg:desc>
                </draw:g>
              </table:table-cell>
              <table:table-cell office:value-type="string">
                <text:p>QE</text:p>
                <draw:g>
                  <svg:desc>Sheet1.D146:Sheet1.D146</svg:desc>
                </draw:g>
              </table:table-cell>
              <table:table-cell office:value-type="string">
                <text:p>AF</text:p>
                <draw:g>
                  <svg:desc>Sheet1.E146:Sheet1.E146</svg:desc>
                </draw:g>
              </table:table-cell>
              <table:table-cell office:value-type="string">
                <text:p>AFGH</text:p>
                <draw:g>
                  <svg:desc>Sheet1.F146:Sheet1.F14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47:Sheet1.A160</svg:desc>
                </draw:g>
              </table:table-cell>
              <table:table-cell office:value-type="float" office:value="3472">
                <text:p>3472</text:p>
                <draw:g>
                  <svg:desc>Sheet1.B147:Sheet1.B160</svg:desc>
                </draw:g>
              </table:table-cell>
              <table:table-cell office:value-type="float" office:value="3463">
                <text:p>3463</text:p>
                <draw:g>
                  <svg:desc>Sheet1.C147:Sheet1.C160</svg:desc>
                </draw:g>
              </table:table-cell>
              <table:table-cell office:value-type="float" office:value="3473">
                <text:p>3473</text:p>
                <draw:g>
                  <svg:desc>Sheet1.D147:Sheet1.D160</svg:desc>
                </draw:g>
              </table:table-cell>
              <table:table-cell office:value-type="float" office:value="3462">
                <text:p>3462</text:p>
                <draw:g>
                  <svg:desc>Sheet1.E147:Sheet1.E160</svg:desc>
                </draw:g>
              </table:table-cell>
              <table:table-cell office:value-type="float" office:value="3470">
                <text:p>3470</text:p>
                <draw:g>
                  <svg:desc>Sheet1.F147:Sheet1.F16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697">
                <text:p>16697</text:p>
              </table:table-cell>
              <table:table-cell office:value-type="float" office:value="16538">
                <text:p>16538</text:p>
              </table:table-cell>
              <table:table-cell office:value-type="float" office:value="4746">
                <text:p>4746</text:p>
              </table:table-cell>
              <table:table-cell office:value-type="float" office:value="4716">
                <text:p>4716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443">
                <text:p>25443</text:p>
              </table:table-cell>
              <table:table-cell office:value-type="float" office:value="25282">
                <text:p>25282</text:p>
              </table:table-cell>
              <table:table-cell office:value-type="float" office:value="8592">
                <text:p>8592</text:p>
              </table:table-cell>
              <table:table-cell office:value-type="float" office:value="6508">
                <text:p>6508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758">
                <text:p>81758</text:p>
              </table:table-cell>
              <table:table-cell office:value-type="float" office:value="81481">
                <text:p>81481</text:p>
              </table:table-cell>
              <table:table-cell office:value-type="float" office:value="17053">
                <text:p>17053</text:p>
              </table:table-cell>
              <table:table-cell office:value-type="float" office:value="8724">
                <text:p>8724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5951">
                <text:p>105951</text:p>
              </table:table-cell>
              <table:table-cell office:value-type="float" office:value="105481">
                <text:p>105481</text:p>
              </table:table-cell>
              <table:table-cell office:value-type="float" office:value="16824">
                <text:p>16824</text:p>
              </table:table-cell>
              <table:table-cell office:value-type="float" office:value="11589">
                <text:p>11589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443">
                <text:p>160443</text:p>
              </table:table-cell>
              <table:table-cell office:value-type="float" office:value="159846">
                <text:p>159846</text:p>
              </table:table-cell>
              <table:table-cell office:value-type="float" office:value="46569">
                <text:p>46569</text:p>
              </table:table-cell>
              <table:table-cell office:value-type="float" office:value="14246">
                <text:p>14246</text:p>
              </table:table-cell>
              <table:table-cell office:value-type="float" office:value="46305">
                <text:p>463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4616">
                <text:p>264616</text:p>
              </table:table-cell>
              <table:table-cell office:value-type="float" office:value="263951">
                <text:p>263951</text:p>
              </table:table-cell>
              <table:table-cell office:value-type="float" office:value="69192">
                <text:p>69192</text:p>
              </table:table-cell>
              <table:table-cell office:value-type="float" office:value="19738">
                <text:p>19738</text:p>
              </table:table-cell>
              <table:table-cell office:value-type="float" office:value="68890">
                <text:p>6889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39779">
                <text:p>439779</text:p>
              </table:table-cell>
              <table:table-cell office:value-type="float" office:value="438812">
                <text:p>438812</text:p>
              </table:table-cell>
              <table:table-cell office:value-type="float" office:value="36040">
                <text:p>36040</text:p>
              </table:table-cell>
              <table:table-cell office:value-type="float" office:value="32998">
                <text:p>32998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0593">
                <text:p>520593</text:p>
              </table:table-cell>
              <table:table-cell office:value-type="float" office:value="519546">
                <text:p>519546</text:p>
              </table:table-cell>
              <table:table-cell office:value-type="float" office:value="58094">
                <text:p>58094</text:p>
              </table:table-cell>
              <table:table-cell office:value-type="float" office:value="45565">
                <text:p>45565</text:p>
              </table:table-cell>
              <table:table-cell office:value-type="float" office:value="57810">
                <text:p>578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1403">
                <text:p>641403</text:p>
              </table:table-cell>
              <table:table-cell office:value-type="float" office:value="640242">
                <text:p>640242</text:p>
              </table:table-cell>
              <table:table-cell office:value-type="float" office:value="116875">
                <text:p>116875</text:p>
              </table:table-cell>
              <table:table-cell office:value-type="float" office:value="57047">
                <text:p>57047</text:p>
              </table:table-cell>
              <table:table-cell office:value-type="float" office:value="116430">
                <text:p>1164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73122">
                <text:p>673122</text:p>
              </table:table-cell>
              <table:table-cell office:value-type="float" office:value="671930">
                <text:p>671930</text:p>
              </table:table-cell>
              <table:table-cell office:value-type="float" office:value="204713">
                <text:p>204713</text:p>
              </table:table-cell>
              <table:table-cell office:value-type="float" office:value="68599">
                <text:p>68599</text:p>
              </table:table-cell>
              <table:table-cell office:value-type="float" office:value="204179">
                <text:p>204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49638">
                <text:p>749638</text:p>
              </table:table-cell>
              <table:table-cell office:value-type="float" office:value="748285">
                <text:p>748285</text:p>
              </table:table-cell>
              <table:table-cell office:value-type="float" office:value="267455">
                <text:p>267455</text:p>
              </table:table-cell>
              <table:table-cell office:value-type="float" office:value="80019">
                <text:p>80019</text:p>
              </table:table-cell>
              <table:table-cell office:value-type="float" office:value="266876">
                <text:p>2668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2902">
                <text:p>772902</text:p>
              </table:table-cell>
              <table:table-cell office:value-type="float" office:value="771514">
                <text:p>771514</text:p>
              </table:table-cell>
              <table:table-cell office:value-type="float" office:value="314397">
                <text:p>314397</text:p>
              </table:table-cell>
              <table:table-cell office:value-type="float" office:value="91801">
                <text:p>91801</text:p>
              </table:table-cell>
              <table:table-cell office:value-type="float" office:value="313773">
                <text:p>3137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96166">
                <text:p>796166</text:p>
              </table:table-cell>
              <table:table-cell office:value-type="float" office:value="794743">
                <text:p>794743</text:p>
              </table:table-cell>
              <table:table-cell office:value-type="float" office:value="345909">
                <text:p>345909</text:p>
              </table:table-cell>
              <table:table-cell office:value-type="float" office:value="103583">
                <text:p>103583</text:p>
              </table:table-cell>
              <table:table-cell office:value-type="float" office:value="345225">
                <text:p>34522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res'.A3:'uniform-res'.F21 'uniform-res'.B2:'uniform-res'.F2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'uniform-res'.A3:'uniform-res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res'.B3:'uniform-res'.B21" chart:label-cell-address="'uniform-res'.B2:'uniform-res'.B2" chart:class="chart:line">
            <chart:data-point chart:repeated="19"/>
          </chart:series>
          <chart:series chart:style-name="ch7" chart:values-cell-range-address="'uniform-res'.C3:'uniform-res'.C21" chart:label-cell-address="'uniform-res'.C2:'uniform-res'.C2" chart:class="chart:line">
            <chart:data-point chart:repeated="19"/>
          </chart:series>
          <chart:series chart:style-name="ch8" chart:values-cell-range-address="'uniform-res'.D3:'uniform-res'.D21" chart:label-cell-address="'uniform-res'.D2:'uniform-res'.D2" chart:class="chart:line">
            <chart:data-point chart:repeated="19"/>
          </chart:series>
          <chart:series chart:style-name="ch9" chart:values-cell-range-address="'uniform-res'.E3:'uniform-res'.E21" chart:label-cell-address="'uniform-res'.E2:'uniform-res'.E2" chart:class="chart:line">
            <chart:data-point chart:repeated="19"/>
          </chart:series>
          <chart:series chart:style-name="ch10" chart:values-cell-range-address="'uniform-res'.F3:'uniform-res'.F21" chart:label-cell-address="'uniform-res'.F2:'uniform-res'.F2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2:'uniform-res'.B2</svg:desc>
                </draw:g>
              </table:table-cell>
              <table:table-cell office:value-type="string">
                <text:p>NS</text:p>
                <draw:g>
                  <svg:desc>'uniform-res'.C2:'uniform-res'.C2</svg:desc>
                </draw:g>
              </table:table-cell>
              <table:table-cell office:value-type="string">
                <text:p>QE</text:p>
                <draw:g>
                  <svg:desc>'uniform-res'.D2:'uniform-res'.D2</svg:desc>
                </draw:g>
              </table:table-cell>
              <table:table-cell office:value-type="string">
                <text:p>AF</text:p>
                <draw:g>
                  <svg:desc>'uniform-res'.E2:'uniform-res'.E2</svg:desc>
                </draw:g>
              </table:table-cell>
              <table:table-cell office:value-type="string">
                <text:p>AFGH</text:p>
                <draw:g>
                  <svg:desc>'uniform-res'.F2:'uniform-res'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3:'uniform-res'.A21</svg:desc>
                </draw:g>
              </table:table-cell>
              <table:table-cell office:value-type="float" office:value="57406">
                <text:p>57406</text:p>
                <draw:g>
                  <svg:desc>'uniform-res'.B3:'uniform-res'.B21</svg:desc>
                </draw:g>
              </table:table-cell>
              <table:table-cell office:value-type="float" office:value="55505">
                <text:p>55505</text:p>
                <draw:g>
                  <svg:desc>'uniform-res'.C3:'uniform-res'.C21</svg:desc>
                </draw:g>
              </table:table-cell>
              <table:table-cell office:value-type="float" office:value="14495">
                <text:p>14495</text:p>
                <draw:g>
                  <svg:desc>'uniform-res'.D3:'uniform-res'.D21</svg:desc>
                </draw:g>
              </table:table-cell>
              <table:table-cell office:value-type="float" office:value="7432">
                <text:p>7432</text:p>
                <draw:g>
                  <svg:desc>'uniform-res'.E3:'uniform-res'.E21</svg:desc>
                </draw:g>
              </table:table-cell>
              <table:table-cell office:value-type="float" office:value="14370">
                <text:p>14370</text:p>
                <draw:g>
                  <svg:desc>'uniform-res'.F3:'uniform-res'.F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8126">
                <text:p>58126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012">
                <text:p>59012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1792">
                <text:p>61792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2615">
                <text:p>62615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5462">
                <text:p>65462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6356">
                <text:p>66356</text:p>
              </table:table-cell>
              <table:table-cell office:value-type="float" office:value="15923">
                <text:p>15923</text:p>
              </table:table-cell>
              <table:table-cell office:value-type="float" office:value="14898">
                <text:p>14898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69273">
                <text:p>69273</text:p>
              </table:table-cell>
              <table:table-cell office:value-type="float" office:value="16489">
                <text:p>16489</text:p>
              </table:table-cell>
              <table:table-cell office:value-type="float" office:value="16165">
                <text:p>16165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6256">
                <text:p>1625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3212">
                <text:p>73212</text:p>
              </table:table-cell>
              <table:table-cell office:value-type="float" office:value="17245">
                <text:p>17245</text:p>
              </table:table-cell>
              <table:table-cell office:value-type="float" office:value="17256">
                <text:p>17256</text:p>
              </table:table-cell>
              <table:table-cell office:value-type="float" office:value="17114">
                <text:p>17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4233">
                <text:p>74233</text:p>
              </table:table-cell>
              <table:table-cell office:value-type="float" office:value="17465">
                <text:p>17465</text:p>
              </table:table-cell>
              <table:table-cell office:value-type="float" office:value="17259">
                <text:p>17259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7333">
                <text:p>77333</text:p>
              </table:table-cell>
              <table:table-cell office:value-type="float" office:value="18129">
                <text:p>18129</text:p>
              </table:table-cell>
              <table:table-cell office:value-type="float" office:value="17259">
                <text:p>17259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8224">
                <text:p>78224</text:p>
              </table:table-cell>
              <table:table-cell office:value-type="float" office:value="18345">
                <text:p>18345</text:p>
              </table:table-cell>
              <table:table-cell office:value-type="float" office:value="18262">
                <text:p>18262</text:p>
              </table:table-cell>
              <table:table-cell office:value-type="float" office:value="18208">
                <text:p>18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1386">
                <text:p>81386</text:p>
              </table:table-cell>
              <table:table-cell office:value-type="float" office:value="18917">
                <text:p>18917</text:p>
              </table:table-cell>
              <table:table-cell office:value-type="float" office:value="18479">
                <text:p>18479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2453">
                <text:p>82453</text:p>
              </table:table-cell>
              <table:table-cell office:value-type="float" office:value="19133">
                <text:p>19133</text:p>
              </table:table-cell>
              <table:table-cell office:value-type="float" office:value="18574">
                <text:p>18574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5646">
                <text:p>85646</text:p>
              </table:table-cell>
              <table:table-cell office:value-type="float" office:value="20230">
                <text:p>20230</text:p>
              </table:table-cell>
              <table:table-cell office:value-type="float" office:value="20787">
                <text:p>20787</text:p>
              </table:table-cell>
              <table:table-cell office:value-type="float" office:value="20086">
                <text:p>200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6756">
                <text:p>86756</text:p>
              </table:table-cell>
              <table:table-cell office:value-type="float" office:value="21446">
                <text:p>21446</text:p>
              </table:table-cell>
              <table:table-cell office:value-type="float" office:value="20977">
                <text:p>20977</text:p>
              </table:table-cell>
              <table:table-cell office:value-type="float" office:value="21302">
                <text:p>213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89975">
                <text:p>89975</text:p>
              </table:table-cell>
              <table:table-cell office:value-type="float" office:value="22807">
                <text:p>22807</text:p>
              </table:table-cell>
              <table:table-cell office:value-type="float" office:value="21519">
                <text:p>21519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0016">
                <text:p>90016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4034">
                <text:p>2403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res'.A24:'uniform-res'.F38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uniform-res'.A25:'uniform-res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res'.B25:'uniform-res'.B38" chart:label-cell-address="'uniform-res'.B24:'uniform-res'.B24" chart:class="chart:line">
            <chart:data-point chart:repeated="14"/>
          </chart:series>
          <chart:series chart:style-name="ch7" chart:values-cell-range-address="'uniform-res'.C25:'uniform-res'.C38" chart:label-cell-address="'uniform-res'.C24:'uniform-res'.C24" chart:class="chart:line">
            <chart:data-point chart:repeated="14"/>
          </chart:series>
          <chart:series chart:style-name="ch8" chart:values-cell-range-address="'uniform-res'.D25:'uniform-res'.D38" chart:label-cell-address="'uniform-res'.D24:'uniform-res'.D24" chart:class="chart:line">
            <chart:data-point chart:repeated="14"/>
          </chart:series>
          <chart:series chart:style-name="ch9" chart:values-cell-range-address="'uniform-res'.E25:'uniform-res'.E38" chart:label-cell-address="'uniform-res'.E24:'uniform-res'.E24" chart:class="chart:line">
            <chart:data-point chart:repeated="14"/>
          </chart:series>
          <chart:series chart:style-name="ch10" chart:values-cell-range-address="'uniform-res'.F25:'uniform-res'.F38" chart:label-cell-address="'uniform-res'.F24:'uniform-res'.F2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res'.B24:'uniform-res'.B24</svg:desc>
                </draw:g>
              </table:table-cell>
              <table:table-cell office:value-type="string">
                <text:p>NS</text:p>
                <draw:g>
                  <svg:desc>'uniform-res'.C24:'uniform-res'.C24</svg:desc>
                </draw:g>
              </table:table-cell>
              <table:table-cell office:value-type="string">
                <text:p>QE</text:p>
                <draw:g>
                  <svg:desc>'uniform-res'.D24:'uniform-res'.D24</svg:desc>
                </draw:g>
              </table:table-cell>
              <table:table-cell office:value-type="string">
                <text:p>AF</text:p>
                <draw:g>
                  <svg:desc>'uniform-res'.E24:'uniform-res'.E24</svg:desc>
                </draw:g>
              </table:table-cell>
              <table:table-cell office:value-type="string">
                <text:p>AFGH</text:p>
                <draw:g>
                  <svg:desc>'uniform-res'.F24:'uniform-res'.F2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res'.A25:'uniform-res'.A38</svg:desc>
                </draw:g>
              </table:table-cell>
              <table:table-cell office:value-type="float" office:value="1423">
                <text:p>1423</text:p>
                <draw:g>
                  <svg:desc>'uniform-res'.B25:'uniform-res'.B38</svg:desc>
                </draw:g>
              </table:table-cell>
              <table:table-cell office:value-type="float" office:value="1401">
                <text:p>1401</text:p>
                <draw:g>
                  <svg:desc>'uniform-res'.C25:'uniform-res'.C38</svg:desc>
                </draw:g>
              </table:table-cell>
              <table:table-cell office:value-type="float" office:value="735">
                <text:p>735</text:p>
                <draw:g>
                  <svg:desc>'uniform-res'.D25:'uniform-res'.D38</svg:desc>
                </draw:g>
              </table:table-cell>
              <table:table-cell office:value-type="float" office:value="463">
                <text:p>463</text:p>
                <draw:g>
                  <svg:desc>'uniform-res'.E25:'uniform-res'.E38</svg:desc>
                </draw:g>
              </table:table-cell>
              <table:table-cell office:value-type="float" office:value="720">
                <text:p>720</text:p>
                <draw:g>
                  <svg:desc>'uniform-res'.F25:'uniform-res'.F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643">
                <text:p>4643</text:p>
              </table:table-cell>
              <table:table-cell office:value-type="float" office:value="1922">
                <text:p>1922</text:p>
              </table:table-cell>
              <table:table-cell office:value-type="float" office:value="1172">
                <text:p>1172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8996">
                <text:p>8996</text:p>
              </table:table-cell>
              <table:table-cell office:value-type="float" office:value="2444">
                <text:p>2444</text:p>
              </table:table-cell>
              <table:table-cell office:value-type="float" office:value="2033">
                <text:p>2033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4601">
                <text:p>34601</text:p>
              </table:table-cell>
              <table:table-cell office:value-type="float" office:value="10336">
                <text:p>10336</text:p>
              </table:table-cell>
              <table:table-cell office:value-type="float" office:value="5924">
                <text:p>592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1509">
                <text:p>41509</text:p>
              </table:table-cell>
              <table:table-cell office:value-type="float" office:value="10783">
                <text:p>10783</text:p>
              </table:table-cell>
              <table:table-cell office:value-type="float" office:value="6894">
                <text:p>6894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7221">
                <text:p>47221</text:p>
              </table:table-cell>
              <table:table-cell office:value-type="float" office:value="10925">
                <text:p>10925</text:p>
              </table:table-cell>
              <table:table-cell office:value-type="float" office:value="9019">
                <text:p>9019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4130">
                <text:p>54130</text:p>
              </table:table-cell>
              <table:table-cell office:value-type="float" office:value="10410">
                <text:p>10410</text:p>
              </table:table-cell>
              <table:table-cell office:value-type="float" office:value="12332">
                <text:p>12332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4707">
                <text:p>64707</text:p>
              </table:table-cell>
              <table:table-cell office:value-type="float" office:value="14041">
                <text:p>14041</text:p>
              </table:table-cell>
              <table:table-cell office:value-type="float" office:value="12370">
                <text:p>12370</text:p>
              </table:table-cell>
              <table:table-cell office:value-type="float" office:value="13918">
                <text:p>13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5566">
                <text:p>15566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7629">
                <text:p>77629</text:p>
              </table:table-cell>
              <table:table-cell office:value-type="float" office:value="20407">
                <text:p>20407</text:p>
              </table:table-cell>
              <table:table-cell office:value-type="float" office:value="16498">
                <text:p>16498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88691">
                <text:p>88691</text:p>
              </table:table-cell>
              <table:table-cell office:value-type="float" office:value="26310">
                <text:p>26310</text:p>
              </table:table-cell>
              <table:table-cell office:value-type="float" office:value="16298">
                <text:p>16298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5665">
                <text:p>115665</text:p>
              </table:table-cell>
              <table:table-cell office:value-type="float" office:value="33744">
                <text:p>33744</text:p>
              </table:table-cell>
              <table:table-cell office:value-type="float" office:value="20498">
                <text:p>20498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2864">
                <text:p>122864</text:p>
              </table:table-cell>
              <table:table-cell office:value-type="float" office:value="32889">
                <text:p>32889</text:p>
              </table:table-cell>
              <table:table-cell office:value-type="float" office:value="22673">
                <text:p>22673</text:p>
              </table:table-cell>
              <table:table-cell office:value-type="float" office:value="32702">
                <text:p>327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0053">
                <text:p>130053</text:p>
              </table:table-cell>
              <table:table-cell office:value-type="float" office:value="38098">
                <text:p>38098</text:p>
              </table:table-cell>
              <table:table-cell office:value-type="float" office:value="25129">
                <text:p>25129</text:p>
              </table:table-cell>
              <table:table-cell office:value-type="float" office:value="37889">
                <text:p>3788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1:'uniform-final-res'.F20" chart:data-source-has-labels="both" svg:x="0.32cm" svg:y="0.18cm" svg:width="13.063cm" svg:height="8.64cm">
          <chartooo:coordinate-region svg:x="1.312cm" svg:y="0.38cm" svg:width="11.884cm" svg:height="7.793cm"/>
          <chart:axis chart:dimension="x" chart:name="primary-x" chart:style-name="ch4" chartooo:axis-type="auto">
            <chartooo:date-scale/>
            <chart:categories table:cell-range-address="'uniform-final-res'.A2:'uniform-final-r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2:'uniform-final-res'.B20" chart:label-cell-address="'uniform-final-res'.B1:'uniform-final-res'.B1" chart:class="chart:line">
            <chart:data-point chart:repeated="19"/>
          </chart:series>
          <chart:series chart:style-name="ch7" chart:values-cell-range-address="'uniform-final-res'.C2:'uniform-final-res'.C20" chart:label-cell-address="'uniform-final-res'.C1:'uniform-final-res'.C1" chart:class="chart:line">
            <chart:data-point chart:repeated="19"/>
          </chart:series>
          <chart:series chart:style-name="ch8" chart:values-cell-range-address="'uniform-final-res'.D2:'uniform-final-res'.D20" chart:label-cell-address="'uniform-final-res'.D1:'uniform-final-res'.D1" chart:class="chart:line">
            <chart:data-point chart:repeated="19"/>
          </chart:series>
          <chart:series chart:style-name="ch9" chart:values-cell-range-address="'uniform-final-res'.E2:'uniform-final-res'.E20" chart:label-cell-address="'uniform-final-res'.E1:'uniform-final-res'.E1" chart:class="chart:line">
            <chart:data-point chart:repeated="19"/>
          </chart:series>
          <chart:series chart:style-name="ch10" chart:values-cell-range-address="'uniform-final-res'.F2:'uniform-final-res'.F20" chart:label-cell-address="'uniform-final-res'.F1:'uniform-final-res'.F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1:'uniform-final-res'.B1</svg:desc>
                </draw:g>
              </table:table-cell>
              <table:table-cell office:value-type="string">
                <text:p>NS</text:p>
                <draw:g>
                  <svg:desc>'uniform-final-res'.C1:'uniform-final-res'.C1</svg:desc>
                </draw:g>
              </table:table-cell>
              <table:table-cell office:value-type="string">
                <text:p>QE</text:p>
                <draw:g>
                  <svg:desc>'uniform-final-res'.D1:'uniform-final-res'.D1</svg:desc>
                </draw:g>
              </table:table-cell>
              <table:table-cell office:value-type="string">
                <text:p>AF</text:p>
                <draw:g>
                  <svg:desc>'uniform-final-res'.E1:'uniform-final-res'.E1</svg:desc>
                </draw:g>
              </table:table-cell>
              <table:table-cell office:value-type="string">
                <text:p>AFGH</text:p>
                <draw:g>
                  <svg:desc>'uniform-final-res'.F1:'uniform-final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2:'uniform-final-res'.A20</svg:desc>
                </draw:g>
              </table:table-cell>
              <table:table-cell office:value-type="float" office:value="98">
                <text:p>98</text:p>
                <draw:g>
                  <svg:desc>'uniform-final-res'.B2:'uniform-final-res'.B20</svg:desc>
                </draw:g>
              </table:table-cell>
              <table:table-cell office:value-type="float" office:value="89">
                <text:p>89</text:p>
                <draw:g>
                  <svg:desc>'uniform-final-res'.C2:'uniform-final-res'.C20</svg:desc>
                </draw:g>
              </table:table-cell>
              <table:table-cell office:value-type="float" office:value="134">
                <text:p>134</text:p>
                <draw:g>
                  <svg:desc>'uniform-final-res'.D2:'uniform-final-res'.D20</svg:desc>
                </draw:g>
              </table:table-cell>
              <table:table-cell office:value-type="float" office:value="27">
                <text:p>27</text:p>
                <draw:g>
                  <svg:desc>'uniform-final-res'.E2:'uniform-final-res'.E20</svg:desc>
                </draw:g>
              </table:table-cell>
              <table:table-cell office:value-type="float" office:value="128">
                <text:p>128</text:p>
                <draw:g>
                  <svg:desc>'uniform-final-res'.F2:'uniform-final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  <table:table-cell office:value-type="float" office:value="380">
                <text:p>380</text:p>
              </table:table-cell>
              <table:table-cell office:value-type="float" office:value="167">
                <text:p>16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385">
                <text:p>385</text:p>
              </table:table-cell>
              <table:table-cell office:value-type="float" office:value="316">
                <text:p>31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560">
                <text:p>560</text:p>
              </table:table-cell>
              <table:table-cell office:value-type="float" office:value="713">
                <text:p>713</text:p>
              </table:table-cell>
              <table:table-cell office:value-type="float" office:value="518">
                <text:p>51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  <table:table-cell office:value-type="float" office:value="561">
                <text:p>561</text:p>
              </table:table-cell>
              <table:table-cell office:value-type="float" office:value="714">
                <text:p>714</text:p>
              </table:table-cell>
              <table:table-cell office:value-type="float" office:value="519">
                <text:p>51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956">
                <text:p>956</text:p>
              </table:table-cell>
              <table:table-cell office:value-type="float" office:value="1113">
                <text:p>1113</text:p>
              </table:table-cell>
              <table:table-cell office:value-type="float" office:value="901">
                <text:p>90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6">
                <text:p>976</text:p>
              </table:table-cell>
              <table:table-cell office:value-type="float" office:value="957">
                <text:p>957</text:p>
              </table:table-cell>
              <table:table-cell office:value-type="float" office:value="1114">
                <text:p>1114</text:p>
              </table:table-cell>
              <table:table-cell office:value-type="float" office:value="902">
                <text:p>90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580">
                <text:p>1580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591">
                <text:p>1591</text:p>
              </table:table-cell>
              <table:table-cell office:value-type="float" office:value="1748">
                <text:p>1748</text:p>
              </table:table-cell>
              <table:table-cell office:value-type="float" office:value="1509">
                <text:p>150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2228">
                <text:p>2228</text:p>
              </table:table-cell>
              <table:table-cell office:value-type="float" office:value="2389">
                <text:p>2389</text:p>
              </table:table-cell>
              <table:table-cell office:value-type="float" office:value="2124">
                <text:p>2124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54">
                <text:p>2254</text:p>
              </table:table-cell>
              <table:table-cell office:value-type="float" office:value="2234">
                <text:p>2234</text:p>
              </table:table-cell>
              <table:table-cell office:value-type="float" office:value="2392">
                <text:p>2392</text:p>
              </table:table-cell>
              <table:table-cell office:value-type="float" office:value="2130">
                <text:p>21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937">
                <text:p>2937</text:p>
              </table:table-cell>
              <table:table-cell office:value-type="float" office:value="3097">
                <text:p>3097</text:p>
              </table:table-cell>
              <table:table-cell office:value-type="float" office:value="2815">
                <text:p>281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0">
                <text:p>2960</text:p>
              </table:table-cell>
              <table:table-cell office:value-type="float" office:value="2938">
                <text:p>2938</text:p>
              </table:table-cell>
              <table:table-cell office:value-type="float" office:value="3098">
                <text:p>3098</text:p>
              </table:table-cell>
              <table:table-cell office:value-type="float" office:value="2816">
                <text:p>2816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871">
                <text:p>3871</text:p>
              </table:table-cell>
              <table:table-cell office:value-type="float" office:value="4035">
                <text:p>4035</text:p>
              </table:table-cell>
              <table:table-cell office:value-type="float" office:value="3731">
                <text:p>373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00">
                <text:p>3900</text:p>
              </table:table-cell>
              <table:table-cell office:value-type="float" office:value="3874">
                <text:p>3874</text:p>
              </table:table-cell>
              <table:table-cell office:value-type="float" office:value="4038">
                <text:p>4038</text:p>
              </table:table-cell>
              <table:table-cell office:value-type="float" office:value="3733">
                <text:p>373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958">
                <text:p>4958</text:p>
              </table:table-cell>
              <table:table-cell office:value-type="float" office:value="5125">
                <text:p>5125</text:p>
              </table:table-cell>
              <table:table-cell office:value-type="float" office:value="4800">
                <text:p>4800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90">
                <text:p>4990</text:p>
              </table:table-cell>
              <table:table-cell office:value-type="float" office:value="4961">
                <text:p>4961</text:p>
              </table:table-cell>
              <table:table-cell office:value-type="float" office:value="5128">
                <text:p>5128</text:p>
              </table:table-cell>
              <table:table-cell office:value-type="float" office:value="4802">
                <text:p>480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6183">
                <text:p>6183</text:p>
              </table:table-cell>
              <table:table-cell office:value-type="float" office:value="6351">
                <text:p>6351</text:p>
              </table:table-cell>
              <table:table-cell office:value-type="float" office:value="6000">
                <text:p>6000</text:p>
              </table:table-cell>
              <table:table-cell office:value-type="float" office:value="6329">
                <text:p>632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23:'uniform-final-res'.F37" chart:data-source-has-labels="both" svg:x="0.32cm" svg:y="0.18cm" svg:width="13.063cm" svg:height="8.64cm">
          <chartooo:coordinate-region svg:x="1.312cm" svg:y="0.379cm" svg:width="11.884cm" svg:height="7.794cm"/>
          <chart:axis chart:dimension="x" chart:name="primary-x" chart:style-name="ch4" chartooo:axis-type="auto">
            <chartooo:date-scale/>
            <chart:categories table:cell-range-address="'uniform-final-res'.A24:'uniform-final-res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24:'uniform-final-res'.B37" chart:label-cell-address="'uniform-final-res'.B23:'uniform-final-res'.B23" chart:class="chart:line">
            <chart:data-point chart:repeated="14"/>
          </chart:series>
          <chart:series chart:style-name="ch7" chart:values-cell-range-address="'uniform-final-res'.C24:'uniform-final-res'.C37" chart:label-cell-address="'uniform-final-res'.C23:'uniform-final-res'.C23" chart:class="chart:line">
            <chart:data-point chart:repeated="14"/>
          </chart:series>
          <chart:series chart:style-name="ch8" chart:values-cell-range-address="'uniform-final-res'.D24:'uniform-final-res'.D37" chart:label-cell-address="'uniform-final-res'.D23:'uniform-final-res'.D23" chart:class="chart:line">
            <chart:data-point chart:repeated="14"/>
          </chart:series>
          <chart:series chart:style-name="ch9" chart:values-cell-range-address="'uniform-final-res'.E24:'uniform-final-res'.E37" chart:label-cell-address="'uniform-final-res'.E23:'uniform-final-res'.E23" chart:class="chart:line">
            <chart:data-point chart:repeated="14"/>
          </chart:series>
          <chart:series chart:style-name="ch10" chart:values-cell-range-address="'uniform-final-res'.F24:'uniform-final-res'.F37" chart:label-cell-address="'uniform-final-res'.F23:'uniform-final-res'.F2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23:'uniform-final-res'.B23</svg:desc>
                </draw:g>
              </table:table-cell>
              <table:table-cell office:value-type="string">
                <text:p>NS</text:p>
                <draw:g>
                  <svg:desc>'uniform-final-res'.C23:'uniform-final-res'.C23</svg:desc>
                </draw:g>
              </table:table-cell>
              <table:table-cell office:value-type="string">
                <text:p>QE</text:p>
                <draw:g>
                  <svg:desc>'uniform-final-res'.D23:'uniform-final-res'.D23</svg:desc>
                </draw:g>
              </table:table-cell>
              <table:table-cell office:value-type="string">
                <text:p>AF</text:p>
                <draw:g>
                  <svg:desc>'uniform-final-res'.E23:'uniform-final-res'.E23</svg:desc>
                </draw:g>
              </table:table-cell>
              <table:table-cell office:value-type="string">
                <text:p>AFGH</text:p>
                <draw:g>
                  <svg:desc>'uniform-final-res'.F23:'uniform-final-res'.F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24:'uniform-final-res'.A37</svg:desc>
                </draw:g>
              </table:table-cell>
              <table:table-cell office:value-type="float" office:value="310">
                <text:p>310</text:p>
                <draw:g>
                  <svg:desc>'uniform-final-res'.B24:'uniform-final-res'.B37</svg:desc>
                </draw:g>
              </table:table-cell>
              <table:table-cell office:value-type="float" office:value="309">
                <text:p>309</text:p>
                <draw:g>
                  <svg:desc>'uniform-final-res'.C24:'uniform-final-res'.C37</svg:desc>
                </draw:g>
              </table:table-cell>
              <table:table-cell office:value-type="float" office:value="313">
                <text:p>313</text:p>
                <draw:g>
                  <svg:desc>'uniform-final-res'.D24:'uniform-final-res'.D37</svg:desc>
                </draw:g>
              </table:table-cell>
              <table:table-cell office:value-type="float" office:value="300">
                <text:p>300</text:p>
                <draw:g>
                  <svg:desc>'uniform-final-res'.E24:'uniform-final-res'.E37</svg:desc>
                </draw:g>
              </table:table-cell>
              <table:table-cell office:value-type="float" office:value="312">
                <text:p>312</text:p>
                <draw:g>
                  <svg:desc>'uniform-final-res'.F24:'uniform-final-res'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469">
                <text:p>469</text:p>
              </table:table-cell>
              <table:table-cell office:value-type="float" office:value="478">
                <text:p>478</text:p>
              </table:table-cell>
              <table:table-cell office:value-type="float" office:value="448">
                <text:p>44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2">
                <text:p>632</text:p>
              </table:table-cell>
              <table:table-cell office:value-type="float" office:value="628">
                <text:p>628</text:p>
              </table:table-cell>
              <table:table-cell office:value-type="float" office:value="649">
                <text:p>649</text:p>
              </table:table-cell>
              <table:table-cell office:value-type="float" office:value="596">
                <text:p>59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3">
                <text:p>793</text:p>
              </table:table-cell>
              <table:table-cell office:value-type="float" office:value="786">
                <text:p>786</text:p>
              </table:table-cell>
              <table:table-cell office:value-type="float" office:value="819">
                <text:p>819</text:p>
              </table:table-cell>
              <table:table-cell office:value-type="float" office:value="746">
                <text:p>74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961">
                <text:p>961</text:p>
              </table:table-cell>
              <table:table-cell office:value-type="float" office:value="1012">
                <text:p>1012</text:p>
              </table:table-cell>
              <table:table-cell office:value-type="float" office:value="904">
                <text:p>90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  <table:table-cell office:value-type="float" office:value="1106">
                <text:p>1106</text:p>
              </table:table-cell>
              <table:table-cell office:value-type="float" office:value="1183">
                <text:p>1183</text:p>
              </table:table-cell>
              <table:table-cell office:value-type="float" office:value="1044">
                <text:p>104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8">
                <text:p>1278</text:p>
              </table:table-cell>
              <table:table-cell office:value-type="float" office:value="1265">
                <text:p>1265</text:p>
              </table:table-cell>
              <table:table-cell office:value-type="float" office:value="1366">
                <text:p>1366</text:p>
              </table:table-cell>
              <table:table-cell office:value-type="float" office:value="1195">
                <text:p>119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6">
                <text:p>1446</text:p>
              </table:table-cell>
              <table:table-cell office:value-type="float" office:value="1431">
                <text:p>1431</text:p>
              </table:table-cell>
              <table:table-cell office:value-type="float" office:value="1562">
                <text:p>1562</text:p>
              </table:table-cell>
              <table:table-cell office:value-type="float" office:value="1349">
                <text:p>134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580">
                <text:p>1580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3">
                <text:p>1763</text:p>
              </table:table-cell>
              <table:table-cell office:value-type="float" office:value="1742">
                <text:p>1742</text:p>
              </table:table-cell>
              <table:table-cell office:value-type="float" office:value="1944">
                <text:p>1944</text:p>
              </table:table-cell>
              <table:table-cell office:value-type="float" office:value="1645">
                <text:p>164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7">
                <text:p>1927</text:p>
              </table:table-cell>
              <table:table-cell office:value-type="float" office:value="1905">
                <text:p>1905</text:p>
              </table:table-cell>
              <table:table-cell office:value-type="float" office:value="2136">
                <text:p>2136</text:p>
              </table:table-cell>
              <table:table-cell office:value-type="float" office:value="1784">
                <text:p>178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9">
                <text:p>2089</text:p>
              </table:table-cell>
              <table:table-cell office:value-type="float" office:value="2065">
                <text:p>2065</text:p>
              </table:table-cell>
              <table:table-cell office:value-type="float" office:value="2332">
                <text:p>2332</text:p>
              </table:table-cell>
              <table:table-cell office:value-type="float" office:value="1942">
                <text:p>194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3">
                <text:p>2253</text:p>
              </table:table-cell>
              <table:table-cell office:value-type="float" office:value="2229">
                <text:p>2229</text:p>
              </table:table-cell>
              <table:table-cell office:value-type="float" office:value="2544">
                <text:p>2544</text:p>
              </table:table-cell>
              <table:table-cell office:value-type="float" office:value="2093">
                <text:p>2093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2">
                <text:p>2412</text:p>
              </table:table-cell>
              <table:table-cell office:value-type="float" office:value="2388">
                <text:p>2388</text:p>
              </table:table-cell>
              <table:table-cell office:value-type="float" office:value="2742">
                <text:p>2742</text:p>
              </table:table-cell>
              <table:table-cell office:value-type="float" office:value="2246">
                <text:p>2246</text:p>
              </table:table-cell>
              <table:table-cell office:value-type="float" office:value="2689">
                <text:p>2689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t-drive'.A56:'t-drive'.F75" chart:data-source-has-labels="both" svg:x="0.32cm" svg:y="0.18cm" svg:width="13.652cm" svg:height="8.64cm">
          <chartooo:coordinate-region svg:x="1.127cm" svg:y="0.38cm" svg:width="12.845cm" svg:height="7.793cm"/>
          <chart:axis chart:dimension="x" chart:name="primary-x" chart:style-name="ch4" chartooo:axis-type="auto">
            <chartooo:date-scale/>
            <chart:categories table:cell-range-address="'t-drive'.A57:'t-drive'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-drive'.B57:'t-drive'.B75" chart:label-cell-address="'t-drive'.B56:'t-drive'.B56" chart:class="chart:bar">
            <chart:data-point chart:style-name="ch8"/>
            <chart:data-point/>
            <chart:data-point chart:style-name="ch8" chart:repeated="2"/>
            <chart:data-point chart:repeated="15"/>
          </chart:series>
          <chart:series chart:style-name="ch9" chart:values-cell-range-address="'t-drive'.C57:'t-drive'.C75" chart:label-cell-address="'t-drive'.C56:'t-drive'.C56" chart:class="chart:bar">
            <chart:data-point chart:repeated="19"/>
          </chart:series>
          <chart:series chart:style-name="ch10" chart:values-cell-range-address="'t-drive'.D57:'t-drive'.D75" chart:label-cell-address="'t-drive'.D56:'t-drive'.D56" chart:class="chart:bar">
            <chart:data-point chart:repeated="19"/>
          </chart:series>
          <chart:series chart:style-name="ch11" chart:values-cell-range-address="'t-drive'.E57:'t-drive'.E75" chart:label-cell-address="'t-drive'.E56:'t-drive'.E56" chart:class="chart:bar">
            <chart:data-point chart:repeated="19"/>
          </chart:series>
          <chart:series chart:style-name="ch12" chart:values-cell-range-address="'t-drive'.F57:'t-drive'.F75" chart:label-cell-address="'t-drive'.F56:'t-drive'.F56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'.B56:'t-drive'.B56</svg:desc>
                </draw:g>
              </table:table-cell>
              <table:table-cell office:value-type="string">
                <text:p>NS</text:p>
                <draw:g>
                  <svg:desc>'t-drive'.C56:'t-drive'.C56</svg:desc>
                </draw:g>
              </table:table-cell>
              <table:table-cell office:value-type="string">
                <text:p>QE</text:p>
                <draw:g>
                  <svg:desc>'t-drive'.D56:'t-drive'.D56</svg:desc>
                </draw:g>
              </table:table-cell>
              <table:table-cell office:value-type="string">
                <text:p>AF</text:p>
                <draw:g>
                  <svg:desc>'t-drive'.E56:'t-drive'.E56</svg:desc>
                </draw:g>
              </table:table-cell>
              <table:table-cell office:value-type="string">
                <text:p>AFGH</text:p>
                <draw:g>
                  <svg:desc>'t-drive'.F56:'t-drive'.F5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'.A57:'t-drive'.A75</svg:desc>
                </draw:g>
              </table:table-cell>
              <table:table-cell office:value-type="float" office:value="30">
                <text:p>30</text:p>
                <draw:g>
                  <svg:desc>'t-drive'.B57:'t-drive'.B75</svg:desc>
                </draw:g>
              </table:table-cell>
              <table:table-cell office:value-type="float" office:value="12">
                <text:p>12</text:p>
                <draw:g>
                  <svg:desc>'t-drive'.C57:'t-drive'.C75</svg:desc>
                </draw:g>
              </table:table-cell>
              <table:table-cell office:value-type="float" office:value="40">
                <text:p>40</text:p>
                <draw:g>
                  <svg:desc>'t-drive'.D57:'t-drive'.D75</svg:desc>
                </draw:g>
              </table:table-cell>
              <table:table-cell office:value-type="float" office:value="12">
                <text:p>12</text:p>
                <draw:g>
                  <svg:desc>'t-drive'.E57:'t-drive'.E75</svg:desc>
                </draw:g>
              </table:table-cell>
              <table:table-cell office:value-type="float" office:value="29">
                <text:p>29</text:p>
                <draw:g>
                  <svg:desc>'t-drive'.F57:'t-drive'.F7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04">
                <text:p>104</text:p>
              </table:table-cell>
              <table:table-cell office:value-type="float" office:value="61">
                <text:p>61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105">
                <text:p>105</text:p>
              </table:table-cell>
              <table:table-cell office:value-type="float" office:value="176">
                <text:p>176</text:p>
              </table:table-cell>
              <table:table-cell office:value-type="float" office:value="105">
                <text:p>1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06">
                <text:p>106</text:p>
              </table:table-cell>
              <table:table-cell office:value-type="float" office:value="179">
                <text:p>179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107">
                <text:p>107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08">
                <text:p>108</text:p>
              </table:table-cell>
              <table:table-cell office:value-type="float" office:value="191">
                <text:p>191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156">
                <text:p>156</text:p>
              </table:table-cell>
              <table:table-cell office:value-type="float" office:value="201">
                <text:p>201</text:p>
              </table:table-cell>
              <table:table-cell office:value-type="float" office:value="156">
                <text:p>1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7">
                <text:p>397</text:p>
              </table:table-cell>
              <table:table-cell office:value-type="float" office:value="297">
                <text:p>297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  <table:table-cell office:value-type="float" office:value="418">
                <text:p>418</text:p>
              </table:table-cell>
              <table:table-cell office:value-type="float" office:value="298">
                <text:p>29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7">
                <text:p>417</text:p>
              </table:table-cell>
              <table:table-cell office:value-type="float" office:value="299">
                <text:p>299</text:p>
              </table:table-cell>
              <table:table-cell office:value-type="float" office:value="421">
                <text:p>421</text:p>
              </table:table-cell>
              <table:table-cell office:value-type="float" office:value="299">
                <text:p>29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30">
                <text:p>430</text:p>
              </table:table-cell>
              <table:table-cell office:value-type="float" office:value="323">
                <text:p>323</text:p>
              </table:table-cell>
              <table:table-cell office:value-type="float" office:value="438">
                <text:p>438</text:p>
              </table:table-cell>
              <table:table-cell office:value-type="float" office:value="323">
                <text:p>32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0">
                <text:p>440</text:p>
              </table:table-cell>
              <table:table-cell office:value-type="float" office:value="324">
                <text:p>324</text:p>
              </table:table-cell>
              <table:table-cell office:value-type="float" office:value="451">
                <text:p>451</text:p>
              </table:table-cell>
              <table:table-cell office:value-type="float" office:value="324">
                <text:p>32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9">
                <text:p>459</text:p>
              </table:table-cell>
              <table:table-cell office:value-type="float" office:value="325">
                <text:p>325</text:p>
              </table:table-cell>
              <table:table-cell office:value-type="float" office:value="461">
                <text:p>461</text:p>
              </table:table-cell>
              <table:table-cell office:value-type="float" office:value="325">
                <text:p>32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346">
                <text:p>346</text:p>
              </table:table-cell>
              <table:table-cell office:value-type="float" office:value="480">
                <text:p>480</text:p>
              </table:table-cell>
              <table:table-cell office:value-type="float" office:value="346">
                <text:p>3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90">
                <text:p>490</text:p>
              </table:table-cell>
              <table:table-cell office:value-type="float" office:value="347">
                <text:p>347</text:p>
              </table:table-cell>
              <table:table-cell office:value-type="float" office:value="501">
                <text:p>501</text:p>
              </table:table-cell>
              <table:table-cell office:value-type="float" office:value="347">
                <text:p>34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348">
                <text:p>348</text:p>
              </table:table-cell>
              <table:table-cell office:value-type="float" office:value="511">
                <text:p>511</text:p>
              </table:table-cell>
              <table:table-cell office:value-type="float" office:value="348">
                <text:p>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30">
                <text:p>530</text:p>
              </table:table-cell>
              <table:table-cell office:value-type="float" office:value="369">
                <text:p>369</text:p>
              </table:table-cell>
              <table:table-cell office:value-type="float" office:value="521">
                <text:p>521</text:p>
              </table:table-cell>
              <table:table-cell office:value-type="float" office:value="369">
                <text:p>36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4">
                <text:p>544</text:p>
              </table:table-cell>
              <table:table-cell office:value-type="float" office:value="370">
                <text:p>370</text:p>
              </table:table-cell>
              <table:table-cell office:value-type="float" office:value="551">
                <text:p>551</text:p>
              </table:table-cell>
              <table:table-cell office:value-type="float" office:value="370">
                <text:p>37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205cm" style:legend-expansion="high" chart:style-name="ch2"/>
        <chart:plot-area chart:style-name="ch3" table:cell-range-address="'t-drive'.A78:'t-drive'.F92" chart:data-source-has-labels="both" svg:x="0.32cm" svg:y="0.18cm" svg:width="13.652cm" svg:height="8.64cm">
          <chartooo:coordinate-region svg:x="1.127cm" svg:y="0.379cm" svg:width="12.845cm" svg:height="7.794cm"/>
          <chart:axis chart:dimension="x" chart:name="primary-x" chart:style-name="ch4" chartooo:axis-type="auto">
            <chartooo:date-scale/>
            <chart:categories table:cell-range-address="'t-drive'.A79:'t-drive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-drive'.B79:'t-drive'.B92" chart:label-cell-address="'t-drive'.B78:'t-drive'.B78" chart:class="chart:bar">
            <chart:data-point chart:repeated="14"/>
          </chart:series>
          <chart:series chart:style-name="ch8" chart:values-cell-range-address="'t-drive'.C79:'t-drive'.C92" chart:label-cell-address="'t-drive'.C78:'t-drive'.C78" chart:class="chart:bar">
            <chart:data-point chart:repeated="14"/>
          </chart:series>
          <chart:series chart:style-name="ch9" chart:values-cell-range-address="'t-drive'.D79:'t-drive'.D92" chart:label-cell-address="'t-drive'.D78:'t-drive'.D78" chart:class="chart:bar">
            <chart:data-point chart:repeated="14"/>
          </chart:series>
          <chart:series chart:style-name="ch10" chart:values-cell-range-address="'t-drive'.E79:'t-drive'.E92" chart:label-cell-address="'t-drive'.E78:'t-drive'.E78" chart:class="chart:bar">
            <chart:data-point chart:repeated="14"/>
          </chart:series>
          <chart:series chart:style-name="ch11" chart:values-cell-range-address="'t-drive'.F79:'t-drive'.F92" chart:label-cell-address="'t-drive'.F78:'t-drive'.F78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'.B78:'t-drive'.B78</svg:desc>
                </draw:g>
              </table:table-cell>
              <table:table-cell office:value-type="string">
                <text:p>NS</text:p>
                <draw:g>
                  <svg:desc>'t-drive'.C78:'t-drive'.C78</svg:desc>
                </draw:g>
              </table:table-cell>
              <table:table-cell office:value-type="string">
                <text:p>QE</text:p>
                <draw:g>
                  <svg:desc>'t-drive'.D78:'t-drive'.D78</svg:desc>
                </draw:g>
              </table:table-cell>
              <table:table-cell office:value-type="string">
                <text:p>AF</text:p>
                <draw:g>
                  <svg:desc>'t-drive'.E78:'t-drive'.E78</svg:desc>
                </draw:g>
              </table:table-cell>
              <table:table-cell office:value-type="string">
                <text:p>AFGH</text:p>
                <draw:g>
                  <svg:desc>'t-drive'.F78:'t-drive'.F7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'.A79:'t-drive'.A92</svg:desc>
                </draw:g>
              </table:table-cell>
              <table:table-cell office:value-type="float" office:value="77">
                <text:p>77</text:p>
                <draw:g>
                  <svg:desc>'t-drive'.B79:'t-drive'.B92</svg:desc>
                </draw:g>
              </table:table-cell>
              <table:table-cell office:value-type="float" office:value="66">
                <text:p>66</text:p>
                <draw:g>
                  <svg:desc>'t-drive'.C79:'t-drive'.C92</svg:desc>
                </draw:g>
              </table:table-cell>
              <table:table-cell office:value-type="float" office:value="51">
                <text:p>51</text:p>
                <draw:g>
                  <svg:desc>'t-drive'.D79:'t-drive'.D92</svg:desc>
                </draw:g>
              </table:table-cell>
              <table:table-cell office:value-type="float" office:value="66">
                <text:p>66</text:p>
                <draw:g>
                  <svg:desc>'t-drive'.E79:'t-drive'.E92</svg:desc>
                </draw:g>
              </table:table-cell>
              <table:table-cell office:value-type="float" office:value="48">
                <text:p>48</text:p>
                <draw:g>
                  <svg:desc>'t-drive'.F79:'t-drive'.F9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101">
                <text:p>101</text:p>
              </table:table-cell>
              <table:table-cell office:value-type="float" office:value="123">
                <text:p>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152">
                <text:p>152</text:p>
              </table:table-cell>
              <table:table-cell office:value-type="float" office:value="126">
                <text:p>126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181">
                <text:p>181</text:p>
              </table:table-cell>
              <table:table-cell office:value-type="float" office:value="151">
                <text:p>151</text:p>
              </table:table-cell>
              <table:table-cell office:value-type="float" office:value="181">
                <text:p>1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3">
                <text:p>273</text:p>
              </table:table-cell>
              <table:table-cell office:value-type="float" office:value="210">
                <text:p>210</text:p>
              </table:table-cell>
              <table:table-cell office:value-type="float" office:value="176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5">
                <text:p>315</text:p>
              </table:table-cell>
              <table:table-cell office:value-type="float" office:value="239">
                <text:p>239</text:p>
              </table:table-cell>
              <table:table-cell office:value-type="float" office:value="201">
                <text:p>201</text:p>
              </table:table-cell>
              <table:table-cell office:value-type="float" office:value="239">
                <text:p>2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8">
                <text:p>358</text:p>
              </table:table-cell>
              <table:table-cell office:value-type="float" office:value="268">
                <text:p>268</text:p>
              </table:table-cell>
              <table:table-cell office:value-type="float" office:value="226">
                <text:p>226</text:p>
              </table:table-cell>
              <table:table-cell office:value-type="float" office:value="268">
                <text:p>2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7">
                <text:p>397</text:p>
              </table:table-cell>
              <table:table-cell office:value-type="float" office:value="297">
                <text:p>297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1">
                <text:p>441</text:p>
              </table:table-cell>
              <table:table-cell office:value-type="float" office:value="326">
                <text:p>326</text:p>
              </table:table-cell>
              <table:table-cell office:value-type="float" office:value="276">
                <text:p>276</text:p>
              </table:table-cell>
              <table:table-cell office:value-type="float" office:value="326">
                <text:p>32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9">
                <text:p>479</text:p>
              </table:table-cell>
              <table:table-cell office:value-type="float" office:value="355">
                <text:p>355</text:p>
              </table:table-cell>
              <table:table-cell office:value-type="float" office:value="301">
                <text:p>301</text:p>
              </table:table-cell>
              <table:table-cell office:value-type="float" office:value="355">
                <text:p>35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9">
                <text:p>519</text:p>
              </table:table-cell>
              <table:table-cell office:value-type="float" office:value="384">
                <text:p>384</text:p>
              </table:table-cell>
              <table:table-cell office:value-type="float" office:value="326">
                <text:p>326</text:p>
              </table:table-cell>
              <table:table-cell office:value-type="float" office:value="384">
                <text:p>3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57">
                <text:p>557</text:p>
              </table:table-cell>
              <table:table-cell office:value-type="float" office:value="413">
                <text:p>413</text:p>
              </table:table-cell>
              <table:table-cell office:value-type="float" office:value="351">
                <text:p>351</text:p>
              </table:table-cell>
              <table:table-cell office:value-type="float" office:value="413">
                <text:p>41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95">
                <text:p>595</text:p>
              </table:table-cell>
              <table:table-cell office:value-type="float" office:value="442">
                <text:p>442</text:p>
              </table:table-cell>
              <table:table-cell office:value-type="float" office:value="376">
                <text:p>376</text:p>
              </table:table-cell>
              <table:table-cell office:value-type="float" office:value="442">
                <text:p>442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't-drive'.A96:'t-drive'.D107" chart:data-source-has-labels="both" svg:x="0.32cm" svg:y="0.18cm" svg:width="13.063cm" svg:height="8.64cm">
          <chartooo:coordinate-region svg:x="1.497cm" svg:y="0.379cm" svg:width="11.607cm" svg:height="7.794cm"/>
          <chart:axis chart:dimension="x" chart:name="primary-x" chart:style-name="ch4" chartooo:axis-type="auto">
            <chartooo:date-scale/>
            <chart:categories table:cell-range-address="'t-drive'.A97:'t-drive'.A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-drive'.B97:'t-drive'.B107" chart:label-cell-address="'t-drive'.B96:'t-drive'.B96" chart:class="chart:line">
            <chart:data-point chart:repeated="11"/>
          </chart:series>
          <chart:series chart:style-name="ch7" chart:values-cell-range-address="'t-drive'.C97:'t-drive'.C107" chart:label-cell-address="'t-drive'.C96:'t-drive'.C96" chart:class="chart:line">
            <chart:data-point chart:repeated="11"/>
          </chart:series>
          <chart:series chart:style-name="ch8" chart:values-cell-range-address="'t-drive'.D97:'t-drive'.D107" chart:label-cell-address="'t-drive'.D96:'t-drive'.D9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't-drive'.B96:'t-drive'.B96</svg:desc>
                </draw:g>
              </table:table-cell>
              <table:table-cell office:value-type="string">
                <text:p>AF</text:p>
                <draw:g>
                  <svg:desc>'t-drive'.C96:'t-drive'.C96</svg:desc>
                </draw:g>
              </table:table-cell>
              <table:table-cell office:value-type="string">
                <text:p>AFGH</text:p>
                <draw:g>
                  <svg:desc>'t-drive'.D96:'t-drive'.D9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-drive'.A97:'t-drive'.A107</svg:desc>
                </draw:g>
              </table:table-cell>
              <table:table-cell office:value-type="float" office:value="397">
                <text:p>397</text:p>
                <draw:g>
                  <svg:desc>'t-drive'.B97:'t-drive'.B107</svg:desc>
                </draw:g>
              </table:table-cell>
              <table:table-cell office:value-type="float" office:value="297">
                <text:p>297</text:p>
                <draw:g>
                  <svg:desc>'t-drive'.C97:'t-drive'.C107</svg:desc>
                </draw:g>
              </table:table-cell>
              <table:table-cell office:value-type="float" office:value="397">
                <text:p>397</text:p>
                <draw:g>
                  <svg:desc>'t-drive'.D97:'t-drive'.D10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51">
                <text:p>251</text:p>
              </table:table-cell>
              <table:table-cell office:value-type="float" office:value="297">
                <text:p>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6309">
                <text:p>86309</text:p>
              </table:table-cell>
              <table:table-cell office:value-type="float" office:value="297">
                <text:p>29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21687">
                <text:p>121687</text:p>
              </table:table-cell>
              <table:table-cell office:value-type="float" office:value="297">
                <text:p>2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6268">
                <text:p>116268</text:p>
              </table:table-cell>
              <table:table-cell office:value-type="float" office:value="297">
                <text:p>29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14634">
                <text:p>114634</text:p>
              </table:table-cell>
              <table:table-cell office:value-type="float" office:value="304">
                <text:p>30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9047">
                <text:p>119047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65cm" svg:height="9.006cm" xlink:href=".." xlink:type="simple" chart:class="chart:bar" chart:style-name="ch1">
        <chart:legend chart:legend-position="end" svg:x="22.356cm" svg:y="3.208cm" style:legend-expansion="high" chart:style-name="ch2"/>
        <chart:plot-area chart:style-name="ch3" table:cell-range-address="'uniform-1-res'.A1:'uniform-1-res'.F20" chart:data-source-has-labels="both" svg:x="0.481cm" svg:y="0.18cm" svg:width="21.395cm" svg:height="8.646cm">
          <chartooo:coordinate-region svg:x="1.473cm" svg:y="0.38cm" svg:width="20.403cm" svg:height="7.799cm"/>
          <chart:axis chart:dimension="x" chart:name="primary-x" chart:style-name="ch4" chartooo:axis-type="auto">
            <chartooo:date-scale/>
            <chart:categories table:cell-range-address="'uniform-1-res'.A2:'uniform-1-res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iform-1-res'.B2:'uniform-1-res'.B20" chart:label-cell-address="'uniform-1-res'.B1:'uniform-1-res'.B1" chart:class="chart:bar">
            <chart:data-point chart:repeated="19"/>
          </chart:series>
          <chart:series chart:style-name="ch8" chart:values-cell-range-address="'uniform-1-res'.C2:'uniform-1-res'.C20" chart:label-cell-address="'uniform-1-res'.C1:'uniform-1-res'.C1" chart:class="chart:bar">
            <chart:data-point chart:repeated="19"/>
          </chart:series>
          <chart:series chart:style-name="ch9" chart:values-cell-range-address="'uniform-1-res'.D2:'uniform-1-res'.D20" chart:label-cell-address="'uniform-1-res'.D1:'uniform-1-res'.D1" chart:class="chart:bar">
            <chart:data-point chart:repeated="19"/>
          </chart:series>
          <chart:series chart:style-name="ch10" chart:values-cell-range-address="'uniform-1-res'.E2:'uniform-1-res'.E20" chart:label-cell-address="'uniform-1-res'.E1:'uniform-1-res'.E1" chart:class="chart:bar">
            <chart:data-point chart:repeated="19"/>
          </chart:series>
          <chart:series chart:style-name="ch11" chart:values-cell-range-address="'uniform-1-res'.F2:'uniform-1-res'.F20" chart:label-cell-address="'uniform-1-res'.F1:'uniform-1-res'.F1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1-res'.B1:'uniform-1-res'.B1</svg:desc>
                </draw:g>
              </table:table-cell>
              <table:table-cell office:value-type="string">
                <text:p>NS</text:p>
                <draw:g>
                  <svg:desc>'uniform-1-res'.C1:'uniform-1-res'.C1</svg:desc>
                </draw:g>
              </table:table-cell>
              <table:table-cell office:value-type="string">
                <text:p>QE</text:p>
                <draw:g>
                  <svg:desc>'uniform-1-res'.D1:'uniform-1-res'.D1</svg:desc>
                </draw:g>
              </table:table-cell>
              <table:table-cell office:value-type="string">
                <text:p>AF</text:p>
                <draw:g>
                  <svg:desc>'uniform-1-res'.E1:'uniform-1-res'.E1</svg:desc>
                </draw:g>
              </table:table-cell>
              <table:table-cell office:value-type="string">
                <text:p>AFGH</text:p>
                <draw:g>
                  <svg:desc>'uniform-1-res'.F1:'uniform-1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1-res'.A2:'uniform-1-res'.A20</svg:desc>
                </draw:g>
              </table:table-cell>
              <table:table-cell office:value-type="float" office:value="98">
                <text:p>98</text:p>
                <draw:g>
                  <svg:desc>'uniform-1-res'.B2:'uniform-1-res'.B20</svg:desc>
                </draw:g>
              </table:table-cell>
              <table:table-cell office:value-type="float" office:value="89">
                <text:p>89</text:p>
                <draw:g>
                  <svg:desc>'uniform-1-res'.C2:'uniform-1-res'.C20</svg:desc>
                </draw:g>
              </table:table-cell>
              <table:table-cell office:value-type="float" office:value="134">
                <text:p>134</text:p>
                <draw:g>
                  <svg:desc>'uniform-1-res'.D2:'uniform-1-res'.D20</svg:desc>
                </draw:g>
              </table:table-cell>
              <table:table-cell office:value-type="float" office:value="27">
                <text:p>27</text:p>
                <draw:g>
                  <svg:desc>'uniform-1-res'.E2:'uniform-1-res'.E20</svg:desc>
                </draw:g>
              </table:table-cell>
              <table:table-cell office:value-type="float" office:value="128">
                <text:p>128</text:p>
                <draw:g>
                  <svg:desc>'uniform-1-res'.F2:'uniform-1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  <table:table-cell office:value-type="float" office:value="380">
                <text:p>380</text:p>
              </table:table-cell>
              <table:table-cell office:value-type="float" office:value="167">
                <text:p>16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385">
                <text:p>385</text:p>
              </table:table-cell>
              <table:table-cell office:value-type="float" office:value="316">
                <text:p>31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560">
                <text:p>560</text:p>
              </table:table-cell>
              <table:table-cell office:value-type="float" office:value="713">
                <text:p>713</text:p>
              </table:table-cell>
              <table:table-cell office:value-type="float" office:value="518">
                <text:p>51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  <table:table-cell office:value-type="float" office:value="561">
                <text:p>561</text:p>
              </table:table-cell>
              <table:table-cell office:value-type="float" office:value="714">
                <text:p>714</text:p>
              </table:table-cell>
              <table:table-cell office:value-type="float" office:value="519">
                <text:p>51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956">
                <text:p>956</text:p>
              </table:table-cell>
              <table:table-cell office:value-type="float" office:value="1113">
                <text:p>1113</text:p>
              </table:table-cell>
              <table:table-cell office:value-type="float" office:value="901">
                <text:p>90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6">
                <text:p>976</text:p>
              </table:table-cell>
              <table:table-cell office:value-type="float" office:value="957">
                <text:p>957</text:p>
              </table:table-cell>
              <table:table-cell office:value-type="float" office:value="1114">
                <text:p>1114</text:p>
              </table:table-cell>
              <table:table-cell office:value-type="float" office:value="902">
                <text:p>90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580">
                <text:p>1580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591">
                <text:p>1591</text:p>
              </table:table-cell>
              <table:table-cell office:value-type="float" office:value="1748">
                <text:p>1748</text:p>
              </table:table-cell>
              <table:table-cell office:value-type="float" office:value="1509">
                <text:p>150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2228">
                <text:p>2228</text:p>
              </table:table-cell>
              <table:table-cell office:value-type="float" office:value="2389">
                <text:p>2389</text:p>
              </table:table-cell>
              <table:table-cell office:value-type="float" office:value="2124">
                <text:p>2124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54">
                <text:p>2254</text:p>
              </table:table-cell>
              <table:table-cell office:value-type="float" office:value="2234">
                <text:p>2234</text:p>
              </table:table-cell>
              <table:table-cell office:value-type="float" office:value="2392">
                <text:p>2392</text:p>
              </table:table-cell>
              <table:table-cell office:value-type="float" office:value="2130">
                <text:p>21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937">
                <text:p>2937</text:p>
              </table:table-cell>
              <table:table-cell office:value-type="float" office:value="3097">
                <text:p>3097</text:p>
              </table:table-cell>
              <table:table-cell office:value-type="float" office:value="2815">
                <text:p>281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0">
                <text:p>2960</text:p>
              </table:table-cell>
              <table:table-cell office:value-type="float" office:value="2938">
                <text:p>2938</text:p>
              </table:table-cell>
              <table:table-cell office:value-type="float" office:value="3098">
                <text:p>3098</text:p>
              </table:table-cell>
              <table:table-cell office:value-type="float" office:value="2816">
                <text:p>2816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871">
                <text:p>3871</text:p>
              </table:table-cell>
              <table:table-cell office:value-type="float" office:value="4035">
                <text:p>4035</text:p>
              </table:table-cell>
              <table:table-cell office:value-type="float" office:value="3731">
                <text:p>373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00">
                <text:p>3900</text:p>
              </table:table-cell>
              <table:table-cell office:value-type="float" office:value="3874">
                <text:p>3874</text:p>
              </table:table-cell>
              <table:table-cell office:value-type="float" office:value="4038">
                <text:p>4038</text:p>
              </table:table-cell>
              <table:table-cell office:value-type="float" office:value="3733">
                <text:p>373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958">
                <text:p>4958</text:p>
              </table:table-cell>
              <table:table-cell office:value-type="float" office:value="5125">
                <text:p>5125</text:p>
              </table:table-cell>
              <table:table-cell office:value-type="float" office:value="4800">
                <text:p>4800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90">
                <text:p>4990</text:p>
              </table:table-cell>
              <table:table-cell office:value-type="float" office:value="4961">
                <text:p>4961</text:p>
              </table:table-cell>
              <table:table-cell office:value-type="float" office:value="5128">
                <text:p>5128</text:p>
              </table:table-cell>
              <table:table-cell office:value-type="float" office:value="4802">
                <text:p>480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6183">
                <text:p>6183</text:p>
              </table:table-cell>
              <table:table-cell office:value-type="float" office:value="6351">
                <text:p>6351</text:p>
              </table:table-cell>
              <table:table-cell office:value-type="float" office:value="6000">
                <text:p>6000</text:p>
              </table:table-cell>
              <table:table-cell office:value-type="float" office:value="6329">
                <text:p>63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72cm" svg:height="9.005cm" xlink:href=".." xlink:type="simple" chart:class="chart:bar" chart:style-name="ch1">
        <chart:legend chart:legend-position="end" svg:x="22.163cm" svg:y="3.207cm" style:legend-expansion="high" chart:style-name="ch2"/>
        <chart:plot-area chart:style-name="ch3" table:cell-range-address="'uniform-1-res'.A23:'uniform-1-res'.F37" chart:data-source-has-labels="both" svg:x="0.477cm" svg:y="0.18cm" svg:width="21.21cm" svg:height="8.645cm">
          <chartooo:coordinate-region svg:x="1.469cm" svg:y="0.38cm" svg:width="20.218cm" svg:height="7.798cm"/>
          <chart:axis chart:dimension="x" chart:name="primary-x" chart:style-name="ch4" chartooo:axis-type="auto">
            <chartooo:date-scale/>
            <chart:categories table:cell-range-address="'uniform-1-res'.A24:'uniform-1-res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iform-1-res'.B24:'uniform-1-res'.B37" chart:label-cell-address="'uniform-1-res'.B23:'uniform-1-res'.B23" chart:class="chart:bar">
            <chart:data-point chart:repeated="14"/>
          </chart:series>
          <chart:series chart:style-name="ch8" chart:values-cell-range-address="'uniform-1-res'.C24:'uniform-1-res'.C37" chart:label-cell-address="'uniform-1-res'.C23:'uniform-1-res'.C23" chart:class="chart:bar">
            <chart:data-point chart:repeated="14"/>
          </chart:series>
          <chart:series chart:style-name="ch9" chart:values-cell-range-address="'uniform-1-res'.D24:'uniform-1-res'.D37" chart:label-cell-address="'uniform-1-res'.D23:'uniform-1-res'.D23" chart:class="chart:bar">
            <chart:data-point chart:repeated="14"/>
          </chart:series>
          <chart:series chart:style-name="ch10" chart:values-cell-range-address="'uniform-1-res'.E24:'uniform-1-res'.E37" chart:label-cell-address="'uniform-1-res'.E23:'uniform-1-res'.E23" chart:class="chart:bar">
            <chart:data-point chart:repeated="14"/>
          </chart:series>
          <chart:series chart:style-name="ch11" chart:values-cell-range-address="'uniform-1-res'.F24:'uniform-1-res'.F37" chart:label-cell-address="'uniform-1-res'.F23:'uniform-1-res'.F23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1-res'.B23:'uniform-1-res'.B23</svg:desc>
                </draw:g>
              </table:table-cell>
              <table:table-cell office:value-type="string">
                <text:p>NS</text:p>
                <draw:g>
                  <svg:desc>'uniform-1-res'.C23:'uniform-1-res'.C23</svg:desc>
                </draw:g>
              </table:table-cell>
              <table:table-cell office:value-type="string">
                <text:p>QE</text:p>
                <draw:g>
                  <svg:desc>'uniform-1-res'.D23:'uniform-1-res'.D23</svg:desc>
                </draw:g>
              </table:table-cell>
              <table:table-cell office:value-type="string">
                <text:p>AF</text:p>
                <draw:g>
                  <svg:desc>'uniform-1-res'.E23:'uniform-1-res'.E23</svg:desc>
                </draw:g>
              </table:table-cell>
              <table:table-cell office:value-type="string">
                <text:p>AFGH</text:p>
                <draw:g>
                  <svg:desc>'uniform-1-res'.F23:'uniform-1-res'.F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1-res'.A24:'uniform-1-res'.A37</svg:desc>
                </draw:g>
              </table:table-cell>
              <table:table-cell office:value-type="float" office:value="310">
                <text:p>310</text:p>
                <draw:g>
                  <svg:desc>'uniform-1-res'.B24:'uniform-1-res'.B37</svg:desc>
                </draw:g>
              </table:table-cell>
              <table:table-cell office:value-type="float" office:value="309">
                <text:p>309</text:p>
                <draw:g>
                  <svg:desc>'uniform-1-res'.C24:'uniform-1-res'.C37</svg:desc>
                </draw:g>
              </table:table-cell>
              <table:table-cell office:value-type="float" office:value="313">
                <text:p>313</text:p>
                <draw:g>
                  <svg:desc>'uniform-1-res'.D24:'uniform-1-res'.D37</svg:desc>
                </draw:g>
              </table:table-cell>
              <table:table-cell office:value-type="float" office:value="300">
                <text:p>300</text:p>
                <draw:g>
                  <svg:desc>'uniform-1-res'.E24:'uniform-1-res'.E37</svg:desc>
                </draw:g>
              </table:table-cell>
              <table:table-cell office:value-type="float" office:value="312">
                <text:p>312</text:p>
                <draw:g>
                  <svg:desc>'uniform-1-res'.F24:'uniform-1-res'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469">
                <text:p>469</text:p>
              </table:table-cell>
              <table:table-cell office:value-type="float" office:value="478">
                <text:p>478</text:p>
              </table:table-cell>
              <table:table-cell office:value-type="float" office:value="448">
                <text:p>44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2">
                <text:p>632</text:p>
              </table:table-cell>
              <table:table-cell office:value-type="float" office:value="628">
                <text:p>628</text:p>
              </table:table-cell>
              <table:table-cell office:value-type="float" office:value="649">
                <text:p>649</text:p>
              </table:table-cell>
              <table:table-cell office:value-type="float" office:value="596">
                <text:p>59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3">
                <text:p>793</text:p>
              </table:table-cell>
              <table:table-cell office:value-type="float" office:value="786">
                <text:p>786</text:p>
              </table:table-cell>
              <table:table-cell office:value-type="float" office:value="819">
                <text:p>819</text:p>
              </table:table-cell>
              <table:table-cell office:value-type="float" office:value="746">
                <text:p>74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961">
                <text:p>961</text:p>
              </table:table-cell>
              <table:table-cell office:value-type="float" office:value="1012">
                <text:p>1012</text:p>
              </table:table-cell>
              <table:table-cell office:value-type="float" office:value="904">
                <text:p>90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  <table:table-cell office:value-type="float" office:value="1106">
                <text:p>1106</text:p>
              </table:table-cell>
              <table:table-cell office:value-type="float" office:value="1183">
                <text:p>1183</text:p>
              </table:table-cell>
              <table:table-cell office:value-type="float" office:value="1044">
                <text:p>104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8">
                <text:p>1278</text:p>
              </table:table-cell>
              <table:table-cell office:value-type="float" office:value="1265">
                <text:p>1265</text:p>
              </table:table-cell>
              <table:table-cell office:value-type="float" office:value="1366">
                <text:p>1366</text:p>
              </table:table-cell>
              <table:table-cell office:value-type="float" office:value="1195">
                <text:p>119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6">
                <text:p>1446</text:p>
              </table:table-cell>
              <table:table-cell office:value-type="float" office:value="1431">
                <text:p>1431</text:p>
              </table:table-cell>
              <table:table-cell office:value-type="float" office:value="1562">
                <text:p>1562</text:p>
              </table:table-cell>
              <table:table-cell office:value-type="float" office:value="1349">
                <text:p>134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580">
                <text:p>1580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3">
                <text:p>1763</text:p>
              </table:table-cell>
              <table:table-cell office:value-type="float" office:value="1742">
                <text:p>1742</text:p>
              </table:table-cell>
              <table:table-cell office:value-type="float" office:value="1944">
                <text:p>1944</text:p>
              </table:table-cell>
              <table:table-cell office:value-type="float" office:value="1645">
                <text:p>164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7">
                <text:p>1927</text:p>
              </table:table-cell>
              <table:table-cell office:value-type="float" office:value="1905">
                <text:p>1905</text:p>
              </table:table-cell>
              <table:table-cell office:value-type="float" office:value="2136">
                <text:p>2136</text:p>
              </table:table-cell>
              <table:table-cell office:value-type="float" office:value="1784">
                <text:p>178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9">
                <text:p>2089</text:p>
              </table:table-cell>
              <table:table-cell office:value-type="float" office:value="2065">
                <text:p>2065</text:p>
              </table:table-cell>
              <table:table-cell office:value-type="float" office:value="2332">
                <text:p>2332</text:p>
              </table:table-cell>
              <table:table-cell office:value-type="float" office:value="1942">
                <text:p>194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3">
                <text:p>2253</text:p>
              </table:table-cell>
              <table:table-cell office:value-type="float" office:value="2229">
                <text:p>2229</text:p>
              </table:table-cell>
              <table:table-cell office:value-type="float" office:value="2544">
                <text:p>2544</text:p>
              </table:table-cell>
              <table:table-cell office:value-type="float" office:value="2093">
                <text:p>2093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2">
                <text:p>2412</text:p>
              </table:table-cell>
              <table:table-cell office:value-type="float" office:value="2388">
                <text:p>2388</text:p>
              </table:table-cell>
              <table:table-cell office:value-type="float" office:value="2742">
                <text:p>2742</text:p>
              </table:table-cell>
              <table:table-cell office:value-type="float" office:value="2246">
                <text:p>2246</text:p>
              </table:table-cell>
              <table:table-cell office:value-type="float" office:value="2689">
                <text:p>26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